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de8cb" fo:border-left="0.74pt solid #000000" fo:border-right="none" fo:border-top="none"/>
    </style:style>
    <style:style style:name="ce5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order-bottom="none" fo:background-color="#ffdbb6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bb6" fo:border-left="0.74pt solid #000000" fo:border-right="none" fo:border-top="none"/>
    </style:style>
    <style:style style:name="ce9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dbb6" fo:border-left="none" fo:border-right="0.74pt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column table:style-name="co1" table:default-cell-style-name="ce13"/>
        <table:table-column table:style-name="co1" table:default-cell-style-name="ce15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Z</text:p>
          </table:table-cell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Z</text:p>
          </table:table-cell>
          <table:table-cell table:style-name="ce11" office:value-type="string" calcext:value-type="string">
            <text:p>X1 – X2</text:p>
          </table:table-cell>
          <table:table-cell table:style-name="ce11" office:value-type="string" calcext:value-type="string">
            <text:p>X1 – X3</text:p>
          </table:table-cell>
          <table:table-cell table:style-name="ce11" office:value-type="string" calcext:value-type="string">
            <text:p>X2 – X3</text:p>
          </table:table-cell>
          <table:table-cell table:style-name="ce12" office:value-type="string" calcext:value-type="string">
            <text:p>X1 + X2 + X3</text:p>
          </table:table-cell>
          <table:table-cell table:style-name="ce11" office:value-type="string" calcext:value-type="string">
            <text:p>Z1 – Z2</text:p>
          </table:table-cell>
          <table:table-cell table:style-name="ce11" office:value-type="string" calcext:value-type="string">
            <text:p>Z1 – Z3</text:p>
          </table:table-cell>
          <table:table-cell table:style-name="ce11" office:value-type="string" calcext:value-type="string">
            <text:p>Z2 – Z3</text:p>
          </table:table-cell>
          <table:table-cell table:style-name="ce12" office:value-type="string" calcext:value-type="string">
            <text:p>Z1 + Z2 + Z3</text:p>
          </table:table-cell>
          <table:table-cell table:style-name="ce14" office:value-type="string" calcext:value-type="string">
            <text:p>X + Z</text:p>
          </table:table-cell>
        </table:table-row>
        <table:table-row table:style-name="ro1">
          <table:table-cell office:value-type="float" office:value="19.2986487207297" calcext:value-type="float">
            <text:p>19.2986487207297</text:p>
          </table:table-cell>
          <table:table-cell office:value-type="float" office:value="-527.928732718484" calcext:value-type="float">
            <text:p>-527.928732718484</text:p>
          </table:table-cell>
          <table:table-cell office:value-type="float" office:value="5.98904244591708" calcext:value-type="float">
            <text:p>5.98904244591708</text:p>
          </table:table-cell>
          <table:table-cell office:value-type="float" office:value="-519.589485421678" calcext:value-type="float">
            <text:p>-519.589485421678</text:p>
          </table:table-cell>
          <table:table-cell office:value-type="float" office:value="21.5446417458935" calcext:value-type="float">
            <text:p>21.5446417458935</text:p>
          </table:table-cell>
          <table:table-cell office:value-type="float" office:value="-514.94535192951" calcext:value-type="float">
            <text:p>-514.94535192951</text:p>
          </table:table-cell>
          <table:table-cell table:formula="of:=ABS([.A2]-[.C2])" office:value-type="float" office:value="13.3096062748126" calcext:value-type="float">
            <text:p>13.3096062748126</text:p>
          </table:table-cell>
          <table:table-cell table:formula="of:=ABS([.A2]-[.E2])" office:value-type="float" office:value="2.2459930251638" calcext:value-type="float">
            <text:p>2.2459930251638</text:p>
          </table:table-cell>
          <table:table-cell table:formula="of:=ABS([.C2]-[.E2])" office:value-type="float" office:value="15.5555992999764" calcext:value-type="float">
            <text:p>15.5555992999764</text:p>
          </table:table-cell>
          <table:table-cell table:formula="of:=SUM([.G2:.I2])" office:value-type="float" office:value="31.1111985999528" calcext:value-type="float">
            <text:p>31.1111985999528</text:p>
          </table:table-cell>
          <table:table-cell table:formula="of:=ABS([.B2]-[.D2])" office:value-type="float" office:value="8.33924729680598" calcext:value-type="float">
            <text:p>8.33924729680598</text:p>
          </table:table-cell>
          <table:table-cell table:formula="of:=ABS([.B2]-[.F2])" office:value-type="float" office:value="12.9833807889739" calcext:value-type="float">
            <text:p>12.9833807889739</text:p>
          </table:table-cell>
          <table:table-cell table:formula="of:=ABS([.D2]-[.F2])" office:value-type="float" office:value="4.64413349216795" calcext:value-type="float">
            <text:p>4.64413349216795</text:p>
          </table:table-cell>
          <table:table-cell table:formula="of:=SUM([.K2:.M2])" office:value-type="float" office:value="25.9667615779479" calcext:value-type="float">
            <text:p>25.9667615779479</text:p>
          </table:table-cell>
          <table:table-cell table:formula="of:=SUM([.J2];[.N2])" office:value-type="float" office:value="57.0779601779007" calcext:value-type="float">
            <text:p>57.0779601779007</text:p>
          </table:table-cell>
        </table:table-row>
        <table:table-row table:style-name="ro1">
          <table:table-cell office:value-type="float" office:value="15.5170103708144" calcext:value-type="float">
            <text:p>15.5170103708144</text:p>
          </table:table-cell>
          <table:table-cell office:value-type="float" office:value="-523.780051358772" calcext:value-type="float">
            <text:p>-523.780051358772</text:p>
          </table:table-cell>
          <table:table-cell office:value-type="float" office:value="3.25275551751202" calcext:value-type="float">
            <text:p>3.25275551751202</text:p>
          </table:table-cell>
          <table:table-cell office:value-type="float" office:value="-521.768016845271" calcext:value-type="float">
            <text:p>-521.768016845271</text:p>
          </table:table-cell>
          <table:table-cell office:value-type="float" office:value="19.4670430097968" calcext:value-type="float">
            <text:p>19.4670430097968</text:p>
          </table:table-cell>
          <table:table-cell office:value-type="float" office:value="-510.894689116868" calcext:value-type="float">
            <text:p>-510.894689116868</text:p>
          </table:table-cell>
          <table:table-cell table:formula="of:=ABS([.A3]-[.C3])" office:value-type="float" office:value="12.2642548533024" calcext:value-type="float">
            <text:p>12.2642548533024</text:p>
          </table:table-cell>
          <table:table-cell table:formula="of:=ABS([.A3]-[.E3])" office:value-type="float" office:value="3.9500326389824" calcext:value-type="float">
            <text:p>3.9500326389824</text:p>
          </table:table-cell>
          <table:table-cell table:formula="of:=ABS([.C3]-[.E3])" office:value-type="float" office:value="16.2142874922848" calcext:value-type="float">
            <text:p>16.2142874922848</text:p>
          </table:table-cell>
          <table:table-cell table:formula="of:=SUM([.G3:.I3])" office:value-type="float" office:value="32.4285749845696" calcext:value-type="float">
            <text:p>32.4285749845696</text:p>
          </table:table-cell>
          <table:table-cell table:formula="of:=ABS([.B3]-[.D3])" office:value-type="float" office:value="2.01203451350102" calcext:value-type="float">
            <text:p>2.01203451350102</text:p>
          </table:table-cell>
          <table:table-cell table:formula="of:=ABS([.B3]-[.F3])" office:value-type="float" office:value="12.885362241904" calcext:value-type="float">
            <text:p>12.885362241904</text:p>
          </table:table-cell>
          <table:table-cell table:formula="of:=ABS([.D3]-[.F3])" office:value-type="float" office:value="10.873327728403" calcext:value-type="float">
            <text:p>10.873327728403</text:p>
          </table:table-cell>
          <table:table-cell table:formula="of:=SUM([.K3:.M3])" office:value-type="float" office:value="25.770724483808" calcext:value-type="float">
            <text:p>25.770724483808</text:p>
          </table:table-cell>
          <table:table-cell table:formula="of:=SUM([.J3];[.N3])" office:value-type="float" office:value="58.1992994683775" calcext:value-type="float">
            <text:p>58.1992994683775</text:p>
          </table:table-cell>
        </table:table-row>
        <table:table-row table:style-name="ro1">
          <table:table-cell office:value-type="float" office:value="9.67635540676808" calcext:value-type="float">
            <text:p>9.67635540676808</text:p>
          </table:table-cell>
          <table:table-cell office:value-type="float" office:value="-532.9475922083" calcext:value-type="float">
            <text:p>-532.9475922083</text:p>
          </table:table-cell>
          <table:table-cell office:value-type="float" office:value="9.70552170301828" calcext:value-type="float">
            <text:p>9.70552170301828</text:p>
          </table:table-cell>
          <table:table-cell office:value-type="float" office:value="-508.826571433651" calcext:value-type="float">
            <text:p>-508.826571433651</text:p>
          </table:table-cell>
          <table:table-cell office:value-type="float" office:value="17.2131287449105" calcext:value-type="float">
            <text:p>17.2131287449105</text:p>
          </table:table-cell>
          <table:table-cell office:value-type="float" office:value="-511.899461774291" calcext:value-type="float">
            <text:p>-511.899461774291</text:p>
          </table:table-cell>
          <table:table-cell table:formula="of:=ABS([.A4]-[.C4])" office:value-type="float" office:value="0.0291662962501995" calcext:value-type="float">
            <text:p>0.0291662962501995</text:p>
          </table:table-cell>
          <table:table-cell table:formula="of:=ABS([.A4]-[.E4])" office:value-type="float" office:value="7.53677333814242" calcext:value-type="float">
            <text:p>7.53677333814242</text:p>
          </table:table-cell>
          <table:table-cell table:formula="of:=ABS([.C4]-[.E4])" office:value-type="float" office:value="7.50760704189222" calcext:value-type="float">
            <text:p>7.50760704189222</text:p>
          </table:table-cell>
          <table:table-cell table:formula="of:=SUM([.G4:.I4])" office:value-type="float" office:value="15.0735466762848" calcext:value-type="float">
            <text:p>15.0735466762848</text:p>
          </table:table-cell>
          <table:table-cell table:formula="of:=ABS([.B4]-[.D4])" office:value-type="float" office:value="24.121020774649" calcext:value-type="float">
            <text:p>24.121020774649</text:p>
          </table:table-cell>
          <table:table-cell table:formula="of:=ABS([.B4]-[.F4])" office:value-type="float" office:value="21.048130434009" calcext:value-type="float">
            <text:p>21.048130434009</text:p>
          </table:table-cell>
          <table:table-cell table:formula="of:=ABS([.D4]-[.F4])" office:value-type="float" office:value="3.07289034064002" calcext:value-type="float">
            <text:p>3.07289034064002</text:p>
          </table:table-cell>
          <table:table-cell table:formula="of:=SUM([.K4:.M4])" office:value-type="float" office:value="48.2420415492979" calcext:value-type="float">
            <text:p>48.2420415492979</text:p>
          </table:table-cell>
          <table:table-cell table:formula="of:=SUM([.J4];[.N4])" office:value-type="float" office:value="63.3155882255828" calcext:value-type="float">
            <text:p>63.3155882255828</text:p>
          </table:table-cell>
        </table:table-row>
        <table:table-row table:style-name="ro1">
          <table:table-cell office:value-type="float" office:value="23.2232455594474" calcext:value-type="float">
            <text:p>23.2232455594474</text:p>
          </table:table-cell>
          <table:table-cell office:value-type="float" office:value="-524.800368807801" calcext:value-type="float">
            <text:p>-524.800368807801</text:p>
          </table:table-cell>
          <table:table-cell office:value-type="float" office:value="8.76783828336733" calcext:value-type="float">
            <text:p>8.76783828336733</text:p>
          </table:table-cell>
          <table:table-cell office:value-type="float" office:value="-513.502937508414" calcext:value-type="float">
            <text:p>-513.502937508414</text:p>
          </table:table-cell>
          <table:table-cell office:value-type="float" office:value="17.4003393438168" calcext:value-type="float">
            <text:p>17.4003393438168</text:p>
          </table:table-cell>
          <table:table-cell office:value-type="float" office:value="-506.558784458256" calcext:value-type="float">
            <text:p>-506.558784458256</text:p>
          </table:table-cell>
          <table:table-cell table:formula="of:=ABS([.A5]-[.C5])" office:value-type="float" office:value="14.4554072760801" calcext:value-type="float">
            <text:p>14.4554072760801</text:p>
          </table:table-cell>
          <table:table-cell table:formula="of:=ABS([.A5]-[.E5])" office:value-type="float" office:value="5.8229062156306" calcext:value-type="float">
            <text:p>5.8229062156306</text:p>
          </table:table-cell>
          <table:table-cell table:formula="of:=ABS([.C5]-[.E5])" office:value-type="float" office:value="8.63250106044947" calcext:value-type="float">
            <text:p>8.63250106044947</text:p>
          </table:table-cell>
          <table:table-cell table:formula="of:=SUM([.G5:.I5])" office:value-type="float" office:value="28.9108145521601" calcext:value-type="float">
            <text:p>28.9108145521601</text:p>
          </table:table-cell>
          <table:table-cell table:formula="of:=ABS([.B5]-[.D5])" office:value-type="float" office:value="11.297431299387" calcext:value-type="float">
            <text:p>11.297431299387</text:p>
          </table:table-cell>
          <table:table-cell table:formula="of:=ABS([.B5]-[.F5])" office:value-type="float" office:value="18.241584349545" calcext:value-type="float">
            <text:p>18.241584349545</text:p>
          </table:table-cell>
          <table:table-cell table:formula="of:=ABS([.D5]-[.F5])" office:value-type="float" office:value="6.94415305015798" calcext:value-type="float">
            <text:p>6.94415305015798</text:p>
          </table:table-cell>
          <table:table-cell table:formula="of:=SUM([.K5:.M5])" office:value-type="float" office:value="36.4831686990899" calcext:value-type="float">
            <text:p>36.4831686990899</text:p>
          </table:table-cell>
          <table:table-cell table:formula="of:=SUM([.J5];[.N5])" office:value-type="float" office:value="65.39398325125" calcext:value-type="float">
            <text:p>65.39398325125</text:p>
          </table:table-cell>
        </table:table-row>
        <table:table-row table:style-name="ro1">
          <table:table-cell office:value-type="float" office:value="29.2961257400921" calcext:value-type="float">
            <text:p>29.2961257400921</text:p>
          </table:table-cell>
          <table:table-cell office:value-type="float" office:value="-524.979159311254" calcext:value-type="float">
            <text:p>-524.979159311254</text:p>
          </table:table-cell>
          <table:table-cell office:value-type="float" office:value="8.09709652756787" calcext:value-type="float">
            <text:p>8.09709652756787</text:p>
          </table:table-cell>
          <table:table-cell office:value-type="float" office:value="-513.869662510382" calcext:value-type="float">
            <text:p>-513.869662510382</text:p>
          </table:table-cell>
          <table:table-cell office:value-type="float" office:value="30.8218698961903" calcext:value-type="float">
            <text:p>30.8218698961903</text:p>
          </table:table-cell>
          <table:table-cell office:value-type="float" office:value="-513.93775987361" calcext:value-type="float">
            <text:p>-513.93775987361</text:p>
          </table:table-cell>
          <table:table-cell table:formula="of:=ABS([.A6]-[.C6])" office:value-type="float" office:value="21.1990292125242" calcext:value-type="float">
            <text:p>21.1990292125242</text:p>
          </table:table-cell>
          <table:table-cell table:formula="of:=ABS([.A6]-[.E6])" office:value-type="float" office:value="1.5257441560982" calcext:value-type="float">
            <text:p>1.5257441560982</text:p>
          </table:table-cell>
          <table:table-cell table:formula="of:=ABS([.C6]-[.E6])" office:value-type="float" office:value="22.7247733686224" calcext:value-type="float">
            <text:p>22.7247733686224</text:p>
          </table:table-cell>
          <table:table-cell table:formula="of:=SUM([.G6:.I6])" office:value-type="float" office:value="45.4495467372449" calcext:value-type="float">
            <text:p>45.4495467372449</text:p>
          </table:table-cell>
          <table:table-cell table:formula="of:=ABS([.B6]-[.D6])" office:value-type="float" office:value="11.109496800872" calcext:value-type="float">
            <text:p>11.109496800872</text:p>
          </table:table-cell>
          <table:table-cell table:formula="of:=ABS([.B6]-[.F6])" office:value-type="float" office:value="11.0413994376439" calcext:value-type="float">
            <text:p>11.0413994376439</text:p>
          </table:table-cell>
          <table:table-cell table:formula="of:=ABS([.D6]-[.F6])" office:value-type="float" office:value="0.0680973632280484" calcext:value-type="float">
            <text:p>0.0680973632280484</text:p>
          </table:table-cell>
          <table:table-cell table:formula="of:=SUM([.K6:.M6])" office:value-type="float" office:value="22.2189936017439" calcext:value-type="float">
            <text:p>22.2189936017439</text:p>
          </table:table-cell>
          <table:table-cell table:formula="of:=SUM([.J6];[.N6])" office:value-type="float" office:value="67.6685403389888" calcext:value-type="float">
            <text:p>67.6685403389888</text:p>
          </table:table-cell>
        </table:table-row>
        <table:table-row table:style-name="ro1">
          <table:table-cell office:value-type="float" office:value="15.7308490453415" calcext:value-type="float">
            <text:p>15.7308490453415</text:p>
          </table:table-cell>
          <table:table-cell office:value-type="float" office:value="-535.310375132397" calcext:value-type="float">
            <text:p>-535.310375132397</text:p>
          </table:table-cell>
          <table:table-cell office:value-type="float" office:value="8.27931653716907" calcext:value-type="float">
            <text:p>8.27931653716907</text:p>
          </table:table-cell>
          <table:table-cell office:value-type="float" office:value="-520.30622223464" calcext:value-type="float">
            <text:p>-520.30622223464</text:p>
          </table:table-cell>
          <table:table-cell office:value-type="float" office:value="22.4593816119339" calcext:value-type="float">
            <text:p>22.4593816119339</text:p>
          </table:table-cell>
          <table:table-cell office:value-type="float" office:value="-514.041696617484" calcext:value-type="float">
            <text:p>-514.041696617484</text:p>
          </table:table-cell>
          <table:table-cell table:formula="of:=ABS([.A7]-[.C7])" office:value-type="float" office:value="7.45153250817243" calcext:value-type="float">
            <text:p>7.45153250817243</text:p>
          </table:table-cell>
          <table:table-cell table:formula="of:=ABS([.A7]-[.E7])" office:value-type="float" office:value="6.7285325665924" calcext:value-type="float">
            <text:p>6.7285325665924</text:p>
          </table:table-cell>
          <table:table-cell table:formula="of:=ABS([.C7]-[.E7])" office:value-type="float" office:value="14.1800650747648" calcext:value-type="float">
            <text:p>14.1800650747648</text:p>
          </table:table-cell>
          <table:table-cell table:formula="of:=SUM([.G7:.I7])" office:value-type="float" office:value="28.3601301495297" calcext:value-type="float">
            <text:p>28.3601301495297</text:p>
          </table:table-cell>
          <table:table-cell table:formula="of:=ABS([.B7]-[.D7])" office:value-type="float" office:value="15.004152897757" calcext:value-type="float">
            <text:p>15.004152897757</text:p>
          </table:table-cell>
          <table:table-cell table:formula="of:=ABS([.B7]-[.F7])" office:value-type="float" office:value="21.268678514913" calcext:value-type="float">
            <text:p>21.268678514913</text:p>
          </table:table-cell>
          <table:table-cell table:formula="of:=ABS([.D7]-[.F7])" office:value-type="float" office:value="6.26452561715598" calcext:value-type="float">
            <text:p>6.26452561715598</text:p>
          </table:table-cell>
          <table:table-cell table:formula="of:=SUM([.K7:.M7])" office:value-type="float" office:value="42.5373570298259" calcext:value-type="float">
            <text:p>42.5373570298259</text:p>
          </table:table-cell>
          <table:table-cell table:formula="of:=SUM([.J7];[.N7])" office:value-type="float" office:value="70.8974871793556" calcext:value-type="float">
            <text:p>70.8974871793556</text:p>
          </table:table-cell>
        </table:table-row>
        <table:table-row table:style-name="ro1">
          <table:table-cell office:value-type="float" office:value="24.5243131208709" calcext:value-type="float">
            <text:p>24.5243131208709</text:p>
          </table:table-cell>
          <table:table-cell office:value-type="float" office:value="-523.225823658055" calcext:value-type="float">
            <text:p>-523.225823658055</text:p>
          </table:table-cell>
          <table:table-cell office:value-type="float" office:value="-3.35104025643826" calcext:value-type="float">
            <text:p>-3.35104025643826</text:p>
          </table:table-cell>
          <table:table-cell office:value-type="float" office:value="-515.286041945537" calcext:value-type="float">
            <text:p>-515.286041945537</text:p>
          </table:table-cell>
          <table:table-cell office:value-type="float" office:value="21.7827640773074" calcext:value-type="float">
            <text:p>21.7827640773074</text:p>
          </table:table-cell>
          <table:table-cell office:value-type="float" office:value="-515.091401850643" calcext:value-type="float">
            <text:p>-515.091401850643</text:p>
          </table:table-cell>
          <table:table-cell table:formula="of:=ABS([.A8]-[.C8])" office:value-type="float" office:value="27.8753533773092" calcext:value-type="float">
            <text:p>27.8753533773092</text:p>
          </table:table-cell>
          <table:table-cell table:formula="of:=ABS([.A8]-[.E8])" office:value-type="float" office:value="2.7415490435635" calcext:value-type="float">
            <text:p>2.7415490435635</text:p>
          </table:table-cell>
          <table:table-cell table:formula="of:=ABS([.C8]-[.E8])" office:value-type="float" office:value="25.1338043337457" calcext:value-type="float">
            <text:p>25.1338043337457</text:p>
          </table:table-cell>
          <table:table-cell table:formula="of:=SUM([.G8:.I8])" office:value-type="float" office:value="55.7507067546183" calcext:value-type="float">
            <text:p>55.7507067546183</text:p>
          </table:table-cell>
          <table:table-cell table:formula="of:=ABS([.B8]-[.D8])" office:value-type="float" office:value="7.93978171251797" calcext:value-type="float">
            <text:p>7.93978171251797</text:p>
          </table:table-cell>
          <table:table-cell table:formula="of:=ABS([.B8]-[.F8])" office:value-type="float" office:value="8.13442180741197" calcext:value-type="float">
            <text:p>8.13442180741197</text:p>
          </table:table-cell>
          <table:table-cell table:formula="of:=ABS([.D8]-[.F8])" office:value-type="float" office:value="0.194640094893998" calcext:value-type="float">
            <text:p>0.194640094893998</text:p>
          </table:table-cell>
          <table:table-cell table:formula="of:=SUM([.K8:.M8])" office:value-type="float" office:value="16.2688436148239" calcext:value-type="float">
            <text:p>16.2688436148239</text:p>
          </table:table-cell>
          <table:table-cell table:formula="of:=SUM([.J8];[.N8])" office:value-type="float" office:value="72.0195503694423" calcext:value-type="float">
            <text:p>72.0195503694423</text:p>
          </table:table-cell>
        </table:table-row>
        <table:table-row table:style-name="ro1">
          <table:table-cell office:value-type="float" office:value="24.0098831346631" calcext:value-type="float">
            <text:p>24.0098831346631</text:p>
          </table:table-cell>
          <table:table-cell office:value-type="float" office:value="-530.89186971839" calcext:value-type="float">
            <text:p>-530.89186971839</text:p>
          </table:table-cell>
          <table:table-cell office:value-type="float" office:value="6.26946083449115" calcext:value-type="float">
            <text:p>6.26946083449115</text:p>
          </table:table-cell>
          <table:table-cell office:value-type="float" office:value="-520.953312285211" calcext:value-type="float">
            <text:p>-520.953312285211</text:p>
          </table:table-cell>
          <table:table-cell office:value-type="float" office:value="24.4326151063878" calcext:value-type="float">
            <text:p>24.4326151063878</text:p>
          </table:table-cell>
          <table:table-cell office:value-type="float" office:value="-512.808857483217" calcext:value-type="float">
            <text:p>-512.808857483217</text:p>
          </table:table-cell>
          <table:table-cell table:formula="of:=ABS([.A9]-[.C9])" office:value-type="float" office:value="17.740422300172" calcext:value-type="float">
            <text:p>17.740422300172</text:p>
          </table:table-cell>
          <table:table-cell table:formula="of:=ABS([.A9]-[.E9])" office:value-type="float" office:value="0.422731971724701" calcext:value-type="float">
            <text:p>0.422731971724701</text:p>
          </table:table-cell>
          <table:table-cell table:formula="of:=ABS([.C9]-[.E9])" office:value-type="float" office:value="18.1631542718967" calcext:value-type="float">
            <text:p>18.1631542718967</text:p>
          </table:table-cell>
          <table:table-cell table:formula="of:=SUM([.G9:.I9])" office:value-type="float" office:value="36.3263085437933" calcext:value-type="float">
            <text:p>36.3263085437933</text:p>
          </table:table-cell>
          <table:table-cell table:formula="of:=ABS([.B9]-[.D9])" office:value-type="float" office:value="9.93855743317897" calcext:value-type="float">
            <text:p>9.93855743317897</text:p>
          </table:table-cell>
          <table:table-cell table:formula="of:=ABS([.B9]-[.F9])" office:value-type="float" office:value="18.083012235173" calcext:value-type="float">
            <text:p>18.083012235173</text:p>
          </table:table-cell>
          <table:table-cell table:formula="of:=ABS([.D9]-[.F9])" office:value-type="float" office:value="8.14445480199402" calcext:value-type="float">
            <text:p>8.14445480199402</text:p>
          </table:table-cell>
          <table:table-cell table:formula="of:=SUM([.K9:.M9])" office:value-type="float" office:value="36.166024470346" calcext:value-type="float">
            <text:p>36.166024470346</text:p>
          </table:table-cell>
          <table:table-cell table:formula="of:=SUM([.J9];[.N9])" office:value-type="float" office:value="72.4923330141393" calcext:value-type="float">
            <text:p>72.4923330141393</text:p>
          </table:table-cell>
        </table:table-row>
        <table:table-row table:style-name="ro1">
          <table:table-cell office:value-type="float" office:value="14.190261137259" calcext:value-type="float">
            <text:p>14.190261137259</text:p>
          </table:table-cell>
          <table:table-cell office:value-type="float" office:value="-532.314903949952" calcext:value-type="float">
            <text:p>-532.314903949952</text:p>
          </table:table-cell>
          <table:table-cell office:value-type="float" office:value="5.83932451276476" calcext:value-type="float">
            <text:p>5.83932451276476</text:p>
          </table:table-cell>
          <table:table-cell office:value-type="float" office:value="-517.1059255628" calcext:value-type="float">
            <text:p>-517.1059255628</text:p>
          </table:table-cell>
          <table:table-cell office:value-type="float" office:value="24.029761163929" calcext:value-type="float">
            <text:p>24.029761163929</text:p>
          </table:table-cell>
          <table:table-cell office:value-type="float" office:value="-513.559604877813" calcext:value-type="float">
            <text:p>-513.559604877813</text:p>
          </table:table-cell>
          <table:table-cell table:formula="of:=ABS([.A10]-[.C10])" office:value-type="float" office:value="8.35093662449424" calcext:value-type="float">
            <text:p>8.35093662449424</text:p>
          </table:table-cell>
          <table:table-cell table:formula="of:=ABS([.A10]-[.E10])" office:value-type="float" office:value="9.83950002667" calcext:value-type="float">
            <text:p>9.83950002667</text:p>
          </table:table-cell>
          <table:table-cell table:formula="of:=ABS([.C10]-[.E10])" office:value-type="float" office:value="18.1904366511642" calcext:value-type="float">
            <text:p>18.1904366511642</text:p>
          </table:table-cell>
          <table:table-cell table:formula="of:=SUM([.G10:.I10])" office:value-type="float" office:value="36.3808733023285" calcext:value-type="float">
            <text:p>36.3808733023285</text:p>
          </table:table-cell>
          <table:table-cell table:formula="of:=ABS([.B10]-[.D10])" office:value-type="float" office:value="15.208978387152" calcext:value-type="float">
            <text:p>15.208978387152</text:p>
          </table:table-cell>
          <table:table-cell table:formula="of:=ABS([.B10]-[.F10])" office:value-type="float" office:value="18.7552990721391" calcext:value-type="float">
            <text:p>18.7552990721391</text:p>
          </table:table-cell>
          <table:table-cell table:formula="of:=ABS([.D10]-[.F10])" office:value-type="float" office:value="3.54632068498711" calcext:value-type="float">
            <text:p>3.54632068498711</text:p>
          </table:table-cell>
          <table:table-cell table:formula="of:=SUM([.K10:.M10])" office:value-type="float" office:value="37.5105981442782" calcext:value-type="float">
            <text:p>37.5105981442782</text:p>
          </table:table-cell>
          <table:table-cell table:formula="of:=SUM([.J10];[.N10])" office:value-type="float" office:value="73.8914714466067" calcext:value-type="float">
            <text:p>73.8914714466067</text:p>
          </table:table-cell>
        </table:table-row>
        <table:table-row table:style-name="ro1">
          <table:table-cell office:value-type="float" office:value="20.9851046860435" calcext:value-type="float">
            <text:p>20.9851046860435</text:p>
          </table:table-cell>
          <table:table-cell office:value-type="float" office:value="-522.367126321752" calcext:value-type="float">
            <text:p>-522.367126321752</text:p>
          </table:table-cell>
          <table:table-cell office:value-type="float" office:value="4.0520707338818" calcext:value-type="float">
            <text:p>4.0520707338818</text:p>
          </table:table-cell>
          <table:table-cell office:value-type="float" office:value="-522.631895778776" calcext:value-type="float">
            <text:p>-522.631895778776</text:p>
          </table:table-cell>
          <table:table-cell office:value-type="float" office:value="19.484931458137" calcext:value-type="float">
            <text:p>19.484931458137</text:p>
          </table:table-cell>
          <table:table-cell office:value-type="float" office:value="-502.065145884821" calcext:value-type="float">
            <text:p>-502.065145884821</text:p>
          </table:table-cell>
          <table:table-cell table:formula="of:=ABS([.A11]-[.C11])" office:value-type="float" office:value="16.9330339521617" calcext:value-type="float">
            <text:p>16.9330339521617</text:p>
          </table:table-cell>
          <table:table-cell table:formula="of:=ABS([.A11]-[.E11])" office:value-type="float" office:value="1.5001732279065" calcext:value-type="float">
            <text:p>1.5001732279065</text:p>
          </table:table-cell>
          <table:table-cell table:formula="of:=ABS([.C11]-[.E11])" office:value-type="float" office:value="15.4328607242552" calcext:value-type="float">
            <text:p>15.4328607242552</text:p>
          </table:table-cell>
          <table:table-cell table:formula="of:=SUM([.G11:.I11])" office:value-type="float" office:value="33.8660679043234" calcext:value-type="float">
            <text:p>33.8660679043234</text:p>
          </table:table-cell>
          <table:table-cell table:formula="of:=ABS([.B11]-[.D11])" office:value-type="float" office:value="0.264769457023931" calcext:value-type="float">
            <text:p>0.264769457023931</text:p>
          </table:table-cell>
          <table:table-cell table:formula="of:=ABS([.B11]-[.F11])" office:value-type="float" office:value="20.301980436931" calcext:value-type="float">
            <text:p>20.301980436931</text:p>
          </table:table-cell>
          <table:table-cell table:formula="of:=ABS([.D11]-[.F11])" office:value-type="float" office:value="20.566749893955" calcext:value-type="float">
            <text:p>20.566749893955</text:p>
          </table:table-cell>
          <table:table-cell table:formula="of:=SUM([.K11:.M11])" office:value-type="float" office:value="41.13349978791" calcext:value-type="float">
            <text:p>41.13349978791</text:p>
          </table:table-cell>
          <table:table-cell table:formula="of:=SUM([.J11];[.N11])" office:value-type="float" office:value="74.9995676922334" calcext:value-type="float">
            <text:p>74.9995676922334</text:p>
          </table:table-cell>
        </table:table-row>
        <table:table-row table:style-name="ro1">
          <table:table-cell office:value-type="float" office:value="11.6191475256603" calcext:value-type="float">
            <text:p>11.6191475256603</text:p>
          </table:table-cell>
          <table:table-cell office:value-type="float" office:value="-526.749487555277" calcext:value-type="float">
            <text:p>-526.749487555277</text:p>
          </table:table-cell>
          <table:table-cell office:value-type="float" office:value="6.97522637737776" calcext:value-type="float">
            <text:p>6.97522637737776</text:p>
          </table:table-cell>
          <table:table-cell office:value-type="float" office:value="-507.692335046139" calcext:value-type="float">
            <text:p>-507.692335046139</text:p>
          </table:table-cell>
          <table:table-cell office:value-type="float" office:value="26.0072745560717" calcext:value-type="float">
            <text:p>26.0072745560717</text:p>
          </table:table-cell>
          <table:table-cell office:value-type="float" office:value="-514.109209781027" calcext:value-type="float">
            <text:p>-514.109209781027</text:p>
          </table:table-cell>
          <table:table-cell table:formula="of:=ABS([.A12]-[.C12])" office:value-type="float" office:value="4.64392114828254" calcext:value-type="float">
            <text:p>4.64392114828254</text:p>
          </table:table-cell>
          <table:table-cell table:formula="of:=ABS([.A12]-[.E12])" office:value-type="float" office:value="14.3881270304114" calcext:value-type="float">
            <text:p>14.3881270304114</text:p>
          </table:table-cell>
          <table:table-cell table:formula="of:=ABS([.C12]-[.E12])" office:value-type="float" office:value="19.0320481786939" calcext:value-type="float">
            <text:p>19.0320481786939</text:p>
          </table:table-cell>
          <table:table-cell table:formula="of:=SUM([.G12:.I12])" office:value-type="float" office:value="38.0640963573879" calcext:value-type="float">
            <text:p>38.0640963573879</text:p>
          </table:table-cell>
          <table:table-cell table:formula="of:=ABS([.B12]-[.D12])" office:value-type="float" office:value="19.057152509138" calcext:value-type="float">
            <text:p>19.057152509138</text:p>
          </table:table-cell>
          <table:table-cell table:formula="of:=ABS([.B12]-[.F12])" office:value-type="float" office:value="12.6402777742501" calcext:value-type="float">
            <text:p>12.6402777742501</text:p>
          </table:table-cell>
          <table:table-cell table:formula="of:=ABS([.D12]-[.F12])" office:value-type="float" office:value="6.41687473488793" calcext:value-type="float">
            <text:p>6.41687473488793</text:p>
          </table:table-cell>
          <table:table-cell table:formula="of:=SUM([.K12:.M12])" office:value-type="float" office:value="38.114305018276" calcext:value-type="float">
            <text:p>38.114305018276</text:p>
          </table:table-cell>
          <table:table-cell table:formula="of:=SUM([.J12];[.N12])" office:value-type="float" office:value="76.1784013756639" calcext:value-type="float">
            <text:p>76.1784013756639</text:p>
          </table:table-cell>
        </table:table-row>
        <table:table-row table:style-name="ro1">
          <table:table-cell office:value-type="float" office:value="26.8075544639206" calcext:value-type="float">
            <text:p>26.8075544639206</text:p>
          </table:table-cell>
          <table:table-cell office:value-type="float" office:value="-533.236237652432" calcext:value-type="float">
            <text:p>-533.236237652432</text:p>
          </table:table-cell>
          <table:table-cell office:value-type="float" office:value="6.56162417672294" calcext:value-type="float">
            <text:p>6.56162417672294</text:p>
          </table:table-cell>
          <table:table-cell office:value-type="float" office:value="-518.819180037643" calcext:value-type="float">
            <text:p>-518.819180037643</text:p>
          </table:table-cell>
          <table:table-cell office:value-type="float" office:value="24.919794463311" calcext:value-type="float">
            <text:p>24.919794463311</text:p>
          </table:table-cell>
          <table:table-cell office:value-type="float" office:value="-515.040144678322" calcext:value-type="float">
            <text:p>-515.040144678322</text:p>
          </table:table-cell>
          <table:table-cell table:formula="of:=ABS([.A13]-[.C13])" office:value-type="float" office:value="20.2459302871977" calcext:value-type="float">
            <text:p>20.2459302871977</text:p>
          </table:table-cell>
          <table:table-cell table:formula="of:=ABS([.A13]-[.E13])" office:value-type="float" office:value="1.8877600006096" calcext:value-type="float">
            <text:p>1.8877600006096</text:p>
          </table:table-cell>
          <table:table-cell table:formula="of:=ABS([.C13]-[.E13])" office:value-type="float" office:value="18.3581702865881" calcext:value-type="float">
            <text:p>18.3581702865881</text:p>
          </table:table-cell>
          <table:table-cell table:formula="of:=SUM([.G13:.I13])" office:value-type="float" office:value="40.4918605743953" calcext:value-type="float">
            <text:p>40.4918605743953</text:p>
          </table:table-cell>
          <table:table-cell table:formula="of:=ABS([.B13]-[.D13])" office:value-type="float" office:value="14.417057614789" calcext:value-type="float">
            <text:p>14.417057614789</text:p>
          </table:table-cell>
          <table:table-cell table:formula="of:=ABS([.B13]-[.F13])" office:value-type="float" office:value="18.19609297411" calcext:value-type="float">
            <text:p>18.19609297411</text:p>
          </table:table-cell>
          <table:table-cell table:formula="of:=ABS([.D13]-[.F13])" office:value-type="float" office:value="3.77903535932103" calcext:value-type="float">
            <text:p>3.77903535932103</text:p>
          </table:table-cell>
          <table:table-cell table:formula="of:=SUM([.K13:.M13])" office:value-type="float" office:value="36.39218594822" calcext:value-type="float">
            <text:p>36.39218594822</text:p>
          </table:table-cell>
          <table:table-cell table:formula="of:=SUM([.J13];[.N13])" office:value-type="float" office:value="76.8840465226153" calcext:value-type="float">
            <text:p>76.8840465226153</text:p>
          </table:table-cell>
        </table:table-row>
        <table:table-row table:style-name="ro1">
          <table:table-cell office:value-type="float" office:value="9.84985229907976" calcext:value-type="float">
            <text:p>9.84985229907976</text:p>
          </table:table-cell>
          <table:table-cell office:value-type="float" office:value="-528.940515772121" calcext:value-type="float">
            <text:p>-528.940515772121</text:p>
          </table:table-cell>
          <table:table-cell office:value-type="float" office:value="0.602277540570128" calcext:value-type="float">
            <text:p>0.602277540570128</text:p>
          </table:table-cell>
          <table:table-cell office:value-type="float" office:value="-505.15820381457" calcext:value-type="float">
            <text:p>-505.15820381457</text:p>
          </table:table-cell>
          <table:table-cell office:value-type="float" office:value="15.5582764585307" calcext:value-type="float">
            <text:p>15.5582764585307</text:p>
          </table:table-cell>
          <table:table-cell office:value-type="float" office:value="-509.622607003792" calcext:value-type="float">
            <text:p>-509.622607003792</text:p>
          </table:table-cell>
          <table:table-cell table:formula="of:=ABS([.A14]-[.C14])" office:value-type="float" office:value="9.24757475850963" calcext:value-type="float">
            <text:p>9.24757475850963</text:p>
          </table:table-cell>
          <table:table-cell table:formula="of:=ABS([.A14]-[.E14])" office:value-type="float" office:value="5.70842415945094" calcext:value-type="float">
            <text:p>5.70842415945094</text:p>
          </table:table-cell>
          <table:table-cell table:formula="of:=ABS([.C14]-[.E14])" office:value-type="float" office:value="14.9559989179606" calcext:value-type="float">
            <text:p>14.9559989179606</text:p>
          </table:table-cell>
          <table:table-cell table:formula="of:=SUM([.G14:.I14])" office:value-type="float" office:value="29.9119978359211" calcext:value-type="float">
            <text:p>29.9119978359211</text:p>
          </table:table-cell>
          <table:table-cell table:formula="of:=ABS([.B14]-[.D14])" office:value-type="float" office:value="23.782311957551" calcext:value-type="float">
            <text:p>23.782311957551</text:p>
          </table:table-cell>
          <table:table-cell table:formula="of:=ABS([.B14]-[.F14])" office:value-type="float" office:value="19.317908768329" calcext:value-type="float">
            <text:p>19.317908768329</text:p>
          </table:table-cell>
          <table:table-cell table:formula="of:=ABS([.D14]-[.F14])" office:value-type="float" office:value="4.46440318922197" calcext:value-type="float">
            <text:p>4.46440318922197</text:p>
          </table:table-cell>
          <table:table-cell table:formula="of:=SUM([.K14:.M14])" office:value-type="float" office:value="47.564623915102" calcext:value-type="float">
            <text:p>47.564623915102</text:p>
          </table:table-cell>
          <table:table-cell table:formula="of:=SUM([.J14];[.N14])" office:value-type="float" office:value="77.4766217510231" calcext:value-type="float">
            <text:p>77.4766217510231</text:p>
          </table:table-cell>
        </table:table-row>
        <table:table-row table:style-name="ro1">
          <table:table-cell office:value-type="float" office:value="19.3881270304114" calcext:value-type="float">
            <text:p>19.3881270304114</text:p>
          </table:table-cell>
          <table:table-cell office:value-type="float" office:value="-525.141541423568" calcext:value-type="float">
            <text:p>-525.141541423568</text:p>
          </table:table-cell>
          <table:table-cell office:value-type="float" office:value="6.18645672731337" calcext:value-type="float">
            <text:p>6.18645672731337</text:p>
          </table:table-cell>
          <table:table-cell office:value-type="float" office:value="-509.252072003881" calcext:value-type="float">
            <text:p>-509.252072003881</text:p>
          </table:table-cell>
          <table:table-cell office:value-type="float" office:value="20.6487029497004" calcext:value-type="float">
            <text:p>20.6487029497004</text:p>
          </table:table-cell>
          <table:table-cell office:value-type="float" office:value="-500.702335020739" calcext:value-type="float">
            <text:p>-500.702335020739</text:p>
          </table:table-cell>
          <table:table-cell table:formula="of:=ABS([.A15]-[.C15])" office:value-type="float" office:value="13.201670303098" calcext:value-type="float">
            <text:p>13.201670303098</text:p>
          </table:table-cell>
          <table:table-cell table:formula="of:=ABS([.A15]-[.E15])" office:value-type="float" office:value="1.260575919289" calcext:value-type="float">
            <text:p>1.260575919289</text:p>
          </table:table-cell>
          <table:table-cell table:formula="of:=ABS([.C15]-[.E15])" office:value-type="float" office:value="14.462246222387" calcext:value-type="float">
            <text:p>14.462246222387</text:p>
          </table:table-cell>
          <table:table-cell table:formula="of:=SUM([.G15:.I15])" office:value-type="float" office:value="28.9244924447741" calcext:value-type="float">
            <text:p>28.9244924447741</text:p>
          </table:table-cell>
          <table:table-cell table:formula="of:=ABS([.B15]-[.D15])" office:value-type="float" office:value="15.889469419687" calcext:value-type="float">
            <text:p>15.889469419687</text:p>
          </table:table-cell>
          <table:table-cell table:formula="of:=ABS([.B15]-[.F15])" office:value-type="float" office:value="24.439206402829" calcext:value-type="float">
            <text:p>24.439206402829</text:p>
          </table:table-cell>
          <table:table-cell table:formula="of:=ABS([.D15]-[.F15])" office:value-type="float" office:value="8.549736983142" calcext:value-type="float">
            <text:p>8.549736983142</text:p>
          </table:table-cell>
          <table:table-cell table:formula="of:=SUM([.K15:.M15])" office:value-type="float" office:value="48.8784128056581" calcext:value-type="float">
            <text:p>48.8784128056581</text:p>
          </table:table-cell>
          <table:table-cell table:formula="of:=SUM([.J15];[.N15])" office:value-type="float" office:value="77.8029052504321" calcext:value-type="float">
            <text:p>77.8029052504321</text:p>
          </table:table-cell>
        </table:table-row>
        <table:table-row table:style-name="ro1">
          <table:table-cell office:value-type="float" office:value="17.6186359699366" calcext:value-type="float">
            <text:p>17.6186359699366</text:p>
          </table:table-cell>
          <table:table-cell office:value-type="float" office:value="-521.743912258287" calcext:value-type="float">
            <text:p>-521.743912258287</text:p>
          </table:table-cell>
          <table:table-cell office:value-type="float" office:value="4.70629208460228" calcext:value-type="float">
            <text:p>4.70629208460228</text:p>
          </table:table-cell>
          <table:table-cell office:value-type="float" office:value="-507.509378944935" calcext:value-type="float">
            <text:p>-507.509378944935</text:p>
          </table:table-cell>
          <table:table-cell office:value-type="float" office:value="19.5811631161719" calcext:value-type="float">
            <text:p>19.5811631161719</text:p>
          </table:table-cell>
          <table:table-cell office:value-type="float" office:value="-497.259493879873" calcext:value-type="float">
            <text:p>-497.259493879873</text:p>
          </table:table-cell>
          <table:table-cell table:formula="of:=ABS([.A16]-[.C16])" office:value-type="float" office:value="12.9123438853343" calcext:value-type="float">
            <text:p>12.9123438853343</text:p>
          </table:table-cell>
          <table:table-cell table:formula="of:=ABS([.A16]-[.E16])" office:value-type="float" office:value="1.9625271462353" calcext:value-type="float">
            <text:p>1.9625271462353</text:p>
          </table:table-cell>
          <table:table-cell table:formula="of:=ABS([.C16]-[.E16])" office:value-type="float" office:value="14.8748710315696" calcext:value-type="float">
            <text:p>14.8748710315696</text:p>
          </table:table-cell>
          <table:table-cell table:formula="of:=SUM([.G16:.I16])" office:value-type="float" office:value="29.7497420631392" calcext:value-type="float">
            <text:p>29.7497420631392</text:p>
          </table:table-cell>
          <table:table-cell table:formula="of:=ABS([.B16]-[.D16])" office:value-type="float" office:value="14.234533313352" calcext:value-type="float">
            <text:p>14.234533313352</text:p>
          </table:table-cell>
          <table:table-cell table:formula="of:=ABS([.B16]-[.F16])" office:value-type="float" office:value="24.484418378414" calcext:value-type="float">
            <text:p>24.484418378414</text:p>
          </table:table-cell>
          <table:table-cell table:formula="of:=ABS([.D16]-[.F16])" office:value-type="float" office:value="10.249885065062" calcext:value-type="float">
            <text:p>10.249885065062</text:p>
          </table:table-cell>
          <table:table-cell table:formula="of:=SUM([.K16:.M16])" office:value-type="float" office:value="48.968836756828" calcext:value-type="float">
            <text:p>48.968836756828</text:p>
          </table:table-cell>
          <table:table-cell table:formula="of:=SUM([.J16];[.N16])" office:value-type="float" office:value="78.7185788199672" calcext:value-type="float">
            <text:p>78.7185788199672</text:p>
          </table:table-cell>
        </table:table-row>
        <table:table-row table:style-name="ro1">
          <table:table-cell office:value-type="float" office:value="27.7475901763013" calcext:value-type="float">
            <text:p>27.7475901763013</text:p>
          </table:table-cell>
          <table:table-cell office:value-type="float" office:value="-525.485939837593" calcext:value-type="float">
            <text:p>-525.485939837593</text:p>
          </table:table-cell>
          <table:table-cell office:value-type="float" office:value="2.65460362051405" calcext:value-type="float">
            <text:p>2.65460362051405</text:p>
          </table:table-cell>
          <table:table-cell office:value-type="float" office:value="-511.420138633125" calcext:value-type="float">
            <text:p>-511.420138633125</text:p>
          </table:table-cell>
          <table:table-cell office:value-type="float" office:value="29.0025247586366" calcext:value-type="float">
            <text:p>29.0025247586366</text:p>
          </table:table-cell>
          <table:table-cell office:value-type="float" office:value="-512.773881702104" calcext:value-type="float">
            <text:p>-512.773881702104</text:p>
          </table:table-cell>
          <table:table-cell table:formula="of:=ABS([.A17]-[.C17])" office:value-type="float" office:value="25.0929865557873" calcext:value-type="float">
            <text:p>25.0929865557873</text:p>
          </table:table-cell>
          <table:table-cell table:formula="of:=ABS([.A17]-[.E17])" office:value-type="float" office:value="1.2549345823353" calcext:value-type="float">
            <text:p>1.2549345823353</text:p>
          </table:table-cell>
          <table:table-cell table:formula="of:=ABS([.C17]-[.E17])" office:value-type="float" office:value="26.3479211381226" calcext:value-type="float">
            <text:p>26.3479211381226</text:p>
          </table:table-cell>
          <table:table-cell table:formula="of:=SUM([.G17:.I17])" office:value-type="float" office:value="52.6958422762451" calcext:value-type="float">
            <text:p>52.6958422762451</text:p>
          </table:table-cell>
          <table:table-cell table:formula="of:=ABS([.B17]-[.D17])" office:value-type="float" office:value="14.065801204468" calcext:value-type="float">
            <text:p>14.065801204468</text:p>
          </table:table-cell>
          <table:table-cell table:formula="of:=ABS([.B17]-[.F17])" office:value-type="float" office:value="12.7120581354891" calcext:value-type="float">
            <text:p>12.7120581354891</text:p>
          </table:table-cell>
          <table:table-cell table:formula="of:=ABS([.D17]-[.F17])" office:value-type="float" office:value="1.35374306897893" calcext:value-type="float">
            <text:p>1.35374306897893</text:p>
          </table:table-cell>
          <table:table-cell table:formula="of:=SUM([.K17:.M17])" office:value-type="float" office:value="28.131602408936" calcext:value-type="float">
            <text:p>28.131602408936</text:p>
          </table:table-cell>
          <table:table-cell table:formula="of:=SUM([.J17];[.N17])" office:value-type="float" office:value="80.8274446851811" calcext:value-type="float">
            <text:p>80.8274446851811</text:p>
          </table:table-cell>
        </table:table-row>
        <table:table-row table:style-name="ro1">
          <table:table-cell office:value-type="float" office:value="20.515246341767" calcext:value-type="float">
            <text:p>20.515246341767</text:p>
          </table:table-cell>
          <table:table-cell office:value-type="float" office:value="-525.726680907592" calcext:value-type="float">
            <text:p>-525.726680907592</text:p>
          </table:table-cell>
          <table:table-cell office:value-type="float" office:value="10.2435909484609" calcext:value-type="float">
            <text:p>10.2435909484609</text:p>
          </table:table-cell>
          <table:table-cell office:value-type="float" office:value="-510.408863579214" calcext:value-type="float">
            <text:p>-510.408863579214</text:p>
          </table:table-cell>
          <table:table-cell office:value-type="float" office:value="25.2275610171171" calcext:value-type="float">
            <text:p>25.2275610171171</text:p>
          </table:table-cell>
          <table:table-cell office:value-type="float" office:value="-499.659792583712" calcext:value-type="float">
            <text:p>-499.659792583712</text:p>
          </table:table-cell>
          <table:table-cell table:formula="of:=ABS([.A18]-[.C18])" office:value-type="float" office:value="10.2716553933061" calcext:value-type="float">
            <text:p>10.2716553933061</text:p>
          </table:table-cell>
          <table:table-cell table:formula="of:=ABS([.A18]-[.E18])" office:value-type="float" office:value="4.7123146753501" calcext:value-type="float">
            <text:p>4.7123146753501</text:p>
          </table:table-cell>
          <table:table-cell table:formula="of:=ABS([.C18]-[.E18])" office:value-type="float" office:value="14.9839700686562" calcext:value-type="float">
            <text:p>14.9839700686562</text:p>
          </table:table-cell>
          <table:table-cell table:formula="of:=SUM([.G18:.I18])" office:value-type="float" office:value="29.9679401373124" calcext:value-type="float">
            <text:p>29.9679401373124</text:p>
          </table:table-cell>
          <table:table-cell table:formula="of:=ABS([.B18]-[.D18])" office:value-type="float" office:value="15.317817328378" calcext:value-type="float">
            <text:p>15.317817328378</text:p>
          </table:table-cell>
          <table:table-cell table:formula="of:=ABS([.B18]-[.F18])" office:value-type="float" office:value="26.0668883238801" calcext:value-type="float">
            <text:p>26.0668883238801</text:p>
          </table:table-cell>
          <table:table-cell table:formula="of:=ABS([.D18]-[.F18])" office:value-type="float" office:value="10.7490709955021" calcext:value-type="float">
            <text:p>10.7490709955021</text:p>
          </table:table-cell>
          <table:table-cell table:formula="of:=SUM([.K18:.M18])" office:value-type="float" office:value="52.1337766477601" calcext:value-type="float">
            <text:p>52.1337766477601</text:p>
          </table:table-cell>
          <table:table-cell table:formula="of:=SUM([.J18];[.N18])" office:value-type="float" office:value="82.1017167850725" calcext:value-type="float">
            <text:p>82.1017167850725</text:p>
          </table:table-cell>
        </table:table-row>
        <table:table-row table:style-name="ro1">
          <table:table-cell office:value-type="float" office:value="17.5517080220777" calcext:value-type="float">
            <text:p>17.5517080220777</text:p>
          </table:table-cell>
          <table:table-cell office:value-type="float" office:value="-525.938719993091" calcext:value-type="float">
            <text:p>-525.938719993091</text:p>
          </table:table-cell>
          <table:table-cell office:value-type="float" office:value="5.78932616376387" calcext:value-type="float">
            <text:p>5.78932616376387</text:p>
          </table:table-cell>
          <table:table-cell office:value-type="float" office:value="-512.766490306095" calcext:value-type="float">
            <text:p>-512.766490306095</text:p>
          </table:table-cell>
          <table:table-cell office:value-type="float" office:value="15.131857424797" calcext:value-type="float">
            <text:p>15.131857424797</text:p>
          </table:table-cell>
          <table:table-cell office:value-type="float" office:value="-496.41187093759" calcext:value-type="float">
            <text:p>-496.41187093759</text:p>
          </table:table-cell>
          <table:table-cell table:formula="of:=ABS([.A19]-[.C19])" office:value-type="float" office:value="11.7623818583138" calcext:value-type="float">
            <text:p>11.7623818583138</text:p>
          </table:table-cell>
          <table:table-cell table:formula="of:=ABS([.A19]-[.E19])" office:value-type="float" office:value="2.4198505972807" calcext:value-type="float">
            <text:p>2.4198505972807</text:p>
          </table:table-cell>
          <table:table-cell table:formula="of:=ABS([.C19]-[.E19])" office:value-type="float" office:value="9.34253126103313" calcext:value-type="float">
            <text:p>9.34253126103313</text:p>
          </table:table-cell>
          <table:table-cell table:formula="of:=SUM([.G19:.I19])" office:value-type="float" office:value="23.5247637166277" calcext:value-type="float">
            <text:p>23.5247637166277</text:p>
          </table:table-cell>
          <table:table-cell table:formula="of:=ABS([.B19]-[.D19])" office:value-type="float" office:value="13.172229686996" calcext:value-type="float">
            <text:p>13.172229686996</text:p>
          </table:table-cell>
          <table:table-cell table:formula="of:=ABS([.B19]-[.F19])" office:value-type="float" office:value="29.526849055501" calcext:value-type="float">
            <text:p>29.526849055501</text:p>
          </table:table-cell>
          <table:table-cell table:formula="of:=ABS([.D19]-[.F19])" office:value-type="float" office:value="16.354619368505" calcext:value-type="float">
            <text:p>16.354619368505</text:p>
          </table:table-cell>
          <table:table-cell table:formula="of:=SUM([.K19:.M19])" office:value-type="float" office:value="59.0536981110021" calcext:value-type="float">
            <text:p>59.0536981110021</text:p>
          </table:table-cell>
          <table:table-cell table:formula="of:=SUM([.J19];[.N19])" office:value-type="float" office:value="82.5784618276297" calcext:value-type="float">
            <text:p>82.5784618276297</text:p>
          </table:table-cell>
        </table:table-row>
        <table:table-row table:style-name="ro1">
          <table:table-cell office:value-type="float" office:value="17.0226199577852" calcext:value-type="float">
            <text:p>17.0226199577852</text:p>
          </table:table-cell>
          <table:table-cell office:value-type="float" office:value="-533.045128155631" calcext:value-type="float">
            <text:p>-533.045128155631</text:p>
          </table:table-cell>
          <table:table-cell office:value-type="float" office:value="4.60475716343113" calcext:value-type="float">
            <text:p>4.60475716343113</text:p>
          </table:table-cell>
          <table:table-cell office:value-type="float" office:value="-522.826027873945" calcext:value-type="float">
            <text:p>-522.826027873945</text:p>
          </table:table-cell>
          <table:table-cell office:value-type="float" office:value="19.9016182331262" calcext:value-type="float">
            <text:p>19.9016182331262</text:p>
          </table:table-cell>
          <table:table-cell office:value-type="float" office:value="-506.903843271925" calcext:value-type="float">
            <text:p>-506.903843271925</text:p>
          </table:table-cell>
          <table:table-cell table:formula="of:=ABS([.A20]-[.C20])" office:value-type="float" office:value="12.4178627943541" calcext:value-type="float">
            <text:p>12.4178627943541</text:p>
          </table:table-cell>
          <table:table-cell table:formula="of:=ABS([.A20]-[.E20])" office:value-type="float" office:value="2.878998275341" calcext:value-type="float">
            <text:p>2.878998275341</text:p>
          </table:table-cell>
          <table:table-cell table:formula="of:=ABS([.C20]-[.E20])" office:value-type="float" office:value="15.2968610696951" calcext:value-type="float">
            <text:p>15.2968610696951</text:p>
          </table:table-cell>
          <table:table-cell table:formula="of:=SUM([.G20:.I20])" office:value-type="float" office:value="30.5937221393901" calcext:value-type="float">
            <text:p>30.5937221393901</text:p>
          </table:table-cell>
          <table:table-cell table:formula="of:=ABS([.B20]-[.D20])" office:value-type="float" office:value="10.219100281686" calcext:value-type="float">
            <text:p>10.219100281686</text:p>
          </table:table-cell>
          <table:table-cell table:formula="of:=ABS([.B20]-[.F20])" office:value-type="float" office:value="26.141284883706" calcext:value-type="float">
            <text:p>26.141284883706</text:p>
          </table:table-cell>
          <table:table-cell table:formula="of:=ABS([.D20]-[.F20])" office:value-type="float" office:value="15.92218460202" calcext:value-type="float">
            <text:p>15.92218460202</text:p>
          </table:table-cell>
          <table:table-cell table:formula="of:=SUM([.K20:.M20])" office:value-type="float" office:value="52.282569767412" calcext:value-type="float">
            <text:p>52.282569767412</text:p>
          </table:table-cell>
          <table:table-cell table:formula="of:=SUM([.J20];[.N20])" office:value-type="float" office:value="82.8762919068022" calcext:value-type="float">
            <text:p>82.8762919068022</text:p>
          </table:table-cell>
        </table:table-row>
        <table:table-row table:style-name="ro1">
          <table:table-cell office:value-type="float" office:value="15.2512965422999" calcext:value-type="float">
            <text:p>15.2512965422999</text:p>
          </table:table-cell>
          <table:table-cell office:value-type="float" office:value="-536.630768019385" calcext:value-type="float">
            <text:p>-536.630768019385</text:p>
          </table:table-cell>
          <table:table-cell office:value-type="float" office:value="3.34778220019761" calcext:value-type="float">
            <text:p>3.34778220019761</text:p>
          </table:table-cell>
          <table:table-cell office:value-type="float" office:value="-522.743223918659" calcext:value-type="float">
            <text:p>-522.743223918659</text:p>
          </table:table-cell>
          <table:table-cell office:value-type="float" office:value="13.7547732924224" calcext:value-type="float">
            <text:p>13.7547732924224</text:p>
          </table:table-cell>
          <table:table-cell office:value-type="float" office:value="-507.044584595924" calcext:value-type="float">
            <text:p>-507.044584595924</text:p>
          </table:table-cell>
          <table:table-cell table:formula="of:=ABS([.A21]-[.C21])" office:value-type="float" office:value="11.9035143421023" calcext:value-type="float">
            <text:p>11.9035143421023</text:p>
          </table:table-cell>
          <table:table-cell table:formula="of:=ABS([.A21]-[.E21])" office:value-type="float" office:value="1.4965232498775" calcext:value-type="float">
            <text:p>1.4965232498775</text:p>
          </table:table-cell>
          <table:table-cell table:formula="of:=ABS([.C21]-[.E21])" office:value-type="float" office:value="10.4069910922248" calcext:value-type="float">
            <text:p>10.4069910922248</text:p>
          </table:table-cell>
          <table:table-cell table:formula="of:=SUM([.G21:.I21])" office:value-type="float" office:value="23.8070286842046" calcext:value-type="float">
            <text:p>23.8070286842046</text:p>
          </table:table-cell>
          <table:table-cell table:formula="of:=ABS([.B21]-[.D21])" office:value-type="float" office:value="13.8875441007259" calcext:value-type="float">
            <text:p>13.8875441007259</text:p>
          </table:table-cell>
          <table:table-cell table:formula="of:=ABS([.B21]-[.F21])" office:value-type="float" office:value="29.586183423461" calcext:value-type="float">
            <text:p>29.586183423461</text:p>
          </table:table-cell>
          <table:table-cell table:formula="of:=ABS([.D21]-[.F21])" office:value-type="float" office:value="15.6986393227351" calcext:value-type="float">
            <text:p>15.6986393227351</text:p>
          </table:table-cell>
          <table:table-cell table:formula="of:=SUM([.K21:.M21])" office:value-type="float" office:value="59.1723668469219" calcext:value-type="float">
            <text:p>59.1723668469219</text:p>
          </table:table-cell>
          <table:table-cell table:formula="of:=SUM([.J21];[.N21])" office:value-type="float" office:value="82.9793955311265" calcext:value-type="float">
            <text:p>82.9793955311265</text:p>
          </table:table-cell>
        </table:table-row>
        <table:table-row table:style-name="ro1">
          <table:table-cell office:value-type="float" office:value="11.6051937891954" calcext:value-type="float">
            <text:p>11.6051937891954</text:p>
          </table:table-cell>
          <table:table-cell office:value-type="float" office:value="-531.153591177061" calcext:value-type="float">
            <text:p>-531.153591177061</text:p>
          </table:table-cell>
          <table:table-cell office:value-type="float" office:value="0.399520880058725" calcext:value-type="float">
            <text:p>0.399520880058725</text:p>
          </table:table-cell>
          <table:table-cell office:value-type="float" office:value="-521.628850320421" calcext:value-type="float">
            <text:p>-521.628850320421</text:p>
          </table:table-cell>
          <table:table-cell office:value-type="float" office:value="24.0840866545932" calcext:value-type="float">
            <text:p>24.0840866545932</text:p>
          </table:table-cell>
          <table:table-cell office:value-type="float" office:value="-512.168193629175" calcext:value-type="float">
            <text:p>-512.168193629175</text:p>
          </table:table-cell>
          <table:table-cell table:formula="of:=ABS([.A22]-[.C22])" office:value-type="float" office:value="11.2056729091367" calcext:value-type="float">
            <text:p>11.2056729091367</text:p>
          </table:table-cell>
          <table:table-cell table:formula="of:=ABS([.A22]-[.E22])" office:value-type="float" office:value="12.4788928653978" calcext:value-type="float">
            <text:p>12.4788928653978</text:p>
          </table:table-cell>
          <table:table-cell table:formula="of:=ABS([.C22]-[.E22])" office:value-type="float" office:value="23.6845657745345" calcext:value-type="float">
            <text:p>23.6845657745345</text:p>
          </table:table-cell>
          <table:table-cell table:formula="of:=SUM([.G22:.I22])" office:value-type="float" office:value="47.3691315490689" calcext:value-type="float">
            <text:p>47.3691315490689</text:p>
          </table:table-cell>
          <table:table-cell table:formula="of:=ABS([.B22]-[.D22])" office:value-type="float" office:value="9.52474085664005" calcext:value-type="float">
            <text:p>9.52474085664005</text:p>
          </table:table-cell>
          <table:table-cell table:formula="of:=ABS([.B22]-[.F22])" office:value-type="float" office:value="18.985397547886" calcext:value-type="float">
            <text:p>18.985397547886</text:p>
          </table:table-cell>
          <table:table-cell table:formula="of:=ABS([.D22]-[.F22])" office:value-type="float" office:value="9.46065669124596" calcext:value-type="float">
            <text:p>9.46065669124596</text:p>
          </table:table-cell>
          <table:table-cell table:formula="of:=SUM([.K22:.M22])" office:value-type="float" office:value="37.970795095772" calcext:value-type="float">
            <text:p>37.970795095772</text:p>
          </table:table-cell>
          <table:table-cell table:formula="of:=SUM([.J22];[.N22])" office:value-type="float" office:value="85.339926644841" calcext:value-type="float">
            <text:p>85.339926644841</text:p>
          </table:table-cell>
        </table:table-row>
        <table:table-row table:style-name="ro1">
          <table:table-cell office:value-type="float" office:value="12.9460819251158" calcext:value-type="float">
            <text:p>12.9460819251158</text:p>
          </table:table-cell>
          <table:table-cell office:value-type="float" office:value="-538.718138892205" calcext:value-type="float">
            <text:p>-538.718138892205</text:p>
          </table:table-cell>
          <table:table-cell office:value-type="float" office:value="4.30210210286487" calcext:value-type="float">
            <text:p>4.30210210286487</text:p>
          </table:table-cell>
          <table:table-cell office:value-type="float" office:value="-507.681692451886" calcext:value-type="float">
            <text:p>-507.681692451886</text:p>
          </table:table-cell>
          <table:table-cell office:value-type="float" office:value="12.8711819375618" calcext:value-type="float">
            <text:p>12.8711819375618</text:p>
          </table:table-cell>
          <table:table-cell office:value-type="float" office:value="-504.031384223053" calcext:value-type="float">
            <text:p>-504.031384223053</text:p>
          </table:table-cell>
          <table:table-cell table:formula="of:=ABS([.A23]-[.C23])" office:value-type="float" office:value="8.64397982225093" calcext:value-type="float">
            <text:p>8.64397982225093</text:p>
          </table:table-cell>
          <table:table-cell table:formula="of:=ABS([.A23]-[.E23])" office:value-type="float" office:value="0.0748999875539997" calcext:value-type="float">
            <text:p>0.0748999875539997</text:p>
          </table:table-cell>
          <table:table-cell table:formula="of:=ABS([.C23]-[.E23])" office:value-type="float" office:value="8.56907983469693" calcext:value-type="float">
            <text:p>8.56907983469693</text:p>
          </table:table-cell>
          <table:table-cell table:formula="of:=SUM([.G23:.I23])" office:value-type="float" office:value="17.2879596445019" calcext:value-type="float">
            <text:p>17.2879596445019</text:p>
          </table:table-cell>
          <table:table-cell table:formula="of:=ABS([.B23]-[.D23])" office:value-type="float" office:value="31.036446440319" calcext:value-type="float">
            <text:p>31.036446440319</text:p>
          </table:table-cell>
          <table:table-cell table:formula="of:=ABS([.B23]-[.F23])" office:value-type="float" office:value="34.686754669152" calcext:value-type="float">
            <text:p>34.686754669152</text:p>
          </table:table-cell>
          <table:table-cell table:formula="of:=ABS([.D23]-[.F23])" office:value-type="float" office:value="3.65030822883301" calcext:value-type="float">
            <text:p>3.65030822883301</text:p>
          </table:table-cell>
          <table:table-cell table:formula="of:=SUM([.K23:.M23])" office:value-type="float" office:value="69.3735093383041" calcext:value-type="float">
            <text:p>69.3735093383041</text:p>
          </table:table-cell>
          <table:table-cell table:formula="of:=SUM([.J23];[.N23])" office:value-type="float" office:value="86.6614689828059" calcext:value-type="float">
            <text:p>86.6614689828059</text:p>
          </table:table-cell>
        </table:table-row>
        <table:table-row table:style-name="ro1">
          <table:table-cell office:value-type="float" office:value="15.1046657234805" calcext:value-type="float">
            <text:p>15.1046657234805</text:p>
          </table:table-cell>
          <table:table-cell office:value-type="float" office:value="-525.178600003556" calcext:value-type="float">
            <text:p>-525.178600003556</text:p>
          </table:table-cell>
          <table:table-cell office:value-type="float" office:value="-2.49449633097198" calcext:value-type="float">
            <text:p>-2.49449633097198</text:p>
          </table:table-cell>
          <table:table-cell office:value-type="float" office:value="-517.882657143365" calcext:value-type="float">
            <text:p>-517.882657143365</text:p>
          </table:table-cell>
          <table:table-cell office:value-type="float" office:value="21.7361195424954" calcext:value-type="float">
            <text:p>21.7361195424954</text:p>
          </table:table-cell>
          <table:table-cell office:value-type="float" office:value="-506.064805525005" calcext:value-type="float">
            <text:p>-506.064805525005</text:p>
          </table:table-cell>
          <table:table-cell table:formula="of:=ABS([.A24]-[.C24])" office:value-type="float" office:value="17.5991620544525" calcext:value-type="float">
            <text:p>17.5991620544525</text:p>
          </table:table-cell>
          <table:table-cell table:formula="of:=ABS([.A24]-[.E24])" office:value-type="float" office:value="6.6314538190149" calcext:value-type="float">
            <text:p>6.6314538190149</text:p>
          </table:table-cell>
          <table:table-cell table:formula="of:=ABS([.C24]-[.E24])" office:value-type="float" office:value="24.2306158734674" calcext:value-type="float">
            <text:p>24.2306158734674</text:p>
          </table:table-cell>
          <table:table-cell table:formula="of:=SUM([.G24:.I24])" office:value-type="float" office:value="48.4612317469348" calcext:value-type="float">
            <text:p>48.4612317469348</text:p>
          </table:table-cell>
          <table:table-cell table:formula="of:=ABS([.B24]-[.D24])" office:value-type="float" office:value="7.29594286019096" calcext:value-type="float">
            <text:p>7.29594286019096</text:p>
          </table:table-cell>
          <table:table-cell table:formula="of:=ABS([.B24]-[.F24])" office:value-type="float" office:value="19.113794478551" calcext:value-type="float">
            <text:p>19.113794478551</text:p>
          </table:table-cell>
          <table:table-cell table:formula="of:=ABS([.D24]-[.F24])" office:value-type="float" office:value="11.81785161836" calcext:value-type="float">
            <text:p>11.81785161836</text:p>
          </table:table-cell>
          <table:table-cell table:formula="of:=SUM([.K24:.M24])" office:value-type="float" office:value="38.2275889571019" calcext:value-type="float">
            <text:p>38.2275889571019</text:p>
          </table:table-cell>
          <table:table-cell table:formula="of:=SUM([.J24];[.N24])" office:value-type="float" office:value="86.6888207040367" calcext:value-type="float">
            <text:p>86.6888207040367</text:p>
          </table:table-cell>
        </table:table-row>
        <table:table-row table:style-name="ro1">
          <table:table-cell office:value-type="float" office:value="30.9021770328244" calcext:value-type="float">
            <text:p>30.9021770328244</text:p>
          </table:table-cell>
          <table:table-cell office:value-type="float" office:value="-528.987353346829" calcext:value-type="float">
            <text:p>-528.987353346829</text:p>
          </table:table-cell>
          <table:table-cell office:value-type="float" office:value="9.47459493371874" calcext:value-type="float">
            <text:p>9.47459493371874</text:p>
          </table:table-cell>
          <table:table-cell office:value-type="float" office:value="-514.791631212519" calcext:value-type="float">
            <text:p>-514.791631212519</text:p>
          </table:table-cell>
          <table:table-cell office:value-type="float" office:value="30.123487113317" calcext:value-type="float">
            <text:p>30.123487113317</text:p>
          </table:table-cell>
          <table:table-cell office:value-type="float" office:value="-506.850173100907" calcext:value-type="float">
            <text:p>-506.850173100907</text:p>
          </table:table-cell>
          <table:table-cell table:formula="of:=ABS([.A25]-[.C25])" office:value-type="float" office:value="21.4275820991057" calcext:value-type="float">
            <text:p>21.4275820991057</text:p>
          </table:table-cell>
          <table:table-cell table:formula="of:=ABS([.A25]-[.E25])" office:value-type="float" office:value="0.7786899195074" calcext:value-type="float">
            <text:p>0.7786899195074</text:p>
          </table:table-cell>
          <table:table-cell table:formula="of:=ABS([.C25]-[.E25])" office:value-type="float" office:value="20.6488921795983" calcext:value-type="float">
            <text:p>20.6488921795983</text:p>
          </table:table-cell>
          <table:table-cell table:formula="of:=SUM([.G25:.I25])" office:value-type="float" office:value="42.8551641982113" calcext:value-type="float">
            <text:p>42.8551641982113</text:p>
          </table:table-cell>
          <table:table-cell table:formula="of:=ABS([.B25]-[.D25])" office:value-type="float" office:value="14.19572213431" calcext:value-type="float">
            <text:p>14.19572213431</text:p>
          </table:table-cell>
          <table:table-cell table:formula="of:=ABS([.B25]-[.F25])" office:value-type="float" office:value="22.137180245922" calcext:value-type="float">
            <text:p>22.137180245922</text:p>
          </table:table-cell>
          <table:table-cell table:formula="of:=ABS([.D25]-[.F25])" office:value-type="float" office:value="7.94145811161195" calcext:value-type="float">
            <text:p>7.94145811161195</text:p>
          </table:table-cell>
          <table:table-cell table:formula="of:=SUM([.K25:.M25])" office:value-type="float" office:value="44.2743604918439" calcext:value-type="float">
            <text:p>44.2743604918439</text:p>
          </table:table-cell>
          <table:table-cell table:formula="of:=SUM([.J25];[.N25])" office:value-type="float" office:value="87.1295246900553" calcext:value-type="float">
            <text:p>87.1295246900553</text:p>
          </table:table-cell>
        </table:table-row>
        <table:table-row table:style-name="ro1">
          <table:table-cell office:value-type="float" office:value="15.819964897219" calcext:value-type="float">
            <text:p>15.819964897219</text:p>
          </table:table-cell>
          <table:table-cell office:value-type="float" office:value="-540.738377601276" calcext:value-type="float">
            <text:p>-540.738377601276</text:p>
          </table:table-cell>
          <table:table-cell office:value-type="float" office:value="5.318400004064" calcext:value-type="float">
            <text:p>5.318400004064</text:p>
          </table:table-cell>
          <table:table-cell office:value-type="float" office:value="-519.791212112746" calcext:value-type="float">
            <text:p>-519.791212112746</text:p>
          </table:table-cell>
          <table:table-cell office:value-type="float" office:value="13.2527669475058" calcext:value-type="float">
            <text:p>13.2527669475058</text:p>
          </table:table-cell>
          <table:table-cell office:value-type="float" office:value="-507.672396056906" calcext:value-type="float">
            <text:p>-507.672396056906</text:p>
          </table:table-cell>
          <table:table-cell table:formula="of:=ABS([.A26]-[.C26])" office:value-type="float" office:value="10.501564893155" calcext:value-type="float">
            <text:p>10.501564893155</text:p>
          </table:table-cell>
          <table:table-cell table:formula="of:=ABS([.A26]-[.E26])" office:value-type="float" office:value="2.5671979497132" calcext:value-type="float">
            <text:p>2.5671979497132</text:p>
          </table:table-cell>
          <table:table-cell table:formula="of:=ABS([.C26]-[.E26])" office:value-type="float" office:value="7.9343669434418" calcext:value-type="float">
            <text:p>7.9343669434418</text:p>
          </table:table-cell>
          <table:table-cell table:formula="of:=SUM([.G26:.I26])" office:value-type="float" office:value="21.00312978631" calcext:value-type="float">
            <text:p>21.00312978631</text:p>
          </table:table-cell>
          <table:table-cell table:formula="of:=ABS([.B26]-[.D26])" office:value-type="float" office:value="20.94716548853" calcext:value-type="float">
            <text:p>20.94716548853</text:p>
          </table:table-cell>
          <table:table-cell table:formula="of:=ABS([.B26]-[.F26])" office:value-type="float" office:value="33.0659815443701" calcext:value-type="float">
            <text:p>33.0659815443701</text:p>
          </table:table-cell>
          <table:table-cell table:formula="of:=ABS([.D26]-[.F26])" office:value-type="float" office:value="12.1188160558401" calcext:value-type="float">
            <text:p>12.1188160558401</text:p>
          </table:table-cell>
          <table:table-cell table:formula="of:=SUM([.K26:.M26])" office:value-type="float" office:value="66.1319630887401" calcext:value-type="float">
            <text:p>66.1319630887401</text:p>
          </table:table-cell>
          <table:table-cell table:formula="of:=SUM([.J26];[.N26])" office:value-type="float" office:value="87.1350928750501" calcext:value-type="float">
            <text:p>87.1350928750501</text:p>
          </table:table-cell>
        </table:table-row>
        <table:table-row table:style-name="ro1">
          <table:table-cell office:value-type="float" office:value="10.409172189047" calcext:value-type="float">
            <text:p>10.409172189047</text:p>
          </table:table-cell>
          <table:table-cell office:value-type="float" office:value="-530.975410273279" calcext:value-type="float">
            <text:p>-530.975410273279</text:p>
          </table:table-cell>
          <table:table-cell office:value-type="float" office:value="-0.901723541469288" calcext:value-type="float">
            <text:p>-0.901723541469288</text:p>
          </table:table-cell>
          <table:table-cell office:value-type="float" office:value="-520.057226169098" calcext:value-type="float">
            <text:p>-520.057226169098</text:p>
          </table:table-cell>
          <table:table-cell office:value-type="float" office:value="16.686429549328" calcext:value-type="float">
            <text:p>16.686429549328</text:p>
          </table:table-cell>
          <table:table-cell office:value-type="float" office:value="-504.899403354322" calcext:value-type="float">
            <text:p>-504.899403354322</text:p>
          </table:table-cell>
          <table:table-cell table:formula="of:=ABS([.A27]-[.C27])" office:value-type="float" office:value="11.3108957305163" calcext:value-type="float">
            <text:p>11.3108957305163</text:p>
          </table:table-cell>
          <table:table-cell table:formula="of:=ABS([.A27]-[.E27])" office:value-type="float" office:value="6.277257360281" calcext:value-type="float">
            <text:p>6.277257360281</text:p>
          </table:table-cell>
          <table:table-cell table:formula="of:=ABS([.C27]-[.E27])" office:value-type="float" office:value="17.5881530907973" calcext:value-type="float">
            <text:p>17.5881530907973</text:p>
          </table:table-cell>
          <table:table-cell table:formula="of:=SUM([.G27:.I27])" office:value-type="float" office:value="35.1763061815946" calcext:value-type="float">
            <text:p>35.1763061815946</text:p>
          </table:table-cell>
          <table:table-cell table:formula="of:=ABS([.B27]-[.D27])" office:value-type="float" office:value="10.9181841041809" calcext:value-type="float">
            <text:p>10.9181841041809</text:p>
          </table:table-cell>
          <table:table-cell table:formula="of:=ABS([.B27]-[.F27])" office:value-type="float" office:value="26.076006918957" calcext:value-type="float">
            <text:p>26.076006918957</text:p>
          </table:table-cell>
          <table:table-cell table:formula="of:=ABS([.D27]-[.F27])" office:value-type="float" office:value="15.1578228147761" calcext:value-type="float">
            <text:p>15.1578228147761</text:p>
          </table:table-cell>
          <table:table-cell table:formula="of:=SUM([.K27:.M27])" office:value-type="float" office:value="52.152013837914" calcext:value-type="float">
            <text:p>52.152013837914</text:p>
          </table:table-cell>
          <table:table-cell table:formula="of:=SUM([.J27];[.N27])" office:value-type="float" office:value="87.3283200195085" calcext:value-type="float">
            <text:p>87.3283200195085</text:p>
          </table:table-cell>
        </table:table-row>
        <table:table-row table:style-name="ro1">
          <table:table-cell office:value-type="float" office:value="10.409172189047" calcext:value-type="float">
            <text:p>10.409172189047</text:p>
          </table:table-cell>
          <table:table-cell office:value-type="float" office:value="-530.975410273279" calcext:value-type="float">
            <text:p>-530.975410273279</text:p>
          </table:table-cell>
          <table:table-cell office:value-type="float" office:value="-0.901723541469288" calcext:value-type="float">
            <text:p>-0.901723541469288</text:p>
          </table:table-cell>
          <table:table-cell office:value-type="float" office:value="-520.057226169098" calcext:value-type="float">
            <text:p>-520.057226169098</text:p>
          </table:table-cell>
          <table:table-cell office:value-type="float" office:value="16.686429549328" calcext:value-type="float">
            <text:p>16.686429549328</text:p>
          </table:table-cell>
          <table:table-cell office:value-type="float" office:value="-504.899403354322" calcext:value-type="float">
            <text:p>-504.899403354322</text:p>
          </table:table-cell>
          <table:table-cell table:formula="of:=ABS([.A28]-[.C28])" office:value-type="float" office:value="11.3108957305163" calcext:value-type="float">
            <text:p>11.3108957305163</text:p>
          </table:table-cell>
          <table:table-cell table:formula="of:=ABS([.A28]-[.E28])" office:value-type="float" office:value="6.277257360281" calcext:value-type="float">
            <text:p>6.277257360281</text:p>
          </table:table-cell>
          <table:table-cell table:formula="of:=ABS([.C28]-[.E28])" office:value-type="float" office:value="17.5881530907973" calcext:value-type="float">
            <text:p>17.5881530907973</text:p>
          </table:table-cell>
          <table:table-cell table:formula="of:=SUM([.G28:.I28])" office:value-type="float" office:value="35.1763061815946" calcext:value-type="float">
            <text:p>35.1763061815946</text:p>
          </table:table-cell>
          <table:table-cell table:formula="of:=ABS([.B28]-[.D28])" office:value-type="float" office:value="10.9181841041809" calcext:value-type="float">
            <text:p>10.9181841041809</text:p>
          </table:table-cell>
          <table:table-cell table:formula="of:=ABS([.B28]-[.F28])" office:value-type="float" office:value="26.076006918957" calcext:value-type="float">
            <text:p>26.076006918957</text:p>
          </table:table-cell>
          <table:table-cell table:formula="of:=ABS([.D28]-[.F28])" office:value-type="float" office:value="15.1578228147761" calcext:value-type="float">
            <text:p>15.1578228147761</text:p>
          </table:table-cell>
          <table:table-cell table:formula="of:=SUM([.K28:.M28])" office:value-type="float" office:value="52.152013837914" calcext:value-type="float">
            <text:p>52.152013837914</text:p>
          </table:table-cell>
          <table:table-cell table:formula="of:=SUM([.J28];[.N28])" office:value-type="float" office:value="87.3283200195085" calcext:value-type="float">
            <text:p>87.3283200195085</text:p>
          </table:table-cell>
        </table:table-row>
        <table:table-row table:style-name="ro1">
          <table:table-cell office:value-type="float" office:value="24.271972131135" calcext:value-type="float">
            <text:p>24.271972131135</text:p>
          </table:table-cell>
          <table:table-cell office:value-type="float" office:value="-522.415665695541" calcext:value-type="float">
            <text:p>-522.415665695541</text:p>
          </table:table-cell>
          <table:table-cell office:value-type="float" office:value="-0.132930167817709" calcext:value-type="float">
            <text:p>-0.132930167817709</text:p>
          </table:table-cell>
          <table:table-cell office:value-type="float" office:value="-524.221249120526" calcext:value-type="float">
            <text:p>-524.221249120526</text:p>
          </table:table-cell>
          <table:table-cell office:value-type="float" office:value="14.1660841603146" calcext:value-type="float">
            <text:p>14.1660841603146</text:p>
          </table:table-cell>
          <table:table-cell office:value-type="float" office:value="-504.66790787933" calcext:value-type="float">
            <text:p>-504.66790787933</text:p>
          </table:table-cell>
          <table:table-cell table:formula="of:=ABS([.A29]-[.C29])" office:value-type="float" office:value="24.4049022989527" calcext:value-type="float">
            <text:p>24.4049022989527</text:p>
          </table:table-cell>
          <table:table-cell table:formula="of:=ABS([.A29]-[.E29])" office:value-type="float" office:value="10.1058879708204" calcext:value-type="float">
            <text:p>10.1058879708204</text:p>
          </table:table-cell>
          <table:table-cell table:formula="of:=ABS([.C29]-[.E29])" office:value-type="float" office:value="14.2990143281323" calcext:value-type="float">
            <text:p>14.2990143281323</text:p>
          </table:table-cell>
          <table:table-cell table:formula="of:=SUM([.G29:.I29])" office:value-type="float" office:value="48.8098045979054" calcext:value-type="float">
            <text:p>48.8098045979054</text:p>
          </table:table-cell>
          <table:table-cell table:formula="of:=ABS([.B29]-[.D29])" office:value-type="float" office:value="1.805583424985" calcext:value-type="float">
            <text:p>1.805583424985</text:p>
          </table:table-cell>
          <table:table-cell table:formula="of:=ABS([.B29]-[.F29])" office:value-type="float" office:value="17.7477578162109" calcext:value-type="float">
            <text:p>17.7477578162109</text:p>
          </table:table-cell>
          <table:table-cell table:formula="of:=ABS([.D29]-[.F29])" office:value-type="float" office:value="19.5533412411959" calcext:value-type="float">
            <text:p>19.5533412411959</text:p>
          </table:table-cell>
          <table:table-cell table:formula="of:=SUM([.K29:.M29])" office:value-type="float" office:value="39.1066824823919" calcext:value-type="float">
            <text:p>39.1066824823919</text:p>
          </table:table-cell>
          <table:table-cell table:formula="of:=SUM([.J29];[.N29])" office:value-type="float" office:value="87.9164870802973" calcext:value-type="float">
            <text:p>87.9164870802973</text:p>
          </table:table-cell>
        </table:table-row>
        <table:table-row table:style-name="ro1">
          <table:table-cell office:value-type="float" office:value="11.2170327228023" calcext:value-type="float">
            <text:p>11.2170327228023</text:p>
          </table:table-cell>
          <table:table-cell office:value-type="float" office:value="-527.633457877933" calcext:value-type="float">
            <text:p>-527.633457877933</text:p>
          </table:table-cell>
          <table:table-cell office:value-type="float" office:value="-5.53719700991362" calcext:value-type="float">
            <text:p>-5.53719700991362</text:p>
          </table:table-cell>
          <table:table-cell office:value-type="float" office:value="-506.072552520822" calcext:value-type="float">
            <text:p>-506.072552520822</text:p>
          </table:table-cell>
          <table:table-cell office:value-type="float" office:value="16.9435348144912" calcext:value-type="float">
            <text:p>16.9435348144912</text:p>
          </table:table-cell>
          <table:table-cell office:value-type="float" office:value="-507.539604928613" calcext:value-type="float">
            <text:p>-507.539604928613</text:p>
          </table:table-cell>
          <table:table-cell table:formula="of:=ABS([.A30]-[.C30])" office:value-type="float" office:value="16.7542297327159" calcext:value-type="float">
            <text:p>16.7542297327159</text:p>
          </table:table-cell>
          <table:table-cell table:formula="of:=ABS([.A30]-[.E30])" office:value-type="float" office:value="5.7265020916889" calcext:value-type="float">
            <text:p>5.7265020916889</text:p>
          </table:table-cell>
          <table:table-cell table:formula="of:=ABS([.C30]-[.E30])" office:value-type="float" office:value="22.4807318244048" calcext:value-type="float">
            <text:p>22.4807318244048</text:p>
          </table:table-cell>
          <table:table-cell table:formula="of:=SUM([.G30:.I30])" office:value-type="float" office:value="44.9614636488096" calcext:value-type="float">
            <text:p>44.9614636488096</text:p>
          </table:table-cell>
          <table:table-cell table:formula="of:=ABS([.B30]-[.D30])" office:value-type="float" office:value="21.560905357111" calcext:value-type="float">
            <text:p>21.560905357111</text:p>
          </table:table-cell>
          <table:table-cell table:formula="of:=ABS([.B30]-[.F30])" office:value-type="float" office:value="20.09385294932" calcext:value-type="float">
            <text:p>20.09385294932</text:p>
          </table:table-cell>
          <table:table-cell table:formula="of:=ABS([.D30]-[.F30])" office:value-type="float" office:value="1.46705240779102" calcext:value-type="float">
            <text:p>1.46705240779102</text:p>
          </table:table-cell>
          <table:table-cell table:formula="of:=SUM([.K30:.M30])" office:value-type="float" office:value="43.121810714222" calcext:value-type="float">
            <text:p>43.121810714222</text:p>
          </table:table-cell>
          <table:table-cell table:formula="of:=SUM([.J30];[.N30])" office:value-type="float" office:value="88.0832743630316" calcext:value-type="float">
            <text:p>88.0832743630316</text:p>
          </table:table-cell>
        </table:table-row>
        <table:table-row table:style-name="ro1">
          <table:table-cell office:value-type="float" office:value="10.2898951234566" calcext:value-type="float">
            <text:p>10.2898951234566</text:p>
          </table:table-cell>
          <table:table-cell office:value-type="float" office:value="-529.775133921428" calcext:value-type="float">
            <text:p>-529.775133921428</text:p>
          </table:table-cell>
          <table:table-cell office:value-type="float" office:value="3.04076431098727" calcext:value-type="float">
            <text:p>3.04076431098727</text:p>
          </table:table-cell>
          <table:table-cell office:value-type="float" office:value="-515.49361063345" calcext:value-type="float">
            <text:p>-515.49361063345</text:p>
          </table:table-cell>
          <table:table-cell office:value-type="float" office:value="30.073964760059" calcext:value-type="float">
            <text:p>30.073964760059</text:p>
          </table:table-cell>
          <table:table-cell office:value-type="float" office:value="-512.674008956035" calcext:value-type="float">
            <text:p>-512.674008956035</text:p>
          </table:table-cell>
          <table:table-cell table:formula="of:=ABS([.A31]-[.C31])" office:value-type="float" office:value="7.24913081246933" calcext:value-type="float">
            <text:p>7.24913081246933</text:p>
          </table:table-cell>
          <table:table-cell table:formula="of:=ABS([.A31]-[.E31])" office:value-type="float" office:value="19.7840696366024" calcext:value-type="float">
            <text:p>19.7840696366024</text:p>
          </table:table-cell>
          <table:table-cell table:formula="of:=ABS([.C31]-[.E31])" office:value-type="float" office:value="27.0332004490717" calcext:value-type="float">
            <text:p>27.0332004490717</text:p>
          </table:table-cell>
          <table:table-cell table:formula="of:=SUM([.G31:.I31])" office:value-type="float" office:value="54.0664008981435" calcext:value-type="float">
            <text:p>54.0664008981435</text:p>
          </table:table-cell>
          <table:table-cell table:formula="of:=ABS([.B31]-[.D31])" office:value-type="float" office:value="14.2815232879781" calcext:value-type="float">
            <text:p>14.2815232879781</text:p>
          </table:table-cell>
          <table:table-cell table:formula="of:=ABS([.B31]-[.F31])" office:value-type="float" office:value="17.1011249653931" calcext:value-type="float">
            <text:p>17.1011249653931</text:p>
          </table:table-cell>
          <table:table-cell table:formula="of:=ABS([.D31]-[.F31])" office:value-type="float" office:value="2.81960167741499" calcext:value-type="float">
            <text:p>2.81960167741499</text:p>
          </table:table-cell>
          <table:table-cell table:formula="of:=SUM([.K31:.M31])" office:value-type="float" office:value="34.2022499307861" calcext:value-type="float">
            <text:p>34.2022499307861</text:p>
          </table:table-cell>
          <table:table-cell table:formula="of:=SUM([.J31];[.N31])" office:value-type="float" office:value="88.2686508289296" calcext:value-type="float">
            <text:p>88.2686508289296</text:p>
          </table:table-cell>
        </table:table-row>
        <table:table-row table:style-name="ro1">
          <table:table-cell office:value-type="float" office:value="27.9778435919645" calcext:value-type="float">
            <text:p>27.9778435919645</text:p>
          </table:table-cell>
          <table:table-cell office:value-type="float" office:value="-524.108422381452" calcext:value-type="float">
            <text:p>-524.108422381452</text:p>
          </table:table-cell>
          <table:table-cell office:value-type="float" office:value="3.85716063713326" calcext:value-type="float">
            <text:p>3.85716063713326</text:p>
          </table:table-cell>
          <table:table-cell office:value-type="float" office:value="-503.760264769457" calcext:value-type="float">
            <text:p>-503.760264769457</text:p>
          </table:table-cell>
          <table:table-cell office:value-type="float" office:value="19.3893020337769" calcext:value-type="float">
            <text:p>19.3893020337769</text:p>
          </table:table-cell>
          <table:table-cell office:value-type="float" office:value="-510.280136448726" calcext:value-type="float">
            <text:p>-510.280136448726</text:p>
          </table:table-cell>
          <table:table-cell table:formula="of:=ABS([.A32]-[.C32])" office:value-type="float" office:value="24.1206829548312" calcext:value-type="float">
            <text:p>24.1206829548312</text:p>
          </table:table-cell>
          <table:table-cell table:formula="of:=ABS([.A32]-[.E32])" office:value-type="float" office:value="8.5885415581876" calcext:value-type="float">
            <text:p>8.5885415581876</text:p>
          </table:table-cell>
          <table:table-cell table:formula="of:=ABS([.C32]-[.E32])" office:value-type="float" office:value="15.5321413966436" calcext:value-type="float">
            <text:p>15.5321413966436</text:p>
          </table:table-cell>
          <table:table-cell table:formula="of:=SUM([.G32:.I32])" office:value-type="float" office:value="48.2413659096625" calcext:value-type="float">
            <text:p>48.2413659096625</text:p>
          </table:table-cell>
          <table:table-cell table:formula="of:=ABS([.B32]-[.D32])" office:value-type="float" office:value="20.348157611995" calcext:value-type="float">
            <text:p>20.348157611995</text:p>
          </table:table-cell>
          <table:table-cell table:formula="of:=ABS([.B32]-[.F32])" office:value-type="float" office:value="13.828285932726" calcext:value-type="float">
            <text:p>13.828285932726</text:p>
          </table:table-cell>
          <table:table-cell table:formula="of:=ABS([.D32]-[.F32])" office:value-type="float" office:value="6.51987167926899" calcext:value-type="float">
            <text:p>6.51987167926899</text:p>
          </table:table-cell>
          <table:table-cell table:formula="of:=SUM([.K32:.M32])" office:value-type="float" office:value="40.6963152239899" calcext:value-type="float">
            <text:p>40.6963152239899</text:p>
          </table:table-cell>
          <table:table-cell table:formula="of:=SUM([.J32];[.N32])" office:value-type="float" office:value="88.9376811336524" calcext:value-type="float">
            <text:p>88.9376811336524</text:p>
          </table:table-cell>
        </table:table-row>
        <table:table-row table:style-name="ro1">
          <table:table-cell office:value-type="float" office:value="24.4664158841354" calcext:value-type="float">
            <text:p>24.4664158841354</text:p>
          </table:table-cell>
          <table:table-cell office:value-type="float" office:value="-530.819632157399" calcext:value-type="float">
            <text:p>-530.819632157399</text:p>
          </table:table-cell>
          <table:table-cell office:value-type="float" office:value="5.14031485822998" calcext:value-type="float">
            <text:p>5.14031485822998</text:p>
          </table:table-cell>
          <table:table-cell office:value-type="float" office:value="-505.587565182715" calcext:value-type="float">
            <text:p>-505.587565182715</text:p>
          </table:table-cell>
          <table:table-cell office:value-type="float" office:value="17.4055514210022" calcext:value-type="float">
            <text:p>17.4055514210022</text:p>
          </table:table-cell>
          <table:table-cell office:value-type="float" office:value="-506.073644720232" calcext:value-type="float">
            <text:p>-506.073644720232</text:p>
          </table:table-cell>
          <table:table-cell table:formula="of:=ABS([.A33]-[.C33])" office:value-type="float" office:value="19.3261010259054" calcext:value-type="float">
            <text:p>19.3261010259054</text:p>
          </table:table-cell>
          <table:table-cell table:formula="of:=ABS([.A33]-[.E33])" office:value-type="float" office:value="7.0608644631332" calcext:value-type="float">
            <text:p>7.0608644631332</text:p>
          </table:table-cell>
          <table:table-cell table:formula="of:=ABS([.C33]-[.E33])" office:value-type="float" office:value="12.2652365627722" calcext:value-type="float">
            <text:p>12.2652365627722</text:p>
          </table:table-cell>
          <table:table-cell table:formula="of:=SUM([.G33:.I33])" office:value-type="float" office:value="38.6522020518108" calcext:value-type="float">
            <text:p>38.6522020518108</text:p>
          </table:table-cell>
          <table:table-cell table:formula="of:=ABS([.B33]-[.D33])" office:value-type="float" office:value="25.232066974684" calcext:value-type="float">
            <text:p>25.232066974684</text:p>
          </table:table-cell>
          <table:table-cell table:formula="of:=ABS([.B33]-[.F33])" office:value-type="float" office:value="24.7459874371671" calcext:value-type="float">
            <text:p>24.7459874371671</text:p>
          </table:table-cell>
          <table:table-cell table:formula="of:=ABS([.D33]-[.F33])" office:value-type="float" office:value="0.486079537516957" calcext:value-type="float">
            <text:p>0.486079537516957</text:p>
          </table:table-cell>
          <table:table-cell table:formula="of:=SUM([.K33:.M33])" office:value-type="float" office:value="50.464133949368" calcext:value-type="float">
            <text:p>50.464133949368</text:p>
          </table:table-cell>
          <table:table-cell table:formula="of:=SUM([.J33];[.N33])" office:value-type="float" office:value="89.1163360011789" calcext:value-type="float">
            <text:p>89.1163360011789</text:p>
          </table:table-cell>
        </table:table-row>
        <table:table-row table:style-name="ro1">
          <table:table-cell office:value-type="float" office:value="25.1461718410672" calcext:value-type="float">
            <text:p>25.1461718410672</text:p>
          </table:table-cell>
          <table:table-cell office:value-type="float" office:value="-535.598995176543" calcext:value-type="float">
            <text:p>-535.598995176543</text:p>
          </table:table-cell>
          <table:table-cell office:value-type="float" office:value="9.23058971148156" calcext:value-type="float">
            <text:p>9.23058971148156</text:p>
          </table:table-cell>
          <table:table-cell office:value-type="float" office:value="-508.189082577895" calcext:value-type="float">
            <text:p>-508.189082577895</text:p>
          </table:table-cell>
          <table:table-cell office:value-type="float" office:value="26.3853304919215" calcext:value-type="float">
            <text:p>26.3853304919215</text:p>
          </table:table-cell>
          <table:table-cell office:value-type="float" office:value="-512.173172026487" calcext:value-type="float">
            <text:p>-512.173172026487</text:p>
          </table:table-cell>
          <table:table-cell table:formula="of:=ABS([.A34]-[.C34])" office:value-type="float" office:value="15.9155821295856" calcext:value-type="float">
            <text:p>15.9155821295856</text:p>
          </table:table-cell>
          <table:table-cell table:formula="of:=ABS([.A34]-[.E34])" office:value-type="float" office:value="1.2391586508543" calcext:value-type="float">
            <text:p>1.2391586508543</text:p>
          </table:table-cell>
          <table:table-cell table:formula="of:=ABS([.C34]-[.E34])" office:value-type="float" office:value="17.1547407804399" calcext:value-type="float">
            <text:p>17.1547407804399</text:p>
          </table:table-cell>
          <table:table-cell table:formula="of:=SUM([.G34:.I34])" office:value-type="float" office:value="34.3094815608799" calcext:value-type="float">
            <text:p>34.3094815608799</text:p>
          </table:table-cell>
          <table:table-cell table:formula="of:=ABS([.B34]-[.D34])" office:value-type="float" office:value="27.409912598648" calcext:value-type="float">
            <text:p>27.409912598648</text:p>
          </table:table-cell>
          <table:table-cell table:formula="of:=ABS([.B34]-[.F34])" office:value-type="float" office:value="23.425823150056" calcext:value-type="float">
            <text:p>23.425823150056</text:p>
          </table:table-cell>
          <table:table-cell table:formula="of:=ABS([.D34]-[.F34])" office:value-type="float" office:value="3.98408944859199" calcext:value-type="float">
            <text:p>3.98408944859199</text:p>
          </table:table-cell>
          <table:table-cell table:formula="of:=SUM([.K34:.M34])" office:value-type="float" office:value="54.8198251972959" calcext:value-type="float">
            <text:p>54.8198251972959</text:p>
          </table:table-cell>
          <table:table-cell table:formula="of:=SUM([.J34];[.N34])" office:value-type="float" office:value="89.1293067581758" calcext:value-type="float">
            <text:p>89.1293067581758</text:p>
          </table:table-cell>
        </table:table-row>
        <table:table-row table:style-name="ro1">
          <table:table-cell office:value-type="float" office:value="12.6473272864433" calcext:value-type="float">
            <text:p>12.6473272864433</text:p>
          </table:table-cell>
          <table:table-cell office:value-type="float" office:value="-536.948217047963" calcext:value-type="float">
            <text:p>-536.948217047963</text:p>
          </table:table-cell>
          <table:table-cell office:value-type="float" office:value="4.96418855933818" calcext:value-type="float">
            <text:p>4.96418855933818</text:p>
          </table:table-cell>
          <table:table-cell office:value-type="float" office:value="-506.014767552026" calcext:value-type="float">
            <text:p>-506.014767552026</text:p>
          </table:table-cell>
          <table:table-cell office:value-type="float" office:value="19.2936670214198" calcext:value-type="float">
            <text:p>19.2936670214198</text:p>
          </table:table-cell>
          <table:table-cell office:value-type="float" office:value="-508.753698873003" calcext:value-type="float">
            <text:p>-508.753698873003</text:p>
          </table:table-cell>
          <table:table-cell table:formula="of:=ABS([.A35]-[.C35])" office:value-type="float" office:value="7.68313872710512" calcext:value-type="float">
            <text:p>7.68313872710512</text:p>
          </table:table-cell>
          <table:table-cell table:formula="of:=ABS([.A35]-[.E35])" office:value-type="float" office:value="6.6463397349765" calcext:value-type="float">
            <text:p>6.6463397349765</text:p>
          </table:table-cell>
          <table:table-cell table:formula="of:=ABS([.C35]-[.E35])" office:value-type="float" office:value="14.3294784620816" calcext:value-type="float">
            <text:p>14.3294784620816</text:p>
          </table:table-cell>
          <table:table-cell table:formula="of:=SUM([.G35:.I35])" office:value-type="float" office:value="28.6589569241632" calcext:value-type="float">
            <text:p>28.6589569241632</text:p>
          </table:table-cell>
          <table:table-cell table:formula="of:=ABS([.B35]-[.D35])" office:value-type="float" office:value="30.933449495937" calcext:value-type="float">
            <text:p>30.933449495937</text:p>
          </table:table-cell>
          <table:table-cell table:formula="of:=ABS([.B35]-[.F35])" office:value-type="float" office:value="28.19451817496" calcext:value-type="float">
            <text:p>28.19451817496</text:p>
          </table:table-cell>
          <table:table-cell table:formula="of:=ABS([.D35]-[.F35])" office:value-type="float" office:value="2.73893132097697" calcext:value-type="float">
            <text:p>2.73893132097697</text:p>
          </table:table-cell>
          <table:table-cell table:formula="of:=SUM([.K35:.M35])" office:value-type="float" office:value="61.866898991874" calcext:value-type="float">
            <text:p>61.866898991874</text:p>
          </table:table-cell>
          <table:table-cell table:formula="of:=SUM([.J35];[.N35])" office:value-type="float" office:value="90.5258559160372" calcext:value-type="float">
            <text:p>90.5258559160372</text:p>
          </table:table-cell>
        </table:table-row>
        <table:table-row table:style-name="ro1">
          <table:table-cell office:value-type="float" office:value="28.4016855430898" calcext:value-type="float">
            <text:p>28.4016855430898</text:p>
          </table:table-cell>
          <table:table-cell office:value-type="float" office:value="-526.663153001897" calcext:value-type="float">
            <text:p>-526.663153001897</text:p>
          </table:table-cell>
          <table:table-cell office:value-type="float" office:value="7.51696668283799" calcext:value-type="float">
            <text:p>7.51696668283799</text:p>
          </table:table-cell>
          <table:table-cell office:value-type="float" office:value="-518.940363372204" calcext:value-type="float">
            <text:p>-518.940363372204</text:p>
          </table:table-cell>
          <table:table-cell office:value-type="float" office:value="28.4661303882896" calcext:value-type="float">
            <text:p>28.4661303882896</text:p>
          </table:table-cell>
          <table:table-cell office:value-type="float" office:value="-502.026766505546" calcext:value-type="float">
            <text:p>-502.026766505546</text:p>
          </table:table-cell>
          <table:table-cell table:formula="of:=ABS([.A36]-[.C36])" office:value-type="float" office:value="20.8847188602518" calcext:value-type="float">
            <text:p>20.8847188602518</text:p>
          </table:table-cell>
          <table:table-cell table:formula="of:=ABS([.A36]-[.E36])" office:value-type="float" office:value="0.0644448451997981" calcext:value-type="float">
            <text:p>0.0644448451997981</text:p>
          </table:table-cell>
          <table:table-cell table:formula="of:=ABS([.C36]-[.E36])" office:value-type="float" office:value="20.9491637054516" calcext:value-type="float">
            <text:p>20.9491637054516</text:p>
          </table:table-cell>
          <table:table-cell table:formula="of:=SUM([.G36:.I36])" office:value-type="float" office:value="41.8983274109032" calcext:value-type="float">
            <text:p>41.8983274109032</text:p>
          </table:table-cell>
          <table:table-cell table:formula="of:=ABS([.B36]-[.D36])" office:value-type="float" office:value="7.7227896296929" calcext:value-type="float">
            <text:p>7.7227896296929</text:p>
          </table:table-cell>
          <table:table-cell table:formula="of:=ABS([.B36]-[.F36])" office:value-type="float" office:value="24.636386496351" calcext:value-type="float">
            <text:p>24.636386496351</text:p>
          </table:table-cell>
          <table:table-cell table:formula="of:=ABS([.D36]-[.F36])" office:value-type="float" office:value="16.9135968666581" calcext:value-type="float">
            <text:p>16.9135968666581</text:p>
          </table:table-cell>
          <table:table-cell table:formula="of:=SUM([.K36:.M36])" office:value-type="float" office:value="49.2727729927019" calcext:value-type="float">
            <text:p>49.2727729927019</text:p>
          </table:table-cell>
          <table:table-cell table:formula="of:=SUM([.J36];[.N36])" office:value-type="float" office:value="91.1711004036051" calcext:value-type="float">
            <text:p>91.1711004036051</text:p>
          </table:table-cell>
        </table:table-row>
        <table:table-row table:style-name="ro1">
          <table:table-cell office:value-type="float" office:value="26.1969972136215" calcext:value-type="float">
            <text:p>26.1969972136215</text:p>
          </table:table-cell>
          <table:table-cell office:value-type="float" office:value="-523.811267941915" calcext:value-type="float">
            <text:p>-523.811267941915</text:p>
          </table:table-cell>
          <table:table-cell office:value-type="float" office:value="-9.75775575881189" calcext:value-type="float">
            <text:p>-9.75775575881189</text:p>
          </table:table-cell>
          <table:table-cell office:value-type="float" office:value="-518.582096565668" calcext:value-type="float">
            <text:p>-518.582096565668</text:p>
          </table:table-cell>
          <table:table-cell office:value-type="float" office:value="27.2510991844064" calcext:value-type="float">
            <text:p>27.2510991844064</text:p>
          </table:table-cell>
          <table:table-cell office:value-type="float" office:value="-514.870929969698" calcext:value-type="float">
            <text:p>-514.870929969698</text:p>
          </table:table-cell>
          <table:table-cell table:formula="of:=ABS([.A37]-[.C37])" office:value-type="float" office:value="35.9547529724334" calcext:value-type="float">
            <text:p>35.9547529724334</text:p>
          </table:table-cell>
          <table:table-cell table:formula="of:=ABS([.A37]-[.E37])" office:value-type="float" office:value="1.0541019707849" calcext:value-type="float">
            <text:p>1.0541019707849</text:p>
          </table:table-cell>
          <table:table-cell table:formula="of:=ABS([.C37]-[.E37])" office:value-type="float" office:value="37.0088549432183" calcext:value-type="float">
            <text:p>37.0088549432183</text:p>
          </table:table-cell>
          <table:table-cell table:formula="of:=SUM([.G37:.I37])" office:value-type="float" office:value="74.0177098864366" calcext:value-type="float">
            <text:p>74.0177098864366</text:p>
          </table:table-cell>
          <table:table-cell table:formula="of:=ABS([.B37]-[.D37])" office:value-type="float" office:value="5.229171376247" calcext:value-type="float">
            <text:p>5.229171376247</text:p>
          </table:table-cell>
          <table:table-cell table:formula="of:=ABS([.B37]-[.F37])" office:value-type="float" office:value="8.94033797221709" calcext:value-type="float">
            <text:p>8.94033797221709</text:p>
          </table:table-cell>
          <table:table-cell table:formula="of:=ABS([.D37]-[.F37])" office:value-type="float" office:value="3.7111665959701" calcext:value-type="float">
            <text:p>3.7111665959701</text:p>
          </table:table-cell>
          <table:table-cell table:formula="of:=SUM([.K37:.M37])" office:value-type="float" office:value="17.8806759444342" calcext:value-type="float">
            <text:p>17.8806759444342</text:p>
          </table:table-cell>
          <table:table-cell table:formula="of:=SUM([.J37];[.N37])" office:value-type="float" office:value="91.8983858308708" calcext:value-type="float">
            <text:p>91.8983858308708</text:p>
          </table:table-cell>
        </table:table-row>
        <table:table-row table:style-name="ro1">
          <table:table-cell office:value-type="float" office:value="11.3197215653504" calcext:value-type="float">
            <text:p>11.3197215653504</text:p>
          </table:table-cell>
          <table:table-cell office:value-type="float" office:value="-533.558512678403" calcext:value-type="float">
            <text:p>-533.558512678403</text:p>
          </table:table-cell>
          <table:table-cell office:value-type="float" office:value="2.3325866584032" calcext:value-type="float">
            <text:p>2.3325866584032</text:p>
          </table:table-cell>
          <table:table-cell office:value-type="float" office:value="-523.989601245615" calcext:value-type="float">
            <text:p>-523.989601245615</text:p>
          </table:table-cell>
          <table:table-cell office:value-type="float" office:value="28.9203558030079" calcext:value-type="float">
            <text:p>28.9203558030079</text:p>
          </table:table-cell>
          <table:table-cell office:value-type="float" office:value="-514.080533196512" calcext:value-type="float">
            <text:p>-514.080533196512</text:p>
          </table:table-cell>
          <table:table-cell table:formula="of:=ABS([.A38]-[.C38])" office:value-type="float" office:value="8.9871349069472" calcext:value-type="float">
            <text:p>8.9871349069472</text:p>
          </table:table-cell>
          <table:table-cell table:formula="of:=ABS([.A38]-[.E38])" office:value-type="float" office:value="17.6006342376575" calcext:value-type="float">
            <text:p>17.6006342376575</text:p>
          </table:table-cell>
          <table:table-cell table:formula="of:=ABS([.C38]-[.E38])" office:value-type="float" office:value="26.5877691446047" calcext:value-type="float">
            <text:p>26.5877691446047</text:p>
          </table:table-cell>
          <table:table-cell table:formula="of:=SUM([.G38:.I38])" office:value-type="float" office:value="53.1755382892094" calcext:value-type="float">
            <text:p>53.1755382892094</text:p>
          </table:table-cell>
          <table:table-cell table:formula="of:=ABS([.B38]-[.D38])" office:value-type="float" office:value="9.56891143278801" calcext:value-type="float">
            <text:p>9.56891143278801</text:p>
          </table:table-cell>
          <table:table-cell table:formula="of:=ABS([.B38]-[.F38])" office:value-type="float" office:value="19.477979481891" calcext:value-type="float">
            <text:p>19.477979481891</text:p>
          </table:table-cell>
          <table:table-cell table:formula="of:=ABS([.D38]-[.F38])" office:value-type="float" office:value="9.90906804910298" calcext:value-type="float">
            <text:p>9.90906804910298</text:p>
          </table:table-cell>
          <table:table-cell table:formula="of:=SUM([.K38:.M38])" office:value-type="float" office:value="38.955958963782" calcext:value-type="float">
            <text:p>38.955958963782</text:p>
          </table:table-cell>
          <table:table-cell table:formula="of:=SUM([.J38];[.N38])" office:value-type="float" office:value="92.1314972529914" calcext:value-type="float">
            <text:p>92.1314972529914</text:p>
          </table:table-cell>
        </table:table-row>
        <table:table-row table:style-name="ro1">
          <table:table-cell office:value-type="float" office:value="16.0118363936084" calcext:value-type="float">
            <text:p>16.0118363936084</text:p>
          </table:table-cell>
          <table:table-cell office:value-type="float" office:value="-535.056959469242" calcext:value-type="float">
            <text:p>-535.056959469242</text:p>
          </table:table-cell>
          <table:table-cell office:value-type="float" office:value="-3.81777719640031" calcext:value-type="float">
            <text:p>-3.81777719640031</text:p>
          </table:table-cell>
          <table:table-cell office:value-type="float" office:value="-516.619109425681" calcext:value-type="float">
            <text:p>-516.619109425681</text:p>
          </table:table-cell>
          <table:table-cell office:value-type="float" office:value="15.2328213542765" calcext:value-type="float">
            <text:p>15.2328213542765</text:p>
          </table:table-cell>
          <table:table-cell office:value-type="float" office:value="-508.816690838987" calcext:value-type="float">
            <text:p>-508.816690838987</text:p>
          </table:table-cell>
          <table:table-cell table:formula="of:=ABS([.A39]-[.C39])" office:value-type="float" office:value="19.8296135900087" calcext:value-type="float">
            <text:p>19.8296135900087</text:p>
          </table:table-cell>
          <table:table-cell table:formula="of:=ABS([.A39]-[.E39])" office:value-type="float" office:value="0.779015039331902" calcext:value-type="float">
            <text:p>0.779015039331902</text:p>
          </table:table-cell>
          <table:table-cell table:formula="of:=ABS([.C39]-[.E39])" office:value-type="float" office:value="19.0505985506768" calcext:value-type="float">
            <text:p>19.0505985506768</text:p>
          </table:table-cell>
          <table:table-cell table:formula="of:=SUM([.G39:.I39])" office:value-type="float" office:value="39.6592271800174" calcext:value-type="float">
            <text:p>39.6592271800174</text:p>
          </table:table-cell>
          <table:table-cell table:formula="of:=ABS([.B39]-[.D39])" office:value-type="float" office:value="18.437850043561" calcext:value-type="float">
            <text:p>18.437850043561</text:p>
          </table:table-cell>
          <table:table-cell table:formula="of:=ABS([.B39]-[.F39])" office:value-type="float" office:value="26.240268630255" calcext:value-type="float">
            <text:p>26.240268630255</text:p>
          </table:table-cell>
          <table:table-cell table:formula="of:=ABS([.D39]-[.F39])" office:value-type="float" office:value="7.80241858669405" calcext:value-type="float">
            <text:p>7.80241858669405</text:p>
          </table:table-cell>
          <table:table-cell table:formula="of:=SUM([.K39:.M39])" office:value-type="float" office:value="52.48053726051" calcext:value-type="float">
            <text:p>52.48053726051</text:p>
          </table:table-cell>
          <table:table-cell table:formula="of:=SUM([.J39];[.N39])" office:value-type="float" office:value="92.1397644405274" calcext:value-type="float">
            <text:p>92.1397644405274</text:p>
          </table:table-cell>
        </table:table-row>
        <table:table-row table:style-name="ro1">
          <table:table-cell office:value-type="float" office:value="13.7166123530293" calcext:value-type="float">
            <text:p>13.7166123530293</text:p>
          </table:table-cell>
          <table:table-cell office:value-type="float" office:value="-528.794237251112" calcext:value-type="float">
            <text:p>-528.794237251112</text:p>
          </table:table-cell>
          <table:table-cell office:value-type="float" office:value="3.06028051744852" calcext:value-type="float">
            <text:p>3.06028051744852</text:p>
          </table:table-cell>
          <table:table-cell office:value-type="float" office:value="-512.009748514736" calcext:value-type="float">
            <text:p>-512.009748514736</text:p>
          </table:table-cell>
          <table:table-cell office:value-type="float" office:value="19.7838298607319" calcext:value-type="float">
            <text:p>19.7838298607319</text:p>
          </table:table-cell>
          <table:table-cell office:value-type="float" office:value="-499.378970335356" calcext:value-type="float">
            <text:p>-499.378970335356</text:p>
          </table:table-cell>
          <table:table-cell table:formula="of:=ABS([.A40]-[.C40])" office:value-type="float" office:value="10.6563318355808" calcext:value-type="float">
            <text:p>10.6563318355808</text:p>
          </table:table-cell>
          <table:table-cell table:formula="of:=ABS([.A40]-[.E40])" office:value-type="float" office:value="6.0672175077026" calcext:value-type="float">
            <text:p>6.0672175077026</text:p>
          </table:table-cell>
          <table:table-cell table:formula="of:=ABS([.C40]-[.E40])" office:value-type="float" office:value="16.7235493432834" calcext:value-type="float">
            <text:p>16.7235493432834</text:p>
          </table:table-cell>
          <table:table-cell table:formula="of:=SUM([.G40:.I40])" office:value-type="float" office:value="33.4470986865668" calcext:value-type="float">
            <text:p>33.4470986865668</text:p>
          </table:table-cell>
          <table:table-cell table:formula="of:=ABS([.B40]-[.D40])" office:value-type="float" office:value="16.784488736376" calcext:value-type="float">
            <text:p>16.784488736376</text:p>
          </table:table-cell>
          <table:table-cell table:formula="of:=ABS([.B40]-[.F40])" office:value-type="float" office:value="29.415266915756" calcext:value-type="float">
            <text:p>29.415266915756</text:p>
          </table:table-cell>
          <table:table-cell table:formula="of:=ABS([.D40]-[.F40])" office:value-type="float" office:value="12.63077817938" calcext:value-type="float">
            <text:p>12.63077817938</text:p>
          </table:table-cell>
          <table:table-cell table:formula="of:=SUM([.K40:.M40])" office:value-type="float" office:value="58.8305338315121" calcext:value-type="float">
            <text:p>58.8305338315121</text:p>
          </table:table-cell>
          <table:table-cell table:formula="of:=SUM([.J40];[.N40])" office:value-type="float" office:value="92.2776325180788" calcext:value-type="float">
            <text:p>92.2776325180788</text:p>
          </table:table-cell>
        </table:table-row>
        <table:table-row table:style-name="ro1">
          <table:table-cell office:value-type="float" office:value="12.0276732850564" calcext:value-type="float">
            <text:p>12.0276732850564</text:p>
          </table:table-cell>
          <table:table-cell office:value-type="float" office:value="-532.919042623717" calcext:value-type="float">
            <text:p>-532.919042623717</text:p>
          </table:table-cell>
          <table:table-cell office:value-type="float" office:value="6.08709985496608" calcext:value-type="float">
            <text:p>6.08709985496608</text:p>
          </table:table-cell>
          <table:table-cell office:value-type="float" office:value="-522.863924653481" calcext:value-type="float">
            <text:p>-522.863924653481</text:p>
          </table:table-cell>
          <table:table-cell office:value-type="float" office:value="21.5143992522244" calcext:value-type="float">
            <text:p>21.5143992522244</text:p>
          </table:table-cell>
          <table:table-cell office:value-type="float" office:value="-502.027452305176" calcext:value-type="float">
            <text:p>-502.027452305176</text:p>
          </table:table-cell>
          <table:table-cell table:formula="of:=ABS([.A41]-[.C41])" office:value-type="float" office:value="5.94057343009032" calcext:value-type="float">
            <text:p>5.94057343009032</text:p>
          </table:table-cell>
          <table:table-cell table:formula="of:=ABS([.A41]-[.E41])" office:value-type="float" office:value="9.486725967168" calcext:value-type="float">
            <text:p>9.486725967168</text:p>
          </table:table-cell>
          <table:table-cell table:formula="of:=ABS([.C41]-[.E41])" office:value-type="float" office:value="15.4272993972583" calcext:value-type="float">
            <text:p>15.4272993972583</text:p>
          </table:table-cell>
          <table:table-cell table:formula="of:=SUM([.G41:.I41])" office:value-type="float" office:value="30.8545987945166" calcext:value-type="float">
            <text:p>30.8545987945166</text:p>
          </table:table-cell>
          <table:table-cell table:formula="of:=ABS([.B41]-[.D41])" office:value-type="float" office:value="10.055117970236" calcext:value-type="float">
            <text:p>10.055117970236</text:p>
          </table:table-cell>
          <table:table-cell table:formula="of:=ABS([.B41]-[.F41])" office:value-type="float" office:value="30.891590318541" calcext:value-type="float">
            <text:p>30.891590318541</text:p>
          </table:table-cell>
          <table:table-cell table:formula="of:=ABS([.D41]-[.F41])" office:value-type="float" office:value="20.8364723483051" calcext:value-type="float">
            <text:p>20.8364723483051</text:p>
          </table:table-cell>
          <table:table-cell table:formula="of:=SUM([.K41:.M41])" office:value-type="float" office:value="61.7831806370821" calcext:value-type="float">
            <text:p>61.7831806370821</text:p>
          </table:table-cell>
          <table:table-cell table:formula="of:=SUM([.J41];[.N41])" office:value-type="float" office:value="92.6377794315987" calcext:value-type="float">
            <text:p>92.6377794315987</text:p>
          </table:table-cell>
        </table:table-row>
        <table:table-row table:style-name="ro1">
          <table:table-cell office:value-type="float" office:value="27.5117843236365" calcext:value-type="float">
            <text:p>27.5117843236365</text:p>
          </table:table-cell>
          <table:table-cell office:value-type="float" office:value="-522.508578845367" calcext:value-type="float">
            <text:p>-522.508578845367</text:p>
          </table:table-cell>
          <table:table-cell office:value-type="float" office:value="-1.37906362950564" calcext:value-type="float">
            <text:p>-1.37906362950564</text:p>
          </table:table-cell>
          <table:table-cell office:value-type="float" office:value="-507.223781499158" calcext:value-type="float">
            <text:p>-507.223781499158</text:p>
          </table:table-cell>
          <table:table-cell office:value-type="float" office:value="23.0026263585818" calcext:value-type="float">
            <text:p>23.0026263585818</text:p>
          </table:table-cell>
          <table:table-cell office:value-type="float" office:value="-505.024015687032" calcext:value-type="float">
            <text:p>-505.024015687032</text:p>
          </table:table-cell>
          <table:table-cell table:formula="of:=ABS([.A42]-[.C42])" office:value-type="float" office:value="28.8908479531421" calcext:value-type="float">
            <text:p>28.8908479531421</text:p>
          </table:table-cell>
          <table:table-cell table:formula="of:=ABS([.A42]-[.E42])" office:value-type="float" office:value="4.5091579650547" calcext:value-type="float">
            <text:p>4.5091579650547</text:p>
          </table:table-cell>
          <table:table-cell table:formula="of:=ABS([.C42]-[.E42])" office:value-type="float" office:value="24.3816899880874" calcext:value-type="float">
            <text:p>24.3816899880874</text:p>
          </table:table-cell>
          <table:table-cell table:formula="of:=SUM([.G42:.I42])" office:value-type="float" office:value="57.7816959062843" calcext:value-type="float">
            <text:p>57.7816959062843</text:p>
          </table:table-cell>
          <table:table-cell table:formula="of:=ABS([.B42]-[.D42])" office:value-type="float" office:value="15.284797346209" calcext:value-type="float">
            <text:p>15.284797346209</text:p>
          </table:table-cell>
          <table:table-cell table:formula="of:=ABS([.B42]-[.F42])" office:value-type="float" office:value="17.484563158335" calcext:value-type="float">
            <text:p>17.484563158335</text:p>
          </table:table-cell>
          <table:table-cell table:formula="of:=ABS([.D42]-[.F42])" office:value-type="float" office:value="2.19976581212603" calcext:value-type="float">
            <text:p>2.19976581212603</text:p>
          </table:table-cell>
          <table:table-cell table:formula="of:=SUM([.K42:.M42])" office:value-type="float" office:value="34.96912631667" calcext:value-type="float">
            <text:p>34.96912631667</text:p>
          </table:table-cell>
          <table:table-cell table:formula="of:=SUM([.J42];[.N42])" office:value-type="float" office:value="92.7508222229543" calcext:value-type="float">
            <text:p>92.7508222229543</text:p>
          </table:table-cell>
        </table:table-row>
        <table:table-row table:style-name="ro1">
          <table:table-cell office:value-type="float" office:value="25.2999331980361" calcext:value-type="float">
            <text:p>25.2999331980361</text:p>
          </table:table-cell>
          <table:table-cell office:value-type="float" office:value="-535.41220367741" calcext:value-type="float">
            <text:p>-535.41220367741</text:p>
          </table:table-cell>
          <table:table-cell office:value-type="float" office:value="9.0903020312369" calcext:value-type="float">
            <text:p>9.0903020312369</text:p>
          </table:table-cell>
          <table:table-cell office:value-type="float" office:value="-517.716058633328" calcext:value-type="float">
            <text:p>-517.716058633328</text:p>
          </table:table-cell>
          <table:table-cell office:value-type="float" office:value="30.7246082687115" calcext:value-type="float">
            <text:p>30.7246082687115</text:p>
          </table:table-cell>
          <table:table-cell office:value-type="float" office:value="-510.615238467771" calcext:value-type="float">
            <text:p>-510.615238467771</text:p>
          </table:table-cell>
          <table:table-cell table:formula="of:=ABS([.A43]-[.C43])" office:value-type="float" office:value="16.2096311667992" calcext:value-type="float">
            <text:p>16.2096311667992</text:p>
          </table:table-cell>
          <table:table-cell table:formula="of:=ABS([.A43]-[.E43])" office:value-type="float" office:value="5.4246750706754" calcext:value-type="float">
            <text:p>5.4246750706754</text:p>
          </table:table-cell>
          <table:table-cell table:formula="of:=ABS([.C43]-[.E43])" office:value-type="float" office:value="21.6343062374746" calcext:value-type="float">
            <text:p>21.6343062374746</text:p>
          </table:table-cell>
          <table:table-cell table:formula="of:=SUM([.G43:.I43])" office:value-type="float" office:value="43.2686124749492" calcext:value-type="float">
            <text:p>43.2686124749492</text:p>
          </table:table-cell>
          <table:table-cell table:formula="of:=ABS([.B43]-[.D43])" office:value-type="float" office:value="17.6961450440821" calcext:value-type="float">
            <text:p>17.6961450440821</text:p>
          </table:table-cell>
          <table:table-cell table:formula="of:=ABS([.B43]-[.F43])" office:value-type="float" office:value="24.796965209639" calcext:value-type="float">
            <text:p>24.796965209639</text:p>
          </table:table-cell>
          <table:table-cell table:formula="of:=ABS([.D43]-[.F43])" office:value-type="float" office:value="7.10082016555697" calcext:value-type="float">
            <text:p>7.10082016555697</text:p>
          </table:table-cell>
          <table:table-cell table:formula="of:=SUM([.K43:.M43])" office:value-type="float" office:value="49.5939304192781" calcext:value-type="float">
            <text:p>49.5939304192781</text:p>
          </table:table-cell>
          <table:table-cell table:formula="of:=SUM([.J43];[.N43])" office:value-type="float" office:value="92.8625428942273" calcext:value-type="float">
            <text:p>92.8625428942273</text:p>
          </table:table-cell>
        </table:table-row>
        <table:table-row table:style-name="ro1">
          <table:table-cell office:value-type="float" office:value="18.4829273992192" calcext:value-type="float">
            <text:p>18.4829273992192</text:p>
          </table:table-cell>
          <table:table-cell office:value-type="float" office:value="-528.265231736775" calcext:value-type="float">
            <text:p>-528.265231736775</text:p>
          </table:table-cell>
          <table:table-cell office:value-type="float" office:value="1.39728507166606" calcext:value-type="float">
            <text:p>1.39728507166606</text:p>
          </table:table-cell>
          <table:table-cell office:value-type="float" office:value="-504.208828527233" calcext:value-type="float">
            <text:p>-504.208828527233</text:p>
          </table:table-cell>
          <table:table-cell office:value-type="float" office:value="18.7089847371482" calcext:value-type="float">
            <text:p>18.7089847371482</text:p>
          </table:table-cell>
          <table:table-cell office:value-type="float" office:value="-498.752098673867" calcext:value-type="float">
            <text:p>-498.752098673867</text:p>
          </table:table-cell>
          <table:table-cell table:formula="of:=ABS([.A44]-[.C44])" office:value-type="float" office:value="17.0856423275531" calcext:value-type="float">
            <text:p>17.0856423275531</text:p>
          </table:table-cell>
          <table:table-cell table:formula="of:=ABS([.A44]-[.E44])" office:value-type="float" office:value="0.226057337928999" calcext:value-type="float">
            <text:p>0.226057337928999</text:p>
          </table:table-cell>
          <table:table-cell table:formula="of:=ABS([.C44]-[.E44])" office:value-type="float" office:value="17.3116996654821" calcext:value-type="float">
            <text:p>17.3116996654821</text:p>
          </table:table-cell>
          <table:table-cell table:formula="of:=SUM([.G44:.I44])" office:value-type="float" office:value="34.6233993309643" calcext:value-type="float">
            <text:p>34.6233993309643</text:p>
          </table:table-cell>
          <table:table-cell table:formula="of:=ABS([.B44]-[.D44])" office:value-type="float" office:value="24.0564032095421" calcext:value-type="float">
            <text:p>24.0564032095421</text:p>
          </table:table-cell>
          <table:table-cell table:formula="of:=ABS([.B44]-[.F44])" office:value-type="float" office:value="29.513133062908" calcext:value-type="float">
            <text:p>29.513133062908</text:p>
          </table:table-cell>
          <table:table-cell table:formula="of:=ABS([.D44]-[.F44])" office:value-type="float" office:value="5.45672985336597" calcext:value-type="float">
            <text:p>5.45672985336597</text:p>
          </table:table-cell>
          <table:table-cell table:formula="of:=SUM([.K44:.M44])" office:value-type="float" office:value="59.0262661258161" calcext:value-type="float">
            <text:p>59.0262661258161</text:p>
          </table:table-cell>
          <table:table-cell table:formula="of:=SUM([.J44];[.N44])" office:value-type="float" office:value="93.6496654567803" calcext:value-type="float">
            <text:p>93.6496654567803</text:p>
          </table:table-cell>
        </table:table-row>
        <table:table-row table:style-name="ro1">
          <table:table-cell office:value-type="float" office:value="24.600903731512" calcext:value-type="float">
            <text:p>24.600903731512</text:p>
          </table:table-cell>
          <table:table-cell office:value-type="float" office:value="-533.074846139583" calcext:value-type="float">
            <text:p>-533.074846139583</text:p>
          </table:table-cell>
          <table:table-cell office:value-type="float" office:value="0.313475022923488" calcext:value-type="float">
            <text:p>0.313475022923488</text:p>
          </table:table-cell>
          <table:table-cell office:value-type="float" office:value="-511.666493100094" calcext:value-type="float">
            <text:p>-511.666493100094</text:p>
          </table:table-cell>
          <table:table-cell office:value-type="float" office:value="25.9745720737311" calcext:value-type="float">
            <text:p>25.9745720737311</text:p>
          </table:table-cell>
          <table:table-cell office:value-type="float" office:value="-514.337428657789" calcext:value-type="float">
            <text:p>-514.337428657789</text:p>
          </table:table-cell>
          <table:table-cell table:formula="of:=ABS([.A45]-[.C45])" office:value-type="float" office:value="24.2874287085885" calcext:value-type="float">
            <text:p>24.2874287085885</text:p>
          </table:table-cell>
          <table:table-cell table:formula="of:=ABS([.A45]-[.E45])" office:value-type="float" office:value="1.3736683422191" calcext:value-type="float">
            <text:p>1.3736683422191</text:p>
          </table:table-cell>
          <table:table-cell table:formula="of:=ABS([.C45]-[.E45])" office:value-type="float" office:value="25.6610970508076" calcext:value-type="float">
            <text:p>25.6610970508076</text:p>
          </table:table-cell>
          <table:table-cell table:formula="of:=SUM([.G45:.I45])" office:value-type="float" office:value="51.3221941016152" calcext:value-type="float">
            <text:p>51.3221941016152</text:p>
          </table:table-cell>
          <table:table-cell table:formula="of:=ABS([.B45]-[.D45])" office:value-type="float" office:value="21.408353039489" calcext:value-type="float">
            <text:p>21.408353039489</text:p>
          </table:table-cell>
          <table:table-cell table:formula="of:=ABS([.B45]-[.F45])" office:value-type="float" office:value="18.737417481794" calcext:value-type="float">
            <text:p>18.737417481794</text:p>
          </table:table-cell>
          <table:table-cell table:formula="of:=ABS([.D45]-[.F45])" office:value-type="float" office:value="2.67093555769503" calcext:value-type="float">
            <text:p>2.67093555769503</text:p>
          </table:table-cell>
          <table:table-cell table:formula="of:=SUM([.K45:.M45])" office:value-type="float" office:value="42.816706078978" calcext:value-type="float">
            <text:p>42.816706078978</text:p>
          </table:table-cell>
          <table:table-cell table:formula="of:=SUM([.J45];[.N45])" office:value-type="float" office:value="94.1389001805932" calcext:value-type="float">
            <text:p>94.1389001805932</text:p>
          </table:table-cell>
        </table:table-row>
        <table:table-row table:style-name="ro1">
          <table:table-cell office:value-type="float" office:value="17.4920434542965" calcext:value-type="float">
            <text:p>17.4920434542965</text:p>
          </table:table-cell>
          <table:table-cell office:value-type="float" office:value="-525.338137317406" calcext:value-type="float">
            <text:p>-525.338137317406</text:p>
          </table:table-cell>
          <table:table-cell office:value-type="float" office:value="-7.86008798555249" calcext:value-type="float">
            <text:p>-7.86008798555249</text:p>
          </table:table-cell>
          <table:table-cell office:value-type="float" office:value="-517.067571583511" calcext:value-type="float">
            <text:p>-517.067571583511</text:p>
          </table:table-cell>
          <table:table-cell office:value-type="float" office:value="12.9404924041341" calcext:value-type="float">
            <text:p>12.9404924041341</text:p>
          </table:table-cell>
          <table:table-cell office:value-type="float" office:value="-503.110533120312" calcext:value-type="float">
            <text:p>-503.110533120312</text:p>
          </table:table-cell>
          <table:table-cell table:formula="of:=ABS([.A46]-[.C46])" office:value-type="float" office:value="25.352131439849" calcext:value-type="float">
            <text:p>25.352131439849</text:p>
          </table:table-cell>
          <table:table-cell table:formula="of:=ABS([.A46]-[.E46])" office:value-type="float" office:value="4.5515510501624" calcext:value-type="float">
            <text:p>4.5515510501624</text:p>
          </table:table-cell>
          <table:table-cell table:formula="of:=ABS([.C46]-[.E46])" office:value-type="float" office:value="20.8005803896866" calcext:value-type="float">
            <text:p>20.8005803896866</text:p>
          </table:table-cell>
          <table:table-cell table:formula="of:=SUM([.G46:.I46])" office:value-type="float" office:value="50.704262879698" calcext:value-type="float">
            <text:p>50.704262879698</text:p>
          </table:table-cell>
          <table:table-cell table:formula="of:=ABS([.B46]-[.D46])" office:value-type="float" office:value="8.27056573389496" calcext:value-type="float">
            <text:p>8.27056573389496</text:p>
          </table:table-cell>
          <table:table-cell table:formula="of:=ABS([.B46]-[.F46])" office:value-type="float" office:value="22.227604197094" calcext:value-type="float">
            <text:p>22.227604197094</text:p>
          </table:table-cell>
          <table:table-cell table:formula="of:=ABS([.D46]-[.F46])" office:value-type="float" office:value="13.957038463199" calcext:value-type="float">
            <text:p>13.957038463199</text:p>
          </table:table-cell>
          <table:table-cell table:formula="of:=SUM([.K46:.M46])" office:value-type="float" office:value="44.4552083941879" calcext:value-type="float">
            <text:p>44.4552083941879</text:p>
          </table:table-cell>
          <table:table-cell table:formula="of:=SUM([.J46];[.N46])" office:value-type="float" office:value="95.1594712738859" calcext:value-type="float">
            <text:p>95.1594712738859</text:p>
          </table:table-cell>
        </table:table-row>
        <table:table-row table:style-name="ro1">
          <table:table-cell office:value-type="float" office:value="30.6393836947328" calcext:value-type="float">
            <text:p>30.6393836947328</text:p>
          </table:table-cell>
          <table:table-cell office:value-type="float" office:value="-531.077950017907" calcext:value-type="float">
            <text:p>-531.077950017907</text:p>
          </table:table-cell>
          <table:table-cell office:value-type="float" office:value="7.07219387301531" calcext:value-type="float">
            <text:p>7.07219387301531</text:p>
          </table:table-cell>
          <table:table-cell office:value-type="float" office:value="-511.783968036657" calcext:value-type="float">
            <text:p>-511.783968036657</text:p>
          </table:table-cell>
          <table:table-cell office:value-type="float" office:value="20.3066819743917" calcext:value-type="float">
            <text:p>20.3066819743917</text:p>
          </table:table-cell>
          <table:table-cell office:value-type="float" office:value="-506.935059855068" calcext:value-type="float">
            <text:p>-506.935059855068</text:p>
          </table:table-cell>
          <table:table-cell table:formula="of:=ABS([.A47]-[.C47])" office:value-type="float" office:value="23.5671898217175" calcext:value-type="float">
            <text:p>23.5671898217175</text:p>
          </table:table-cell>
          <table:table-cell table:formula="of:=ABS([.A47]-[.E47])" office:value-type="float" office:value="10.3327017203411" calcext:value-type="float">
            <text:p>10.3327017203411</text:p>
          </table:table-cell>
          <table:table-cell table:formula="of:=ABS([.C47]-[.E47])" office:value-type="float" office:value="13.2344881013764" calcext:value-type="float">
            <text:p>13.2344881013764</text:p>
          </table:table-cell>
          <table:table-cell table:formula="of:=SUM([.G47:.I47])" office:value-type="float" office:value="47.134379643435" calcext:value-type="float">
            <text:p>47.134379643435</text:p>
          </table:table-cell>
          <table:table-cell table:formula="of:=ABS([.B47]-[.D47])" office:value-type="float" office:value="19.2939819812501" calcext:value-type="float">
            <text:p>19.2939819812501</text:p>
          </table:table-cell>
          <table:table-cell table:formula="of:=ABS([.B47]-[.F47])" office:value-type="float" office:value="24.142890162839" calcext:value-type="float">
            <text:p>24.142890162839</text:p>
          </table:table-cell>
          <table:table-cell table:formula="of:=ABS([.D47]-[.F47])" office:value-type="float" office:value="4.84890818158897" calcext:value-type="float">
            <text:p>4.84890818158897</text:p>
          </table:table-cell>
          <table:table-cell table:formula="of:=SUM([.K47:.M47])" office:value-type="float" office:value="48.2857803256781" calcext:value-type="float">
            <text:p>48.2857803256781</text:p>
          </table:table-cell>
          <table:table-cell table:formula="of:=SUM([.J47];[.N47])" office:value-type="float" office:value="95.420159969113" calcext:value-type="float">
            <text:p>95.420159969113</text:p>
          </table:table-cell>
        </table:table-row>
        <table:table-row table:style-name="ro1">
          <table:table-cell office:value-type="float" office:value="18.5584400344424" calcext:value-type="float">
            <text:p>18.5584400344424</text:p>
          </table:table-cell>
          <table:table-cell office:value-type="float" office:value="-533.155186296199" calcext:value-type="float">
            <text:p>-533.155186296199</text:p>
          </table:table-cell>
          <table:table-cell office:value-type="float" office:value="-3.22949294007381" calcext:value-type="float">
            <text:p>-3.22949294007381</text:p>
          </table:table-cell>
          <table:table-cell office:value-type="float" office:value="-513.769281764588" calcext:value-type="float">
            <text:p>-513.769281764588</text:p>
          </table:table-cell>
          <table:table-cell office:value-type="float" office:value="23.8636731936165" calcext:value-type="float">
            <text:p>23.8636731936165</text:p>
          </table:table-cell>
          <table:table-cell office:value-type="float" office:value="-512.436138084485" calcext:value-type="float">
            <text:p>-512.436138084485</text:p>
          </table:table-cell>
          <table:table-cell table:formula="of:=ABS([.A48]-[.C48])" office:value-type="float" office:value="21.7879329745162" calcext:value-type="float">
            <text:p>21.7879329745162</text:p>
          </table:table-cell>
          <table:table-cell table:formula="of:=ABS([.A48]-[.E48])" office:value-type="float" office:value="5.3052331591741" calcext:value-type="float">
            <text:p>5.3052331591741</text:p>
          </table:table-cell>
          <table:table-cell table:formula="of:=ABS([.C48]-[.E48])" office:value-type="float" office:value="27.0931661336903" calcext:value-type="float">
            <text:p>27.0931661336903</text:p>
          </table:table-cell>
          <table:table-cell table:formula="of:=SUM([.G48:.I48])" office:value-type="float" office:value="54.1863322673806" calcext:value-type="float">
            <text:p>54.1863322673806</text:p>
          </table:table-cell>
          <table:table-cell table:formula="of:=ABS([.B48]-[.D48])" office:value-type="float" office:value="19.385904531611" calcext:value-type="float">
            <text:p>19.385904531611</text:p>
          </table:table-cell>
          <table:table-cell table:formula="of:=ABS([.B48]-[.F48])" office:value-type="float" office:value="20.7190482117139" calcext:value-type="float">
            <text:p>20.7190482117139</text:p>
          </table:table-cell>
          <table:table-cell table:formula="of:=ABS([.D48]-[.F48])" office:value-type="float" office:value="1.33314368010292" calcext:value-type="float">
            <text:p>1.33314368010292</text:p>
          </table:table-cell>
          <table:table-cell table:formula="of:=SUM([.K48:.M48])" office:value-type="float" office:value="41.4380964234279" calcext:value-type="float">
            <text:p>41.4380964234279</text:p>
          </table:table-cell>
          <table:table-cell table:formula="of:=SUM([.J48];[.N48])" office:value-type="float" office:value="95.6244286908085" calcext:value-type="float">
            <text:p>95.6244286908085</text:p>
          </table:table-cell>
        </table:table-row>
        <table:table-row table:style-name="ro1">
          <table:table-cell office:value-type="float" office:value="18.5584400344424" calcext:value-type="float">
            <text:p>18.5584400344424</text:p>
          </table:table-cell>
          <table:table-cell office:value-type="float" office:value="-533.155186296199" calcext:value-type="float">
            <text:p>-533.155186296199</text:p>
          </table:table-cell>
          <table:table-cell office:value-type="float" office:value="-3.22949294007381" calcext:value-type="float">
            <text:p>-3.22949294007381</text:p>
          </table:table-cell>
          <table:table-cell office:value-type="float" office:value="-513.769281764588" calcext:value-type="float">
            <text:p>-513.769281764588</text:p>
          </table:table-cell>
          <table:table-cell office:value-type="float" office:value="23.8636731936165" calcext:value-type="float">
            <text:p>23.8636731936165</text:p>
          </table:table-cell>
          <table:table-cell office:value-type="float" office:value="-512.436138084485" calcext:value-type="float">
            <text:p>-512.436138084485</text:p>
          </table:table-cell>
          <table:table-cell table:formula="of:=ABS([.A49]-[.C49])" office:value-type="float" office:value="21.7879329745162" calcext:value-type="float">
            <text:p>21.7879329745162</text:p>
          </table:table-cell>
          <table:table-cell table:formula="of:=ABS([.A49]-[.E49])" office:value-type="float" office:value="5.3052331591741" calcext:value-type="float">
            <text:p>5.3052331591741</text:p>
          </table:table-cell>
          <table:table-cell table:formula="of:=ABS([.C49]-[.E49])" office:value-type="float" office:value="27.0931661336903" calcext:value-type="float">
            <text:p>27.0931661336903</text:p>
          </table:table-cell>
          <table:table-cell table:formula="of:=SUM([.G49:.I49])" office:value-type="float" office:value="54.1863322673806" calcext:value-type="float">
            <text:p>54.1863322673806</text:p>
          </table:table-cell>
          <table:table-cell table:formula="of:=ABS([.B49]-[.D49])" office:value-type="float" office:value="19.385904531611" calcext:value-type="float">
            <text:p>19.385904531611</text:p>
          </table:table-cell>
          <table:table-cell table:formula="of:=ABS([.B49]-[.F49])" office:value-type="float" office:value="20.7190482117139" calcext:value-type="float">
            <text:p>20.7190482117139</text:p>
          </table:table-cell>
          <table:table-cell table:formula="of:=ABS([.D49]-[.F49])" office:value-type="float" office:value="1.33314368010292" calcext:value-type="float">
            <text:p>1.33314368010292</text:p>
          </table:table-cell>
          <table:table-cell table:formula="of:=SUM([.K49:.M49])" office:value-type="float" office:value="41.4380964234279" calcext:value-type="float">
            <text:p>41.4380964234279</text:p>
          </table:table-cell>
          <table:table-cell table:formula="of:=SUM([.J49];[.N49])" office:value-type="float" office:value="95.6244286908085" calcext:value-type="float">
            <text:p>95.6244286908085</text:p>
          </table:table-cell>
        </table:table-row>
        <table:table-row table:style-name="ro1">
          <table:table-cell office:value-type="float" office:value="25.4591362480664" calcext:value-type="float">
            <text:p>25.4591362480664</text:p>
          </table:table-cell>
          <table:table-cell office:value-type="float" office:value="-525.569480392481" calcext:value-type="float">
            <text:p>-525.569480392481</text:p>
          </table:table-cell>
          <table:table-cell office:value-type="float" office:value="-5.44761329028882" calcext:value-type="float">
            <text:p>-5.44761329028882</text:p>
          </table:table-cell>
          <table:table-cell office:value-type="float" office:value="-512.474288863884" calcext:value-type="float">
            <text:p>-512.474288863884</text:p>
          </table:table-cell>
          <table:table-cell office:value-type="float" office:value="24.2706978138232" calcext:value-type="float">
            <text:p>24.2706978138232</text:p>
          </table:table-cell>
          <table:table-cell office:value-type="float" office:value="-507.741712619475" calcext:value-type="float">
            <text:p>-507.741712619475</text:p>
          </table:table-cell>
          <table:table-cell table:formula="of:=ABS([.A50]-[.C50])" office:value-type="float" office:value="30.9067495383552" calcext:value-type="float">
            <text:p>30.9067495383552</text:p>
          </table:table-cell>
          <table:table-cell table:formula="of:=ABS([.A50]-[.E50])" office:value-type="float" office:value="1.1884384342432" calcext:value-type="float">
            <text:p>1.1884384342432</text:p>
          </table:table-cell>
          <table:table-cell table:formula="of:=ABS([.C50]-[.E50])" office:value-type="float" office:value="29.718311104112" calcext:value-type="float">
            <text:p>29.718311104112</text:p>
          </table:table-cell>
          <table:table-cell table:formula="of:=SUM([.G50:.I50])" office:value-type="float" office:value="61.8134990767104" calcext:value-type="float">
            <text:p>61.8134990767104</text:p>
          </table:table-cell>
          <table:table-cell table:formula="of:=ABS([.B50]-[.D50])" office:value-type="float" office:value="13.095191528597" calcext:value-type="float">
            <text:p>13.095191528597</text:p>
          </table:table-cell>
          <table:table-cell table:formula="of:=ABS([.B50]-[.F50])" office:value-type="float" office:value="17.827767773006" calcext:value-type="float">
            <text:p>17.827767773006</text:p>
          </table:table-cell>
          <table:table-cell table:formula="of:=ABS([.D50]-[.F50])" office:value-type="float" office:value="4.73257624440902" calcext:value-type="float">
            <text:p>4.73257624440902</text:p>
          </table:table-cell>
          <table:table-cell table:formula="of:=SUM([.K50:.M50])" office:value-type="float" office:value="35.655535546012" calcext:value-type="float">
            <text:p>35.655535546012</text:p>
          </table:table-cell>
          <table:table-cell table:formula="of:=SUM([.J50];[.N50])" office:value-type="float" office:value="97.4690346227224" calcext:value-type="float">
            <text:p>97.4690346227224</text:p>
          </table:table-cell>
        </table:table-row>
        <table:table-row table:style-name="ro1">
          <table:table-cell office:value-type="float" office:value="17.0972235274993" calcext:value-type="float">
            <text:p>17.0972235274993</text:p>
          </table:table-cell>
          <table:table-cell office:value-type="float" office:value="-526.583041445158" calcext:value-type="float">
            <text:p>-526.583041445158</text:p>
          </table:table-cell>
          <table:table-cell office:value-type="float" office:value="-7.57810698982223" calcext:value-type="float">
            <text:p>-7.57810698982223</text:p>
          </table:table-cell>
          <table:table-cell office:value-type="float" office:value="-515.003568698073" calcext:value-type="float">
            <text:p>-515.003568698073</text:p>
          </table:table-cell>
          <table:table-cell office:value-type="float" office:value="15.7634029377624" calcext:value-type="float">
            <text:p>15.7634029377624</text:p>
          </table:table-cell>
          <table:table-cell office:value-type="float" office:value="-502.259023980127" calcext:value-type="float">
            <text:p>-502.259023980127</text:p>
          </table:table-cell>
          <table:table-cell table:formula="of:=ABS([.A51]-[.C51])" office:value-type="float" office:value="24.6753305173215" calcext:value-type="float">
            <text:p>24.6753305173215</text:p>
          </table:table-cell>
          <table:table-cell table:formula="of:=ABS([.A51]-[.E51])" office:value-type="float" office:value="1.3338205897369" calcext:value-type="float">
            <text:p>1.3338205897369</text:p>
          </table:table-cell>
          <table:table-cell table:formula="of:=ABS([.C51]-[.E51])" office:value-type="float" office:value="23.3415099275846" calcext:value-type="float">
            <text:p>23.3415099275846</text:p>
          </table:table-cell>
          <table:table-cell table:formula="of:=SUM([.G51:.I51])" office:value-type="float" office:value="49.3506610346431" calcext:value-type="float">
            <text:p>49.3506610346431</text:p>
          </table:table-cell>
          <table:table-cell table:formula="of:=ABS([.B51]-[.D51])" office:value-type="float" office:value="11.579472747085" calcext:value-type="float">
            <text:p>11.579472747085</text:p>
          </table:table-cell>
          <table:table-cell table:formula="of:=ABS([.B51]-[.F51])" office:value-type="float" office:value="24.324017465031" calcext:value-type="float">
            <text:p>24.324017465031</text:p>
          </table:table-cell>
          <table:table-cell table:formula="of:=ABS([.D51]-[.F51])" office:value-type="float" office:value="12.744544717946" calcext:value-type="float">
            <text:p>12.744544717946</text:p>
          </table:table-cell>
          <table:table-cell table:formula="of:=SUM([.K51:.M51])" office:value-type="float" office:value="48.648034930062" calcext:value-type="float">
            <text:p>48.648034930062</text:p>
          </table:table-cell>
          <table:table-cell table:formula="of:=SUM([.J51];[.N51])" office:value-type="float" office:value="97.998695964705" calcext:value-type="float">
            <text:p>97.998695964705</text:p>
          </table:table-cell>
        </table:table-row>
        <table:table-row table:style-name="ro1">
          <table:table-cell office:value-type="float" office:value="21.3950764666587" calcext:value-type="float">
            <text:p>21.3950764666587</text:p>
          </table:table-cell>
          <table:table-cell office:value-type="float" office:value="-526.172730066726" calcext:value-type="float">
            <text:p>-526.172730066726</text:p>
          </table:table-cell>
          <table:table-cell office:value-type="float" office:value="1.30843086504733" calcext:value-type="float">
            <text:p>1.30843086504733</text:p>
          </table:table-cell>
          <table:table-cell office:value-type="float" office:value="-522.524834836589" calcext:value-type="float">
            <text:p>-522.524834836589</text:p>
          </table:table-cell>
          <table:table-cell office:value-type="float" office:value="34.0568019893269" calcext:value-type="float">
            <text:p>34.0568019893269</text:p>
          </table:table-cell>
          <table:table-cell office:value-type="float" office:value="-509.889738659541" calcext:value-type="float">
            <text:p>-509.889738659541</text:p>
          </table:table-cell>
          <table:table-cell table:formula="of:=ABS([.A52]-[.C52])" office:value-type="float" office:value="20.0866456016114" calcext:value-type="float">
            <text:p>20.0866456016114</text:p>
          </table:table-cell>
          <table:table-cell table:formula="of:=ABS([.A52]-[.E52])" office:value-type="float" office:value="12.6617255226682" calcext:value-type="float">
            <text:p>12.6617255226682</text:p>
          </table:table-cell>
          <table:table-cell table:formula="of:=ABS([.C52]-[.E52])" office:value-type="float" office:value="32.7483711242796" calcext:value-type="float">
            <text:p>32.7483711242796</text:p>
          </table:table-cell>
          <table:table-cell table:formula="of:=SUM([.G52:.I52])" office:value-type="float" office:value="65.4967422485591" calcext:value-type="float">
            <text:p>65.4967422485591</text:p>
          </table:table-cell>
          <table:table-cell table:formula="of:=ABS([.B52]-[.D52])" office:value-type="float" office:value="3.64789523013701" calcext:value-type="float">
            <text:p>3.64789523013701</text:p>
          </table:table-cell>
          <table:table-cell table:formula="of:=ABS([.B52]-[.F52])" office:value-type="float" office:value="16.282991407185" calcext:value-type="float">
            <text:p>16.282991407185</text:p>
          </table:table-cell>
          <table:table-cell table:formula="of:=ABS([.D52]-[.F52])" office:value-type="float" office:value="12.635096177048" calcext:value-type="float">
            <text:p>12.635096177048</text:p>
          </table:table-cell>
          <table:table-cell table:formula="of:=SUM([.K52:.M52])" office:value-type="float" office:value="32.5659828143699" calcext:value-type="float">
            <text:p>32.5659828143699</text:p>
          </table:table-cell>
          <table:table-cell table:formula="of:=SUM([.J52];[.N52])" office:value-type="float" office:value="98.0627250629291" calcext:value-type="float">
            <text:p>98.0627250629291</text:p>
          </table:table-cell>
        </table:table-row>
        <table:table-row table:style-name="ro1">
          <table:table-cell office:value-type="float" office:value="17.4598794516651" calcext:value-type="float">
            <text:p>17.4598794516651</text:p>
          </table:table-cell>
          <table:table-cell office:value-type="float" office:value="-543.684928410139" calcext:value-type="float">
            <text:p>-543.684928410139</text:p>
          </table:table-cell>
          <table:table-cell office:value-type="float" office:value="4.91124457392793" calcext:value-type="float">
            <text:p>4.91124457392793</text:p>
          </table:table-cell>
          <table:table-cell office:value-type="float" office:value="-516.802090926871" calcext:value-type="float">
            <text:p>-516.802090926871</text:p>
          </table:table-cell>
          <table:table-cell office:value-type="float" office:value="25.4416067015324" calcext:value-type="float">
            <text:p>25.4416067015324</text:p>
          </table:table-cell>
          <table:table-cell office:value-type="float" office:value="-515.138620425145" calcext:value-type="float">
            <text:p>-515.138620425145</text:p>
          </table:table-cell>
          <table:table-cell table:formula="of:=ABS([.A53]-[.C53])" office:value-type="float" office:value="12.5486348777372" calcext:value-type="float">
            <text:p>12.5486348777372</text:p>
          </table:table-cell>
          <table:table-cell table:formula="of:=ABS([.A53]-[.E53])" office:value-type="float" office:value="7.9817272498673" calcext:value-type="float">
            <text:p>7.9817272498673</text:p>
          </table:table-cell>
          <table:table-cell table:formula="of:=ABS([.C53]-[.E53])" office:value-type="float" office:value="20.5303621276045" calcext:value-type="float">
            <text:p>20.5303621276045</text:p>
          </table:table-cell>
          <table:table-cell table:formula="of:=SUM([.G53:.I53])" office:value-type="float" office:value="41.0607242552089" calcext:value-type="float">
            <text:p>41.0607242552089</text:p>
          </table:table-cell>
          <table:table-cell table:formula="of:=ABS([.B53]-[.D53])" office:value-type="float" office:value="26.8828374832681" calcext:value-type="float">
            <text:p>26.8828374832681</text:p>
          </table:table-cell>
          <table:table-cell table:formula="of:=ABS([.B53]-[.F53])" office:value-type="float" office:value="28.5463079849941" calcext:value-type="float">
            <text:p>28.5463079849941</text:p>
          </table:table-cell>
          <table:table-cell table:formula="of:=ABS([.D53]-[.F53])" office:value-type="float" office:value="1.66347050172601" calcext:value-type="float">
            <text:p>1.66347050172601</text:p>
          </table:table-cell>
          <table:table-cell table:formula="of:=SUM([.K53:.M53])" office:value-type="float" office:value="57.0926159699882" calcext:value-type="float">
            <text:p>57.0926159699882</text:p>
          </table:table-cell>
          <table:table-cell table:formula="of:=SUM([.J53];[.N53])" office:value-type="float" office:value="98.1533402251971" calcext:value-type="float">
            <text:p>98.1533402251971</text:p>
          </table:table-cell>
        </table:table-row>
        <table:table-row table:style-name="ro1">
          <table:table-cell office:value-type="float" office:value="25.300772159583" calcext:value-type="float">
            <text:p>25.300772159583</text:p>
          </table:table-cell>
          <table:table-cell office:value-type="float" office:value="-523.923586681263" calcext:value-type="float">
            <text:p>-523.923586681263</text:p>
          </table:table-cell>
          <table:table-cell office:value-type="float" office:value="-6.69980594410479" calcext:value-type="float">
            <text:p>-6.69980594410479</text:p>
          </table:table-cell>
          <table:table-cell office:value-type="float" office:value="-514.779998018801" calcext:value-type="float">
            <text:p>-514.779998018801</text:p>
          </table:table-cell>
          <table:table-cell office:value-type="float" office:value="30.9285676185735" calcext:value-type="float">
            <text:p>30.9285676185735</text:p>
          </table:table-cell>
          <table:table-cell office:value-type="float" office:value="-512.148711839696" calcext:value-type="float">
            <text:p>-512.148711839696</text:p>
          </table:table-cell>
          <table:table-cell table:formula="of:=ABS([.A54]-[.C54])" office:value-type="float" office:value="32.0005781036878" calcext:value-type="float">
            <text:p>32.0005781036878</text:p>
          </table:table-cell>
          <table:table-cell table:formula="of:=ABS([.A54]-[.E54])" office:value-type="float" office:value="5.6277954589905" calcext:value-type="float">
            <text:p>5.6277954589905</text:p>
          </table:table-cell>
          <table:table-cell table:formula="of:=ABS([.C54]-[.E54])" office:value-type="float" office:value="37.6283735626783" calcext:value-type="float">
            <text:p>37.6283735626783</text:p>
          </table:table-cell>
          <table:table-cell table:formula="of:=SUM([.G54:.I54])" office:value-type="float" office:value="75.2567471253566" calcext:value-type="float">
            <text:p>75.2567471253566</text:p>
          </table:table-cell>
          <table:table-cell table:formula="of:=ABS([.B54]-[.D54])" office:value-type="float" office:value="9.14358866246198" calcext:value-type="float">
            <text:p>9.14358866246198</text:p>
          </table:table-cell>
          <table:table-cell table:formula="of:=ABS([.B54]-[.F54])" office:value-type="float" office:value="11.774874841567" calcext:value-type="float">
            <text:p>11.774874841567</text:p>
          </table:table-cell>
          <table:table-cell table:formula="of:=ABS([.D54]-[.F54])" office:value-type="float" office:value="2.63128617910502" calcext:value-type="float">
            <text:p>2.63128617910502</text:p>
          </table:table-cell>
          <table:table-cell table:formula="of:=SUM([.K54:.M54])" office:value-type="float" office:value="23.549749683134" calcext:value-type="float">
            <text:p>23.549749683134</text:p>
          </table:table-cell>
          <table:table-cell table:formula="of:=SUM([.J54];[.N54])" office:value-type="float" office:value="98.8064968084906" calcext:value-type="float">
            <text:p>98.8064968084906</text:p>
          </table:table-cell>
        </table:table-row>
        <table:table-row table:style-name="ro1">
          <table:table-cell office:value-type="float" office:value="9.36642096413268" calcext:value-type="float">
            <text:p>9.36642096413268</text:p>
          </table:table-cell>
          <table:table-cell office:value-type="float" office:value="-535.522896817636" calcext:value-type="float">
            <text:p>-535.522896817636</text:p>
          </table:table-cell>
          <table:table-cell office:value-type="float" office:value="2.50815568159593" calcext:value-type="float">
            <text:p>2.50815568159593</text:p>
          </table:table-cell>
          <table:table-cell office:value-type="float" office:value="-520.564692495066" calcext:value-type="float">
            <text:p>-520.564692495066</text:p>
          </table:table-cell>
          <table:table-cell office:value-type="float" office:value="14.1092631209979" calcext:value-type="float">
            <text:p>14.1092631209979</text:p>
          </table:table-cell>
          <table:table-cell office:value-type="float" office:value="-497.200515111722" calcext:value-type="float">
            <text:p>-497.200515111722</text:p>
          </table:table-cell>
          <table:table-cell table:formula="of:=ABS([.A55]-[.C55])" office:value-type="float" office:value="6.85826528253675" calcext:value-type="float">
            <text:p>6.85826528253675</text:p>
          </table:table-cell>
          <table:table-cell table:formula="of:=ABS([.A55]-[.E55])" office:value-type="float" office:value="4.74284215686522" calcext:value-type="float">
            <text:p>4.74284215686522</text:p>
          </table:table-cell>
          <table:table-cell table:formula="of:=ABS([.C55]-[.E55])" office:value-type="float" office:value="11.601107439402" calcext:value-type="float">
            <text:p>11.601107439402</text:p>
          </table:table-cell>
          <table:table-cell table:formula="of:=SUM([.G55:.I55])" office:value-type="float" office:value="23.2022148788039" calcext:value-type="float">
            <text:p>23.2022148788039</text:p>
          </table:table-cell>
          <table:table-cell table:formula="of:=ABS([.B55]-[.D55])" office:value-type="float" office:value="14.9582043225701" calcext:value-type="float">
            <text:p>14.9582043225701</text:p>
          </table:table-cell>
          <table:table-cell table:formula="of:=ABS([.B55]-[.F55])" office:value-type="float" office:value="38.322381705914" calcext:value-type="float">
            <text:p>38.322381705914</text:p>
          </table:table-cell>
          <table:table-cell table:formula="of:=ABS([.D55]-[.F55])" office:value-type="float" office:value="23.364177383344" calcext:value-type="float">
            <text:p>23.364177383344</text:p>
          </table:table-cell>
          <table:table-cell table:formula="of:=SUM([.K55:.M55])" office:value-type="float" office:value="76.6447634118281" calcext:value-type="float">
            <text:p>76.6447634118281</text:p>
          </table:table-cell>
          <table:table-cell table:formula="of:=SUM([.J55];[.N55])" office:value-type="float" office:value="99.846978290632" calcext:value-type="float">
            <text:p>99.846978290632</text:p>
          </table:table-cell>
        </table:table-row>
        <table:table-row table:style-name="ro1">
          <table:table-cell office:value-type="float" office:value="11.3216486623097" calcext:value-type="float">
            <text:p>11.3216486623097</text:p>
          </table:table-cell>
          <table:table-cell office:value-type="float" office:value="-525.939608992611" calcext:value-type="float">
            <text:p>-525.939608992611</text:p>
          </table:table-cell>
          <table:table-cell office:value-type="float" office:value="-10.8323252925443" calcext:value-type="float">
            <text:p>-10.8323252925443</text:p>
          </table:table-cell>
          <table:table-cell office:value-type="float" office:value="-506.449234317413" calcext:value-type="float">
            <text:p>-506.449234317413</text:p>
          </table:table-cell>
          <table:table-cell office:value-type="float" office:value="19.6098104907023" calcext:value-type="float">
            <text:p>19.6098104907023</text:p>
          </table:table-cell>
          <table:table-cell office:value-type="float" office:value="-506.92027706305" calcext:value-type="float">
            <text:p>-506.92027706305</text:p>
          </table:table-cell>
          <table:table-cell table:formula="of:=ABS([.A56]-[.C56])" office:value-type="float" office:value="22.153973954854" calcext:value-type="float">
            <text:p>22.153973954854</text:p>
          </table:table-cell>
          <table:table-cell table:formula="of:=ABS([.A56]-[.E56])" office:value-type="float" office:value="8.2881618283926" calcext:value-type="float">
            <text:p>8.2881618283926</text:p>
          </table:table-cell>
          <table:table-cell table:formula="of:=ABS([.C56]-[.E56])" office:value-type="float" office:value="30.4421357832466" calcext:value-type="float">
            <text:p>30.4421357832466</text:p>
          </table:table-cell>
          <table:table-cell table:formula="of:=SUM([.G56:.I56])" office:value-type="float" office:value="60.8842715664932" calcext:value-type="float">
            <text:p>60.8842715664932</text:p>
          </table:table-cell>
          <table:table-cell table:formula="of:=ABS([.B56]-[.D56])" office:value-type="float" office:value="19.490374675198" calcext:value-type="float">
            <text:p>19.490374675198</text:p>
          </table:table-cell>
          <table:table-cell table:formula="of:=ABS([.B56]-[.F56])" office:value-type="float" office:value="19.0193319295611" calcext:value-type="float">
            <text:p>19.0193319295611</text:p>
          </table:table-cell>
          <table:table-cell table:formula="of:=ABS([.D56]-[.F56])" office:value-type="float" office:value="0.471042745636964" calcext:value-type="float">
            <text:p>0.471042745636964</text:p>
          </table:table-cell>
          <table:table-cell table:formula="of:=SUM([.K56:.M56])" office:value-type="float" office:value="38.9807493503961" calcext:value-type="float">
            <text:p>38.9807493503961</text:p>
          </table:table-cell>
          <table:table-cell table:formula="of:=SUM([.J56];[.N56])" office:value-type="float" office:value="99.8650209168893" calcext:value-type="float">
            <text:p>99.8650209168893</text:p>
          </table:table-cell>
        </table:table-row>
        <table:table-row table:style-name="ro1">
          <table:table-cell office:value-type="float" office:value="24.9686081569516" calcext:value-type="float">
            <text:p>24.9686081569516</text:p>
          </table:table-cell>
          <table:table-cell office:value-type="float" office:value="-526.324317184869" calcext:value-type="float">
            <text:p>-526.324317184869</text:p>
          </table:table-cell>
          <table:table-cell office:value-type="float" office:value="-6.14590006121397" calcext:value-type="float">
            <text:p>-6.14590006121397</text:p>
          </table:table-cell>
          <table:table-cell office:value-type="float" office:value="-510.283082847135" calcext:value-type="float">
            <text:p>-510.283082847135</text:p>
          </table:table-cell>
          <table:table-cell office:value-type="float" office:value="23.6464372709239" calcext:value-type="float">
            <text:p>23.6464372709239</text:p>
          </table:table-cell>
          <table:table-cell office:value-type="float" office:value="-507.355658227945" calcext:value-type="float">
            <text:p>-507.355658227945</text:p>
          </table:table-cell>
          <table:table-cell table:formula="of:=ABS([.A57]-[.C57])" office:value-type="float" office:value="31.1145082181656" calcext:value-type="float">
            <text:p>31.1145082181656</text:p>
          </table:table-cell>
          <table:table-cell table:formula="of:=ABS([.A57]-[.E57])" office:value-type="float" office:value="1.3221708860277" calcext:value-type="float">
            <text:p>1.3221708860277</text:p>
          </table:table-cell>
          <table:table-cell table:formula="of:=ABS([.C57]-[.E57])" office:value-type="float" office:value="29.7923373321379" calcext:value-type="float">
            <text:p>29.7923373321379</text:p>
          </table:table-cell>
          <table:table-cell table:formula="of:=SUM([.G57:.I57])" office:value-type="float" office:value="62.2290164363311" calcext:value-type="float">
            <text:p>62.2290164363311</text:p>
          </table:table-cell>
          <table:table-cell table:formula="of:=ABS([.B57]-[.D57])" office:value-type="float" office:value="16.041234337734" calcext:value-type="float">
            <text:p>16.041234337734</text:p>
          </table:table-cell>
          <table:table-cell table:formula="of:=ABS([.B57]-[.F57])" office:value-type="float" office:value="18.9686589569239" calcext:value-type="float">
            <text:p>18.9686589569239</text:p>
          </table:table-cell>
          <table:table-cell table:formula="of:=ABS([.D57]-[.F57])" office:value-type="float" office:value="2.92742461918999" calcext:value-type="float">
            <text:p>2.92742461918999</text:p>
          </table:table-cell>
          <table:table-cell table:formula="of:=SUM([.K57:.M57])" office:value-type="float" office:value="37.9373179138479" calcext:value-type="float">
            <text:p>37.9373179138479</text:p>
          </table:table-cell>
          <table:table-cell table:formula="of:=SUM([.J57];[.N57])" office:value-type="float" office:value="100.166334350179" calcext:value-type="float">
            <text:p>100.166334350179</text:p>
          </table:table-cell>
        </table:table-row>
        <table:table-row table:style-name="ro1">
          <table:table-cell office:value-type="float" office:value="24.3279265229197" calcext:value-type="float">
            <text:p>24.3279265229197</text:p>
          </table:table-cell>
          <table:table-cell office:value-type="float" office:value="-535.304355335648" calcext:value-type="float">
            <text:p>-535.304355335648</text:p>
          </table:table-cell>
          <table:table-cell office:value-type="float" office:value="9.85072682060752" calcext:value-type="float">
            <text:p>9.85072682060752</text:p>
          </table:table-cell>
          <table:table-cell office:value-type="float" office:value="-509.451385696252" calcext:value-type="float">
            <text:p>-509.451385696252</text:p>
          </table:table-cell>
          <table:table-cell office:value-type="float" office:value="14.1660765403187" calcext:value-type="float">
            <text:p>14.1660765403187</text:p>
          </table:table-cell>
          <table:table-cell office:value-type="float" office:value="-499.473077284538" calcext:value-type="float">
            <text:p>-499.473077284538</text:p>
          </table:table-cell>
          <table:table-cell table:formula="of:=ABS([.A58]-[.C58])" office:value-type="float" office:value="14.4771997023122" calcext:value-type="float">
            <text:p>14.4771997023122</text:p>
          </table:table-cell>
          <table:table-cell table:formula="of:=ABS([.A58]-[.E58])" office:value-type="float" office:value="10.161849982601" calcext:value-type="float">
            <text:p>10.161849982601</text:p>
          </table:table-cell>
          <table:table-cell table:formula="of:=ABS([.C58]-[.E58])" office:value-type="float" office:value="4.31534971971118" calcext:value-type="float">
            <text:p>4.31534971971118</text:p>
          </table:table-cell>
          <table:table-cell table:formula="of:=SUM([.G58:.I58])" office:value-type="float" office:value="28.9543994046244" calcext:value-type="float">
            <text:p>28.9543994046244</text:p>
          </table:table-cell>
          <table:table-cell table:formula="of:=ABS([.B58]-[.D58])" office:value-type="float" office:value="25.852969639396" calcext:value-type="float">
            <text:p>25.852969639396</text:p>
          </table:table-cell>
          <table:table-cell table:formula="of:=ABS([.B58]-[.F58])" office:value-type="float" office:value="35.83127805111" calcext:value-type="float">
            <text:p>35.83127805111</text:p>
          </table:table-cell>
          <table:table-cell table:formula="of:=ABS([.D58]-[.F58])" office:value-type="float" office:value="9.97830841171395" calcext:value-type="float">
            <text:p>9.97830841171395</text:p>
          </table:table-cell>
          <table:table-cell table:formula="of:=SUM([.K58:.M58])" office:value-type="float" office:value="71.6625561022199" calcext:value-type="float">
            <text:p>71.6625561022199</text:p>
          </table:table-cell>
          <table:table-cell table:formula="of:=SUM([.J58];[.N58])" office:value-type="float" office:value="100.616955506844" calcext:value-type="float">
            <text:p>100.616955506844</text:p>
          </table:table-cell>
        </table:table-row>
        <table:table-row table:style-name="ro1">
          <table:table-cell office:value-type="float" office:value="15.4506922766262" calcext:value-type="float">
            <text:p>15.4506922766262</text:p>
          </table:table-cell>
          <table:table-cell office:value-type="float" office:value="-536.982786429295" calcext:value-type="float">
            <text:p>-536.982786429295</text:p>
          </table:table-cell>
          <table:table-cell office:value-type="float" office:value="0.53593435119545" calcext:value-type="float">
            <text:p>0.53593435119545</text:p>
          </table:table-cell>
          <table:table-cell office:value-type="float" office:value="-518.970995755662" calcext:value-type="float">
            <text:p>-518.970995755662</text:p>
          </table:table-cell>
          <table:table-cell office:value-type="float" office:value="24.7145803541266" calcext:value-type="float">
            <text:p>24.7145803541266</text:p>
          </table:table-cell>
          <table:table-cell office:value-type="float" office:value="-510.684047030615" calcext:value-type="float">
            <text:p>-510.684047030615</text:p>
          </table:table-cell>
          <table:table-cell table:formula="of:=ABS([.A59]-[.C59])" office:value-type="float" office:value="14.9147579254307" calcext:value-type="float">
            <text:p>14.9147579254307</text:p>
          </table:table-cell>
          <table:table-cell table:formula="of:=ABS([.A59]-[.E59])" office:value-type="float" office:value="9.2638880775004" calcext:value-type="float">
            <text:p>9.2638880775004</text:p>
          </table:table-cell>
          <table:table-cell table:formula="of:=ABS([.C59]-[.E59])" office:value-type="float" office:value="24.1786460029312" calcext:value-type="float">
            <text:p>24.1786460029312</text:p>
          </table:table-cell>
          <table:table-cell table:formula="of:=SUM([.G59:.I59])" office:value-type="float" office:value="48.3572920058623" calcext:value-type="float">
            <text:p>48.3572920058623</text:p>
          </table:table-cell>
          <table:table-cell table:formula="of:=ABS([.B59]-[.D59])" office:value-type="float" office:value="18.011790673633" calcext:value-type="float">
            <text:p>18.011790673633</text:p>
          </table:table-cell>
          <table:table-cell table:formula="of:=ABS([.B59]-[.F59])" office:value-type="float" office:value="26.29873939868" calcext:value-type="float">
            <text:p>26.29873939868</text:p>
          </table:table-cell>
          <table:table-cell table:formula="of:=ABS([.D59]-[.F59])" office:value-type="float" office:value="8.28694872504701" calcext:value-type="float">
            <text:p>8.28694872504701</text:p>
          </table:table-cell>
          <table:table-cell table:formula="of:=SUM([.K59:.M59])" office:value-type="float" office:value="52.5974787973599" calcext:value-type="float">
            <text:p>52.5974787973599</text:p>
          </table:table-cell>
          <table:table-cell table:formula="of:=SUM([.J59];[.N59])" office:value-type="float" office:value="100.954770803222" calcext:value-type="float">
            <text:p>100.954770803222</text:p>
          </table:table-cell>
        </table:table-row>
        <table:table-row table:style-name="ro1">
          <table:table-cell office:value-type="float" office:value="18.4930426897569" calcext:value-type="float">
            <text:p>18.4930426897569</text:p>
          </table:table-cell>
          <table:table-cell office:value-type="float" office:value="-536.619744425338" calcext:value-type="float">
            <text:p>-536.619744425338</text:p>
          </table:table-cell>
          <table:table-cell office:value-type="float" office:value="5.88402112262859" calcext:value-type="float">
            <text:p>5.88402112262859</text:p>
          </table:table-cell>
          <table:table-cell office:value-type="float" office:value="-514.09790678713" calcext:value-type="float">
            <text:p>-514.09790678713</text:p>
          </table:table-cell>
          <table:table-cell office:value-type="float" office:value="31.3429226748218" calcext:value-type="float">
            <text:p>31.3429226748218</text:p>
          </table:table-cell>
          <table:table-cell office:value-type="float" office:value="-511.225015938491" calcext:value-type="float">
            <text:p>-511.225015938491</text:p>
          </table:table-cell>
          <table:table-cell table:formula="of:=ABS([.A60]-[.C60])" office:value-type="float" office:value="12.6090215671283" calcext:value-type="float">
            <text:p>12.6090215671283</text:p>
          </table:table-cell>
          <table:table-cell table:formula="of:=ABS([.A60]-[.E60])" office:value-type="float" office:value="12.8498799850649" calcext:value-type="float">
            <text:p>12.8498799850649</text:p>
          </table:table-cell>
          <table:table-cell table:formula="of:=ABS([.C60]-[.E60])" office:value-type="float" office:value="25.4589015521932" calcext:value-type="float">
            <text:p>25.4589015521932</text:p>
          </table:table-cell>
          <table:table-cell table:formula="of:=SUM([.G60:.I60])" office:value-type="float" office:value="50.9178031043864" calcext:value-type="float">
            <text:p>50.9178031043864</text:p>
          </table:table-cell>
          <table:table-cell table:formula="of:=ABS([.B60]-[.D60])" office:value-type="float" office:value="22.521837638208" calcext:value-type="float">
            <text:p>22.521837638208</text:p>
          </table:table-cell>
          <table:table-cell table:formula="of:=ABS([.B60]-[.F60])" office:value-type="float" office:value="25.394728486847" calcext:value-type="float">
            <text:p>25.394728486847</text:p>
          </table:table-cell>
          <table:table-cell table:formula="of:=ABS([.D60]-[.F60])" office:value-type="float" office:value="2.87289084863897" calcext:value-type="float">
            <text:p>2.87289084863897</text:p>
          </table:table-cell>
          <table:table-cell table:formula="of:=SUM([.K60:.M60])" office:value-type="float" office:value="50.789456973694" calcext:value-type="float">
            <text:p>50.789456973694</text:p>
          </table:table-cell>
          <table:table-cell table:formula="of:=SUM([.J60];[.N60])" office:value-type="float" office:value="101.70726007808" calcext:value-type="float">
            <text:p>101.70726007808</text:p>
          </table:table-cell>
        </table:table-row>
        <table:table-row table:style-name="ro1">
          <table:table-cell office:value-type="float" office:value="11.920529538914" calcext:value-type="float">
            <text:p>11.920529538914</text:p>
          </table:table-cell>
          <table:table-cell office:value-type="float" office:value="-531.933954955664" calcext:value-type="float">
            <text:p>-531.933954955664</text:p>
          </table:table-cell>
          <table:table-cell office:value-type="float" office:value="-13.44455563994" calcext:value-type="float">
            <text:p>-13.44455563994</text:p>
          </table:table-cell>
          <table:table-cell office:value-type="float" office:value="-516.882431083487" calcext:value-type="float">
            <text:p>-516.882431083487</text:p>
          </table:table-cell>
          <table:table-cell office:value-type="float" office:value="13.7738004221478" calcext:value-type="float">
            <text:p>13.7738004221478</text:p>
          </table:table-cell>
          <table:table-cell office:value-type="float" office:value="-508.248467745827" calcext:value-type="float">
            <text:p>-508.248467745827</text:p>
          </table:table-cell>
          <table:table-cell table:formula="of:=ABS([.A61]-[.C61])" office:value-type="float" office:value="25.365085178854" calcext:value-type="float">
            <text:p>25.365085178854</text:p>
          </table:table-cell>
          <table:table-cell table:formula="of:=ABS([.A61]-[.E61])" office:value-type="float" office:value="1.8532708832338" calcext:value-type="float">
            <text:p>1.8532708832338</text:p>
          </table:table-cell>
          <table:table-cell table:formula="of:=ABS([.C61]-[.E61])" office:value-type="float" office:value="27.2183560620878" calcext:value-type="float">
            <text:p>27.2183560620878</text:p>
          </table:table-cell>
          <table:table-cell table:formula="of:=SUM([.G61:.I61])" office:value-type="float" office:value="54.4367121241756" calcext:value-type="float">
            <text:p>54.4367121241756</text:p>
          </table:table-cell>
          <table:table-cell table:formula="of:=ABS([.B61]-[.D61])" office:value-type="float" office:value="15.0515238721771" calcext:value-type="float">
            <text:p>15.0515238721771</text:p>
          </table:table-cell>
          <table:table-cell table:formula="of:=ABS([.B61]-[.F61])" office:value-type="float" office:value="23.6854872098371" calcext:value-type="float">
            <text:p>23.6854872098371</text:p>
          </table:table-cell>
          <table:table-cell table:formula="of:=ABS([.D61]-[.F61])" office:value-type="float" office:value="8.63396333765996" calcext:value-type="float">
            <text:p>8.63396333765996</text:p>
          </table:table-cell>
          <table:table-cell table:formula="of:=SUM([.K61:.M61])" office:value-type="float" office:value="47.3709744196741" calcext:value-type="float">
            <text:p>47.3709744196741</text:p>
          </table:table-cell>
          <table:table-cell table:formula="of:=SUM([.J61];[.N61])" office:value-type="float" office:value="101.80768654385" calcext:value-type="float">
            <text:p>101.80768654385</text:p>
          </table:table-cell>
        </table:table-row>
        <table:table-row table:style-name="ro1">
          <table:table-cell office:value-type="float" office:value="12.9679767132926" calcext:value-type="float">
            <text:p>12.9679767132926</text:p>
          </table:table-cell>
          <table:table-cell office:value-type="float" office:value="-528.430712647415" calcext:value-type="float">
            <text:p>-528.430712647415</text:p>
          </table:table-cell>
          <table:table-cell office:value-type="float" office:value="8.40146710320776" calcext:value-type="float">
            <text:p>8.40146710320776</text:p>
          </table:table-cell>
          <table:table-cell office:value-type="float" office:value="-513.313402810763" calcext:value-type="float">
            <text:p>-513.313402810763</text:p>
          </table:table-cell>
          <table:table-cell office:value-type="float" office:value="35.7444659779884" calcext:value-type="float">
            <text:p>35.7444659779884</text:p>
          </table:table-cell>
          <table:table-cell office:value-type="float" office:value="-504.622416503895" calcext:value-type="float">
            <text:p>-504.622416503895</text:p>
          </table:table-cell>
          <table:table-cell table:formula="of:=ABS([.A62]-[.C62])" office:value-type="float" office:value="4.56650961008484" calcext:value-type="float">
            <text:p>4.56650961008484</text:p>
          </table:table-cell>
          <table:table-cell table:formula="of:=ABS([.A62]-[.E62])" office:value-type="float" office:value="22.7764892646958" calcext:value-type="float">
            <text:p>22.7764892646958</text:p>
          </table:table-cell>
          <table:table-cell table:formula="of:=ABS([.C62]-[.E62])" office:value-type="float" office:value="27.3429988747806" calcext:value-type="float">
            <text:p>27.3429988747806</text:p>
          </table:table-cell>
          <table:table-cell table:formula="of:=SUM([.G62:.I62])" office:value-type="float" office:value="54.6859977495613" calcext:value-type="float">
            <text:p>54.6859977495613</text:p>
          </table:table-cell>
          <table:table-cell table:formula="of:=ABS([.B62]-[.D62])" office:value-type="float" office:value="15.117309836652" calcext:value-type="float">
            <text:p>15.117309836652</text:p>
          </table:table-cell>
          <table:table-cell table:formula="of:=ABS([.B62]-[.F62])" office:value-type="float" office:value="23.80829614352" calcext:value-type="float">
            <text:p>23.80829614352</text:p>
          </table:table-cell>
          <table:table-cell table:formula="of:=ABS([.D62]-[.F62])" office:value-type="float" office:value="8.69098630686801" calcext:value-type="float">
            <text:p>8.69098630686801</text:p>
          </table:table-cell>
          <table:table-cell table:formula="of:=SUM([.K62:.M62])" office:value-type="float" office:value="47.61659228704" calcext:value-type="float">
            <text:p>47.61659228704</text:p>
          </table:table-cell>
          <table:table-cell table:formula="of:=SUM([.J62];[.N62])" office:value-type="float" office:value="102.302590036601" calcext:value-type="float">
            <text:p>102.302590036601</text:p>
          </table:table-cell>
        </table:table-row>
        <table:table-row table:style-name="ro1">
          <table:table-cell office:value-type="float" office:value="21.6089174271846" calcext:value-type="float">
            <text:p>21.6089174271846</text:p>
          </table:table-cell>
          <table:table-cell office:value-type="float" office:value="-539.660021183589" calcext:value-type="float">
            <text:p>-539.660021183589</text:p>
          </table:table-cell>
          <table:table-cell office:value-type="float" office:value="7.76090484911138" calcext:value-type="float">
            <text:p>7.76090484911138</text:p>
          </table:table-cell>
          <table:table-cell office:value-type="float" office:value="-511.35762926688" calcext:value-type="float">
            <text:p>-511.35762926688</text:p>
          </table:table-cell>
          <table:table-cell office:value-type="float" office:value="30.1913025366966" calcext:value-type="float">
            <text:p>30.1913025366966</text:p>
          </table:table-cell>
          <table:table-cell office:value-type="float" office:value="-510.157784714796" calcext:value-type="float">
            <text:p>-510.157784714796</text:p>
          </table:table-cell>
          <table:table-cell table:formula="of:=ABS([.A63]-[.C63])" office:value-type="float" office:value="13.8480125780732" calcext:value-type="float">
            <text:p>13.8480125780732</text:p>
          </table:table-cell>
          <table:table-cell table:formula="of:=ABS([.A63]-[.E63])" office:value-type="float" office:value="8.582385109512" calcext:value-type="float">
            <text:p>8.582385109512</text:p>
          </table:table-cell>
          <table:table-cell table:formula="of:=ABS([.C63]-[.E63])" office:value-type="float" office:value="22.4303976875852" calcext:value-type="float">
            <text:p>22.4303976875852</text:p>
          </table:table-cell>
          <table:table-cell table:formula="of:=SUM([.G63:.I63])" office:value-type="float" office:value="44.8607953751704" calcext:value-type="float">
            <text:p>44.8607953751704</text:p>
          </table:table-cell>
          <table:table-cell table:formula="of:=ABS([.B63]-[.D63])" office:value-type="float" office:value="28.302391916709" calcext:value-type="float">
            <text:p>28.302391916709</text:p>
          </table:table-cell>
          <table:table-cell table:formula="of:=ABS([.B63]-[.F63])" office:value-type="float" office:value="29.5022364687931" calcext:value-type="float">
            <text:p>29.5022364687931</text:p>
          </table:table-cell>
          <table:table-cell table:formula="of:=ABS([.D63]-[.F63])" office:value-type="float" office:value="1.19984455208402" calcext:value-type="float">
            <text:p>1.19984455208402</text:p>
          </table:table-cell>
          <table:table-cell table:formula="of:=SUM([.K63:.M63])" office:value-type="float" office:value="59.0044729375861" calcext:value-type="float">
            <text:p>59.0044729375861</text:p>
          </table:table-cell>
          <table:table-cell table:formula="of:=SUM([.J63];[.N63])" office:value-type="float" office:value="103.865268312757" calcext:value-type="float">
            <text:p>103.865268312757</text:p>
          </table:table-cell>
        </table:table-row>
        <table:table-row table:style-name="ro1">
          <table:table-cell office:value-type="float" office:value="25.9413717516593" calcext:value-type="float">
            <text:p>25.9413717516593</text:p>
          </table:table-cell>
          <table:table-cell office:value-type="float" office:value="-522.71970353136" calcext:value-type="float">
            <text:p>-522.71970353136</text:p>
          </table:table-cell>
          <table:table-cell office:value-type="float" office:value="-6.09434748705236" calcext:value-type="float">
            <text:p>-6.09434748705236</text:p>
          </table:table-cell>
          <table:table-cell office:value-type="float" office:value="-503.787595154699" calcext:value-type="float">
            <text:p>-503.787595154699</text:p>
          </table:table-cell>
          <table:table-cell office:value-type="float" office:value="25.4481507539986" calcext:value-type="float">
            <text:p>25.4481507539986</text:p>
          </table:table-cell>
          <table:table-cell office:value-type="float" office:value="-502.540659028044" calcext:value-type="float">
            <text:p>-502.540659028044</text:p>
          </table:table-cell>
          <table:table-cell table:formula="of:=ABS([.A64]-[.C64])" office:value-type="float" office:value="32.0357192387117" calcext:value-type="float">
            <text:p>32.0357192387117</text:p>
          </table:table-cell>
          <table:table-cell table:formula="of:=ABS([.A64]-[.E64])" office:value-type="float" office:value="0.4932209976607" calcext:value-type="float">
            <text:p>0.4932209976607</text:p>
          </table:table-cell>
          <table:table-cell table:formula="of:=ABS([.C64]-[.E64])" office:value-type="float" office:value="31.542498241051" calcext:value-type="float">
            <text:p>31.542498241051</text:p>
          </table:table-cell>
          <table:table-cell table:formula="of:=SUM([.G64:.I64])" office:value-type="float" office:value="64.0714384774233" calcext:value-type="float">
            <text:p>64.0714384774233</text:p>
          </table:table-cell>
          <table:table-cell table:formula="of:=ABS([.B64]-[.D64])" office:value-type="float" office:value="18.932108376661" calcext:value-type="float">
            <text:p>18.932108376661</text:p>
          </table:table-cell>
          <table:table-cell table:formula="of:=ABS([.B64]-[.F64])" office:value-type="float" office:value="20.179044503316" calcext:value-type="float">
            <text:p>20.179044503316</text:p>
          </table:table-cell>
          <table:table-cell table:formula="of:=ABS([.D64]-[.F64])" office:value-type="float" office:value="1.24693612665499" calcext:value-type="float">
            <text:p>1.24693612665499</text:p>
          </table:table-cell>
          <table:table-cell table:formula="of:=SUM([.K64:.M64])" office:value-type="float" office:value="40.358089006632" calcext:value-type="float">
            <text:p>40.358089006632</text:p>
          </table:table-cell>
          <table:table-cell table:formula="of:=SUM([.J64];[.N64])" office:value-type="float" office:value="104.429527484055" calcext:value-type="float">
            <text:p>104.429527484055</text:p>
          </table:table-cell>
        </table:table-row>
        <table:table-row table:style-name="ro1">
          <table:table-cell office:value-type="float" office:value="12.6132031668703" calcext:value-type="float">
            <text:p>12.6132031668703</text:p>
          </table:table-cell>
          <table:table-cell office:value-type="float" office:value="-529.711760955649" calcext:value-type="float">
            <text:p>-529.711760955649</text:p>
          </table:table-cell>
          <table:table-cell office:value-type="float" office:value="10.2340039776379" calcext:value-type="float">
            <text:p>10.2340039776379</text:p>
          </table:table-cell>
          <table:table-cell office:value-type="float" office:value="-516.882608883391" calcext:value-type="float">
            <text:p>-516.882608883391</text:p>
          </table:table-cell>
          <table:table-cell office:value-type="float" office:value="28.1944521349958" calcext:value-type="float">
            <text:p>28.1944521349958</text:p>
          </table:table-cell>
          <table:table-cell office:value-type="float" office:value="-495.353453509135" calcext:value-type="float">
            <text:p>-495.353453509135</text:p>
          </table:table-cell>
          <table:table-cell table:formula="of:=ABS([.A65]-[.C65])" office:value-type="float" office:value="2.3791991892324" calcext:value-type="float">
            <text:p>2.3791991892324</text:p>
          </table:table-cell>
          <table:table-cell table:formula="of:=ABS([.A65]-[.E65])" office:value-type="float" office:value="15.5812489681255" calcext:value-type="float">
            <text:p>15.5812489681255</text:p>
          </table:table-cell>
          <table:table-cell table:formula="of:=ABS([.C65]-[.E65])" office:value-type="float" office:value="17.9604481573579" calcext:value-type="float">
            <text:p>17.9604481573579</text:p>
          </table:table-cell>
          <table:table-cell table:formula="of:=SUM([.G65:.I65])" office:value-type="float" office:value="35.9208963147158" calcext:value-type="float">
            <text:p>35.9208963147158</text:p>
          </table:table-cell>
          <table:table-cell table:formula="of:=ABS([.B65]-[.D65])" office:value-type="float" office:value="12.829152072258" calcext:value-type="float">
            <text:p>12.829152072258</text:p>
          </table:table-cell>
          <table:table-cell table:formula="of:=ABS([.B65]-[.F65])" office:value-type="float" office:value="34.358307446514" calcext:value-type="float">
            <text:p>34.358307446514</text:p>
          </table:table-cell>
          <table:table-cell table:formula="of:=ABS([.D65]-[.F65])" office:value-type="float" office:value="21.5291553742559" calcext:value-type="float">
            <text:p>21.5291553742559</text:p>
          </table:table-cell>
          <table:table-cell table:formula="of:=SUM([.K65:.M65])" office:value-type="float" office:value="68.7166148930279" calcext:value-type="float">
            <text:p>68.7166148930279</text:p>
          </table:table-cell>
          <table:table-cell table:formula="of:=SUM([.J65];[.N65])" office:value-type="float" office:value="104.637511207744" calcext:value-type="float">
            <text:p>104.637511207744</text:p>
          </table:table-cell>
        </table:table-row>
        <table:table-row table:style-name="ro1">
          <table:table-cell office:value-type="float" office:value="21.042392577108" calcext:value-type="float">
            <text:p>21.042392577108</text:p>
          </table:table-cell>
          <table:table-cell office:value-type="float" office:value="-541.652929507418" calcext:value-type="float">
            <text:p>-541.652929507418</text:p>
          </table:table-cell>
          <table:table-cell office:value-type="float" office:value="10.6831021511248" calcext:value-type="float">
            <text:p>10.6831021511248</text:p>
          </table:table-cell>
          <table:table-cell office:value-type="float" office:value="-514.330088061753" calcext:value-type="float">
            <text:p>-514.330088061753</text:p>
          </table:table-cell>
          <table:table-cell office:value-type="float" office:value="22.0174396305826" calcext:value-type="float">
            <text:p>22.0174396305826</text:p>
          </table:table-cell>
          <table:table-cell office:value-type="float" office:value="-500.585749083696" calcext:value-type="float">
            <text:p>-500.585749083696</text:p>
          </table:table-cell>
          <table:table-cell table:formula="of:=ABS([.A66]-[.C66])" office:value-type="float" office:value="10.3592904259832" calcext:value-type="float">
            <text:p>10.3592904259832</text:p>
          </table:table-cell>
          <table:table-cell table:formula="of:=ABS([.A66]-[.E66])" office:value-type="float" office:value="0.975047053474601" calcext:value-type="float">
            <text:p>0.975047053474601</text:p>
          </table:table-cell>
          <table:table-cell table:formula="of:=ABS([.C66]-[.E66])" office:value-type="float" office:value="11.3343374794578" calcext:value-type="float">
            <text:p>11.3343374794578</text:p>
          </table:table-cell>
          <table:table-cell table:formula="of:=SUM([.G66:.I66])" office:value-type="float" office:value="22.6686749589156" calcext:value-type="float">
            <text:p>22.6686749589156</text:p>
          </table:table-cell>
          <table:table-cell table:formula="of:=ABS([.B66]-[.D66])" office:value-type="float" office:value="27.322841445665" calcext:value-type="float">
            <text:p>27.322841445665</text:p>
          </table:table-cell>
          <table:table-cell table:formula="of:=ABS([.B66]-[.F66])" office:value-type="float" office:value="41.067180423722" calcext:value-type="float">
            <text:p>41.067180423722</text:p>
          </table:table-cell>
          <table:table-cell table:formula="of:=ABS([.D66]-[.F66])" office:value-type="float" office:value="13.744338978057" calcext:value-type="float">
            <text:p>13.744338978057</text:p>
          </table:table-cell>
          <table:table-cell table:formula="of:=SUM([.K66:.M66])" office:value-type="float" office:value="82.134360847444" calcext:value-type="float">
            <text:p>82.134360847444</text:p>
          </table:table-cell>
          <table:table-cell table:formula="of:=SUM([.J66];[.N66])" office:value-type="float" office:value="104.80303580636" calcext:value-type="float">
            <text:p>104.80303580636</text:p>
          </table:table-cell>
        </table:table-row>
        <table:table-row table:style-name="ro1">
          <table:table-cell office:value-type="float" office:value="18.9253113403319" calcext:value-type="float">
            <text:p>18.9253113403319</text:p>
          </table:table-cell>
          <table:table-cell office:value-type="float" office:value="-532.756482711499" calcext:value-type="float">
            <text:p>-532.756482711499</text:p>
          </table:table-cell>
          <table:table-cell office:value-type="float" office:value="4.13318813007841" calcext:value-type="float">
            <text:p>4.13318813007841</text:p>
          </table:table-cell>
          <table:table-cell office:value-type="float" office:value="-518.671479117401" calcext:value-type="float">
            <text:p>-518.671479117401</text:p>
          </table:table-cell>
          <table:table-cell office:value-type="float" office:value="19.2600155955916" calcext:value-type="float">
            <text:p>19.2600155955916</text:p>
          </table:table-cell>
          <table:table-cell office:value-type="float" office:value="-495.41179727763" calcext:value-type="float">
            <text:p>-495.41179727763</text:p>
          </table:table-cell>
          <table:table-cell table:formula="of:=ABS([.A67]-[.C67])" office:value-type="float" office:value="14.7921232102535" calcext:value-type="float">
            <text:p>14.7921232102535</text:p>
          </table:table-cell>
          <table:table-cell table:formula="of:=ABS([.A67]-[.E67])" office:value-type="float" office:value="0.334704255259702" calcext:value-type="float">
            <text:p>0.334704255259702</text:p>
          </table:table-cell>
          <table:table-cell table:formula="of:=ABS([.C67]-[.E67])" office:value-type="float" office:value="15.1268274655132" calcext:value-type="float">
            <text:p>15.1268274655132</text:p>
          </table:table-cell>
          <table:table-cell table:formula="of:=SUM([.G67:.I67])" office:value-type="float" office:value="30.2536549310264" calcext:value-type="float">
            <text:p>30.2536549310264</text:p>
          </table:table-cell>
          <table:table-cell table:formula="of:=ABS([.B67]-[.D67])" office:value-type="float" office:value="14.085003594098" calcext:value-type="float">
            <text:p>14.085003594098</text:p>
          </table:table-cell>
          <table:table-cell table:formula="of:=ABS([.B67]-[.F67])" office:value-type="float" office:value="37.344685433869" calcext:value-type="float">
            <text:p>37.344685433869</text:p>
          </table:table-cell>
          <table:table-cell table:formula="of:=ABS([.D67]-[.F67])" office:value-type="float" office:value="23.259681839771" calcext:value-type="float">
            <text:p>23.259681839771</text:p>
          </table:table-cell>
          <table:table-cell table:formula="of:=SUM([.K67:.M67])" office:value-type="float" office:value="74.6893708677379" calcext:value-type="float">
            <text:p>74.6893708677379</text:p>
          </table:table-cell>
          <table:table-cell table:formula="of:=SUM([.J67];[.N67])" office:value-type="float" office:value="104.943025798764" calcext:value-type="float">
            <text:p>104.943025798764</text:p>
          </table:table-cell>
        </table:table-row>
        <table:table-row table:style-name="ro1">
          <table:table-cell office:value-type="float" office:value="21.4253964302859" calcext:value-type="float">
            <text:p>21.4253964302859</text:p>
          </table:table-cell>
          <table:table-cell office:value-type="float" office:value="-525.969123776673" calcext:value-type="float">
            <text:p>-525.969123776673</text:p>
          </table:table-cell>
          <table:table-cell office:value-type="float" office:value="-5.87307169654128" calcext:value-type="float">
            <text:p>-5.87307169654128</text:p>
          </table:table-cell>
          <table:table-cell office:value-type="float" office:value="-513.711598395737" calcext:value-type="float">
            <text:p>-513.711598395737</text:p>
          </table:table-cell>
          <table:table-cell office:value-type="float" office:value="13.7275485711238" calcext:value-type="float">
            <text:p>13.7275485711238</text:p>
          </table:table-cell>
          <table:table-cell office:value-type="float" office:value="-500.692708425937" calcext:value-type="float">
            <text:p>-500.692708425937</text:p>
          </table:table-cell>
          <table:table-cell table:formula="of:=ABS([.A68]-[.C68])" office:value-type="float" office:value="27.2984681268272" calcext:value-type="float">
            <text:p>27.2984681268272</text:p>
          </table:table-cell>
          <table:table-cell table:formula="of:=ABS([.A68]-[.E68])" office:value-type="float" office:value="7.6978478591621" calcext:value-type="float">
            <text:p>7.6978478591621</text:p>
          </table:table-cell>
          <table:table-cell table:formula="of:=ABS([.C68]-[.E68])" office:value-type="float" office:value="19.6006202676651" calcext:value-type="float">
            <text:p>19.6006202676651</text:p>
          </table:table-cell>
          <table:table-cell table:formula="of:=SUM([.G68:.I68])" office:value-type="float" office:value="54.5969362536544" calcext:value-type="float">
            <text:p>54.5969362536544</text:p>
          </table:table-cell>
          <table:table-cell table:formula="of:=ABS([.B68]-[.D68])" office:value-type="float" office:value="12.2575253809359" calcext:value-type="float">
            <text:p>12.2575253809359</text:p>
          </table:table-cell>
          <table:table-cell table:formula="of:=ABS([.B68]-[.F68])" office:value-type="float" office:value="25.276415350736" calcext:value-type="float">
            <text:p>25.276415350736</text:p>
          </table:table-cell>
          <table:table-cell table:formula="of:=ABS([.D68]-[.F68])" office:value-type="float" office:value="13.0188899698001" calcext:value-type="float">
            <text:p>13.0188899698001</text:p>
          </table:table-cell>
          <table:table-cell table:formula="of:=SUM([.K68:.M68])" office:value-type="float" office:value="50.552830701472" calcext:value-type="float">
            <text:p>50.552830701472</text:p>
          </table:table-cell>
          <table:table-cell table:formula="of:=SUM([.J68];[.N68])" office:value-type="float" office:value="105.149766955126" calcext:value-type="float">
            <text:p>105.149766955126</text:p>
          </table:table-cell>
        </table:table-row>
        <table:table-row table:style-name="ro1">
          <table:table-cell office:value-type="float" office:value="14.4509272264993" calcext:value-type="float">
            <text:p>14.4509272264993</text:p>
          </table:table-cell>
          <table:table-cell office:value-type="float" office:value="-531.892324378145" calcext:value-type="float">
            <text:p>-531.892324378145</text:p>
          </table:table-cell>
          <table:table-cell office:value-type="float" office:value="-4.16164754471033" calcext:value-type="float">
            <text:p>-4.16164754471033</text:p>
          </table:table-cell>
          <table:table-cell office:value-type="float" office:value="-508.982400349504" calcext:value-type="float">
            <text:p>-508.982400349504</text:p>
          </table:table-cell>
          <table:table-cell office:value-type="float" office:value="25.6174177865944" calcext:value-type="float">
            <text:p>25.6174177865944</text:p>
          </table:table-cell>
          <table:table-cell office:value-type="float" office:value="-509.44196230134" calcext:value-type="float">
            <text:p>-509.44196230134</text:p>
          </table:table-cell>
          <table:table-cell table:formula="of:=ABS([.A69]-[.C69])" office:value-type="float" office:value="18.6125747712096" calcext:value-type="float">
            <text:p>18.6125747712096</text:p>
          </table:table-cell>
          <table:table-cell table:formula="of:=ABS([.A69]-[.E69])" office:value-type="float" office:value="11.1664905600951" calcext:value-type="float">
            <text:p>11.1664905600951</text:p>
          </table:table-cell>
          <table:table-cell table:formula="of:=ABS([.C69]-[.E69])" office:value-type="float" office:value="29.7790653313047" calcext:value-type="float">
            <text:p>29.7790653313047</text:p>
          </table:table-cell>
          <table:table-cell table:formula="of:=SUM([.G69:.I69])" office:value-type="float" office:value="59.5581306626095" calcext:value-type="float">
            <text:p>59.5581306626095</text:p>
          </table:table-cell>
          <table:table-cell table:formula="of:=ABS([.B69]-[.D69])" office:value-type="float" office:value="22.9099240286409" calcext:value-type="float">
            <text:p>22.9099240286409</text:p>
          </table:table-cell>
          <table:table-cell table:formula="of:=ABS([.B69]-[.F69])" office:value-type="float" office:value="22.4503620768049" calcext:value-type="float">
            <text:p>22.4503620768049</text:p>
          </table:table-cell>
          <table:table-cell table:formula="of:=ABS([.D69]-[.F69])" office:value-type="float" office:value="0.459561951836008" calcext:value-type="float">
            <text:p>0.459561951836008</text:p>
          </table:table-cell>
          <table:table-cell table:formula="of:=SUM([.K69:.M69])" office:value-type="float" office:value="45.8198480572819" calcext:value-type="float">
            <text:p>45.8198480572819</text:p>
          </table:table-cell>
          <table:table-cell table:formula="of:=SUM([.J69];[.N69])" office:value-type="float" office:value="105.377978719891" calcext:value-type="float">
            <text:p>105.377978719891</text:p>
          </table:table-cell>
        </table:table-row>
        <table:table-row table:style-name="ro1">
          <table:table-cell office:value-type="float" office:value="12.1211757145651" calcext:value-type="float">
            <text:p>12.1211757145651</text:p>
          </table:table-cell>
          <table:table-cell office:value-type="float" office:value="-538.398734064684" calcext:value-type="float">
            <text:p>-538.398734064684</text:p>
          </table:table-cell>
          <table:table-cell office:value-type="float" office:value="-8.14820841196746" calcext:value-type="float">
            <text:p>-8.14820841196746</text:p>
          </table:table-cell>
          <table:table-cell office:value-type="float" office:value="-518.734013883633" calcext:value-type="float">
            <text:p>-518.734013883633</text:p>
          </table:table-cell>
          <table:table-cell office:value-type="float" office:value="12.7632492678454" calcext:value-type="float">
            <text:p>12.7632492678454</text:p>
          </table:table-cell>
          <table:table-cell office:value-type="float" office:value="-506.594192039136" calcext:value-type="float">
            <text:p>-506.594192039136</text:p>
          </table:table-cell>
          <table:table-cell table:formula="of:=ABS([.A70]-[.C70])" office:value-type="float" office:value="20.2693841265326" calcext:value-type="float">
            <text:p>20.2693841265326</text:p>
          </table:table-cell>
          <table:table-cell table:formula="of:=ABS([.A70]-[.E70])" office:value-type="float" office:value="0.6420735532803" calcext:value-type="float">
            <text:p>0.6420735532803</text:p>
          </table:table-cell>
          <table:table-cell table:formula="of:=ABS([.C70]-[.E70])" office:value-type="float" office:value="20.9114576798129" calcext:value-type="float">
            <text:p>20.9114576798129</text:p>
          </table:table-cell>
          <table:table-cell table:formula="of:=SUM([.G70:.I70])" office:value-type="float" office:value="41.8229153596257" calcext:value-type="float">
            <text:p>41.8229153596257</text:p>
          </table:table-cell>
          <table:table-cell table:formula="of:=ABS([.B70]-[.D70])" office:value-type="float" office:value="19.6647201810511" calcext:value-type="float">
            <text:p>19.6647201810511</text:p>
          </table:table-cell>
          <table:table-cell table:formula="of:=ABS([.B70]-[.F70])" office:value-type="float" office:value="31.8045420255481" calcext:value-type="float">
            <text:p>31.8045420255481</text:p>
          </table:table-cell>
          <table:table-cell table:formula="of:=ABS([.D70]-[.F70])" office:value-type="float" office:value="12.139821844497" calcext:value-type="float">
            <text:p>12.139821844497</text:p>
          </table:table-cell>
          <table:table-cell table:formula="of:=SUM([.K70:.M70])" office:value-type="float" office:value="63.6090840510962" calcext:value-type="float">
            <text:p>63.6090840510962</text:p>
          </table:table-cell>
          <table:table-cell table:formula="of:=SUM([.J70];[.N70])" office:value-type="float" office:value="105.431999410722" calcext:value-type="float">
            <text:p>105.431999410722</text:p>
          </table:table-cell>
        </table:table-row>
        <table:table-row table:style-name="ro1">
          <table:table-cell office:value-type="float" office:value="17.1476821242517" calcext:value-type="float">
            <text:p>17.1476821242517</text:p>
          </table:table-cell>
          <table:table-cell office:value-type="float" office:value="-532.234614593308" calcext:value-type="float">
            <text:p>-532.234614593308</text:p>
          </table:table-cell>
          <table:table-cell office:value-type="float" office:value="-6.87753320413207" calcext:value-type="float">
            <text:p>-6.87753320413207</text:p>
          </table:table-cell>
          <table:table-cell office:value-type="float" office:value="-525.461174850966" calcext:value-type="float">
            <text:p>-525.461174850966</text:p>
          </table:table-cell>
          <table:table-cell office:value-type="float" office:value="28.2380308914633" calcext:value-type="float">
            <text:p>28.2380308914633</text:p>
          </table:table-cell>
          <table:table-cell office:value-type="float" office:value="-514.196738133761" calcext:value-type="float">
            <text:p>-514.196738133761</text:p>
          </table:table-cell>
          <table:table-cell table:formula="of:=ABS([.A71]-[.C71])" office:value-type="float" office:value="24.0252153283838" calcext:value-type="float">
            <text:p>24.0252153283838</text:p>
          </table:table-cell>
          <table:table-cell table:formula="of:=ABS([.A71]-[.E71])" office:value-type="float" office:value="11.0903487672116" calcext:value-type="float">
            <text:p>11.0903487672116</text:p>
          </table:table-cell>
          <table:table-cell table:formula="of:=ABS([.C71]-[.E71])" office:value-type="float" office:value="35.1155640955954" calcext:value-type="float">
            <text:p>35.1155640955954</text:p>
          </table:table-cell>
          <table:table-cell table:formula="of:=SUM([.G71:.I71])" office:value-type="float" office:value="70.2311281911907" calcext:value-type="float">
            <text:p>70.2311281911907</text:p>
          </table:table-cell>
          <table:table-cell table:formula="of:=ABS([.B71]-[.D71])" office:value-type="float" office:value="6.77343974234202" calcext:value-type="float">
            <text:p>6.77343974234202</text:p>
          </table:table-cell>
          <table:table-cell table:formula="of:=ABS([.B71]-[.F71])" office:value-type="float" office:value="18.0378764595471" calcext:value-type="float">
            <text:p>18.0378764595471</text:p>
          </table:table-cell>
          <table:table-cell table:formula="of:=ABS([.D71]-[.F71])" office:value-type="float" office:value="11.2644367172051" calcext:value-type="float">
            <text:p>11.2644367172051</text:p>
          </table:table-cell>
          <table:table-cell table:formula="of:=SUM([.K71:.M71])" office:value-type="float" office:value="36.0757529190942" calcext:value-type="float">
            <text:p>36.0757529190942</text:p>
          </table:table-cell>
          <table:table-cell table:formula="of:=SUM([.J71];[.N71])" office:value-type="float" office:value="106.306881110285" calcext:value-type="float">
            <text:p>106.306881110285</text:p>
          </table:table-cell>
        </table:table-row>
        <table:table-row table:style-name="ro1">
          <table:table-cell office:value-type="float" office:value="28.7690379247195" calcext:value-type="float">
            <text:p>28.7690379247195</text:p>
          </table:table-cell>
          <table:table-cell office:value-type="float" office:value="-523.742459379072" calcext:value-type="float">
            <text:p>-523.742459379072</text:p>
          </table:table-cell>
          <table:table-cell office:value-type="float" office:value="2.00698105923023" calcext:value-type="float">
            <text:p>2.00698105923023</text:p>
          </table:table-cell>
          <table:table-cell office:value-type="float" office:value="-517.079331777161" calcext:value-type="float">
            <text:p>-517.079331777161</text:p>
          </table:table-cell>
          <table:table-cell office:value-type="float" office:value="17.738801781047" calcext:value-type="float">
            <text:p>17.738801781047</text:p>
          </table:table-cell>
          <table:table-cell office:value-type="float" office:value="-497.286138465485" calcext:value-type="float">
            <text:p>-497.286138465485</text:p>
          </table:table-cell>
          <table:table-cell table:formula="of:=ABS([.A72]-[.C72])" office:value-type="float" office:value="26.7620568654893" calcext:value-type="float">
            <text:p>26.7620568654893</text:p>
          </table:table-cell>
          <table:table-cell table:formula="of:=ABS([.A72]-[.E72])" office:value-type="float" office:value="11.0302361436725" calcext:value-type="float">
            <text:p>11.0302361436725</text:p>
          </table:table-cell>
          <table:table-cell table:formula="of:=ABS([.C72]-[.E72])" office:value-type="float" office:value="15.7318207218168" calcext:value-type="float">
            <text:p>15.7318207218168</text:p>
          </table:table-cell>
          <table:table-cell table:formula="of:=SUM([.G72:.I72])" office:value-type="float" office:value="53.5241137309785" calcext:value-type="float">
            <text:p>53.5241137309785</text:p>
          </table:table-cell>
          <table:table-cell table:formula="of:=ABS([.B72]-[.D72])" office:value-type="float" office:value="6.66312760191102" calcext:value-type="float">
            <text:p>6.66312760191102</text:p>
          </table:table-cell>
          <table:table-cell table:formula="of:=ABS([.B72]-[.F72])" office:value-type="float" office:value="26.456320913587" calcext:value-type="float">
            <text:p>26.456320913587</text:p>
          </table:table-cell>
          <table:table-cell table:formula="of:=ABS([.D72]-[.F72])" office:value-type="float" office:value="19.793193311676" calcext:value-type="float">
            <text:p>19.793193311676</text:p>
          </table:table-cell>
          <table:table-cell table:formula="of:=SUM([.K72:.M72])" office:value-type="float" office:value="52.912641827174" calcext:value-type="float">
            <text:p>52.912641827174</text:p>
          </table:table-cell>
          <table:table-cell table:formula="of:=SUM([.J72];[.N72])" office:value-type="float" office:value="106.436755558153" calcext:value-type="float">
            <text:p>106.436755558153</text:p>
          </table:table-cell>
        </table:table-row>
        <table:table-row table:style-name="ro1">
          <table:table-cell office:value-type="float" office:value="26.9524613856709" calcext:value-type="float">
            <text:p>26.9524613856709</text:p>
          </table:table-cell>
          <table:table-cell office:value-type="float" office:value="-523.128541710588" calcext:value-type="float">
            <text:p>-523.128541710588</text:p>
          </table:table-cell>
          <table:table-cell office:value-type="float" office:value="-10.5408378439476" calcext:value-type="float">
            <text:p>-10.5408378439476</text:p>
          </table:table-cell>
          <table:table-cell office:value-type="float" office:value="-514.628436300645" calcext:value-type="float">
            <text:p>-514.628436300645</text:p>
          </table:table-cell>
          <table:table-cell office:value-type="float" office:value="28.5333565319875" calcext:value-type="float">
            <text:p>28.5333565319875</text:p>
          </table:table-cell>
          <table:table-cell office:value-type="float" office:value="-508.747298076459" calcext:value-type="float">
            <text:p>-508.747298076459</text:p>
          </table:table-cell>
          <table:table-cell table:formula="of:=ABS([.A73]-[.C73])" office:value-type="float" office:value="37.4932992296185" calcext:value-type="float">
            <text:p>37.4932992296185</text:p>
          </table:table-cell>
          <table:table-cell table:formula="of:=ABS([.A73]-[.E73])" office:value-type="float" office:value="1.5808951463166" calcext:value-type="float">
            <text:p>1.5808951463166</text:p>
          </table:table-cell>
          <table:table-cell table:formula="of:=ABS([.C73]-[.E73])" office:value-type="float" office:value="39.0741943759351" calcext:value-type="float">
            <text:p>39.0741943759351</text:p>
          </table:table-cell>
          <table:table-cell table:formula="of:=SUM([.G73:.I73])" office:value-type="float" office:value="78.1483887518702" calcext:value-type="float">
            <text:p>78.1483887518702</text:p>
          </table:table-cell>
          <table:table-cell table:formula="of:=ABS([.B73]-[.D73])" office:value-type="float" office:value="8.50010540994299" calcext:value-type="float">
            <text:p>8.50010540994299</text:p>
          </table:table-cell>
          <table:table-cell table:formula="of:=ABS([.B73]-[.F73])" office:value-type="float" office:value="14.381243634129" calcext:value-type="float">
            <text:p>14.381243634129</text:p>
          </table:table-cell>
          <table:table-cell table:formula="of:=ABS([.D73]-[.F73])" office:value-type="float" office:value="5.88113822418603" calcext:value-type="float">
            <text:p>5.88113822418603</text:p>
          </table:table-cell>
          <table:table-cell table:formula="of:=SUM([.K73:.M73])" office:value-type="float" office:value="28.762487268258" calcext:value-type="float">
            <text:p>28.762487268258</text:p>
          </table:table-cell>
          <table:table-cell table:formula="of:=SUM([.J73];[.N73])" office:value-type="float" office:value="106.910876020128" calcext:value-type="float">
            <text:p>106.910876020128</text:p>
          </table:table-cell>
        </table:table-row>
        <table:table-row table:style-name="ro1">
          <table:table-cell office:value-type="float" office:value="12.8500024129987" calcext:value-type="float">
            <text:p>12.8500024129987</text:p>
          </table:table-cell>
          <table:table-cell office:value-type="float" office:value="-524.701410461238" calcext:value-type="float">
            <text:p>-524.701410461238</text:p>
          </table:table-cell>
          <table:table-cell office:value-type="float" office:value="0.106555043040277" calcext:value-type="float">
            <text:p>0.106555043040277</text:p>
          </table:table-cell>
          <table:table-cell office:value-type="float" office:value="-517.466681567992" calcext:value-type="float">
            <text:p>-517.466681567992</text:p>
          </table:table-cell>
          <table:table-cell office:value-type="float" office:value="33.8977193352316" calcext:value-type="float">
            <text:p>33.8977193352316</text:p>
          </table:table-cell>
          <table:table-cell office:value-type="float" office:value="-504.975730313106" calcext:value-type="float">
            <text:p>-504.975730313106</text:p>
          </table:table-cell>
          <table:table-cell table:formula="of:=ABS([.A74]-[.C74])" office:value-type="float" office:value="12.7434473699584" calcext:value-type="float">
            <text:p>12.7434473699584</text:p>
          </table:table-cell>
          <table:table-cell table:formula="of:=ABS([.A74]-[.E74])" office:value-type="float" office:value="21.0477169222329" calcext:value-type="float">
            <text:p>21.0477169222329</text:p>
          </table:table-cell>
          <table:table-cell table:formula="of:=ABS([.C74]-[.E74])" office:value-type="float" office:value="33.7911642921913" calcext:value-type="float">
            <text:p>33.7911642921913</text:p>
          </table:table-cell>
          <table:table-cell table:formula="of:=SUM([.G74:.I74])" office:value-type="float" office:value="67.5823285843827" calcext:value-type="float">
            <text:p>67.5823285843827</text:p>
          </table:table-cell>
          <table:table-cell table:formula="of:=ABS([.B74]-[.D74])" office:value-type="float" office:value="7.23472889324592" calcext:value-type="float">
            <text:p>7.23472889324592</text:p>
          </table:table-cell>
          <table:table-cell table:formula="of:=ABS([.B74]-[.F74])" office:value-type="float" office:value="19.725680148132" calcext:value-type="float">
            <text:p>19.725680148132</text:p>
          </table:table-cell>
          <table:table-cell table:formula="of:=ABS([.D74]-[.F74])" office:value-type="float" office:value="12.4909512548861" calcext:value-type="float">
            <text:p>12.4909512548861</text:p>
          </table:table-cell>
          <table:table-cell table:formula="of:=SUM([.K74:.M74])" office:value-type="float" office:value="39.4513602962639" calcext:value-type="float">
            <text:p>39.4513602962639</text:p>
          </table:table-cell>
          <table:table-cell table:formula="of:=SUM([.J74];[.N74])" office:value-type="float" office:value="107.033688880647" calcext:value-type="float">
            <text:p>107.033688880647</text:p>
          </table:table-cell>
        </table:table-row>
        <table:table-row table:style-name="ro1">
          <table:table-cell office:value-type="float" office:value="11.5269336374558" calcext:value-type="float">
            <text:p>11.5269336374558</text:p>
          </table:table-cell>
          <table:table-cell office:value-type="float" office:value="-536.842299105158" calcext:value-type="float">
            <text:p>-536.842299105158</text:p>
          </table:table-cell>
          <table:table-cell office:value-type="float" office:value="-1.4696164856071" calcext:value-type="float">
            <text:p>-1.4696164856071</text:p>
          </table:table-cell>
          <table:table-cell office:value-type="float" office:value="-503.006697976383" calcext:value-type="float">
            <text:p>-503.006697976383</text:p>
          </table:table-cell>
          <table:table-cell office:value-type="float" office:value="18.6835377608896" calcext:value-type="float">
            <text:p>18.6835377608896</text:p>
          </table:table-cell>
          <table:table-cell office:value-type="float" office:value="-510.36931580057" calcext:value-type="float">
            <text:p>-510.36931580057</text:p>
          </table:table-cell>
          <table:table-cell table:formula="of:=ABS([.A75]-[.C75])" office:value-type="float" office:value="12.9965501230629" calcext:value-type="float">
            <text:p>12.9965501230629</text:p>
          </table:table-cell>
          <table:table-cell table:formula="of:=ABS([.A75]-[.E75])" office:value-type="float" office:value="7.1566041234338" calcext:value-type="float">
            <text:p>7.1566041234338</text:p>
          </table:table-cell>
          <table:table-cell table:formula="of:=ABS([.C75]-[.E75])" office:value-type="float" office:value="20.1531542464967" calcext:value-type="float">
            <text:p>20.1531542464967</text:p>
          </table:table-cell>
          <table:table-cell table:formula="of:=SUM([.G75:.I75])" office:value-type="float" office:value="40.3063084929934" calcext:value-type="float">
            <text:p>40.3063084929934</text:p>
          </table:table-cell>
          <table:table-cell table:formula="of:=ABS([.B75]-[.D75])" office:value-type="float" office:value="33.835601128775" calcext:value-type="float">
            <text:p>33.835601128775</text:p>
          </table:table-cell>
          <table:table-cell table:formula="of:=ABS([.B75]-[.F75])" office:value-type="float" office:value="26.472983304588" calcext:value-type="float">
            <text:p>26.472983304588</text:p>
          </table:table-cell>
          <table:table-cell table:formula="of:=ABS([.D75]-[.F75])" office:value-type="float" office:value="7.362617824187" calcext:value-type="float">
            <text:p>7.362617824187</text:p>
          </table:table-cell>
          <table:table-cell table:formula="of:=SUM([.K75:.M75])" office:value-type="float" office:value="67.6712022575499" calcext:value-type="float">
            <text:p>67.6712022575499</text:p>
          </table:table-cell>
          <table:table-cell table:formula="of:=SUM([.J75];[.N75])" office:value-type="float" office:value="107.977510750543" calcext:value-type="float">
            <text:p>107.977510750543</text:p>
          </table:table-cell>
        </table:table-row>
        <table:table-row table:style-name="ro1">
          <table:table-cell office:value-type="float" office:value="32.1910739368201" calcext:value-type="float">
            <text:p>32.1910739368201</text:p>
          </table:table-cell>
          <table:table-cell office:value-type="float" office:value="-531.708733277284" calcext:value-type="float">
            <text:p>-531.708733277284</text:p>
          </table:table-cell>
          <table:table-cell office:value-type="float" office:value="-3.15760970889076" calcext:value-type="float">
            <text:p>-3.15760970889076</text:p>
          </table:table-cell>
          <table:table-cell office:value-type="float" office:value="-523.868316311109" calcext:value-type="float">
            <text:p>-523.868316311109</text:p>
          </table:table-cell>
          <table:table-cell office:value-type="float" office:value="21.925194500395" calcext:value-type="float">
            <text:p>21.925194500395</text:p>
          </table:table-cell>
          <table:table-cell office:value-type="float" office:value="-513.034485561378" calcext:value-type="float">
            <text:p>-513.034485561378</text:p>
          </table:table-cell>
          <table:table-cell table:formula="of:=ABS([.A76]-[.C76])" office:value-type="float" office:value="35.3486836457109" calcext:value-type="float">
            <text:p>35.3486836457109</text:p>
          </table:table-cell>
          <table:table-cell table:formula="of:=ABS([.A76]-[.E76])" office:value-type="float" office:value="10.2658794364251" calcext:value-type="float">
            <text:p>10.2658794364251</text:p>
          </table:table-cell>
          <table:table-cell table:formula="of:=ABS([.C76]-[.E76])" office:value-type="float" office:value="25.0828042092858" calcext:value-type="float">
            <text:p>25.0828042092858</text:p>
          </table:table-cell>
          <table:table-cell table:formula="of:=SUM([.G76:.I76])" office:value-type="float" office:value="70.6973672914217" calcext:value-type="float">
            <text:p>70.6973672914217</text:p>
          </table:table-cell>
          <table:table-cell table:formula="of:=ABS([.B76]-[.D76])" office:value-type="float" office:value="7.84041696617499" calcext:value-type="float">
            <text:p>7.84041696617499</text:p>
          </table:table-cell>
          <table:table-cell table:formula="of:=ABS([.B76]-[.F76])" office:value-type="float" office:value="18.674247715906" calcext:value-type="float">
            <text:p>18.674247715906</text:p>
          </table:table-cell>
          <table:table-cell table:formula="of:=ABS([.D76]-[.F76])" office:value-type="float" office:value="10.833830749731" calcext:value-type="float">
            <text:p>10.833830749731</text:p>
          </table:table-cell>
          <table:table-cell table:formula="of:=SUM([.K76:.M76])" office:value-type="float" office:value="37.3484954318119" calcext:value-type="float">
            <text:p>37.3484954318119</text:p>
          </table:table-cell>
          <table:table-cell table:formula="of:=SUM([.J76];[.N76])" office:value-type="float" office:value="108.045862723234" calcext:value-type="float">
            <text:p>108.045862723234</text:p>
          </table:table-cell>
        </table:table-row>
        <table:table-row table:style-name="ro1">
          <table:table-cell office:value-type="float" office:value="31.7133103548124" calcext:value-type="float">
            <text:p>31.7133103548124</text:p>
          </table:table-cell>
          <table:table-cell office:value-type="float" office:value="-535.739558700638" calcext:value-type="float">
            <text:p>-535.739558700638</text:p>
          </table:table-cell>
          <table:table-cell office:value-type="float" office:value="5.17176562924656" calcext:value-type="float">
            <text:p>5.17176562924656</text:p>
          </table:table-cell>
          <table:table-cell office:value-type="float" office:value="-509.197538233329" calcext:value-type="float">
            <text:p>-509.197538233329</text:p>
          </table:table-cell>
          <table:table-cell office:value-type="float" office:value="14.9272125293052" calcext:value-type="float">
            <text:p>14.9272125293052</text:p>
          </table:table-cell>
          <table:table-cell office:value-type="float" office:value="-508.05911084808" calcext:value-type="float">
            <text:p>-508.05911084808</text:p>
          </table:table-cell>
          <table:table-cell table:formula="of:=ABS([.A77]-[.C77])" office:value-type="float" office:value="26.5415447255658" calcext:value-type="float">
            <text:p>26.5415447255658</text:p>
          </table:table-cell>
          <table:table-cell table:formula="of:=ABS([.A77]-[.E77])" office:value-type="float" office:value="16.7860978255072" calcext:value-type="float">
            <text:p>16.7860978255072</text:p>
          </table:table-cell>
          <table:table-cell table:formula="of:=ABS([.C77]-[.E77])" office:value-type="float" office:value="9.75544690005864" calcext:value-type="float">
            <text:p>9.75544690005864</text:p>
          </table:table-cell>
          <table:table-cell table:formula="of:=SUM([.G77:.I77])" office:value-type="float" office:value="53.0830894511317" calcext:value-type="float">
            <text:p>53.0830894511317</text:p>
          </table:table-cell>
          <table:table-cell table:formula="of:=ABS([.B77]-[.D77])" office:value-type="float" office:value="26.542020467309" calcext:value-type="float">
            <text:p>26.542020467309</text:p>
          </table:table-cell>
          <table:table-cell table:formula="of:=ABS([.B77]-[.F77])" office:value-type="float" office:value="27.680447852558" calcext:value-type="float">
            <text:p>27.680447852558</text:p>
          </table:table-cell>
          <table:table-cell table:formula="of:=ABS([.D77]-[.F77])" office:value-type="float" office:value="1.13842738524897" calcext:value-type="float">
            <text:p>1.13842738524897</text:p>
          </table:table-cell>
          <table:table-cell table:formula="of:=SUM([.K77:.M77])" office:value-type="float" office:value="55.3608957051159" calcext:value-type="float">
            <text:p>55.3608957051159</text:p>
          </table:table-cell>
          <table:table-cell table:formula="of:=SUM([.J77];[.N77])" office:value-type="float" office:value="108.443985156248" calcext:value-type="float">
            <text:p>108.443985156248</text:p>
          </table:table-cell>
        </table:table-row>
        <table:table-row table:style-name="ro1">
          <table:table-cell office:value-type="float" office:value="32.9161749652655" calcext:value-type="float">
            <text:p>32.9161749652655</text:p>
          </table:table-cell>
          <table:table-cell office:value-type="float" office:value="-528.650371728799" calcext:value-type="float">
            <text:p>-528.650371728799</text:p>
          </table:table-cell>
          <table:table-cell office:value-type="float" office:value="-4.19030736523402" calcext:value-type="float">
            <text:p>-4.19030736523402</text:p>
          </table:table-cell>
          <table:table-cell office:value-type="float" office:value="-526.098612906749" calcext:value-type="float">
            <text:p>-526.098612906749</text:p>
          </table:table-cell>
          <table:table-cell office:value-type="float" office:value="29.0844549543943" calcext:value-type="float">
            <text:p>29.0844549543943</text:p>
          </table:table-cell>
          <table:table-cell office:value-type="float" office:value="-511.328165282791" calcext:value-type="float">
            <text:p>-511.328165282791</text:p>
          </table:table-cell>
          <table:table-cell table:formula="of:=ABS([.A78]-[.C78])" office:value-type="float" office:value="37.1064823304995" calcext:value-type="float">
            <text:p>37.1064823304995</text:p>
          </table:table-cell>
          <table:table-cell table:formula="of:=ABS([.A78]-[.E78])" office:value-type="float" office:value="3.8317200108712" calcext:value-type="float">
            <text:p>3.8317200108712</text:p>
          </table:table-cell>
          <table:table-cell table:formula="of:=ABS([.C78]-[.E78])" office:value-type="float" office:value="33.2747623196283" calcext:value-type="float">
            <text:p>33.2747623196283</text:p>
          </table:table-cell>
          <table:table-cell table:formula="of:=SUM([.G78:.I78])" office:value-type="float" office:value="74.212964660999" calcext:value-type="float">
            <text:p>74.212964660999</text:p>
          </table:table-cell>
          <table:table-cell table:formula="of:=ABS([.B78]-[.D78])" office:value-type="float" office:value="2.55175882204992" calcext:value-type="float">
            <text:p>2.55175882204992</text:p>
          </table:table-cell>
          <table:table-cell table:formula="of:=ABS([.B78]-[.F78])" office:value-type="float" office:value="17.322206446008" calcext:value-type="float">
            <text:p>17.322206446008</text:p>
          </table:table-cell>
          <table:table-cell table:formula="of:=ABS([.D78]-[.F78])" office:value-type="float" office:value="14.770447623958" calcext:value-type="float">
            <text:p>14.770447623958</text:p>
          </table:table-cell>
          <table:table-cell table:formula="of:=SUM([.K78:.M78])" office:value-type="float" office:value="34.6444128920159" calcext:value-type="float">
            <text:p>34.6444128920159</text:p>
          </table:table-cell>
          <table:table-cell table:formula="of:=SUM([.J78];[.N78])" office:value-type="float" office:value="108.857377553015" calcext:value-type="float">
            <text:p>108.857377553015</text:p>
          </table:table-cell>
        </table:table-row>
        <table:table-row table:style-name="ro1">
          <table:table-cell office:value-type="float" office:value="21.4495797572269" calcext:value-type="float">
            <text:p>21.4495797572269</text:p>
          </table:table-cell>
          <table:table-cell office:value-type="float" office:value="-529.97299981458" calcext:value-type="float">
            <text:p>-529.97299981458</text:p>
          </table:table-cell>
          <table:table-cell office:value-type="float" office:value="-2.3278566729574" calcext:value-type="float">
            <text:p>-2.3278566729574</text:p>
          </table:table-cell>
          <table:table-cell office:value-type="float" office:value="-517.446539378869" calcext:value-type="float">
            <text:p>-517.446539378869</text:p>
          </table:table-cell>
          <table:table-cell office:value-type="float" office:value="15.6078623117544" calcext:value-type="float">
            <text:p>15.6078623117544</text:p>
          </table:table-cell>
          <table:table-cell office:value-type="float" office:value="-499.192636035977" calcext:value-type="float">
            <text:p>-499.192636035977</text:p>
          </table:table-cell>
          <table:table-cell table:formula="of:=ABS([.A79]-[.C79])" office:value-type="float" office:value="23.7774364301843" calcext:value-type="float">
            <text:p>23.7774364301843</text:p>
          </table:table-cell>
          <table:table-cell table:formula="of:=ABS([.A79]-[.E79])" office:value-type="float" office:value="5.8417174454725" calcext:value-type="float">
            <text:p>5.8417174454725</text:p>
          </table:table-cell>
          <table:table-cell table:formula="of:=ABS([.C79]-[.E79])" office:value-type="float" office:value="17.9357189847118" calcext:value-type="float">
            <text:p>17.9357189847118</text:p>
          </table:table-cell>
          <table:table-cell table:formula="of:=SUM([.G79:.I79])" office:value-type="float" office:value="47.5548728603686" calcext:value-type="float">
            <text:p>47.5548728603686</text:p>
          </table:table-cell>
          <table:table-cell table:formula="of:=ABS([.B79]-[.D79])" office:value-type="float" office:value="12.526460435711" calcext:value-type="float">
            <text:p>12.526460435711</text:p>
          </table:table-cell>
          <table:table-cell table:formula="of:=ABS([.B79]-[.F79])" office:value-type="float" office:value="30.780363778603" calcext:value-type="float">
            <text:p>30.780363778603</text:p>
          </table:table-cell>
          <table:table-cell table:formula="of:=ABS([.D79]-[.F79])" office:value-type="float" office:value="18.253903342892" calcext:value-type="float">
            <text:p>18.253903342892</text:p>
          </table:table-cell>
          <table:table-cell table:formula="of:=SUM([.K79:.M79])" office:value-type="float" office:value="61.5607275572061" calcext:value-type="float">
            <text:p>61.5607275572061</text:p>
          </table:table-cell>
          <table:table-cell table:formula="of:=SUM([.J79];[.N79])" office:value-type="float" office:value="109.115600417575" calcext:value-type="float">
            <text:p>109.115600417575</text:p>
          </table:table-cell>
        </table:table-row>
        <table:table-row table:style-name="ro1">
          <table:table-cell office:value-type="float" office:value="31.0917523704537" calcext:value-type="float">
            <text:p>31.0917523704537</text:p>
          </table:table-cell>
          <table:table-cell office:value-type="float" office:value="-530.313258030841" calcext:value-type="float">
            <text:p>-530.313258030841</text:p>
          </table:table-cell>
          <table:table-cell office:value-type="float" office:value="1.7772866718652" calcext:value-type="float">
            <text:p>1.7772866718652</text:p>
          </table:table-cell>
          <table:table-cell office:value-type="float" office:value="-511.900503173728" calcext:value-type="float">
            <text:p>-511.900503173728</text:p>
          </table:table-cell>
          <table:table-cell office:value-type="float" office:value="35.6372653358767" calcext:value-type="float">
            <text:p>35.6372653358767</text:p>
          </table:table-cell>
          <table:table-cell office:value-type="float" office:value="-509.57676002855" calcext:value-type="float">
            <text:p>-509.57676002855</text:p>
          </table:table-cell>
          <table:table-cell table:formula="of:=ABS([.A80]-[.C80])" office:value-type="float" office:value="29.3144656985885" calcext:value-type="float">
            <text:p>29.3144656985885</text:p>
          </table:table-cell>
          <table:table-cell table:formula="of:=ABS([.A80]-[.E80])" office:value-type="float" office:value="4.545512965423" calcext:value-type="float">
            <text:p>4.545512965423</text:p>
          </table:table-cell>
          <table:table-cell table:formula="of:=ABS([.C80]-[.E80])" office:value-type="float" office:value="33.8599786640115" calcext:value-type="float">
            <text:p>33.8599786640115</text:p>
          </table:table-cell>
          <table:table-cell table:formula="of:=SUM([.G80:.I80])" office:value-type="float" office:value="67.719957328023" calcext:value-type="float">
            <text:p>67.719957328023</text:p>
          </table:table-cell>
          <table:table-cell table:formula="of:=ABS([.B80]-[.D80])" office:value-type="float" office:value="18.412754857113" calcext:value-type="float">
            <text:p>18.412754857113</text:p>
          </table:table-cell>
          <table:table-cell table:formula="of:=ABS([.B80]-[.F80])" office:value-type="float" office:value="20.736498002291" calcext:value-type="float">
            <text:p>20.736498002291</text:p>
          </table:table-cell>
          <table:table-cell table:formula="of:=ABS([.D80]-[.F80])" office:value-type="float" office:value="2.32374314517801" calcext:value-type="float">
            <text:p>2.32374314517801</text:p>
          </table:table-cell>
          <table:table-cell table:formula="of:=SUM([.K80:.M80])" office:value-type="float" office:value="41.472996004582" calcext:value-type="float">
            <text:p>41.472996004582</text:p>
          </table:table-cell>
          <table:table-cell table:formula="of:=SUM([.J80];[.N80])" office:value-type="float" office:value="109.192953332605" calcext:value-type="float">
            <text:p>109.192953332605</text:p>
          </table:table-cell>
        </table:table-row>
        <table:table-row table:style-name="ro1">
          <table:table-cell office:value-type="float" office:value="12.4685459269852" calcext:value-type="float">
            <text:p>12.4685459269852</text:p>
          </table:table-cell>
          <table:table-cell office:value-type="float" office:value="-532.28579556567" calcext:value-type="float">
            <text:p>-532.28579556567</text:p>
          </table:table-cell>
          <table:table-cell office:value-type="float" office:value="0.354860668375239" calcext:value-type="float">
            <text:p>0.354860668375239</text:p>
          </table:table-cell>
          <table:table-cell office:value-type="float" office:value="-507.524923736541" calcext:value-type="float">
            <text:p>-507.524923736541</text:p>
          </table:table-cell>
          <table:table-cell office:value-type="float" office:value="28.9072544900826" calcext:value-type="float">
            <text:p>28.9072544900826</text:p>
          </table:table-cell>
          <table:table-cell office:value-type="float" office:value="-505.809865862672" calcext:value-type="float">
            <text:p>-505.809865862672</text:p>
          </table:table-cell>
          <table:table-cell table:formula="of:=ABS([.A81]-[.C81])" office:value-type="float" office:value="12.11368525861" calcext:value-type="float">
            <text:p>12.11368525861</text:p>
          </table:table-cell>
          <table:table-cell table:formula="of:=ABS([.A81]-[.E81])" office:value-type="float" office:value="16.4387085630974" calcext:value-type="float">
            <text:p>16.4387085630974</text:p>
          </table:table-cell>
          <table:table-cell table:formula="of:=ABS([.C81]-[.E81])" office:value-type="float" office:value="28.5523938217074" calcext:value-type="float">
            <text:p>28.5523938217074</text:p>
          </table:table-cell>
          <table:table-cell table:formula="of:=SUM([.G81:.I81])" office:value-type="float" office:value="57.1047876434147" calcext:value-type="float">
            <text:p>57.1047876434147</text:p>
          </table:table-cell>
          <table:table-cell table:formula="of:=ABS([.B81]-[.D81])" office:value-type="float" office:value="24.760871829129" calcext:value-type="float">
            <text:p>24.760871829129</text:p>
          </table:table-cell>
          <table:table-cell table:formula="of:=ABS([.B81]-[.F81])" office:value-type="float" office:value="26.475929702998" calcext:value-type="float">
            <text:p>26.475929702998</text:p>
          </table:table-cell>
          <table:table-cell table:formula="of:=ABS([.D81]-[.F81])" office:value-type="float" office:value="1.715057873869" calcext:value-type="float">
            <text:p>1.715057873869</text:p>
          </table:table-cell>
          <table:table-cell table:formula="of:=SUM([.K81:.M81])" office:value-type="float" office:value="52.9518594059961" calcext:value-type="float">
            <text:p>52.9518594059961</text:p>
          </table:table-cell>
          <table:table-cell table:formula="of:=SUM([.J81];[.N81])" office:value-type="float" office:value="110.056647049411" calcext:value-type="float">
            <text:p>110.056647049411</text:p>
          </table:table-cell>
        </table:table-row>
        <table:table-row table:style-name="ro1">
          <table:table-cell office:value-type="float" office:value="10.6749838075087" calcext:value-type="float">
            <text:p>10.6749838075087</text:p>
          </table:table-cell>
          <table:table-cell office:value-type="float" office:value="-537.879939344833" calcext:value-type="float">
            <text:p>-537.879939344833</text:p>
          </table:table-cell>
          <table:table-cell office:value-type="float" office:value="2.77340519836119" calcext:value-type="float">
            <text:p>2.77340519836119</text:p>
          </table:table-cell>
          <table:table-cell office:value-type="float" office:value="-503.708905997191" calcext:value-type="float">
            <text:p>-503.708905997191</text:p>
          </table:table-cell>
          <table:table-cell office:value-type="float" office:value="23.6742731158925" calcext:value-type="float">
            <text:p>23.6742731158925</text:p>
          </table:table-cell>
          <table:table-cell office:value-type="float" office:value="-514.221096720608" calcext:value-type="float">
            <text:p>-514.221096720608</text:p>
          </table:table-cell>
          <table:table-cell table:formula="of:=ABS([.A82]-[.C82])" office:value-type="float" office:value="7.90157860914751" calcext:value-type="float">
            <text:p>7.90157860914751</text:p>
          </table:table-cell>
          <table:table-cell table:formula="of:=ABS([.A82]-[.E82])" office:value-type="float" office:value="12.9992893083838" calcext:value-type="float">
            <text:p>12.9992893083838</text:p>
          </table:table-cell>
          <table:table-cell table:formula="of:=ABS([.C82]-[.E82])" office:value-type="float" office:value="20.9008679175313" calcext:value-type="float">
            <text:p>20.9008679175313</text:p>
          </table:table-cell>
          <table:table-cell table:formula="of:=SUM([.G82:.I82])" office:value-type="float" office:value="41.8017358350626" calcext:value-type="float">
            <text:p>41.8017358350626</text:p>
          </table:table-cell>
          <table:table-cell table:formula="of:=ABS([.B82]-[.D82])" office:value-type="float" office:value="34.171033347642" calcext:value-type="float">
            <text:p>34.171033347642</text:p>
          </table:table-cell>
          <table:table-cell table:formula="of:=ABS([.B82]-[.F82])" office:value-type="float" office:value="23.658842624225" calcext:value-type="float">
            <text:p>23.658842624225</text:p>
          </table:table-cell>
          <table:table-cell table:formula="of:=ABS([.D82]-[.F82])" office:value-type="float" office:value="10.512190723417" calcext:value-type="float">
            <text:p>10.512190723417</text:p>
          </table:table-cell>
          <table:table-cell table:formula="of:=SUM([.K82:.M82])" office:value-type="float" office:value="68.3420666952841" calcext:value-type="float">
            <text:p>68.3420666952841</text:p>
          </table:table-cell>
          <table:table-cell table:formula="of:=SUM([.J82];[.N82])" office:value-type="float" office:value="110.143802530347" calcext:value-type="float">
            <text:p>110.143802530347</text:p>
          </table:table-cell>
        </table:table-row>
        <table:table-row table:style-name="ro1">
          <table:table-cell office:value-type="float" office:value="27.2315792949472" calcext:value-type="float">
            <text:p>27.2315792949472</text:p>
          </table:table-cell>
          <table:table-cell office:value-type="float" office:value="-540.3681474012" calcext:value-type="float">
            <text:p>-540.3681474012</text:p>
          </table:table-cell>
          <table:table-cell office:value-type="float" office:value="6.53731384985052" calcext:value-type="float">
            <text:p>6.53731384985052</text:p>
          </table:table-cell>
          <table:table-cell office:value-type="float" office:value="-506.271485213398" calcext:value-type="float">
            <text:p>-506.271485213398</text:p>
          </table:table-cell>
          <table:table-cell office:value-type="float" office:value="17.0489036095921" calcext:value-type="float">
            <text:p>17.0489036095921</text:p>
          </table:table-cell>
          <table:table-cell office:value-type="float" office:value="-505.851699640082" calcext:value-type="float">
            <text:p>-505.851699640082</text:p>
          </table:table-cell>
          <table:table-cell table:formula="of:=ABS([.A83]-[.C83])" office:value-type="float" office:value="20.6942654450967" calcext:value-type="float">
            <text:p>20.6942654450967</text:p>
          </table:table-cell>
          <table:table-cell table:formula="of:=ABS([.A83]-[.E83])" office:value-type="float" office:value="10.1826756853551" calcext:value-type="float">
            <text:p>10.1826756853551</text:p>
          </table:table-cell>
          <table:table-cell table:formula="of:=ABS([.C83]-[.E83])" office:value-type="float" office:value="10.5115897597416" calcext:value-type="float">
            <text:p>10.5115897597416</text:p>
          </table:table-cell>
          <table:table-cell table:formula="of:=SUM([.G83:.I83])" office:value-type="float" office:value="41.3885308901934" calcext:value-type="float">
            <text:p>41.3885308901934</text:p>
          </table:table-cell>
          <table:table-cell table:formula="of:=ABS([.B83]-[.D83])" office:value-type="float" office:value="34.0966621878019" calcext:value-type="float">
            <text:p>34.0966621878019</text:p>
          </table:table-cell>
          <table:table-cell table:formula="of:=ABS([.B83]-[.F83])" office:value-type="float" office:value="34.5164477611179" calcext:value-type="float">
            <text:p>34.5164477611179</text:p>
          </table:table-cell>
          <table:table-cell table:formula="of:=ABS([.D83]-[.F83])" office:value-type="float" office:value="0.419785573316005" calcext:value-type="float">
            <text:p>0.419785573316005</text:p>
          </table:table-cell>
          <table:table-cell table:formula="of:=SUM([.K83:.M83])" office:value-type="float" office:value="69.0328955222359" calcext:value-type="float">
            <text:p>69.0328955222359</text:p>
          </table:table-cell>
          <table:table-cell table:formula="of:=SUM([.J83];[.N83])" office:value-type="float" office:value="110.421426412429" calcext:value-type="float">
            <text:p>110.421426412429</text:p>
          </table:table-cell>
        </table:table-row>
        <table:table-row table:style-name="ro1">
          <table:table-cell office:value-type="float" office:value="30.1793416831555" calcext:value-type="float">
            <text:p>30.1793416831555</text:p>
          </table:table-cell>
          <table:table-cell office:value-type="float" office:value="-532.739312320771" calcext:value-type="float">
            <text:p>-532.739312320771</text:p>
          </table:table-cell>
          <table:table-cell office:value-type="float" office:value="1.0662325978344" calcext:value-type="float">
            <text:p>1.0662325978344</text:p>
          </table:table-cell>
          <table:table-cell office:value-type="float" office:value="-510.313207230868" calcext:value-type="float">
            <text:p>-510.313207230868</text:p>
          </table:table-cell>
          <table:table-cell office:value-type="float" office:value="25.5694067325204" calcext:value-type="float">
            <text:p>25.5694067325204</text:p>
          </table:table-cell>
          <table:table-cell office:value-type="float" office:value="-506.559952857625" calcext:value-type="float">
            <text:p>-506.559952857625</text:p>
          </table:table-cell>
          <table:table-cell table:formula="of:=ABS([.A84]-[.C84])" office:value-type="float" office:value="29.1131090853211" calcext:value-type="float">
            <text:p>29.1131090853211</text:p>
          </table:table-cell>
          <table:table-cell table:formula="of:=ABS([.A84]-[.E84])" office:value-type="float" office:value="4.6099349506351" calcext:value-type="float">
            <text:p>4.6099349506351</text:p>
          </table:table-cell>
          <table:table-cell table:formula="of:=ABS([.C84]-[.E84])" office:value-type="float" office:value="24.503174134686" calcext:value-type="float">
            <text:p>24.503174134686</text:p>
          </table:table-cell>
          <table:table-cell table:formula="of:=SUM([.G84:.I84])" office:value-type="float" office:value="58.2262181706422" calcext:value-type="float">
            <text:p>58.2262181706422</text:p>
          </table:table-cell>
          <table:table-cell table:formula="of:=ABS([.B84]-[.D84])" office:value-type="float" office:value="22.426105089903" calcext:value-type="float">
            <text:p>22.426105089903</text:p>
          </table:table-cell>
          <table:table-cell table:formula="of:=ABS([.B84]-[.F84])" office:value-type="float" office:value="26.179359463146" calcext:value-type="float">
            <text:p>26.179359463146</text:p>
          </table:table-cell>
          <table:table-cell table:formula="of:=ABS([.D84]-[.F84])" office:value-type="float" office:value="3.75325437324301" calcext:value-type="float">
            <text:p>3.75325437324301</text:p>
          </table:table-cell>
          <table:table-cell table:formula="of:=SUM([.K84:.M84])" office:value-type="float" office:value="52.358718926292" calcext:value-type="float">
            <text:p>52.358718926292</text:p>
          </table:table-cell>
          <table:table-cell table:formula="of:=SUM([.J84];[.N84])" office:value-type="float" office:value="110.584937096934" calcext:value-type="float">
            <text:p>110.584937096934</text:p>
          </table:table-cell>
        </table:table-row>
        <table:table-row table:style-name="ro1">
          <table:table-cell office:value-type="float" office:value="32.05916672805" calcext:value-type="float">
            <text:p>32.05916672805</text:p>
          </table:table-cell>
          <table:table-cell office:value-type="float" office:value="-526.887434880785" calcext:value-type="float">
            <text:p>-526.887434880785</text:p>
          </table:table-cell>
          <table:table-cell office:value-type="float" office:value="5.76547938664113" calcext:value-type="float">
            <text:p>5.76547938664113</text:p>
          </table:table-cell>
          <table:table-cell office:value-type="float" office:value="-517.542576727009" calcext:value-type="float">
            <text:p>-517.542576727009</text:p>
          </table:table-cell>
          <table:table-cell office:value-type="float" office:value="31.8319409907519" calcext:value-type="float">
            <text:p>31.8319409907519</text:p>
          </table:table-cell>
          <table:table-cell office:value-type="float" office:value="-497.189847117483" calcext:value-type="float">
            <text:p>-497.189847117483</text:p>
          </table:table-cell>
          <table:table-cell table:formula="of:=ABS([.A85]-[.C85])" office:value-type="float" office:value="26.2936873414089" calcext:value-type="float">
            <text:p>26.2936873414089</text:p>
          </table:table-cell>
          <table:table-cell table:formula="of:=ABS([.A85]-[.E85])" office:value-type="float" office:value="0.227225737298102" calcext:value-type="float">
            <text:p>0.227225737298102</text:p>
          </table:table-cell>
          <table:table-cell table:formula="of:=ABS([.C85]-[.E85])" office:value-type="float" office:value="26.0664616041108" calcext:value-type="float">
            <text:p>26.0664616041108</text:p>
          </table:table-cell>
          <table:table-cell table:formula="of:=SUM([.G85:.I85])" office:value-type="float" office:value="52.5873746828177" calcext:value-type="float">
            <text:p>52.5873746828177</text:p>
          </table:table-cell>
          <table:table-cell table:formula="of:=ABS([.B85]-[.D85])" office:value-type="float" office:value="9.34485815377605" calcext:value-type="float">
            <text:p>9.34485815377605</text:p>
          </table:table-cell>
          <table:table-cell table:formula="of:=ABS([.B85]-[.F85])" office:value-type="float" office:value="29.697587763302" calcext:value-type="float">
            <text:p>29.697587763302</text:p>
          </table:table-cell>
          <table:table-cell table:formula="of:=ABS([.D85]-[.F85])" office:value-type="float" office:value="20.352729609526" calcext:value-type="float">
            <text:p>20.352729609526</text:p>
          </table:table-cell>
          <table:table-cell table:formula="of:=SUM([.K85:.M85])" office:value-type="float" office:value="59.395175526604" calcext:value-type="float">
            <text:p>59.395175526604</text:p>
          </table:table-cell>
          <table:table-cell table:formula="of:=SUM([.J85];[.N85])" office:value-type="float" office:value="111.982550209422" calcext:value-type="float">
            <text:p>111.982550209422</text:p>
          </table:table-cell>
        </table:table-row>
        <table:table-row table:style-name="ro1">
          <table:table-cell office:value-type="float" office:value="22.484890818159" calcext:value-type="float">
            <text:p>22.484890818159</text:p>
          </table:table-cell>
          <table:table-cell office:value-type="float" office:value="-538.015651471548" calcext:value-type="float">
            <text:p>-538.015651471548</text:p>
          </table:table-cell>
          <table:table-cell office:value-type="float" office:value="2.08548441583842" calcext:value-type="float">
            <text:p>2.08548441583842</text:p>
          </table:table-cell>
          <table:table-cell office:value-type="float" office:value="-501.937002954018" calcext:value-type="float">
            <text:p>-501.937002954018</text:p>
          </table:table-cell>
          <table:table-cell office:value-type="float" office:value="19.3232768014305" calcext:value-type="float">
            <text:p>19.3232768014305</text:p>
          </table:table-cell>
          <table:table-cell office:value-type="float" office:value="-505.987183166921" calcext:value-type="float">
            <text:p>-505.987183166921</text:p>
          </table:table-cell>
          <table:table-cell table:formula="of:=ABS([.A86]-[.C86])" office:value-type="float" office:value="20.3994064023206" calcext:value-type="float">
            <text:p>20.3994064023206</text:p>
          </table:table-cell>
          <table:table-cell table:formula="of:=ABS([.A86]-[.E86])" office:value-type="float" office:value="3.1616140167285" calcext:value-type="float">
            <text:p>3.1616140167285</text:p>
          </table:table-cell>
          <table:table-cell table:formula="of:=ABS([.C86]-[.E86])" office:value-type="float" office:value="17.2377923855921" calcext:value-type="float">
            <text:p>17.2377923855921</text:p>
          </table:table-cell>
          <table:table-cell table:formula="of:=SUM([.G86:.I86])" office:value-type="float" office:value="40.7988128046412" calcext:value-type="float">
            <text:p>40.7988128046412</text:p>
          </table:table-cell>
          <table:table-cell table:formula="of:=ABS([.B86]-[.D86])" office:value-type="float" office:value="36.07864851753" calcext:value-type="float">
            <text:p>36.07864851753</text:p>
          </table:table-cell>
          <table:table-cell table:formula="of:=ABS([.B86]-[.F86])" office:value-type="float" office:value="32.028468304627" calcext:value-type="float">
            <text:p>32.028468304627</text:p>
          </table:table-cell>
          <table:table-cell table:formula="of:=ABS([.D86]-[.F86])" office:value-type="float" office:value="4.050180212903" calcext:value-type="float">
            <text:p>4.050180212903</text:p>
          </table:table-cell>
          <table:table-cell table:formula="of:=SUM([.K86:.M86])" office:value-type="float" office:value="72.1572970350601" calcext:value-type="float">
            <text:p>72.1572970350601</text:p>
          </table:table-cell>
          <table:table-cell table:formula="of:=SUM([.J86];[.N86])" office:value-type="float" office:value="112.956109839701" calcext:value-type="float">
            <text:p>112.956109839701</text:p>
          </table:table-cell>
        </table:table-row>
        <table:table-row table:style-name="ro1">
          <table:table-cell office:value-type="float" office:value="29.9353570349072" calcext:value-type="float">
            <text:p>29.9353570349072</text:p>
          </table:table-cell>
          <table:table-cell office:value-type="float" office:value="-531.212823945075" calcext:value-type="float">
            <text:p>-531.212823945075</text:p>
          </table:table-cell>
          <table:table-cell office:value-type="float" office:value="1.41763731867585" calcext:value-type="float">
            <text:p>1.41763731867585</text:p>
          </table:table-cell>
          <table:table-cell office:value-type="float" office:value="-503.13235170853" calcext:value-type="float">
            <text:p>-503.13235170853</text:p>
          </table:table-cell>
          <table:table-cell office:value-type="float" office:value="24.3110431520367" calcext:value-type="float">
            <text:p>24.3110431520367</text:p>
          </table:table-cell>
          <table:table-cell office:value-type="float" office:value="-508.400181863902" calcext:value-type="float">
            <text:p>-508.400181863902</text:p>
          </table:table-cell>
          <table:table-cell table:formula="of:=ABS([.A87]-[.C87])" office:value-type="float" office:value="28.5177197162313" calcext:value-type="float">
            <text:p>28.5177197162313</text:p>
          </table:table-cell>
          <table:table-cell table:formula="of:=ABS([.A87]-[.E87])" office:value-type="float" office:value="5.6243138828705" calcext:value-type="float">
            <text:p>5.6243138828705</text:p>
          </table:table-cell>
          <table:table-cell table:formula="of:=ABS([.C87]-[.E87])" office:value-type="float" office:value="22.8934058333609" calcext:value-type="float">
            <text:p>22.8934058333609</text:p>
          </table:table-cell>
          <table:table-cell table:formula="of:=SUM([.G87:.I87])" office:value-type="float" office:value="57.0354394324627" calcext:value-type="float">
            <text:p>57.0354394324627</text:p>
          </table:table-cell>
          <table:table-cell table:formula="of:=ABS([.B87]-[.D87])" office:value-type="float" office:value="28.080472236545" calcext:value-type="float">
            <text:p>28.080472236545</text:p>
          </table:table-cell>
          <table:table-cell table:formula="of:=ABS([.B87]-[.F87])" office:value-type="float" office:value="22.812642081173" calcext:value-type="float">
            <text:p>22.812642081173</text:p>
          </table:table-cell>
          <table:table-cell table:formula="of:=ABS([.D87]-[.F87])" office:value-type="float" office:value="5.267830155372" calcext:value-type="float">
            <text:p>5.267830155372</text:p>
          </table:table-cell>
          <table:table-cell table:formula="of:=SUM([.K87:.M87])" office:value-type="float" office:value="56.16094447309" calcext:value-type="float">
            <text:p>56.16094447309</text:p>
          </table:table-cell>
          <table:table-cell table:formula="of:=SUM([.J87];[.N87])" office:value-type="float" office:value="113.196383905553" calcext:value-type="float">
            <text:p>113.196383905553</text:p>
          </table:table-cell>
        </table:table-row>
        <table:table-row table:style-name="ro1">
          <table:table-cell office:value-type="float" office:value="16.3839601626615" calcext:value-type="float">
            <text:p>16.3839601626615</text:p>
          </table:table-cell>
          <table:table-cell office:value-type="float" office:value="-539.188572038171" calcext:value-type="float">
            <text:p>-539.188572038171</text:p>
          </table:table-cell>
          <table:table-cell office:value-type="float" office:value="2.70666114640298" calcext:value-type="float">
            <text:p>2.70666114640298</text:p>
          </table:table-cell>
          <table:table-cell office:value-type="float" office:value="-507.917582124506" calcext:value-type="float">
            <text:p>-507.917582124506</text:p>
          </table:table-cell>
          <table:table-cell office:value-type="float" office:value="23.7290761262989" calcext:value-type="float">
            <text:p>23.7290761262989</text:p>
          </table:table-cell>
          <table:table-cell office:value-type="float" office:value="-503.518558499978" calcext:value-type="float">
            <text:p>-503.518558499978</text:p>
          </table:table-cell>
          <table:table-cell table:formula="of:=ABS([.A88]-[.C88])" office:value-type="float" office:value="13.6772990162585" calcext:value-type="float">
            <text:p>13.6772990162585</text:p>
          </table:table-cell>
          <table:table-cell table:formula="of:=ABS([.A88]-[.E88])" office:value-type="float" office:value="7.3451159636374" calcext:value-type="float">
            <text:p>7.3451159636374</text:p>
          </table:table-cell>
          <table:table-cell table:formula="of:=ABS([.C88]-[.E88])" office:value-type="float" office:value="21.0224149798959" calcext:value-type="float">
            <text:p>21.0224149798959</text:p>
          </table:table-cell>
          <table:table-cell table:formula="of:=SUM([.G88:.I88])" office:value-type="float" office:value="42.0448299597918" calcext:value-type="float">
            <text:p>42.0448299597918</text:p>
          </table:table-cell>
          <table:table-cell table:formula="of:=ABS([.B88]-[.D88])" office:value-type="float" office:value="31.270989913665" calcext:value-type="float">
            <text:p>31.270989913665</text:p>
          </table:table-cell>
          <table:table-cell table:formula="of:=ABS([.B88]-[.F88])" office:value-type="float" office:value="35.670013538193" calcext:value-type="float">
            <text:p>35.670013538193</text:p>
          </table:table-cell>
          <table:table-cell table:formula="of:=ABS([.D88]-[.F88])" office:value-type="float" office:value="4.39902362452801" calcext:value-type="float">
            <text:p>4.39902362452801</text:p>
          </table:table-cell>
          <table:table-cell table:formula="of:=SUM([.K88:.M88])" office:value-type="float" office:value="71.3400270763859" calcext:value-type="float">
            <text:p>71.3400270763859</text:p>
          </table:table-cell>
          <table:table-cell table:formula="of:=SUM([.J88];[.N88])" office:value-type="float" office:value="113.384857036178" calcext:value-type="float">
            <text:p>113.384857036178</text:p>
          </table:table-cell>
        </table:table-row>
        <table:table-row table:style-name="ro1">
          <table:table-cell office:value-type="float" office:value="23.6579155247256" calcext:value-type="float">
            <text:p>23.6579155247256</text:p>
          </table:table-cell>
          <table:table-cell office:value-type="float" office:value="-525.321119326596" calcext:value-type="float">
            <text:p>-525.321119326596</text:p>
          </table:table-cell>
          <table:table-cell office:value-type="float" office:value="2.20624052263012" calcext:value-type="float">
            <text:p>2.20624052263012</text:p>
          </table:table-cell>
          <table:table-cell office:value-type="float" office:value="-522.277794569991" calcext:value-type="float">
            <text:p>-522.277794569991</text:p>
          </table:table-cell>
          <table:table-cell office:value-type="float" office:value="24.7423450791337" calcext:value-type="float">
            <text:p>24.7423450791337</text:p>
          </table:table-cell>
          <table:table-cell office:value-type="float" office:value="-491.163446371739" calcext:value-type="float">
            <text:p>-491.163446371739</text:p>
          </table:table-cell>
          <table:table-cell table:formula="of:=ABS([.A89]-[.C89])" office:value-type="float" office:value="21.4516750020955" calcext:value-type="float">
            <text:p>21.4516750020955</text:p>
          </table:table-cell>
          <table:table-cell table:formula="of:=ABS([.A89]-[.E89])" office:value-type="float" office:value="1.0844295544081" calcext:value-type="float">
            <text:p>1.0844295544081</text:p>
          </table:table-cell>
          <table:table-cell table:formula="of:=ABS([.C89]-[.E89])" office:value-type="float" office:value="22.5361045565036" calcext:value-type="float">
            <text:p>22.5361045565036</text:p>
          </table:table-cell>
          <table:table-cell table:formula="of:=SUM([.G89:.I89])" office:value-type="float" office:value="45.0722091130072" calcext:value-type="float">
            <text:p>45.0722091130072</text:p>
          </table:table-cell>
          <table:table-cell table:formula="of:=ABS([.B89]-[.D89])" office:value-type="float" office:value="3.04332475660499" calcext:value-type="float">
            <text:p>3.04332475660499</text:p>
          </table:table-cell>
          <table:table-cell table:formula="of:=ABS([.B89]-[.F89])" office:value-type="float" office:value="34.157672954857" calcext:value-type="float">
            <text:p>34.157672954857</text:p>
          </table:table-cell>
          <table:table-cell table:formula="of:=ABS([.D89]-[.F89])" office:value-type="float" office:value="31.114348198252" calcext:value-type="float">
            <text:p>31.114348198252</text:p>
          </table:table-cell>
          <table:table-cell table:formula="of:=SUM([.K89:.M89])" office:value-type="float" office:value="68.315345909714" calcext:value-type="float">
            <text:p>68.315345909714</text:p>
          </table:table-cell>
          <table:table-cell table:formula="of:=SUM([.J89];[.N89])" office:value-type="float" office:value="113.387555022721" calcext:value-type="float">
            <text:p>113.387555022721</text:p>
          </table:table-cell>
        </table:table-row>
        <table:table-row table:style-name="ro1">
          <table:table-cell office:value-type="float" office:value="21.9744793637811" calcext:value-type="float">
            <text:p>21.9744793637811</text:p>
          </table:table-cell>
          <table:table-cell office:value-type="float" office:value="-536.882304083556" calcext:value-type="float">
            <text:p>-536.882304083556</text:p>
          </table:table-cell>
          <table:table-cell office:value-type="float" office:value="4.89337034958001" calcext:value-type="float">
            <text:p>4.89337034958001</text:p>
          </table:table-cell>
          <table:table-cell office:value-type="float" office:value="-518.128427410649" calcext:value-type="float">
            <text:p>-518.128427410649</text:p>
          </table:table-cell>
          <table:table-cell office:value-type="float" office:value="16.8557737978822" calcext:value-type="float">
            <text:p>16.8557737978822</text:p>
          </table:table-cell>
          <table:table-cell office:value-type="float" office:value="-497.198838712627" calcext:value-type="float">
            <text:p>-497.198838712627</text:p>
          </table:table-cell>
          <table:table-cell table:formula="of:=ABS([.A90]-[.C90])" office:value-type="float" office:value="17.0811090142011" calcext:value-type="float">
            <text:p>17.0811090142011</text:p>
          </table:table-cell>
          <table:table-cell table:formula="of:=ABS([.A90]-[.E90])" office:value-type="float" office:value="5.1187055658989" calcext:value-type="float">
            <text:p>5.1187055658989</text:p>
          </table:table-cell>
          <table:table-cell table:formula="of:=ABS([.C90]-[.E90])" office:value-type="float" office:value="11.9624034483022" calcext:value-type="float">
            <text:p>11.9624034483022</text:p>
          </table:table-cell>
          <table:table-cell table:formula="of:=SUM([.G90:.I90])" office:value-type="float" office:value="34.1622180284022" calcext:value-type="float">
            <text:p>34.1622180284022</text:p>
          </table:table-cell>
          <table:table-cell table:formula="of:=ABS([.B90]-[.D90])" office:value-type="float" office:value="18.753876672907" calcext:value-type="float">
            <text:p>18.753876672907</text:p>
          </table:table-cell>
          <table:table-cell table:formula="of:=ABS([.B90]-[.F90])" office:value-type="float" office:value="39.6834653709291" calcext:value-type="float">
            <text:p>39.6834653709291</text:p>
          </table:table-cell>
          <table:table-cell table:formula="of:=ABS([.D90]-[.F90])" office:value-type="float" office:value="20.929588698022" calcext:value-type="float">
            <text:p>20.929588698022</text:p>
          </table:table-cell>
          <table:table-cell table:formula="of:=SUM([.K90:.M90])" office:value-type="float" office:value="79.3669307418581" calcext:value-type="float">
            <text:p>79.3669307418581</text:p>
          </table:table-cell>
          <table:table-cell table:formula="of:=SUM([.J90];[.N90])" office:value-type="float" office:value="113.52914877026" calcext:value-type="float">
            <text:p>113.52914877026</text:p>
          </table:table-cell>
        </table:table-row>
        <table:table-row table:style-name="ro1">
          <table:table-cell office:value-type="float" office:value="15.1735012103093" calcext:value-type="float">
            <text:p>15.1735012103093</text:p>
          </table:table-cell>
          <table:table-cell office:value-type="float" office:value="-528.909959588622" calcext:value-type="float">
            <text:p>-528.909959588622</text:p>
          </table:table-cell>
          <table:table-cell office:value-type="float" office:value="-9.72515005041897" calcext:value-type="float">
            <text:p>-9.72515005041897</text:p>
          </table:table-cell>
          <table:table-cell office:value-type="float" office:value="-517.470161366113" calcext:value-type="float">
            <text:p>-517.470161366113</text:p>
          </table:table-cell>
          <table:table-cell office:value-type="float" office:value="27.4430849807341" calcext:value-type="float">
            <text:p>27.4430849807341</text:p>
          </table:table-cell>
          <table:table-cell office:value-type="float" office:value="-509.090909090909" calcext:value-type="float">
            <text:p>-509.090909090909</text:p>
          </table:table-cell>
          <table:table-cell table:formula="of:=ABS([.A91]-[.C91])" office:value-type="float" office:value="24.8986512607283" calcext:value-type="float">
            <text:p>24.8986512607283</text:p>
          </table:table-cell>
          <table:table-cell table:formula="of:=ABS([.A91]-[.E91])" office:value-type="float" office:value="12.2695837704248" calcext:value-type="float">
            <text:p>12.2695837704248</text:p>
          </table:table-cell>
          <table:table-cell table:formula="of:=ABS([.C91]-[.E91])" office:value-type="float" office:value="37.1682350311531" calcext:value-type="float">
            <text:p>37.1682350311531</text:p>
          </table:table-cell>
          <table:table-cell table:formula="of:=SUM([.G91:.I91])" office:value-type="float" office:value="74.3364700623061" calcext:value-type="float">
            <text:p>74.3364700623061</text:p>
          </table:table-cell>
          <table:table-cell table:formula="of:=ABS([.B91]-[.D91])" office:value-type="float" office:value="11.439798222509" calcext:value-type="float">
            <text:p>11.439798222509</text:p>
          </table:table-cell>
          <table:table-cell table:formula="of:=ABS([.B91]-[.F91])" office:value-type="float" office:value="19.819050497713" calcext:value-type="float">
            <text:p>19.819050497713</text:p>
          </table:table-cell>
          <table:table-cell table:formula="of:=ABS([.D91]-[.F91])" office:value-type="float" office:value="8.37925227520395" calcext:value-type="float">
            <text:p>8.37925227520395</text:p>
          </table:table-cell>
          <table:table-cell table:formula="of:=SUM([.K91:.M91])" office:value-type="float" office:value="39.6381009954259" calcext:value-type="float">
            <text:p>39.6381009954259</text:p>
          </table:table-cell>
          <table:table-cell table:formula="of:=SUM([.J91];[.N91])" office:value-type="float" office:value="113.974571057732" calcext:value-type="float">
            <text:p>113.974571057732</text:p>
          </table:table-cell>
        </table:table-row>
        <table:table-row table:style-name="ro1">
          <table:table-cell office:value-type="float" office:value="32.1371243659528" calcext:value-type="float">
            <text:p>32.1371243659528</text:p>
          </table:table-cell>
          <table:table-cell office:value-type="float" office:value="-534.414035016421" calcext:value-type="float">
            <text:p>-534.414035016421</text:p>
          </table:table-cell>
          <table:table-cell office:value-type="float" office:value="0.949975793813071" calcext:value-type="float">
            <text:p>0.949975793813071</text:p>
          </table:table-cell>
          <table:table-cell office:value-type="float" office:value="-513.728209986767" calcext:value-type="float">
            <text:p>-513.728209986767</text:p>
          </table:table-cell>
          <table:table-cell office:value-type="float" office:value="20.0351926969959" calcext:value-type="float">
            <text:p>20.0351926969959</text:p>
          </table:table-cell>
          <table:table-cell office:value-type="float" office:value="-508.102519424639" calcext:value-type="float">
            <text:p>-508.102519424639</text:p>
          </table:table-cell>
          <table:table-cell table:formula="of:=ABS([.A92]-[.C92])" office:value-type="float" office:value="31.1871485721397" calcext:value-type="float">
            <text:p>31.1871485721397</text:p>
          </table:table-cell>
          <table:table-cell table:formula="of:=ABS([.A92]-[.E92])" office:value-type="float" office:value="12.1019316689569" calcext:value-type="float">
            <text:p>12.1019316689569</text:p>
          </table:table-cell>
          <table:table-cell table:formula="of:=ABS([.C92]-[.E92])" office:value-type="float" office:value="19.0852169031828" calcext:value-type="float">
            <text:p>19.0852169031828</text:p>
          </table:table-cell>
          <table:table-cell table:formula="of:=SUM([.G92:.I92])" office:value-type="float" office:value="62.3742971442795" calcext:value-type="float">
            <text:p>62.3742971442795</text:p>
          </table:table-cell>
          <table:table-cell table:formula="of:=ABS([.B92]-[.D92])" office:value-type="float" office:value="20.6858250296541" calcext:value-type="float">
            <text:p>20.6858250296541</text:p>
          </table:table-cell>
          <table:table-cell table:formula="of:=ABS([.B92]-[.F92])" office:value-type="float" office:value="26.311515591782" calcext:value-type="float">
            <text:p>26.311515591782</text:p>
          </table:table-cell>
          <table:table-cell table:formula="of:=ABS([.D92]-[.F92])" office:value-type="float" office:value="5.62569056212794" calcext:value-type="float">
            <text:p>5.62569056212794</text:p>
          </table:table-cell>
          <table:table-cell table:formula="of:=SUM([.K92:.M92])" office:value-type="float" office:value="52.6230311835641" calcext:value-type="float">
            <text:p>52.6230311835641</text:p>
          </table:table-cell>
          <table:table-cell table:formula="of:=SUM([.J92];[.N92])" office:value-type="float" office:value="114.997328327844" calcext:value-type="float">
            <text:p>114.997328327844</text:p>
          </table:table-cell>
        </table:table-row>
        <table:table-row table:style-name="ro1">
          <table:table-cell office:value-type="float" office:value="26.8454385434632" calcext:value-type="float">
            <text:p>26.8454385434632</text:p>
          </table:table-cell>
          <table:table-cell office:value-type="float" office:value="-543.848504321808" calcext:value-type="float">
            <text:p>-543.848504321808</text:p>
          </table:table-cell>
          <table:table-cell office:value-type="float" office:value="-0.0656182331261541" calcext:value-type="float">
            <text:p>-0.0656182331261541</text:p>
          </table:table-cell>
          <table:table-cell office:value-type="float" office:value="-519.964135219367" calcext:value-type="float">
            <text:p>-519.964135219367</text:p>
          </table:table-cell>
          <table:table-cell office:value-type="float" office:value="26.0718083012235" calcext:value-type="float">
            <text:p>26.0718083012235</text:p>
          </table:table-cell>
          <table:table-cell office:value-type="float" office:value="-512.891001038859" calcext:value-type="float">
            <text:p>-512.891001038859</text:p>
          </table:table-cell>
          <table:table-cell table:formula="of:=ABS([.A93]-[.C93])" office:value-type="float" office:value="26.9110567765894" calcext:value-type="float">
            <text:p>26.9110567765894</text:p>
          </table:table-cell>
          <table:table-cell table:formula="of:=ABS([.A93]-[.E93])" office:value-type="float" office:value="0.773630242239701" calcext:value-type="float">
            <text:p>0.773630242239701</text:p>
          </table:table-cell>
          <table:table-cell table:formula="of:=ABS([.C93]-[.E93])" office:value-type="float" office:value="26.1374265343497" calcext:value-type="float">
            <text:p>26.1374265343497</text:p>
          </table:table-cell>
          <table:table-cell table:formula="of:=SUM([.G93:.I93])" office:value-type="float" office:value="53.8221135531787" calcext:value-type="float">
            <text:p>53.8221135531787</text:p>
          </table:table-cell>
          <table:table-cell table:formula="of:=ABS([.B93]-[.D93])" office:value-type="float" office:value="23.884369102441" calcext:value-type="float">
            <text:p>23.884369102441</text:p>
          </table:table-cell>
          <table:table-cell table:formula="of:=ABS([.B93]-[.F93])" office:value-type="float" office:value="30.957503282949" calcext:value-type="float">
            <text:p>30.957503282949</text:p>
          </table:table-cell>
          <table:table-cell table:formula="of:=ABS([.D93]-[.F93])" office:value-type="float" office:value="7.07313418050796" calcext:value-type="float">
            <text:p>7.07313418050796</text:p>
          </table:table-cell>
          <table:table-cell table:formula="of:=SUM([.K93:.M93])" office:value-type="float" office:value="61.915006565898" calcext:value-type="float">
            <text:p>61.915006565898</text:p>
          </table:table-cell>
          <table:table-cell table:formula="of:=SUM([.J93];[.N93])" office:value-type="float" office:value="115.737120119077" calcext:value-type="float">
            <text:p>115.737120119077</text:p>
          </table:table-cell>
        </table:table-row>
        <table:table-row table:style-name="ro1">
          <table:table-cell office:value-type="float" office:value="18.3408535919391" calcext:value-type="float">
            <text:p>18.3408535919391</text:p>
          </table:table-cell>
          <table:table-cell office:value-type="float" office:value="-523.551273682312" calcext:value-type="float">
            <text:p>-523.551273682312</text:p>
          </table:table-cell>
          <table:table-cell office:value-type="float" office:value="-5.96306587994443" calcext:value-type="float">
            <text:p>-5.96306587994443</text:p>
          </table:table-cell>
          <table:table-cell office:value-type="float" office:value="-514.94090693191" calcext:value-type="float">
            <text:p>-514.94090693191</text:p>
          </table:table-cell>
          <table:table-cell office:value-type="float" office:value="20.2539973228414" calcext:value-type="float">
            <text:p>20.2539973228414</text:p>
          </table:table-cell>
          <table:table-cell office:value-type="float" office:value="-491.720823670755" calcext:value-type="float">
            <text:p>-491.720823670755</text:p>
          </table:table-cell>
          <table:table-cell table:formula="of:=ABS([.A94]-[.C94])" office:value-type="float" office:value="24.3039194718835" calcext:value-type="float">
            <text:p>24.3039194718835</text:p>
          </table:table-cell>
          <table:table-cell table:formula="of:=ABS([.A94]-[.E94])" office:value-type="float" office:value="1.9131437309023" calcext:value-type="float">
            <text:p>1.9131437309023</text:p>
          </table:table-cell>
          <table:table-cell table:formula="of:=ABS([.C94]-[.E94])" office:value-type="float" office:value="26.2170632027858" calcext:value-type="float">
            <text:p>26.2170632027858</text:p>
          </table:table-cell>
          <table:table-cell table:formula="of:=SUM([.G94:.I94])" office:value-type="float" office:value="52.4341264055717" calcext:value-type="float">
            <text:p>52.4341264055717</text:p>
          </table:table-cell>
          <table:table-cell table:formula="of:=ABS([.B94]-[.D94])" office:value-type="float" office:value="8.61036675040191" calcext:value-type="float">
            <text:p>8.61036675040191</text:p>
          </table:table-cell>
          <table:table-cell table:formula="of:=ABS([.B94]-[.F94])" office:value-type="float" office:value="31.8304500115569" calcext:value-type="float">
            <text:p>31.8304500115569</text:p>
          </table:table-cell>
          <table:table-cell table:formula="of:=ABS([.D94]-[.F94])" office:value-type="float" office:value="23.220083261155" calcext:value-type="float">
            <text:p>23.220083261155</text:p>
          </table:table-cell>
          <table:table-cell table:formula="of:=SUM([.K94:.M94])" office:value-type="float" office:value="63.6609000231139" calcext:value-type="float">
            <text:p>63.6609000231139</text:p>
          </table:table-cell>
          <table:table-cell table:formula="of:=SUM([.J94];[.N94])" office:value-type="float" office:value="116.095026428686" calcext:value-type="float">
            <text:p>116.095026428686</text:p>
          </table:table-cell>
        </table:table-row>
        <table:table-row table:style-name="ro1">
          <table:table-cell office:value-type="float" office:value="14.825668464139" calcext:value-type="float">
            <text:p>14.825668464139</text:p>
          </table:table-cell>
          <table:table-cell office:value-type="float" office:value="-542.53227703257" calcext:value-type="float">
            <text:p>-542.53227703257</text:p>
          </table:table-cell>
          <table:table-cell office:value-type="float" office:value="0.87741788819434" calcext:value-type="float">
            <text:p>0.87741788819434</text:p>
          </table:table-cell>
          <table:table-cell office:value-type="float" office:value="-515.499605030213" calcext:value-type="float">
            <text:p>-515.499605030213</text:p>
          </table:table-cell>
          <table:table-cell office:value-type="float" office:value="17.3872812108681" calcext:value-type="float">
            <text:p>17.3872812108681</text:p>
          </table:table-cell>
          <table:table-cell office:value-type="float" office:value="-500.843330344602" calcext:value-type="float">
            <text:p>-500.843330344602</text:p>
          </table:table-cell>
          <table:table-cell table:formula="of:=ABS([.A95]-[.C95])" office:value-type="float" office:value="13.9482505759447" calcext:value-type="float">
            <text:p>13.9482505759447</text:p>
          </table:table-cell>
          <table:table-cell table:formula="of:=ABS([.A95]-[.E95])" office:value-type="float" office:value="2.5616127467291" calcext:value-type="float">
            <text:p>2.5616127467291</text:p>
          </table:table-cell>
          <table:table-cell table:formula="of:=ABS([.C95]-[.E95])" office:value-type="float" office:value="16.5098633226738" calcext:value-type="float">
            <text:p>16.5098633226738</text:p>
          </table:table-cell>
          <table:table-cell table:formula="of:=SUM([.G95:.I95])" office:value-type="float" office:value="33.0197266453475" calcext:value-type="float">
            <text:p>33.0197266453475</text:p>
          </table:table-cell>
          <table:table-cell table:formula="of:=ABS([.B95]-[.D95])" office:value-type="float" office:value="27.032672002357" calcext:value-type="float">
            <text:p>27.032672002357</text:p>
          </table:table-cell>
          <table:table-cell table:formula="of:=ABS([.B95]-[.F95])" office:value-type="float" office:value="41.688946687968" calcext:value-type="float">
            <text:p>41.688946687968</text:p>
          </table:table-cell>
          <table:table-cell table:formula="of:=ABS([.D95]-[.F95])" office:value-type="float" office:value="14.656274685611" calcext:value-type="float">
            <text:p>14.656274685611</text:p>
          </table:table-cell>
          <table:table-cell table:formula="of:=SUM([.K95:.M95])" office:value-type="float" office:value="83.3778933759361" calcext:value-type="float">
            <text:p>83.3778933759361</text:p>
          </table:table-cell>
          <table:table-cell table:formula="of:=SUM([.J95];[.N95])" office:value-type="float" office:value="116.397620021284" calcext:value-type="float">
            <text:p>116.397620021284</text:p>
          </table:table-cell>
        </table:table-row>
        <table:table-row table:style-name="ro1">
          <table:table-cell office:value-type="float" office:value="13.2620453084955" calcext:value-type="float">
            <text:p>13.2620453084955</text:p>
          </table:table-cell>
          <table:table-cell office:value-type="float" office:value="-534.498566170774" calcext:value-type="float">
            <text:p>-534.498566170774</text:p>
          </table:table-cell>
          <table:table-cell office:value-type="float" office:value="-1.50813599660656" calcext:value-type="float">
            <text:p>-1.50813599660656</text:p>
          </table:table-cell>
          <table:table-cell office:value-type="float" office:value="-519.561672436697" calcext:value-type="float">
            <text:p>-519.561672436697</text:p>
          </table:table-cell>
          <table:table-cell office:value-type="float" office:value="18.0286181645462" calcext:value-type="float">
            <text:p>18.0286181645462</text:p>
          </table:table-cell>
          <table:table-cell office:value-type="float" office:value="-495.651700148082" calcext:value-type="float">
            <text:p>-495.651700148082</text:p>
          </table:table-cell>
          <table:table-cell table:formula="of:=ABS([.A96]-[.C96])" office:value-type="float" office:value="14.7701813051021" calcext:value-type="float">
            <text:p>14.7701813051021</text:p>
          </table:table-cell>
          <table:table-cell table:formula="of:=ABS([.A96]-[.E96])" office:value-type="float" office:value="4.7665728560507" calcext:value-type="float">
            <text:p>4.7665728560507</text:p>
          </table:table-cell>
          <table:table-cell table:formula="of:=ABS([.C96]-[.E96])" office:value-type="float" office:value="19.5367541611528" calcext:value-type="float">
            <text:p>19.5367541611528</text:p>
          </table:table-cell>
          <table:table-cell table:formula="of:=SUM([.G96:.I96])" office:value-type="float" office:value="39.0735083223055" calcext:value-type="float">
            <text:p>39.0735083223055</text:p>
          </table:table-cell>
          <table:table-cell table:formula="of:=ABS([.B96]-[.D96])" office:value-type="float" office:value="14.936893734077" calcext:value-type="float">
            <text:p>14.936893734077</text:p>
          </table:table-cell>
          <table:table-cell table:formula="of:=ABS([.B96]-[.F96])" office:value-type="float" office:value="38.846866022692" calcext:value-type="float">
            <text:p>38.846866022692</text:p>
          </table:table-cell>
          <table:table-cell table:formula="of:=ABS([.D96]-[.F96])" office:value-type="float" office:value="23.909972288615" calcext:value-type="float">
            <text:p>23.909972288615</text:p>
          </table:table-cell>
          <table:table-cell table:formula="of:=SUM([.K96:.M96])" office:value-type="float" office:value="77.693732045384" calcext:value-type="float">
            <text:p>77.693732045384</text:p>
          </table:table-cell>
          <table:table-cell table:formula="of:=SUM([.J96];[.N96])" office:value-type="float" office:value="116.767240367689" calcext:value-type="float">
            <text:p>116.767240367689</text:p>
          </table:table-cell>
        </table:table-row>
        <table:table-row table:style-name="ro1">
          <table:table-cell office:value-type="float" office:value="20.6749858395076" calcext:value-type="float">
            <text:p>20.6749858395076</text:p>
          </table:table-cell>
          <table:table-cell office:value-type="float" office:value="-543.818075138239" calcext:value-type="float">
            <text:p>-543.818075138239</text:p>
          </table:table-cell>
          <table:table-cell office:value-type="float" office:value="9.19164950050927" calcext:value-type="float">
            <text:p>9.19164950050927</text:p>
          </table:table-cell>
          <table:table-cell office:value-type="float" office:value="-515.157416414995" calcext:value-type="float">
            <text:p>-515.157416414995</text:p>
          </table:table-cell>
          <table:table-cell office:value-type="float" office:value="24.9721197050554" calcext:value-type="float">
            <text:p>24.9721197050554</text:p>
          </table:table-cell>
          <table:table-cell office:value-type="float" office:value="-500.692022626308" calcext:value-type="float">
            <text:p>-500.692022626308</text:p>
          </table:table-cell>
          <table:table-cell table:formula="of:=ABS([.A97]-[.C97])" office:value-type="float" office:value="11.4833363389983" calcext:value-type="float">
            <text:p>11.4833363389983</text:p>
          </table:table-cell>
          <table:table-cell table:formula="of:=ABS([.A97]-[.E97])" office:value-type="float" office:value="4.2971338655478" calcext:value-type="float">
            <text:p>4.2971338655478</text:p>
          </table:table-cell>
          <table:table-cell table:formula="of:=ABS([.C97]-[.E97])" office:value-type="float" office:value="15.7804702045461" calcext:value-type="float">
            <text:p>15.7804702045461</text:p>
          </table:table-cell>
          <table:table-cell table:formula="of:=SUM([.G97:.I97])" office:value-type="float" office:value="31.5609404090923" calcext:value-type="float">
            <text:p>31.5609404090923</text:p>
          </table:table-cell>
          <table:table-cell table:formula="of:=ABS([.B97]-[.D97])" office:value-type="float" office:value="28.660658723244" calcext:value-type="float">
            <text:p>28.660658723244</text:p>
          </table:table-cell>
          <table:table-cell table:formula="of:=ABS([.B97]-[.F97])" office:value-type="float" office:value="43.126052511931" calcext:value-type="float">
            <text:p>43.126052511931</text:p>
          </table:table-cell>
          <table:table-cell table:formula="of:=ABS([.D97]-[.F97])" office:value-type="float" office:value="14.465393788687" calcext:value-type="float">
            <text:p>14.465393788687</text:p>
          </table:table-cell>
          <table:table-cell table:formula="of:=SUM([.K97:.M97])" office:value-type="float" office:value="86.252105023862" calcext:value-type="float">
            <text:p>86.252105023862</text:p>
          </table:table-cell>
          <table:table-cell table:formula="of:=SUM([.J97];[.N97])" office:value-type="float" office:value="117.813045432954" calcext:value-type="float">
            <text:p>117.813045432954</text:p>
          </table:table-cell>
        </table:table-row>
        <table:table-row table:style-name="ro1">
          <table:table-cell office:value-type="float" office:value="24.8382488233456" calcext:value-type="float">
            <text:p>24.8382488233456</text:p>
          </table:table-cell>
          <table:table-cell office:value-type="float" office:value="-529.335714158714" calcext:value-type="float">
            <text:p>-529.335714158714</text:p>
          </table:table-cell>
          <table:table-cell office:value-type="float" office:value="3.85515911821408" calcext:value-type="float">
            <text:p>3.85515911821408</text:p>
          </table:table-cell>
          <table:table-cell office:value-type="float" office:value="-510.043281576628" calcext:value-type="float">
            <text:p>-510.043281576628</text:p>
          </table:table-cell>
          <table:table-cell office:value-type="float" office:value="33.8249839345087" calcext:value-type="float">
            <text:p>33.8249839345087</text:p>
          </table:table-cell>
          <table:table-cell office:value-type="float" office:value="-500.370560399897" calcext:value-type="float">
            <text:p>-500.370560399897</text:p>
          </table:table-cell>
          <table:table-cell table:formula="of:=ABS([.A98]-[.C98])" office:value-type="float" office:value="20.9830897051315" calcext:value-type="float">
            <text:p>20.9830897051315</text:p>
          </table:table-cell>
          <table:table-cell table:formula="of:=ABS([.A98]-[.E98])" office:value-type="float" office:value="8.9867351111631" calcext:value-type="float">
            <text:p>8.9867351111631</text:p>
          </table:table-cell>
          <table:table-cell table:formula="of:=ABS([.C98]-[.E98])" office:value-type="float" office:value="29.9698248162946" calcext:value-type="float">
            <text:p>29.9698248162946</text:p>
          </table:table-cell>
          <table:table-cell table:formula="of:=SUM([.G98:.I98])" office:value-type="float" office:value="59.9396496325892" calcext:value-type="float">
            <text:p>59.9396496325892</text:p>
          </table:table-cell>
          <table:table-cell table:formula="of:=ABS([.B98]-[.D98])" office:value-type="float" office:value="19.2924325820861" calcext:value-type="float">
            <text:p>19.2924325820861</text:p>
          </table:table-cell>
          <table:table-cell table:formula="of:=ABS([.B98]-[.F98])" office:value-type="float" office:value="28.9651537588171" calcext:value-type="float">
            <text:p>28.9651537588171</text:p>
          </table:table-cell>
          <table:table-cell table:formula="of:=ABS([.D98]-[.F98])" office:value-type="float" office:value="9.67272117673099" calcext:value-type="float">
            <text:p>9.67272117673099</text:p>
          </table:table-cell>
          <table:table-cell table:formula="of:=SUM([.K98:.M98])" office:value-type="float" office:value="57.9303075176341" calcext:value-type="float">
            <text:p>57.9303075176341</text:p>
          </table:table-cell>
          <table:table-cell table:formula="of:=SUM([.J98];[.N98])" office:value-type="float" office:value="117.869957150223" calcext:value-type="float">
            <text:p>117.869957150223</text:p>
          </table:table-cell>
        </table:table-row>
        <table:table-row table:style-name="ro1">
          <table:table-cell office:value-type="float" office:value="28.2458109072621" calcext:value-type="float">
            <text:p>28.2458109072621</text:p>
          </table:table-cell>
          <table:table-cell office:value-type="float" office:value="-524.263514697702" calcext:value-type="float">
            <text:p>-524.263514697702</text:p>
          </table:table-cell>
          <table:table-cell office:value-type="float" office:value="-11.5153545457085" calcext:value-type="float">
            <text:p>-11.5153545457085</text:p>
          </table:table-cell>
          <table:table-cell office:value-type="float" office:value="-519.916180045263" calcext:value-type="float">
            <text:p>-519.916180045263</text:p>
          </table:table-cell>
          <table:table-cell office:value-type="float" office:value="24.8152328797742" calcext:value-type="float">
            <text:p>24.8152328797742</text:p>
          </table:table-cell>
          <table:table-cell office:value-type="float" office:value="-505.082003855718" calcext:value-type="float">
            <text:p>-505.082003855718</text:p>
          </table:table-cell>
          <table:table-cell table:formula="of:=ABS([.A99]-[.C99])" office:value-type="float" office:value="39.7611654529706" calcext:value-type="float">
            <text:p>39.7611654529706</text:p>
          </table:table-cell>
          <table:table-cell table:formula="of:=ABS([.A99]-[.E99])" office:value-type="float" office:value="3.4305780274879" calcext:value-type="float">
            <text:p>3.4305780274879</text:p>
          </table:table-cell>
          <table:table-cell table:formula="of:=ABS([.C99]-[.E99])" office:value-type="float" office:value="36.3305874254827" calcext:value-type="float">
            <text:p>36.3305874254827</text:p>
          </table:table-cell>
          <table:table-cell table:formula="of:=SUM([.G99:.I99])" office:value-type="float" office:value="79.5223309059412" calcext:value-type="float">
            <text:p>79.5223309059412</text:p>
          </table:table-cell>
          <table:table-cell table:formula="of:=ABS([.B99]-[.D99])" office:value-type="float" office:value="4.34733465243903" calcext:value-type="float">
            <text:p>4.34733465243903</text:p>
          </table:table-cell>
          <table:table-cell table:formula="of:=ABS([.B99]-[.F99])" office:value-type="float" office:value="19.181510841984" calcext:value-type="float">
            <text:p>19.181510841984</text:p>
          </table:table-cell>
          <table:table-cell table:formula="of:=ABS([.D99]-[.F99])" office:value-type="float" office:value="14.834176189545" calcext:value-type="float">
            <text:p>14.834176189545</text:p>
          </table:table-cell>
          <table:table-cell table:formula="of:=SUM([.K99:.M99])" office:value-type="float" office:value="38.363021683968" calcext:value-type="float">
            <text:p>38.363021683968</text:p>
          </table:table-cell>
          <table:table-cell table:formula="of:=SUM([.J99];[.N99])" office:value-type="float" office:value="117.885352589909" calcext:value-type="float">
            <text:p>117.885352589909</text:p>
          </table:table-cell>
        </table:table-row>
        <table:table-row table:style-name="ro1">
          <table:table-cell office:value-type="float" office:value="18.1099700026162" calcext:value-type="float">
            <text:p>18.1099700026162</text:p>
          </table:table-cell>
          <table:table-cell office:value-type="float" office:value="-534.013223232859" calcext:value-type="float">
            <text:p>-534.013223232859</text:p>
          </table:table-cell>
          <table:table-cell office:value-type="float" office:value="-8.18371937079154" calcext:value-type="float">
            <text:p>-8.18371937079154</text:p>
          </table:table-cell>
          <table:table-cell office:value-type="float" office:value="-509.334113959579" calcext:value-type="float">
            <text:p>-509.334113959579</text:p>
          </table:table-cell>
          <table:table-cell office:value-type="float" office:value="13.3924120080975" calcext:value-type="float">
            <text:p>13.3924120080975</text:p>
          </table:table-cell>
          <table:table-cell office:value-type="float" office:value="-500.92775989901" calcext:value-type="float">
            <text:p>-500.92775989901</text:p>
          </table:table-cell>
          <table:table-cell table:formula="of:=ABS([.A100]-[.C100])" office:value-type="float" office:value="26.2936893734077" calcext:value-type="float">
            <text:p>26.2936893734077</text:p>
          </table:table-cell>
          <table:table-cell table:formula="of:=ABS([.A100]-[.E100])" office:value-type="float" office:value="4.7175579945187" calcext:value-type="float">
            <text:p>4.7175579945187</text:p>
          </table:table-cell>
          <table:table-cell table:formula="of:=ABS([.C100]-[.E100])" office:value-type="float" office:value="21.576131378889" calcext:value-type="float">
            <text:p>21.576131378889</text:p>
          </table:table-cell>
          <table:table-cell table:formula="of:=SUM([.G100:.I100])" office:value-type="float" office:value="52.5873787468155" calcext:value-type="float">
            <text:p>52.5873787468155</text:p>
          </table:table-cell>
          <table:table-cell table:formula="of:=ABS([.B100]-[.D100])" office:value-type="float" office:value="24.67910927328" calcext:value-type="float">
            <text:p>24.67910927328</text:p>
          </table:table-cell>
          <table:table-cell table:formula="of:=ABS([.B100]-[.F100])" office:value-type="float" office:value="33.085463333849" calcext:value-type="float">
            <text:p>33.085463333849</text:p>
          </table:table-cell>
          <table:table-cell table:formula="of:=ABS([.D100]-[.F100])" office:value-type="float" office:value="8.40635406056896" calcext:value-type="float">
            <text:p>8.40635406056896</text:p>
          </table:table-cell>
          <table:table-cell table:formula="of:=SUM([.K100:.M100])" office:value-type="float" office:value="66.1709266676979" calcext:value-type="float">
            <text:p>66.1709266676979</text:p>
          </table:table-cell>
          <table:table-cell table:formula="of:=SUM([.J100];[.N100])" office:value-type="float" office:value="118.758305414513" calcext:value-type="float">
            <text:p>118.758305414513</text:p>
          </table:table-cell>
        </table:table-row>
        <table:table-row table:style-name="ro1">
          <table:table-cell office:value-type="float" office:value="30.424418530814" calcext:value-type="float">
            <text:p>30.424418530814</text:p>
          </table:table-cell>
          <table:table-cell office:value-type="float" office:value="-529.559234038014" calcext:value-type="float">
            <text:p>-529.559234038014</text:p>
          </table:table-cell>
          <table:table-cell office:value-type="float" office:value="-11.002390646709" calcext:value-type="float">
            <text:p>-11.002390646709</text:p>
          </table:table-cell>
          <table:table-cell office:value-type="float" office:value="-520.273253052443" calcext:value-type="float">
            <text:p>-520.273253052443</text:p>
          </table:table-cell>
          <table:table-cell office:value-type="float" office:value="29.4470118186136" calcext:value-type="float">
            <text:p>29.4470118186136</text:p>
          </table:table-cell>
          <table:table-cell office:value-type="float" office:value="-511.447138818545" calcext:value-type="float">
            <text:p>-511.447138818545</text:p>
          </table:table-cell>
          <table:table-cell table:formula="of:=ABS([.A101]-[.C101])" office:value-type="float" office:value="41.426809177523" calcext:value-type="float">
            <text:p>41.426809177523</text:p>
          </table:table-cell>
          <table:table-cell table:formula="of:=ABS([.A101]-[.E101])" office:value-type="float" office:value="0.977406712200398" calcext:value-type="float">
            <text:p>0.977406712200398</text:p>
          </table:table-cell>
          <table:table-cell table:formula="of:=ABS([.C101]-[.E101])" office:value-type="float" office:value="40.4494024653226" calcext:value-type="float">
            <text:p>40.4494024653226</text:p>
          </table:table-cell>
          <table:table-cell table:formula="of:=SUM([.G101:.I101])" office:value-type="float" office:value="82.853618355046" calcext:value-type="float">
            <text:p>82.853618355046</text:p>
          </table:table-cell>
          <table:table-cell table:formula="of:=ABS([.B101]-[.D101])" office:value-type="float" office:value="9.28598098557097" calcext:value-type="float">
            <text:p>9.28598098557097</text:p>
          </table:table-cell>
          <table:table-cell table:formula="of:=ABS([.B101]-[.F101])" office:value-type="float" office:value="18.112095219469" calcext:value-type="float">
            <text:p>18.112095219469</text:p>
          </table:table-cell>
          <table:table-cell table:formula="of:=ABS([.D101]-[.F101])" office:value-type="float" office:value="8.82611423389801" calcext:value-type="float">
            <text:p>8.82611423389801</text:p>
          </table:table-cell>
          <table:table-cell table:formula="of:=SUM([.K101:.M101])" office:value-type="float" office:value="36.224190438938" calcext:value-type="float">
            <text:p>36.224190438938</text:p>
          </table:table-cell>
          <table:table-cell table:formula="of:=SUM([.J101];[.N101])" office:value-type="float" office:value="119.077808793984" calcext:value-type="float">
            <text:p>119.077808793984</text:p>
          </table:table-cell>
        </table:table-row>
        <table:table-row table:style-name="ro1">
          <table:table-cell office:value-type="float" office:value="25.5880924864301" calcext:value-type="float">
            <text:p>25.5880924864301</text:p>
          </table:table-cell>
          <table:table-cell office:value-type="float" office:value="-541.29946329829" calcext:value-type="float">
            <text:p>-541.29946329829</text:p>
          </table:table-cell>
          <table:table-cell office:value-type="float" office:value="-0.140206265668617" calcext:value-type="float">
            <text:p>-0.140206265668617</text:p>
          </table:table-cell>
          <table:table-cell office:value-type="float" office:value="-515.711110716" calcext:value-type="float">
            <text:p>-515.711110716</text:p>
          </table:table-cell>
          <table:table-cell office:value-type="float" office:value="30.6266100416306" calcext:value-type="float">
            <text:p>30.6266100416306</text:p>
          </table:table-cell>
          <table:table-cell office:value-type="float" office:value="-512.362071724481" calcext:value-type="float">
            <text:p>-512.362071724481</text:p>
          </table:table-cell>
          <table:table-cell table:formula="of:=ABS([.A102]-[.C102])" office:value-type="float" office:value="25.7282987520987" calcext:value-type="float">
            <text:p>25.7282987520987</text:p>
          </table:table-cell>
          <table:table-cell table:formula="of:=ABS([.A102]-[.E102])" office:value-type="float" office:value="5.0385175552005" calcext:value-type="float">
            <text:p>5.0385175552005</text:p>
          </table:table-cell>
          <table:table-cell table:formula="of:=ABS([.C102]-[.E102])" office:value-type="float" office:value="30.7668163072992" calcext:value-type="float">
            <text:p>30.7668163072992</text:p>
          </table:table-cell>
          <table:table-cell table:formula="of:=SUM([.G102:.I102])" office:value-type="float" office:value="61.5336326145984" calcext:value-type="float">
            <text:p>61.5336326145984</text:p>
          </table:table-cell>
          <table:table-cell table:formula="of:=ABS([.B102]-[.D102])" office:value-type="float" office:value="25.58835258229" calcext:value-type="float">
            <text:p>25.58835258229</text:p>
          </table:table-cell>
          <table:table-cell table:formula="of:=ABS([.B102]-[.F102])" office:value-type="float" office:value="28.937391573809" calcext:value-type="float">
            <text:p>28.937391573809</text:p>
          </table:table-cell>
          <table:table-cell table:formula="of:=ABS([.D102]-[.F102])" office:value-type="float" office:value="3.34903899151902" calcext:value-type="float">
            <text:p>3.34903899151902</text:p>
          </table:table-cell>
          <table:table-cell table:formula="of:=SUM([.K102:.M102])" office:value-type="float" office:value="57.874783147618" calcext:value-type="float">
            <text:p>57.874783147618</text:p>
          </table:table-cell>
          <table:table-cell table:formula="of:=SUM([.J102];[.N102])" office:value-type="float" office:value="119.408415762216" calcext:value-type="float">
            <text:p>119.408415762216</text:p>
          </table:table-cell>
        </table:table-row>
        <table:table-row table:style-name="ro1">
          <table:table-cell office:value-type="float" office:value="14.074429579808" calcext:value-type="float">
            <text:p>14.074429579808</text:p>
          </table:table-cell>
          <table:table-cell office:value-type="float" office:value="-521.612441929281" calcext:value-type="float">
            <text:p>-521.612441929281</text:p>
          </table:table-cell>
          <table:table-cell office:value-type="float" office:value="-0.547285097066048" calcext:value-type="float">
            <text:p>-0.547285097066048</text:p>
          </table:table-cell>
          <table:table-cell office:value-type="float" office:value="-521.612441929281" calcext:value-type="float">
            <text:p>-521.612441929281</text:p>
          </table:table-cell>
          <table:table-cell office:value-type="float" office:value="35.0230860475335" calcext:value-type="float">
            <text:p>35.0230860475335</text:p>
          </table:table-cell>
          <table:table-cell office:value-type="float" office:value="-496.944127650171" calcext:value-type="float">
            <text:p>-496.944127650171</text:p>
          </table:table-cell>
          <table:table-cell table:formula="of:=ABS([.A103]-[.C103])" office:value-type="float" office:value="14.621714676874" calcext:value-type="float">
            <text:p>14.621714676874</text:p>
          </table:table-cell>
          <table:table-cell table:formula="of:=ABS([.A103]-[.E103])" office:value-type="float" office:value="20.9486564677255" calcext:value-type="float">
            <text:p>20.9486564677255</text:p>
          </table:table-cell>
          <table:table-cell table:formula="of:=ABS([.C103]-[.E103])" office:value-type="float" office:value="35.5703711445996" calcext:value-type="float">
            <text:p>35.5703711445996</text:p>
          </table:table-cell>
          <table:table-cell table:formula="of:=SUM([.G103:.I103])" office:value-type="float" office:value="71.1407422891991" calcext:value-type="float">
            <text:p>71.1407422891991</text:p>
          </table:table-cell>
          <table:table-cell table:formula="of:=ABS([.B103]-[.D103])" office:value-type="float" office:value="0" calcext:value-type="float">
            <text:p>0</text:p>
          </table:table-cell>
          <table:table-cell table:formula="of:=ABS([.B103]-[.F103])" office:value-type="float" office:value="24.66831427911" calcext:value-type="float">
            <text:p>24.66831427911</text:p>
          </table:table-cell>
          <table:table-cell table:formula="of:=ABS([.D103]-[.F103])" office:value-type="float" office:value="24.66831427911" calcext:value-type="float">
            <text:p>24.66831427911</text:p>
          </table:table-cell>
          <table:table-cell table:formula="of:=SUM([.K103:.M103])" office:value-type="float" office:value="49.3366285582199" calcext:value-type="float">
            <text:p>49.3366285582199</text:p>
          </table:table-cell>
          <table:table-cell table:formula="of:=SUM([.J103];[.N103])" office:value-type="float" office:value="120.477370847419" calcext:value-type="float">
            <text:p>120.477370847419</text:p>
          </table:table-cell>
        </table:table-row>
        <table:table-row table:style-name="ro1">
          <table:table-cell office:value-type="float" office:value="14.1678423473651" calcext:value-type="float">
            <text:p>14.1678423473651</text:p>
          </table:table-cell>
          <table:table-cell office:value-type="float" office:value="-528.710493496334" calcext:value-type="float">
            <text:p>-528.710493496334</text:p>
          </table:table-cell>
          <table:table-cell office:value-type="float" office:value="2.27201010411454" calcext:value-type="float">
            <text:p>2.27201010411454</text:p>
          </table:table-cell>
          <table:table-cell office:value-type="float" office:value="-515.292696741944" calcext:value-type="float">
            <text:p>-515.292696741944</text:p>
          </table:table-cell>
          <table:table-cell office:value-type="float" office:value="32.5260489559336" calcext:value-type="float">
            <text:p>32.5260489559336</text:p>
          </table:table-cell>
          <table:table-cell office:value-type="float" office:value="-498.532083992675" calcext:value-type="float">
            <text:p>-498.532083992675</text:p>
          </table:table-cell>
          <table:table-cell table:formula="of:=ABS([.A104]-[.C104])" office:value-type="float" office:value="11.8958322432506" calcext:value-type="float">
            <text:p>11.8958322432506</text:p>
          </table:table-cell>
          <table:table-cell table:formula="of:=ABS([.A104]-[.E104])" office:value-type="float" office:value="18.3582066085685" calcext:value-type="float">
            <text:p>18.3582066085685</text:p>
          </table:table-cell>
          <table:table-cell table:formula="of:=ABS([.C104]-[.E104])" office:value-type="float" office:value="30.2540388518191" calcext:value-type="float">
            <text:p>30.2540388518191</text:p>
          </table:table-cell>
          <table:table-cell table:formula="of:=SUM([.G104:.I104])" office:value-type="float" office:value="60.5080777036381" calcext:value-type="float">
            <text:p>60.5080777036381</text:p>
          </table:table-cell>
          <table:table-cell table:formula="of:=ABS([.B104]-[.D104])" office:value-type="float" office:value="13.41779675439" calcext:value-type="float">
            <text:p>13.41779675439</text:p>
          </table:table-cell>
          <table:table-cell table:formula="of:=ABS([.B104]-[.F104])" office:value-type="float" office:value="30.1784095036591" calcext:value-type="float">
            <text:p>30.1784095036591</text:p>
          </table:table-cell>
          <table:table-cell table:formula="of:=ABS([.D104]-[.F104])" office:value-type="float" office:value="16.7606127492691" calcext:value-type="float">
            <text:p>16.7606127492691</text:p>
          </table:table-cell>
          <table:table-cell table:formula="of:=SUM([.K104:.M104])" office:value-type="float" office:value="60.3568190073181" calcext:value-type="float">
            <text:p>60.3568190073181</text:p>
          </table:table-cell>
          <table:table-cell table:formula="of:=SUM([.J104];[.N104])" office:value-type="float" office:value="120.864896710956" calcext:value-type="float">
            <text:p>120.864896710956</text:p>
          </table:table-cell>
        </table:table-row>
        <table:table-row table:style-name="ro1">
          <table:table-cell office:value-type="float" office:value="14.2451134236388" calcext:value-type="float">
            <text:p>14.2451134236388</text:p>
          </table:table-cell>
          <table:table-cell office:value-type="float" office:value="-532.967023197808" calcext:value-type="float">
            <text:p>-532.967023197808</text:p>
          </table:table-cell>
          <table:table-cell office:value-type="float" office:value="-6.81026896045476" calcext:value-type="float">
            <text:p>-6.81026896045476</text:p>
          </table:table-cell>
          <table:table-cell office:value-type="float" office:value="-508.12548101224" calcext:value-type="float">
            <text:p>-508.12548101224</text:p>
          </table:table-cell>
          <table:table-cell office:value-type="float" office:value="16.7281109268201" calcext:value-type="float">
            <text:p>16.7281109268201</text:p>
          </table:table-cell>
          <table:table-cell office:value-type="float" office:value="-496.018323550105" calcext:value-type="float">
            <text:p>-496.018323550105</text:p>
          </table:table-cell>
          <table:table-cell table:formula="of:=ABS([.A105]-[.C105])" office:value-type="float" office:value="21.0553823840936" calcext:value-type="float">
            <text:p>21.0553823840936</text:p>
          </table:table-cell>
          <table:table-cell table:formula="of:=ABS([.A105]-[.E105])" office:value-type="float" office:value="2.4829975031813" calcext:value-type="float">
            <text:p>2.4829975031813</text:p>
          </table:table-cell>
          <table:table-cell table:formula="of:=ABS([.C105]-[.E105])" office:value-type="float" office:value="23.5383798872749" calcext:value-type="float">
            <text:p>23.5383798872749</text:p>
          </table:table-cell>
          <table:table-cell table:formula="of:=SUM([.G105:.I105])" office:value-type="float" office:value="47.0767597745497" calcext:value-type="float">
            <text:p>47.0767597745497</text:p>
          </table:table-cell>
          <table:table-cell table:formula="of:=ABS([.B105]-[.D105])" office:value-type="float" office:value="24.841542185568" calcext:value-type="float">
            <text:p>24.841542185568</text:p>
          </table:table-cell>
          <table:table-cell table:formula="of:=ABS([.B105]-[.F105])" office:value-type="float" office:value="36.948699647703" calcext:value-type="float">
            <text:p>36.948699647703</text:p>
          </table:table-cell>
          <table:table-cell table:formula="of:=ABS([.D105]-[.F105])" office:value-type="float" office:value="12.107157462135" calcext:value-type="float">
            <text:p>12.107157462135</text:p>
          </table:table-cell>
          <table:table-cell table:formula="of:=SUM([.K105:.M105])" office:value-type="float" office:value="73.897399295406" calcext:value-type="float">
            <text:p>73.897399295406</text:p>
          </table:table-cell>
          <table:table-cell table:formula="of:=SUM([.J105];[.N105])" office:value-type="float" office:value="120.974159069956" calcext:value-type="float">
            <text:p>120.974159069956</text:p>
          </table:table-cell>
        </table:table-row>
        <table:table-row table:style-name="ro1">
          <table:table-cell office:value-type="float" office:value="27.5016217891242" calcext:value-type="float">
            <text:p>27.5016217891242</text:p>
          </table:table-cell>
          <table:table-cell office:value-type="float" office:value="-524.857467976967" calcext:value-type="float">
            <text:p>-524.857467976967</text:p>
          </table:table-cell>
          <table:table-cell office:value-type="float" office:value="-8.50159588113822" calcext:value-type="float">
            <text:p>-8.50159588113822</text:p>
          </table:table-cell>
          <table:table-cell office:value-type="float" office:value="-518.669497918471" calcext:value-type="float">
            <text:p>-518.669497918471</text:p>
          </table:table-cell>
          <table:table-cell office:value-type="float" office:value="20.4708992357144" calcext:value-type="float">
            <text:p>20.4708992357144</text:p>
          </table:table-cell>
          <table:table-cell office:value-type="float" office:value="-500.112445739279" calcext:value-type="float">
            <text:p>-500.112445739279</text:p>
          </table:table-cell>
          <table:table-cell table:formula="of:=ABS([.A106]-[.C106])" office:value-type="float" office:value="36.0032176702624" calcext:value-type="float">
            <text:p>36.0032176702624</text:p>
          </table:table-cell>
          <table:table-cell table:formula="of:=ABS([.A106]-[.E106])" office:value-type="float" office:value="7.0307225534098" calcext:value-type="float">
            <text:p>7.0307225534098</text:p>
          </table:table-cell>
          <table:table-cell table:formula="of:=ABS([.C106]-[.E106])" office:value-type="float" office:value="28.9724951168526" calcext:value-type="float">
            <text:p>28.9724951168526</text:p>
          </table:table-cell>
          <table:table-cell table:formula="of:=SUM([.G106:.I106])" office:value-type="float" office:value="72.0064353405249" calcext:value-type="float">
            <text:p>72.0064353405249</text:p>
          </table:table-cell>
          <table:table-cell table:formula="of:=ABS([.B106]-[.D106])" office:value-type="float" office:value="6.18797005849592" calcext:value-type="float">
            <text:p>6.18797005849592</text:p>
          </table:table-cell>
          <table:table-cell table:formula="of:=ABS([.B106]-[.F106])" office:value-type="float" office:value="24.745022237688" calcext:value-type="float">
            <text:p>24.745022237688</text:p>
          </table:table-cell>
          <table:table-cell table:formula="of:=ABS([.D106]-[.F106])" office:value-type="float" office:value="18.5570521791921" calcext:value-type="float">
            <text:p>18.5570521791921</text:p>
          </table:table-cell>
          <table:table-cell table:formula="of:=SUM([.K106:.M106])" office:value-type="float" office:value="49.490044475376" calcext:value-type="float">
            <text:p>49.490044475376</text:p>
          </table:table-cell>
          <table:table-cell table:formula="of:=SUM([.J106];[.N106])" office:value-type="float" office:value="121.496479815901" calcext:value-type="float">
            <text:p>121.496479815901</text:p>
          </table:table-cell>
        </table:table-row>
        <table:table-row table:style-name="ro1">
          <table:table-cell office:value-type="float" office:value="28.9312676371155" calcext:value-type="float">
            <text:p>28.9312676371155</text:p>
          </table:table-cell>
          <table:table-cell office:value-type="float" office:value="-538.954434964605" calcext:value-type="float">
            <text:p>-538.954434964605</text:p>
          </table:table-cell>
          <table:table-cell office:value-type="float" office:value="-8.85259879959665" calcext:value-type="float">
            <text:p>-8.85259879959665</text:p>
          </table:table-cell>
          <table:table-cell office:value-type="float" office:value="-522.726205927849" calcext:value-type="float">
            <text:p>-522.726205927849</text:p>
          </table:table-cell>
          <table:table-cell office:value-type="float" office:value="28.1758212450565" calcext:value-type="float">
            <text:p>28.1758212450565</text:p>
          </table:table-cell>
          <table:table-cell office:value-type="float" office:value="-515.571309191493" calcext:value-type="float">
            <text:p>-515.571309191493</text:p>
          </table:table-cell>
          <table:table-cell table:formula="of:=ABS([.A107]-[.C107])" office:value-type="float" office:value="37.7838664367122" calcext:value-type="float">
            <text:p>37.7838664367122</text:p>
          </table:table-cell>
          <table:table-cell table:formula="of:=ABS([.A107]-[.E107])" office:value-type="float" office:value="0.755446392059" calcext:value-type="float">
            <text:p>0.755446392059</text:p>
          </table:table-cell>
          <table:table-cell table:formula="of:=ABS([.C107]-[.E107])" office:value-type="float" office:value="37.0284200446532" calcext:value-type="float">
            <text:p>37.0284200446532</text:p>
          </table:table-cell>
          <table:table-cell table:formula="of:=SUM([.G107:.I107])" office:value-type="float" office:value="75.5677328734243" calcext:value-type="float">
            <text:p>75.5677328734243</text:p>
          </table:table-cell>
          <table:table-cell table:formula="of:=ABS([.B107]-[.D107])" office:value-type="float" office:value="16.2282290367559" calcext:value-type="float">
            <text:p>16.2282290367559</text:p>
          </table:table-cell>
          <table:table-cell table:formula="of:=ABS([.B107]-[.F107])" office:value-type="float" office:value="23.3831257731119" calcext:value-type="float">
            <text:p>23.3831257731119</text:p>
          </table:table-cell>
          <table:table-cell table:formula="of:=ABS([.D107]-[.F107])" office:value-type="float" office:value="7.15489673635602" calcext:value-type="float">
            <text:p>7.15489673635602</text:p>
          </table:table-cell>
          <table:table-cell table:formula="of:=SUM([.K107:.M107])" office:value-type="float" office:value="46.7662515462239" calcext:value-type="float">
            <text:p>46.7662515462239</text:p>
          </table:table-cell>
          <table:table-cell table:formula="of:=SUM([.J107];[.N107])" office:value-type="float" office:value="122.333984419648" calcext:value-type="float">
            <text:p>122.333984419648</text:p>
          </table:table-cell>
        </table:table-row>
        <table:table-row table:style-name="ro1">
          <table:table-cell office:value-type="float" office:value="20.7192768115905" calcext:value-type="float">
            <text:p>20.7192768115905</text:p>
          </table:table-cell>
          <table:table-cell office:value-type="float" office:value="-528.796472449905" calcext:value-type="float">
            <text:p>-528.796472449905</text:p>
          </table:table-cell>
          <table:table-cell office:value-type="float" office:value="0.318819459437492" calcext:value-type="float">
            <text:p>0.318819459437492</text:p>
          </table:table-cell>
          <table:table-cell office:value-type="float" office:value="-526.253248023246" calcext:value-type="float">
            <text:p>-526.253248023246</text:p>
          </table:table-cell>
          <table:table-cell office:value-type="float" office:value="34.5320789126774" calcext:value-type="float">
            <text:p>34.5320789126774</text:p>
          </table:table-cell>
          <table:table-cell office:value-type="float" office:value="-501.41320443687" calcext:value-type="float">
            <text:p>-501.41320443687</text:p>
          </table:table-cell>
          <table:table-cell table:formula="of:=ABS([.A108]-[.C108])" office:value-type="float" office:value="20.400457352153" calcext:value-type="float">
            <text:p>20.400457352153</text:p>
          </table:table-cell>
          <table:table-cell table:formula="of:=ABS([.A108]-[.E108])" office:value-type="float" office:value="13.8128021010869" calcext:value-type="float">
            <text:p>13.8128021010869</text:p>
          </table:table-cell>
          <table:table-cell table:formula="of:=ABS([.C108]-[.E108])" office:value-type="float" office:value="34.2132594532399" calcext:value-type="float">
            <text:p>34.2132594532399</text:p>
          </table:table-cell>
          <table:table-cell table:formula="of:=SUM([.G108:.I108])" office:value-type="float" office:value="68.4265189064798" calcext:value-type="float">
            <text:p>68.4265189064798</text:p>
          </table:table-cell>
          <table:table-cell table:formula="of:=ABS([.B108]-[.D108])" office:value-type="float" office:value="2.54322442665898" calcext:value-type="float">
            <text:p>2.54322442665898</text:p>
          </table:table-cell>
          <table:table-cell table:formula="of:=ABS([.B108]-[.F108])" office:value-type="float" office:value="27.383268013035" calcext:value-type="float">
            <text:p>27.383268013035</text:p>
          </table:table-cell>
          <table:table-cell table:formula="of:=ABS([.D108]-[.F108])" office:value-type="float" office:value="24.840043586376" calcext:value-type="float">
            <text:p>24.840043586376</text:p>
          </table:table-cell>
          <table:table-cell table:formula="of:=SUM([.K108:.M108])" office:value-type="float" office:value="54.76653602607" calcext:value-type="float">
            <text:p>54.76653602607</text:p>
          </table:table-cell>
          <table:table-cell table:formula="of:=SUM([.J108];[.N108])" office:value-type="float" office:value="123.19305493255" calcext:value-type="float">
            <text:p>123.19305493255</text:p>
          </table:table-cell>
        </table:table-row>
        <table:table-row table:style-name="ro1">
          <table:table-cell office:value-type="float" office:value="16.2443021480768" calcext:value-type="float">
            <text:p>16.2443021480768</text:p>
          </table:table-cell>
          <table:table-cell office:value-type="float" office:value="-528.733226484058" calcext:value-type="float">
            <text:p>-528.733226484058</text:p>
          </table:table-cell>
          <table:table-cell office:value-type="float" office:value="-10.1668017099271" calcext:value-type="float">
            <text:p>-10.1668017099271</text:p>
          </table:table-cell>
          <table:table-cell office:value-type="float" office:value="-504.945224929579" calcext:value-type="float">
            <text:p>-504.945224929579</text:p>
          </table:table-cell>
          <table:table-cell office:value-type="float" office:value="25.9487275876871" calcext:value-type="float">
            <text:p>25.9487275876871</text:p>
          </table:table-cell>
          <table:table-cell office:value-type="float" office:value="-503.022776167701" calcext:value-type="float">
            <text:p>-503.022776167701</text:p>
          </table:table-cell>
          <table:table-cell table:formula="of:=ABS([.A109]-[.C109])" office:value-type="float" office:value="26.4111038580039" calcext:value-type="float">
            <text:p>26.4111038580039</text:p>
          </table:table-cell>
          <table:table-cell table:formula="of:=ABS([.A109]-[.E109])" office:value-type="float" office:value="9.7044254396103" calcext:value-type="float">
            <text:p>9.7044254396103</text:p>
          </table:table-cell>
          <table:table-cell table:formula="of:=ABS([.C109]-[.E109])" office:value-type="float" office:value="36.1155292976142" calcext:value-type="float">
            <text:p>36.1155292976142</text:p>
          </table:table-cell>
          <table:table-cell table:formula="of:=SUM([.G109:.I109])" office:value-type="float" office:value="72.2310585952284" calcext:value-type="float">
            <text:p>72.2310585952284</text:p>
          </table:table-cell>
          <table:table-cell table:formula="of:=ABS([.B109]-[.D109])" office:value-type="float" office:value="23.788001554479" calcext:value-type="float">
            <text:p>23.788001554479</text:p>
          </table:table-cell>
          <table:table-cell table:formula="of:=ABS([.B109]-[.F109])" office:value-type="float" office:value="25.710450316357" calcext:value-type="float">
            <text:p>25.710450316357</text:p>
          </table:table-cell>
          <table:table-cell table:formula="of:=ABS([.D109]-[.F109])" office:value-type="float" office:value="1.922448761878" calcext:value-type="float">
            <text:p>1.922448761878</text:p>
          </table:table-cell>
          <table:table-cell table:formula="of:=SUM([.K109:.M109])" office:value-type="float" office:value="51.4209006327141" calcext:value-type="float">
            <text:p>51.4209006327141</text:p>
          </table:table-cell>
          <table:table-cell table:formula="of:=SUM([.J109];[.N109])" office:value-type="float" office:value="123.651959227942" calcext:value-type="float">
            <text:p>123.651959227942</text:p>
          </table:table-cell>
        </table:table-row>
        <table:table-row table:style-name="ro1">
          <table:table-cell office:value-type="float" office:value="28.9773559122278" calcext:value-type="float">
            <text:p>28.9773559122278</text:p>
          </table:table-cell>
          <table:table-cell office:value-type="float" office:value="-528.947576968309" calcext:value-type="float">
            <text:p>-528.947576968309</text:p>
          </table:table-cell>
          <table:table-cell office:value-type="float" office:value="-13.7554428360609" calcext:value-type="float">
            <text:p>-13.7554428360609</text:p>
          </table:table-cell>
          <table:table-cell office:value-type="float" office:value="-511.51627758121" calcext:value-type="float">
            <text:p>-511.51627758121</text:p>
          </table:table-cell>
          <table:table-cell office:value-type="float" office:value="14.7003070858342" calcext:value-type="float">
            <text:p>14.7003070858342</text:p>
          </table:table-cell>
          <table:table-cell office:value-type="float" office:value="-509.826746693557" calcext:value-type="float">
            <text:p>-509.826746693557</text:p>
          </table:table-cell>
          <table:table-cell table:formula="of:=ABS([.A110]-[.C110])" office:value-type="float" office:value="42.7327987482887" calcext:value-type="float">
            <text:p>42.7327987482887</text:p>
          </table:table-cell>
          <table:table-cell table:formula="of:=ABS([.A110]-[.E110])" office:value-type="float" office:value="14.2770488263936" calcext:value-type="float">
            <text:p>14.2770488263936</text:p>
          </table:table-cell>
          <table:table-cell table:formula="of:=ABS([.C110]-[.E110])" office:value-type="float" office:value="28.4557499218951" calcext:value-type="float">
            <text:p>28.4557499218951</text:p>
          </table:table-cell>
          <table:table-cell table:formula="of:=SUM([.G110:.I110])" office:value-type="float" office:value="85.4655974965774" calcext:value-type="float">
            <text:p>85.4655974965774</text:p>
          </table:table-cell>
          <table:table-cell table:formula="of:=ABS([.B110]-[.D110])" office:value-type="float" office:value="17.431299387099" calcext:value-type="float">
            <text:p>17.431299387099</text:p>
          </table:table-cell>
          <table:table-cell table:formula="of:=ABS([.B110]-[.F110])" office:value-type="float" office:value="19.120830274752" calcext:value-type="float">
            <text:p>19.120830274752</text:p>
          </table:table-cell>
          <table:table-cell table:formula="of:=ABS([.D110]-[.F110])" office:value-type="float" office:value="1.68953088765295" calcext:value-type="float">
            <text:p>1.68953088765295</text:p>
          </table:table-cell>
          <table:table-cell table:formula="of:=SUM([.K110:.M110])" office:value-type="float" office:value="38.241660549504" calcext:value-type="float">
            <text:p>38.241660549504</text:p>
          </table:table-cell>
          <table:table-cell table:formula="of:=SUM([.J110];[.N110])" office:value-type="float" office:value="123.707258046081" calcext:value-type="float">
            <text:p>123.707258046081</text:p>
          </table:table-cell>
        </table:table-row>
        <table:table-row table:style-name="ro1">
          <table:table-cell office:value-type="float" office:value="26.8943335170599" calcext:value-type="float">
            <text:p>26.8943335170599</text:p>
          </table:table-cell>
          <table:table-cell office:value-type="float" office:value="-527.136176946464" calcext:value-type="float">
            <text:p>-527.136176946464</text:p>
          </table:table-cell>
          <table:table-cell office:value-type="float" office:value="-5.82831209471147" calcext:value-type="float">
            <text:p>-5.82831209471147</text:p>
          </table:table-cell>
          <table:table-cell office:value-type="float" office:value="-502.512693643145" calcext:value-type="float">
            <text:p>-502.512693643145</text:p>
          </table:table-cell>
          <table:table-cell office:value-type="float" office:value="29.8446943238651" calcext:value-type="float">
            <text:p>29.8446943238651</text:p>
          </table:table-cell>
          <table:table-cell office:value-type="float" office:value="-500.882471723465" calcext:value-type="float">
            <text:p>-500.882471723465</text:p>
          </table:table-cell>
          <table:table-cell table:formula="of:=ABS([.A111]-[.C111])" office:value-type="float" office:value="32.7226456117714" calcext:value-type="float">
            <text:p>32.7226456117714</text:p>
          </table:table-cell>
          <table:table-cell table:formula="of:=ABS([.A111]-[.E111])" office:value-type="float" office:value="2.9503608068052" calcext:value-type="float">
            <text:p>2.9503608068052</text:p>
          </table:table-cell>
          <table:table-cell table:formula="of:=ABS([.C111]-[.E111])" office:value-type="float" office:value="35.6730064185766" calcext:value-type="float">
            <text:p>35.6730064185766</text:p>
          </table:table-cell>
          <table:table-cell table:formula="of:=SUM([.G111:.I111])" office:value-type="float" office:value="71.3460128371531" calcext:value-type="float">
            <text:p>71.3460128371531</text:p>
          </table:table-cell>
          <table:table-cell table:formula="of:=ABS([.B111]-[.D111])" office:value-type="float" office:value="24.6234833033191" calcext:value-type="float">
            <text:p>24.6234833033191</text:p>
          </table:table-cell>
          <table:table-cell table:formula="of:=ABS([.B111]-[.F111])" office:value-type="float" office:value="26.253705222999" calcext:value-type="float">
            <text:p>26.253705222999</text:p>
          </table:table-cell>
          <table:table-cell table:formula="of:=ABS([.D111]-[.F111])" office:value-type="float" office:value="1.63022191967997" calcext:value-type="float">
            <text:p>1.63022191967997</text:p>
          </table:table-cell>
          <table:table-cell table:formula="of:=SUM([.K111:.M111])" office:value-type="float" office:value="52.5074104459981" calcext:value-type="float">
            <text:p>52.5074104459981</text:p>
          </table:table-cell>
          <table:table-cell table:formula="of:=SUM([.J111];[.N111])" office:value-type="float" office:value="123.853423283151" calcext:value-type="float">
            <text:p>123.853423283151</text:p>
          </table:table-cell>
        </table:table-row>
        <table:table-row table:style-name="ro1">
          <table:table-cell office:value-type="float" office:value="15.5803274566232" calcext:value-type="float">
            <text:p>15.5803274566232</text:p>
          </table:table-cell>
          <table:table-cell office:value-type="float" office:value="-539.599340616356" calcext:value-type="float">
            <text:p>-539.599340616356</text:p>
          </table:table-cell>
          <table:table-cell office:value-type="float" office:value="2.22205696708924" calcext:value-type="float">
            <text:p>2.22205696708924</text:p>
          </table:table-cell>
          <table:table-cell office:value-type="float" office:value="-504.15061175867" calcext:value-type="float">
            <text:p>-504.15061175867</text:p>
          </table:table-cell>
          <table:table-cell office:value-type="float" office:value="28.7966502498089" calcext:value-type="float">
            <text:p>28.7966502498089</text:p>
          </table:table-cell>
          <table:table-cell office:value-type="float" office:value="-515.059728067747" calcext:value-type="float">
            <text:p>-515.059728067747</text:p>
          </table:table-cell>
          <table:table-cell table:formula="of:=ABS([.A112]-[.C112])" office:value-type="float" office:value="13.358270489534" calcext:value-type="float">
            <text:p>13.358270489534</text:p>
          </table:table-cell>
          <table:table-cell table:formula="of:=ABS([.A112]-[.E112])" office:value-type="float" office:value="13.2163227931857" calcext:value-type="float">
            <text:p>13.2163227931857</text:p>
          </table:table-cell>
          <table:table-cell table:formula="of:=ABS([.C112]-[.E112])" office:value-type="float" office:value="26.5745932827197" calcext:value-type="float">
            <text:p>26.5745932827197</text:p>
          </table:table-cell>
          <table:table-cell table:formula="of:=SUM([.G112:.I112])" office:value-type="float" office:value="53.1491865654393" calcext:value-type="float">
            <text:p>53.1491865654393</text:p>
          </table:table-cell>
          <table:table-cell table:formula="of:=ABS([.B112]-[.D112])" office:value-type="float" office:value="35.448728857686" calcext:value-type="float">
            <text:p>35.448728857686</text:p>
          </table:table-cell>
          <table:table-cell table:formula="of:=ABS([.B112]-[.F112])" office:value-type="float" office:value="24.5396125486091" calcext:value-type="float">
            <text:p>24.5396125486091</text:p>
          </table:table-cell>
          <table:table-cell table:formula="of:=ABS([.D112]-[.F112])" office:value-type="float" office:value="10.909116309077" calcext:value-type="float">
            <text:p>10.909116309077</text:p>
          </table:table-cell>
          <table:table-cell table:formula="of:=SUM([.K112:.M112])" office:value-type="float" office:value="70.8974577153721" calcext:value-type="float">
            <text:p>70.8974577153721</text:p>
          </table:table-cell>
          <table:table-cell table:formula="of:=SUM([.J112];[.N112])" office:value-type="float" office:value="124.046644280811" calcext:value-type="float">
            <text:p>124.046644280811</text:p>
          </table:table-cell>
        </table:table-row>
        <table:table-row table:style-name="ro1">
          <table:table-cell office:value-type="float" office:value="15.0696782583737" calcext:value-type="float">
            <text:p>15.0696782583737</text:p>
          </table:table-cell>
          <table:table-cell office:value-type="float" office:value="-539.174983045509" calcext:value-type="float">
            <text:p>-539.174983045509</text:p>
          </table:table-cell>
          <table:table-cell office:value-type="float" office:value="4.29536958250043" calcext:value-type="float">
            <text:p>4.29536958250043</text:p>
          </table:table-cell>
          <table:table-cell office:value-type="float" office:value="-510.729182806241" calcext:value-type="float">
            <text:p>-510.729182806241</text:p>
          </table:table-cell>
          <table:table-cell office:value-type="float" office:value="22.8055846949843" calcext:value-type="float">
            <text:p>22.8055846949843</text:p>
          </table:table-cell>
          <table:table-cell office:value-type="float" office:value="-495.543699406402" calcext:value-type="float">
            <text:p>-495.543699406402</text:p>
          </table:table-cell>
          <table:table-cell table:formula="of:=ABS([.A113]-[.C113])" office:value-type="float" office:value="10.7743086758733" calcext:value-type="float">
            <text:p>10.7743086758733</text:p>
          </table:table-cell>
          <table:table-cell table:formula="of:=ABS([.A113]-[.E113])" office:value-type="float" office:value="7.7359064366106" calcext:value-type="float">
            <text:p>7.7359064366106</text:p>
          </table:table-cell>
          <table:table-cell table:formula="of:=ABS([.C113]-[.E113])" office:value-type="float" office:value="18.5102151124839" calcext:value-type="float">
            <text:p>18.5102151124839</text:p>
          </table:table-cell>
          <table:table-cell table:formula="of:=SUM([.G113:.I113])" office:value-type="float" office:value="37.0204302249677" calcext:value-type="float">
            <text:p>37.0204302249677</text:p>
          </table:table-cell>
          <table:table-cell table:formula="of:=ABS([.B113]-[.D113])" office:value-type="float" office:value="28.445800239268" calcext:value-type="float">
            <text:p>28.445800239268</text:p>
          </table:table-cell>
          <table:table-cell table:formula="of:=ABS([.B113]-[.F113])" office:value-type="float" office:value="43.6312836391069" calcext:value-type="float">
            <text:p>43.6312836391069</text:p>
          </table:table-cell>
          <table:table-cell table:formula="of:=ABS([.D113]-[.F113])" office:value-type="float" office:value="15.185483399839" calcext:value-type="float">
            <text:p>15.185483399839</text:p>
          </table:table-cell>
          <table:table-cell table:formula="of:=SUM([.K113:.M113])" office:value-type="float" office:value="87.2625672782139" calcext:value-type="float">
            <text:p>87.2625672782139</text:p>
          </table:table-cell>
          <table:table-cell table:formula="of:=SUM([.J113];[.N113])" office:value-type="float" office:value="124.282997503182" calcext:value-type="float">
            <text:p>124.282997503182</text:p>
          </table:table-cell>
        </table:table-row>
        <table:table-row table:style-name="ro1">
          <table:table-cell office:value-type="float" office:value="24.4986263687418" calcext:value-type="float">
            <text:p>24.4986263687418</text:p>
          </table:table-cell>
          <table:table-cell office:value-type="float" office:value="-543.560011277594" calcext:value-type="float">
            <text:p>-543.560011277594</text:p>
          </table:table-cell>
          <table:table-cell office:value-type="float" office:value="5.65345376313497" calcext:value-type="float">
            <text:p>5.65345376313497</text:p>
          </table:table-cell>
          <table:table-cell office:value-type="float" office:value="-514.309183873041" calcext:value-type="float">
            <text:p>-514.309183873041</text:p>
          </table:table-cell>
          <table:table-cell office:value-type="float" office:value="26.1477542602127" calcext:value-type="float">
            <text:p>26.1477542602127</text:p>
          </table:table-cell>
          <table:table-cell office:value-type="float" office:value="-501.883104183124" calcext:value-type="float">
            <text:p>-501.883104183124</text:p>
          </table:table-cell>
          <table:table-cell table:formula="of:=ABS([.A114]-[.C114])" office:value-type="float" office:value="18.8451726056068" calcext:value-type="float">
            <text:p>18.8451726056068</text:p>
          </table:table-cell>
          <table:table-cell table:formula="of:=ABS([.A114]-[.E114])" office:value-type="float" office:value="1.6491278914709" calcext:value-type="float">
            <text:p>1.6491278914709</text:p>
          </table:table-cell>
          <table:table-cell table:formula="of:=ABS([.C114]-[.E114])" office:value-type="float" office:value="20.4943004970777" calcext:value-type="float">
            <text:p>20.4943004970777</text:p>
          </table:table-cell>
          <table:table-cell table:formula="of:=SUM([.G114:.I114])" office:value-type="float" office:value="40.9886009941555" calcext:value-type="float">
            <text:p>40.9886009941555</text:p>
          </table:table-cell>
          <table:table-cell table:formula="of:=ABS([.B114]-[.D114])" office:value-type="float" office:value="29.250827404553" calcext:value-type="float">
            <text:p>29.250827404553</text:p>
          </table:table-cell>
          <table:table-cell table:formula="of:=ABS([.B114]-[.F114])" office:value-type="float" office:value="41.67690709447" calcext:value-type="float">
            <text:p>41.67690709447</text:p>
          </table:table-cell>
          <table:table-cell table:formula="of:=ABS([.D114]-[.F114])" office:value-type="float" office:value="12.426079689917" calcext:value-type="float">
            <text:p>12.426079689917</text:p>
          </table:table-cell>
          <table:table-cell table:formula="of:=SUM([.K114:.M114])" office:value-type="float" office:value="83.35381418894" calcext:value-type="float">
            <text:p>83.35381418894</text:p>
          </table:table-cell>
          <table:table-cell table:formula="of:=SUM([.J114];[.N114])" office:value-type="float" office:value="124.342415183095" calcext:value-type="float">
            <text:p>124.342415183095</text:p>
          </table:table-cell>
        </table:table-row>
        <table:table-row table:style-name="ro1">
          <table:table-cell office:value-type="float" office:value="14.4442813200881" calcext:value-type="float">
            <text:p>14.4442813200881</text:p>
          </table:table-cell>
          <table:table-cell office:value-type="float" office:value="-531.696871483689" calcext:value-type="float">
            <text:p>-531.696871483689</text:p>
          </table:table-cell>
          <table:table-cell office:value-type="float" office:value="-1.1225781494078" calcext:value-type="float">
            <text:p>-1.1225781494078</text:p>
          </table:table-cell>
          <table:table-cell office:value-type="float" office:value="-524.267019895809" calcext:value-type="float">
            <text:p>-524.267019895809</text:p>
          </table:table-cell>
          <table:table-cell office:value-type="float" office:value="32.9447397898405" calcext:value-type="float">
            <text:p>32.9447397898405</text:p>
          </table:table-cell>
          <table:table-cell office:value-type="float" office:value="-503.501896108976" calcext:value-type="float">
            <text:p>-503.501896108976</text:p>
          </table:table-cell>
          <table:table-cell table:formula="of:=ABS([.A115]-[.C115])" office:value-type="float" office:value="15.5668594694959" calcext:value-type="float">
            <text:p>15.5668594694959</text:p>
          </table:table-cell>
          <table:table-cell table:formula="of:=ABS([.A115]-[.E115])" office:value-type="float" office:value="18.5004584697524" calcext:value-type="float">
            <text:p>18.5004584697524</text:p>
          </table:table-cell>
          <table:table-cell table:formula="of:=ABS([.C115]-[.E115])" office:value-type="float" office:value="34.0673179392483" calcext:value-type="float">
            <text:p>34.0673179392483</text:p>
          </table:table-cell>
          <table:table-cell table:formula="of:=SUM([.G115:.I115])" office:value-type="float" office:value="68.1346358784966" calcext:value-type="float">
            <text:p>68.1346358784966</text:p>
          </table:table-cell>
          <table:table-cell table:formula="of:=ABS([.B115]-[.D115])" office:value-type="float" office:value="7.42985158788008" calcext:value-type="float">
            <text:p>7.42985158788008</text:p>
          </table:table-cell>
          <table:table-cell table:formula="of:=ABS([.B115]-[.F115])" office:value-type="float" office:value="28.1949753747131" calcext:value-type="float">
            <text:p>28.1949753747131</text:p>
          </table:table-cell>
          <table:table-cell table:formula="of:=ABS([.D115]-[.F115])" office:value-type="float" office:value="20.765123786833" calcext:value-type="float">
            <text:p>20.765123786833</text:p>
          </table:table-cell>
          <table:table-cell table:formula="of:=SUM([.K115:.M115])" office:value-type="float" office:value="56.3899507494261" calcext:value-type="float">
            <text:p>56.3899507494261</text:p>
          </table:table-cell>
          <table:table-cell table:formula="of:=SUM([.J115];[.N115])" office:value-type="float" office:value="124.524586627923" calcext:value-type="float">
            <text:p>124.524586627923</text:p>
          </table:table-cell>
        </table:table-row>
        <table:table-row table:style-name="ro1">
          <table:table-cell office:value-type="float" office:value="20.923642561233" calcext:value-type="float">
            <text:p>20.923642561233</text:p>
          </table:table-cell>
          <table:table-cell office:value-type="float" office:value="-534.094579388927" calcext:value-type="float">
            <text:p>-534.094579388927</text:p>
          </table:table-cell>
          <table:table-cell office:value-type="float" office:value="-4.53743373778578" calcext:value-type="float">
            <text:p>-4.53743373778578</text:p>
          </table:table-cell>
          <table:table-cell office:value-type="float" office:value="-502.768827104833" calcext:value-type="float">
            <text:p>-502.768827104833</text:p>
          </table:table-cell>
          <table:table-cell office:value-type="float" office:value="14.9025798766069" calcext:value-type="float">
            <text:p>14.9025798766069</text:p>
          </table:table-cell>
          <table:table-cell office:value-type="float" office:value="-497.040164998311" calcext:value-type="float">
            <text:p>-497.040164998311</text:p>
          </table:table-cell>
          <table:table-cell table:formula="of:=ABS([.A116]-[.C116])" office:value-type="float" office:value="25.4610762990188" calcext:value-type="float">
            <text:p>25.4610762990188</text:p>
          </table:table-cell>
          <table:table-cell table:formula="of:=ABS([.A116]-[.E116])" office:value-type="float" office:value="6.0210626846261" calcext:value-type="float">
            <text:p>6.0210626846261</text:p>
          </table:table-cell>
          <table:table-cell table:formula="of:=ABS([.C116]-[.E116])" office:value-type="float" office:value="19.4400136143927" calcext:value-type="float">
            <text:p>19.4400136143927</text:p>
          </table:table-cell>
          <table:table-cell table:formula="of:=SUM([.G116:.I116])" office:value-type="float" office:value="50.9221525980376" calcext:value-type="float">
            <text:p>50.9221525980376</text:p>
          </table:table-cell>
          <table:table-cell table:formula="of:=ABS([.B116]-[.D116])" office:value-type="float" office:value="31.3257522840939" calcext:value-type="float">
            <text:p>31.3257522840939</text:p>
          </table:table-cell>
          <table:table-cell table:formula="of:=ABS([.B116]-[.F116])" office:value-type="float" office:value="37.0544143906159" calcext:value-type="float">
            <text:p>37.0544143906159</text:p>
          </table:table-cell>
          <table:table-cell table:formula="of:=ABS([.D116]-[.F116])" office:value-type="float" office:value="5.728662106522" calcext:value-type="float">
            <text:p>5.728662106522</text:p>
          </table:table-cell>
          <table:table-cell table:formula="of:=SUM([.K116:.M116])" office:value-type="float" office:value="74.1088287812319" calcext:value-type="float">
            <text:p>74.1088287812319</text:p>
          </table:table-cell>
          <table:table-cell table:formula="of:=SUM([.J116];[.N116])" office:value-type="float" office:value="125.030981379269" calcext:value-type="float">
            <text:p>125.030981379269</text:p>
          </table:table-cell>
        </table:table-row>
        <table:table-row table:style-name="ro1">
          <table:table-cell office:value-type="float" office:value="22.1712670275158" calcext:value-type="float">
            <text:p>22.1712670275158</text:p>
          </table:table-cell>
          <table:table-cell office:value-type="float" office:value="-530.628065460845" calcext:value-type="float">
            <text:p>-530.628065460845</text:p>
          </table:table-cell>
          <table:table-cell office:value-type="float" office:value="-8.16393151147698" calcext:value-type="float">
            <text:p>-8.16393151147698</text:p>
          </table:table-cell>
          <table:table-cell office:value-type="float" office:value="-510.487882936543" calcext:value-type="float">
            <text:p>-510.487882936543</text:p>
          </table:table-cell>
          <table:table-cell office:value-type="float" office:value="22.6920886662721" calcext:value-type="float">
            <text:p>22.6920886662721</text:p>
          </table:table-cell>
          <table:table-cell office:value-type="float" office:value="-498.795151650618" calcext:value-type="float">
            <text:p>-498.795151650618</text:p>
          </table:table-cell>
          <table:table-cell table:formula="of:=ABS([.A117]-[.C117])" office:value-type="float" office:value="30.3351985389928" calcext:value-type="float">
            <text:p>30.3351985389928</text:p>
          </table:table-cell>
          <table:table-cell table:formula="of:=ABS([.A117]-[.E117])" office:value-type="float" office:value="0.520821638756299" calcext:value-type="float">
            <text:p>0.520821638756299</text:p>
          </table:table-cell>
          <table:table-cell table:formula="of:=ABS([.C117]-[.E117])" office:value-type="float" office:value="30.8560201777491" calcext:value-type="float">
            <text:p>30.8560201777491</text:p>
          </table:table-cell>
          <table:table-cell table:formula="of:=SUM([.G117:.I117])" office:value-type="float" office:value="61.7120403554982" calcext:value-type="float">
            <text:p>61.7120403554982</text:p>
          </table:table-cell>
          <table:table-cell table:formula="of:=ABS([.B117]-[.D117])" office:value-type="float" office:value="20.1401825243021" calcext:value-type="float">
            <text:p>20.1401825243021</text:p>
          </table:table-cell>
          <table:table-cell table:formula="of:=ABS([.B117]-[.F117])" office:value-type="float" office:value="31.8329138102271" calcext:value-type="float">
            <text:p>31.8329138102271</text:p>
          </table:table-cell>
          <table:table-cell table:formula="of:=ABS([.D117]-[.F117])" office:value-type="float" office:value="11.692731285925" calcext:value-type="float">
            <text:p>11.692731285925</text:p>
          </table:table-cell>
          <table:table-cell table:formula="of:=SUM([.K117:.M117])" office:value-type="float" office:value="63.6658276204541" calcext:value-type="float">
            <text:p>63.6658276204541</text:p>
          </table:table-cell>
          <table:table-cell table:formula="of:=SUM([.J117];[.N117])" office:value-type="float" office:value="125.377867975952" calcext:value-type="float">
            <text:p>125.377867975952</text:p>
          </table:table-cell>
        </table:table-row>
        <table:table-row table:style-name="ro1">
          <table:table-cell office:value-type="float" office:value="21.1666569300053" calcext:value-type="float">
            <text:p>21.1666569300053</text:p>
          </table:table-cell>
          <table:table-cell office:value-type="float" office:value="-532.81327708083" calcext:value-type="float">
            <text:p>-532.81327708083</text:p>
          </table:table-cell>
          <table:table-cell office:value-type="float" office:value="-4.65677227134297" calcext:value-type="float">
            <text:p>-4.65677227134297</text:p>
          </table:table-cell>
          <table:table-cell office:value-type="float" office:value="-515.864196433334" calcext:value-type="float">
            <text:p>-515.864196433334</text:p>
          </table:table-cell>
          <table:table-cell office:value-type="float" office:value="31.0655319646127" calcext:value-type="float">
            <text:p>31.0655319646127</text:p>
          </table:table-cell>
          <table:table-cell office:value-type="float" office:value="-505.55601839975" calcext:value-type="float">
            <text:p>-505.55601839975</text:p>
          </table:table-cell>
          <table:table-cell table:formula="of:=ABS([.A118]-[.C118])" office:value-type="float" office:value="25.8234292013483" calcext:value-type="float">
            <text:p>25.8234292013483</text:p>
          </table:table-cell>
          <table:table-cell table:formula="of:=ABS([.A118]-[.E118])" office:value-type="float" office:value="9.8988750346074" calcext:value-type="float">
            <text:p>9.8988750346074</text:p>
          </table:table-cell>
          <table:table-cell table:formula="of:=ABS([.C118]-[.E118])" office:value-type="float" office:value="35.7223042359557" calcext:value-type="float">
            <text:p>35.7223042359557</text:p>
          </table:table-cell>
          <table:table-cell table:formula="of:=SUM([.G118:.I118])" office:value-type="float" office:value="71.4446084719113" calcext:value-type="float">
            <text:p>71.4446084719113</text:p>
          </table:table-cell>
          <table:table-cell table:formula="of:=ABS([.B118]-[.D118])" office:value-type="float" office:value="16.949080647496" calcext:value-type="float">
            <text:p>16.949080647496</text:p>
          </table:table-cell>
          <table:table-cell table:formula="of:=ABS([.B118]-[.F118])" office:value-type="float" office:value="27.25725868108" calcext:value-type="float">
            <text:p>27.25725868108</text:p>
          </table:table-cell>
          <table:table-cell table:formula="of:=ABS([.D118]-[.F118])" office:value-type="float" office:value="10.308178033584" calcext:value-type="float">
            <text:p>10.308178033584</text:p>
          </table:table-cell>
          <table:table-cell table:formula="of:=SUM([.K118:.M118])" office:value-type="float" office:value="54.51451736216" calcext:value-type="float">
            <text:p>54.51451736216</text:p>
          </table:table-cell>
          <table:table-cell table:formula="of:=SUM([.J118];[.N118])" office:value-type="float" office:value="125.959125834071" calcext:value-type="float">
            <text:p>125.959125834071</text:p>
          </table:table-cell>
        </table:table-row>
        <table:table-row table:style-name="ro1">
          <table:table-cell office:value-type="float" office:value="20.5856718677372" calcext:value-type="float">
            <text:p>20.5856718677372</text:p>
          </table:table-cell>
          <table:table-cell office:value-type="float" office:value="-524.28157408795" calcext:value-type="float">
            <text:p>-524.28157408795</text:p>
          </table:table-cell>
          <table:table-cell office:value-type="float" office:value="-10.2714623534103" calcext:value-type="float">
            <text:p>-10.2714623534103</text:p>
          </table:table-cell>
          <table:table-cell office:value-type="float" office:value="-504.669660478383" calcext:value-type="float">
            <text:p>-504.669660478383</text:p>
          </table:table-cell>
          <table:table-cell office:value-type="float" office:value="21.5764628487101" calcext:value-type="float">
            <text:p>21.5764628487101</text:p>
          </table:table-cell>
          <table:table-cell office:value-type="float" office:value="-493.146042301137" calcext:value-type="float">
            <text:p>-493.146042301137</text:p>
          </table:table-cell>
          <table:table-cell table:formula="of:=ABS([.A119]-[.C119])" office:value-type="float" office:value="30.8571342211475" calcext:value-type="float">
            <text:p>30.8571342211475</text:p>
          </table:table-cell>
          <table:table-cell table:formula="of:=ABS([.A119]-[.E119])" office:value-type="float" office:value="0.9907909809729" calcext:value-type="float">
            <text:p>0.9907909809729</text:p>
          </table:table-cell>
          <table:table-cell table:formula="of:=ABS([.C119]-[.E119])" office:value-type="float" office:value="31.8479252021204" calcext:value-type="float">
            <text:p>31.8479252021204</text:p>
          </table:table-cell>
          <table:table-cell table:formula="of:=SUM([.G119:.I119])" office:value-type="float" office:value="63.6958504042408" calcext:value-type="float">
            <text:p>63.6958504042408</text:p>
          </table:table-cell>
          <table:table-cell table:formula="of:=ABS([.B119]-[.D119])" office:value-type="float" office:value="19.6119136095671" calcext:value-type="float">
            <text:p>19.6119136095671</text:p>
          </table:table-cell>
          <table:table-cell table:formula="of:=ABS([.B119]-[.F119])" office:value-type="float" office:value="31.135531786813" calcext:value-type="float">
            <text:p>31.135531786813</text:p>
          </table:table-cell>
          <table:table-cell table:formula="of:=ABS([.D119]-[.F119])" office:value-type="float" office:value="11.523618177246" calcext:value-type="float">
            <text:p>11.523618177246</text:p>
          </table:table-cell>
          <table:table-cell table:formula="of:=SUM([.K119:.M119])" office:value-type="float" office:value="62.2710635736261" calcext:value-type="float">
            <text:p>62.2710635736261</text:p>
          </table:table-cell>
          <table:table-cell table:formula="of:=SUM([.J119];[.N119])" office:value-type="float" office:value="125.966913977867" calcext:value-type="float">
            <text:p>125.966913977867</text:p>
          </table:table-cell>
        </table:table-row>
        <table:table-row table:style-name="ro1">
          <table:table-cell office:value-type="float" office:value="11.2934170855548" calcext:value-type="float">
            <text:p>11.2934170855548</text:p>
          </table:table-cell>
          <table:table-cell office:value-type="float" office:value="-536.081696515884" calcext:value-type="float">
            <text:p>-536.081696515884</text:p>
          </table:table-cell>
          <table:table-cell office:value-type="float" office:value="-2.2284827826193" calcext:value-type="float">
            <text:p>-2.2284827826193</text:p>
          </table:table-cell>
          <table:table-cell office:value-type="float" office:value="-520.174650305689" calcext:value-type="float">
            <text:p>-520.174650305689</text:p>
          </table:table-cell>
          <table:table-cell office:value-type="float" office:value="28.8739271680793" calcext:value-type="float">
            <text:p>28.8739271680793</text:p>
          </table:table-cell>
          <table:table-cell office:value-type="float" office:value="-503.870957909683" calcext:value-type="float">
            <text:p>-503.870957909683</text:p>
          </table:table-cell>
          <table:table-cell table:formula="of:=ABS([.A120]-[.C120])" office:value-type="float" office:value="13.5218998681741" calcext:value-type="float">
            <text:p>13.5218998681741</text:p>
          </table:table-cell>
          <table:table-cell table:formula="of:=ABS([.A120]-[.E120])" office:value-type="float" office:value="17.5805100825245" calcext:value-type="float">
            <text:p>17.5805100825245</text:p>
          </table:table-cell>
          <table:table-cell table:formula="of:=ABS([.C120]-[.E120])" office:value-type="float" office:value="31.1024099506986" calcext:value-type="float">
            <text:p>31.1024099506986</text:p>
          </table:table-cell>
          <table:table-cell table:formula="of:=SUM([.G120:.I120])" office:value-type="float" office:value="62.2048199013972" calcext:value-type="float">
            <text:p>62.2048199013972</text:p>
          </table:table-cell>
          <table:table-cell table:formula="of:=ABS([.B120]-[.D120])" office:value-type="float" office:value="15.9070462101949" calcext:value-type="float">
            <text:p>15.9070462101949</text:p>
          </table:table-cell>
          <table:table-cell table:formula="of:=ABS([.B120]-[.F120])" office:value-type="float" office:value="32.210738606201" calcext:value-type="float">
            <text:p>32.210738606201</text:p>
          </table:table-cell>
          <table:table-cell table:formula="of:=ABS([.D120]-[.F120])" office:value-type="float" office:value="16.3036923960061" calcext:value-type="float">
            <text:p>16.3036923960061</text:p>
          </table:table-cell>
          <table:table-cell table:formula="of:=SUM([.K120:.M120])" office:value-type="float" office:value="64.421477212402" calcext:value-type="float">
            <text:p>64.421477212402</text:p>
          </table:table-cell>
          <table:table-cell table:formula="of:=SUM([.J120];[.N120])" office:value-type="float" office:value="126.626297113799" calcext:value-type="float">
            <text:p>126.626297113799</text:p>
          </table:table-cell>
        </table:table-row>
        <table:table-row table:style-name="ro1">
          <table:table-cell office:value-type="float" office:value="31.6087894112537" calcext:value-type="float">
            <text:p>31.6087894112537</text:p>
          </table:table-cell>
          <table:table-cell office:value-type="float" office:value="-533.828031932863" calcext:value-type="float">
            <text:p>-533.828031932863</text:p>
          </table:table-cell>
          <table:table-cell office:value-type="float" office:value="3.02905225031178" calcext:value-type="float">
            <text:p>3.02905225031178</text:p>
          </table:table-cell>
          <table:table-cell office:value-type="float" office:value="-515.501713229075" calcext:value-type="float">
            <text:p>-515.501713229075</text:p>
          </table:table-cell>
          <table:table-cell office:value-type="float" office:value="17.0228262056738" calcext:value-type="float">
            <text:p>17.0228262056738</text:p>
          </table:table-cell>
          <table:table-cell office:value-type="float" office:value="-499.080774496382" calcext:value-type="float">
            <text:p>-499.080774496382</text:p>
          </table:table-cell>
          <table:table-cell table:formula="of:=ABS([.A121]-[.C121])" office:value-type="float" office:value="28.5797371609419" calcext:value-type="float">
            <text:p>28.5797371609419</text:p>
          </table:table-cell>
          <table:table-cell table:formula="of:=ABS([.A121]-[.E121])" office:value-type="float" office:value="14.5859632055799" calcext:value-type="float">
            <text:p>14.5859632055799</text:p>
          </table:table-cell>
          <table:table-cell table:formula="of:=ABS([.C121]-[.E121])" office:value-type="float" office:value="13.993773955362" calcext:value-type="float">
            <text:p>13.993773955362</text:p>
          </table:table-cell>
          <table:table-cell table:formula="of:=SUM([.G121:.I121])" office:value-type="float" office:value="57.1594743218838" calcext:value-type="float">
            <text:p>57.1594743218838</text:p>
          </table:table-cell>
          <table:table-cell table:formula="of:=ABS([.B121]-[.D121])" office:value-type="float" office:value="18.326318703788" calcext:value-type="float">
            <text:p>18.326318703788</text:p>
          </table:table-cell>
          <table:table-cell table:formula="of:=ABS([.B121]-[.F121])" office:value-type="float" office:value="34.7472574364811" calcext:value-type="float">
            <text:p>34.7472574364811</text:p>
          </table:table-cell>
          <table:table-cell table:formula="of:=ABS([.D121]-[.F121])" office:value-type="float" office:value="16.420938732693" calcext:value-type="float">
            <text:p>16.420938732693</text:p>
          </table:table-cell>
          <table:table-cell table:formula="of:=SUM([.K121:.M121])" office:value-type="float" office:value="69.4945148729621" calcext:value-type="float">
            <text:p>69.4945148729621</text:p>
          </table:table-cell>
          <table:table-cell table:formula="of:=SUM([.J121];[.N121])" office:value-type="float" office:value="126.653989194846" calcext:value-type="float">
            <text:p>126.653989194846</text:p>
          </table:table-cell>
        </table:table-row>
        <table:table-row table:style-name="ro1">
          <table:table-cell office:value-type="float" office:value="19.2904158231755" calcext:value-type="float">
            <text:p>19.2904158231755</text:p>
          </table:table-cell>
          <table:table-cell office:value-type="float" office:value="-543.845354723508" calcext:value-type="float">
            <text:p>-543.845354723508</text:p>
          </table:table-cell>
          <table:table-cell office:value-type="float" office:value="4.61420697432823" calcext:value-type="float">
            <text:p>4.61420697432823</text:p>
          </table:table-cell>
          <table:table-cell office:value-type="float" office:value="-522.885514641822" calcext:value-type="float">
            <text:p>-522.885514641822</text:p>
          </table:table-cell>
          <table:table-cell office:value-type="float" office:value="27.9813564100675" calcext:value-type="float">
            <text:p>27.9813564100675</text:p>
          </table:table-cell>
          <table:table-cell office:value-type="float" office:value="-503.573270070434" calcext:value-type="float">
            <text:p>-503.573270070434</text:p>
          </table:table-cell>
          <table:table-cell table:formula="of:=ABS([.A122]-[.C122])" office:value-type="float" office:value="14.6762088488473" calcext:value-type="float">
            <text:p>14.6762088488473</text:p>
          </table:table-cell>
          <table:table-cell table:formula="of:=ABS([.A122]-[.E122])" office:value-type="float" office:value="8.690940586892" calcext:value-type="float">
            <text:p>8.690940586892</text:p>
          </table:table-cell>
          <table:table-cell table:formula="of:=ABS([.C122]-[.E122])" office:value-type="float" office:value="23.3671494357393" calcext:value-type="float">
            <text:p>23.3671494357393</text:p>
          </table:table-cell>
          <table:table-cell table:formula="of:=SUM([.G122:.I122])" office:value-type="float" office:value="46.7342988714785" calcext:value-type="float">
            <text:p>46.7342988714785</text:p>
          </table:table-cell>
          <table:table-cell table:formula="of:=ABS([.B122]-[.D122])" office:value-type="float" office:value="20.9598400816859" calcext:value-type="float">
            <text:p>20.9598400816859</text:p>
          </table:table-cell>
          <table:table-cell table:formula="of:=ABS([.B122]-[.F122])" office:value-type="float" office:value="40.272084653074" calcext:value-type="float">
            <text:p>40.272084653074</text:p>
          </table:table-cell>
          <table:table-cell table:formula="of:=ABS([.D122]-[.F122])" office:value-type="float" office:value="19.3122445713881" calcext:value-type="float">
            <text:p>19.3122445713881</text:p>
          </table:table-cell>
          <table:table-cell table:formula="of:=SUM([.K122:.M122])" office:value-type="float" office:value="80.544169306148" calcext:value-type="float">
            <text:p>80.544169306148</text:p>
          </table:table-cell>
          <table:table-cell table:formula="of:=SUM([.J122];[.N122])" office:value-type="float" office:value="127.278468177627" calcext:value-type="float">
            <text:p>127.278468177627</text:p>
          </table:table-cell>
        </table:table-row>
        <table:table-row table:style-name="ro1">
          <table:table-cell office:value-type="float" office:value="12.6152168777829" calcext:value-type="float">
            <text:p>12.6152168777829</text:p>
          </table:table-cell>
          <table:table-cell office:value-type="float" office:value="-541.637054515991" calcext:value-type="float">
            <text:p>-541.637054515991</text:p>
          </table:table-cell>
          <table:table-cell office:value-type="float" office:value="-1.19133149268099" calcext:value-type="float">
            <text:p>-1.19133149268099</text:p>
          </table:table-cell>
          <table:table-cell office:value-type="float" office:value="-509.009578334828" calcext:value-type="float">
            <text:p>-509.009578334828</text:p>
          </table:table-cell>
          <table:table-cell office:value-type="float" office:value="21.8565256374762" calcext:value-type="float">
            <text:p>21.8565256374762</text:p>
          </table:table-cell>
          <table:table-cell office:value-type="float" office:value="-500.851966339938" calcext:value-type="float">
            <text:p>-500.851966339938</text:p>
          </table:table-cell>
          <table:table-cell table:formula="of:=ABS([.A123]-[.C123])" office:value-type="float" office:value="13.8065483704639" calcext:value-type="float">
            <text:p>13.8065483704639</text:p>
          </table:table-cell>
          <table:table-cell table:formula="of:=ABS([.A123]-[.E123])" office:value-type="float" office:value="9.2413087596933" calcext:value-type="float">
            <text:p>9.2413087596933</text:p>
          </table:table-cell>
          <table:table-cell table:formula="of:=ABS([.C123]-[.E123])" office:value-type="float" office:value="23.0478571301572" calcext:value-type="float">
            <text:p>23.0478571301572</text:p>
          </table:table-cell>
          <table:table-cell table:formula="of:=SUM([.G123:.I123])" office:value-type="float" office:value="46.0957142603144" calcext:value-type="float">
            <text:p>46.0957142603144</text:p>
          </table:table-cell>
          <table:table-cell table:formula="of:=ABS([.B123]-[.D123])" office:value-type="float" office:value="32.6274761811631" calcext:value-type="float">
            <text:p>32.6274761811631</text:p>
          </table:table-cell>
          <table:table-cell table:formula="of:=ABS([.B123]-[.F123])" office:value-type="float" office:value="40.7850881760531" calcext:value-type="float">
            <text:p>40.7850881760531</text:p>
          </table:table-cell>
          <table:table-cell table:formula="of:=ABS([.D123]-[.F123])" office:value-type="float" office:value="8.15761199489003" calcext:value-type="float">
            <text:p>8.15761199489003</text:p>
          </table:table-cell>
          <table:table-cell table:formula="of:=SUM([.K123:.M123])" office:value-type="float" office:value="81.5701763521062" calcext:value-type="float">
            <text:p>81.5701763521062</text:p>
          </table:table-cell>
          <table:table-cell table:formula="of:=SUM([.J123];[.N123])" office:value-type="float" office:value="127.665890612421" calcext:value-type="float">
            <text:p>127.665890612421</text:p>
          </table:table-cell>
        </table:table-row>
        <table:table-row table:style-name="ro1">
          <table:table-cell office:value-type="float" office:value="21.6625484822238" calcext:value-type="float">
            <text:p>21.6625484822238</text:p>
          </table:table-cell>
          <table:table-cell office:value-type="float" office:value="-530.01838959007" calcext:value-type="float">
            <text:p>-530.01838959007</text:p>
          </table:table-cell>
          <table:table-cell office:value-type="float" office:value="2.99836576488249" calcext:value-type="float">
            <text:p>2.99836576488249</text:p>
          </table:table-cell>
          <table:table-cell office:value-type="float" office:value="-506.79088953292" calcext:value-type="float">
            <text:p>-506.79088953292</text:p>
          </table:table-cell>
          <table:table-cell office:value-type="float" office:value="31.9872923868621" calcext:value-type="float">
            <text:p>31.9872923868621</text:p>
          </table:table-cell>
          <table:table-cell office:value-type="float" office:value="-495.169303608576" calcext:value-type="float">
            <text:p>-495.169303608576</text:p>
          </table:table-cell>
          <table:table-cell table:formula="of:=ABS([.A124]-[.C124])" office:value-type="float" office:value="18.6641827173413" calcext:value-type="float">
            <text:p>18.6641827173413</text:p>
          </table:table-cell>
          <table:table-cell table:formula="of:=ABS([.A124]-[.E124])" office:value-type="float" office:value="10.3247439046383" calcext:value-type="float">
            <text:p>10.3247439046383</text:p>
          </table:table-cell>
          <table:table-cell table:formula="of:=ABS([.C124]-[.E124])" office:value-type="float" office:value="28.9889266219796" calcext:value-type="float">
            <text:p>28.9889266219796</text:p>
          </table:table-cell>
          <table:table-cell table:formula="of:=SUM([.G124:.I124])" office:value-type="float" office:value="57.9778532439592" calcext:value-type="float">
            <text:p>57.9778532439592</text:p>
          </table:table-cell>
          <table:table-cell table:formula="of:=ABS([.B124]-[.D124])" office:value-type="float" office:value="23.22750005715" calcext:value-type="float">
            <text:p>23.22750005715</text:p>
          </table:table-cell>
          <table:table-cell table:formula="of:=ABS([.B124]-[.F124])" office:value-type="float" office:value="34.849085981494" calcext:value-type="float">
            <text:p>34.849085981494</text:p>
          </table:table-cell>
          <table:table-cell table:formula="of:=ABS([.D124]-[.F124])" office:value-type="float" office:value="11.621585924344" calcext:value-type="float">
            <text:p>11.621585924344</text:p>
          </table:table-cell>
          <table:table-cell table:formula="of:=SUM([.K124:.M124])" office:value-type="float" office:value="69.698171962988" calcext:value-type="float">
            <text:p>69.698171962988</text:p>
          </table:table-cell>
          <table:table-cell table:formula="of:=SUM([.J124];[.N124])" office:value-type="float" office:value="127.676025206947" calcext:value-type="float">
            <text:p>127.676025206947</text:p>
          </table:table-cell>
        </table:table-row>
        <table:table-row table:style-name="ro1">
          <table:table-cell office:value-type="float" office:value="27.0738834801029" calcext:value-type="float">
            <text:p>27.0738834801029</text:p>
          </table:table-cell>
          <table:table-cell office:value-type="float" office:value="-535.157975214694" calcext:value-type="float">
            <text:p>-535.157975214694</text:p>
          </table:table-cell>
          <table:table-cell office:value-type="float" office:value="-1.59475261683359" calcext:value-type="float">
            <text:p>-1.59475261683359</text:p>
          </table:table-cell>
          <table:table-cell office:value-type="float" office:value="-524.294121681174" calcext:value-type="float">
            <text:p>-524.294121681174</text:p>
          </table:table-cell>
          <table:table-cell office:value-type="float" office:value="23.1517867620351" calcext:value-type="float">
            <text:p>23.1517867620351</text:p>
          </table:table-cell>
          <table:table-cell office:value-type="float" office:value="-499.943256430642" calcext:value-type="float">
            <text:p>-499.943256430642</text:p>
          </table:table-cell>
          <table:table-cell table:formula="of:=ABS([.A125]-[.C125])" office:value-type="float" office:value="28.6686360969365" calcext:value-type="float">
            <text:p>28.6686360969365</text:p>
          </table:table-cell>
          <table:table-cell table:formula="of:=ABS([.A125]-[.E125])" office:value-type="float" office:value="3.9220967180678" calcext:value-type="float">
            <text:p>3.9220967180678</text:p>
          </table:table-cell>
          <table:table-cell table:formula="of:=ABS([.C125]-[.E125])" office:value-type="float" office:value="24.7465393788687" calcext:value-type="float">
            <text:p>24.7465393788687</text:p>
          </table:table-cell>
          <table:table-cell table:formula="of:=SUM([.G125:.I125])" office:value-type="float" office:value="57.337272193873" calcext:value-type="float">
            <text:p>57.337272193873</text:p>
          </table:table-cell>
          <table:table-cell table:formula="of:=ABS([.B125]-[.D125])" office:value-type="float" office:value="10.86385353352" calcext:value-type="float">
            <text:p>10.86385353352</text:p>
          </table:table-cell>
          <table:table-cell table:formula="of:=ABS([.B125]-[.F125])" office:value-type="float" office:value="35.214718784052" calcext:value-type="float">
            <text:p>35.214718784052</text:p>
          </table:table-cell>
          <table:table-cell table:formula="of:=ABS([.D125]-[.F125])" office:value-type="float" office:value="24.350865250532" calcext:value-type="float">
            <text:p>24.350865250532</text:p>
          </table:table-cell>
          <table:table-cell table:formula="of:=SUM([.K125:.M125])" office:value-type="float" office:value="70.4294375681041" calcext:value-type="float">
            <text:p>70.4294375681041</text:p>
          </table:table-cell>
          <table:table-cell table:formula="of:=SUM([.J125];[.N125])" office:value-type="float" office:value="127.766709761977" calcext:value-type="float">
            <text:p>127.766709761977</text:p>
          </table:table-cell>
        </table:table-row>
        <table:table-row table:style-name="ro1">
          <table:table-cell office:value-type="float" office:value="9.41528774374462" calcext:value-type="float">
            <text:p>9.41528774374462</text:p>
          </table:table-cell>
          <table:table-cell office:value-type="float" office:value="-530.025679386133" calcext:value-type="float">
            <text:p>-530.025679386133</text:p>
          </table:table-cell>
          <table:table-cell office:value-type="float" office:value="-4.06961120240995" calcext:value-type="float">
            <text:p>-4.06961120240995</text:p>
          </table:table-cell>
          <table:table-cell office:value-type="float" office:value="-510.050266572856" calcext:value-type="float">
            <text:p>-510.050266572856</text:p>
          </table:table-cell>
          <table:table-cell office:value-type="float" office:value="27.0522122118054" calcext:value-type="float">
            <text:p>27.0522122118054</text:p>
          </table:table-cell>
          <table:table-cell office:value-type="float" office:value="-497.261348078872" calcext:value-type="float">
            <text:p>-497.261348078872</text:p>
          </table:table-cell>
          <table:table-cell table:formula="of:=ABS([.A126]-[.C126])" office:value-type="float" office:value="13.4848989461546" calcext:value-type="float">
            <text:p>13.4848989461546</text:p>
          </table:table-cell>
          <table:table-cell table:formula="of:=ABS([.A126]-[.E126])" office:value-type="float" office:value="17.6369244680608" calcext:value-type="float">
            <text:p>17.6369244680608</text:p>
          </table:table-cell>
          <table:table-cell table:formula="of:=ABS([.C126]-[.E126])" office:value-type="float" office:value="31.1218234142154" calcext:value-type="float">
            <text:p>31.1218234142154</text:p>
          </table:table-cell>
          <table:table-cell table:formula="of:=SUM([.G126:.I126])" office:value-type="float" office:value="62.2436468284307" calcext:value-type="float">
            <text:p>62.2436468284307</text:p>
          </table:table-cell>
          <table:table-cell table:formula="of:=ABS([.B126]-[.D126])" office:value-type="float" office:value="19.975412813277" calcext:value-type="float">
            <text:p>19.975412813277</text:p>
          </table:table-cell>
          <table:table-cell table:formula="of:=ABS([.B126]-[.F126])" office:value-type="float" office:value="32.764331307261" calcext:value-type="float">
            <text:p>32.764331307261</text:p>
          </table:table-cell>
          <table:table-cell table:formula="of:=ABS([.D126]-[.F126])" office:value-type="float" office:value="12.788918493984" calcext:value-type="float">
            <text:p>12.788918493984</text:p>
          </table:table-cell>
          <table:table-cell table:formula="of:=SUM([.K126:.M126])" office:value-type="float" office:value="65.528662614522" calcext:value-type="float">
            <text:p>65.528662614522</text:p>
          </table:table-cell>
          <table:table-cell table:formula="of:=SUM([.J126];[.N126])" office:value-type="float" office:value="127.772309442953" calcext:value-type="float">
            <text:p>127.772309442953</text:p>
          </table:table-cell>
        </table:table-row>
        <table:table-row table:style-name="ro1">
          <table:table-cell office:value-type="float" office:value="15.2250768984585" calcext:value-type="float">
            <text:p>15.2250768984585</text:p>
          </table:table-cell>
          <table:table-cell office:value-type="float" office:value="-530.503605528053" calcext:value-type="float">
            <text:p>-530.503605528053</text:p>
          </table:table-cell>
          <table:table-cell office:value-type="float" office:value="-9.98058856848217" calcext:value-type="float">
            <text:p>-9.98058856848217</text:p>
          </table:table-cell>
          <table:table-cell office:value-type="float" office:value="-520.701395221247" calcext:value-type="float">
            <text:p>-520.701395221247</text:p>
          </table:table-cell>
          <table:table-cell office:value-type="float" office:value="29.5908773409262" calcext:value-type="float">
            <text:p>29.5908773409262</text:p>
          </table:table-cell>
          <table:table-cell office:value-type="float" office:value="-505.801102867404" calcext:value-type="float">
            <text:p>-505.801102867404</text:p>
          </table:table-cell>
          <table:table-cell table:formula="of:=ABS([.A127]-[.C127])" office:value-type="float" office:value="25.2056654669407" calcext:value-type="float">
            <text:p>25.2056654669407</text:p>
          </table:table-cell>
          <table:table-cell table:formula="of:=ABS([.A127]-[.E127])" office:value-type="float" office:value="14.3658004424677" calcext:value-type="float">
            <text:p>14.3658004424677</text:p>
          </table:table-cell>
          <table:table-cell table:formula="of:=ABS([.C127]-[.E127])" office:value-type="float" office:value="39.5714659094084" calcext:value-type="float">
            <text:p>39.5714659094084</text:p>
          </table:table-cell>
          <table:table-cell table:formula="of:=SUM([.G127:.I127])" office:value-type="float" office:value="79.1429318188167" calcext:value-type="float">
            <text:p>79.1429318188167</text:p>
          </table:table-cell>
          <table:table-cell table:formula="of:=ABS([.B127]-[.D127])" office:value-type="float" office:value="9.80221030680593" calcext:value-type="float">
            <text:p>9.80221030680593</text:p>
          </table:table-cell>
          <table:table-cell table:formula="of:=ABS([.B127]-[.F127])" office:value-type="float" office:value="24.702502660649" calcext:value-type="float">
            <text:p>24.702502660649</text:p>
          </table:table-cell>
          <table:table-cell table:formula="of:=ABS([.D127]-[.F127])" office:value-type="float" office:value="14.900292353843" calcext:value-type="float">
            <text:p>14.900292353843</text:p>
          </table:table-cell>
          <table:table-cell table:formula="of:=SUM([.K127:.M127])" office:value-type="float" office:value="49.405005321298" calcext:value-type="float">
            <text:p>49.405005321298</text:p>
          </table:table-cell>
          <table:table-cell table:formula="of:=SUM([.J127];[.N127])" office:value-type="float" office:value="128.547937140115" calcext:value-type="float">
            <text:p>128.547937140115</text:p>
          </table:table-cell>
        </table:table-row>
        <table:table-row table:style-name="ro1">
          <table:table-cell office:value-type="float" office:value="19.4953901564893" calcext:value-type="float">
            <text:p>19.4953901564893</text:p>
          </table:table-cell>
          <table:table-cell office:value-type="float" office:value="-540.009524994857" calcext:value-type="float">
            <text:p>-540.009524994857</text:p>
          </table:table-cell>
          <table:table-cell office:value-type="float" office:value="4.13355465188049" calcext:value-type="float">
            <text:p>4.13355465188049</text:p>
          </table:table-cell>
          <table:table-cell office:value-type="float" office:value="-517.621799284228" calcext:value-type="float">
            <text:p>-517.621799284228</text:p>
          </table:table-cell>
          <table:table-cell office:value-type="float" office:value="25.2129217350223" calcext:value-type="float">
            <text:p>25.2129217350223</text:p>
          </table:table-cell>
          <table:table-cell office:value-type="float" office:value="-496.799119128476" calcext:value-type="float">
            <text:p>-496.799119128476</text:p>
          </table:table-cell>
          <table:table-cell table:formula="of:=ABS([.A128]-[.C128])" office:value-type="float" office:value="15.3618355046088" calcext:value-type="float">
            <text:p>15.3618355046088</text:p>
          </table:table-cell>
          <table:table-cell table:formula="of:=ABS([.A128]-[.E128])" office:value-type="float" office:value="5.717531578533" calcext:value-type="float">
            <text:p>5.717531578533</text:p>
          </table:table-cell>
          <table:table-cell table:formula="of:=ABS([.C128]-[.E128])" office:value-type="float" office:value="21.0793670831418" calcext:value-type="float">
            <text:p>21.0793670831418</text:p>
          </table:table-cell>
          <table:table-cell table:formula="of:=SUM([.G128:.I128])" office:value-type="float" office:value="42.1587341662836" calcext:value-type="float">
            <text:p>42.1587341662836</text:p>
          </table:table-cell>
          <table:table-cell table:formula="of:=ABS([.B128]-[.D128])" office:value-type="float" office:value="22.387725710629" calcext:value-type="float">
            <text:p>22.387725710629</text:p>
          </table:table-cell>
          <table:table-cell table:formula="of:=ABS([.B128]-[.F128])" office:value-type="float" office:value="43.210405866381" calcext:value-type="float">
            <text:p>43.210405866381</text:p>
          </table:table-cell>
          <table:table-cell table:formula="of:=ABS([.D128]-[.F128])" office:value-type="float" office:value="20.822680155752" calcext:value-type="float">
            <text:p>20.822680155752</text:p>
          </table:table-cell>
          <table:table-cell table:formula="of:=SUM([.K128:.M128])" office:value-type="float" office:value="86.420811732762" calcext:value-type="float">
            <text:p>86.420811732762</text:p>
          </table:table-cell>
          <table:table-cell table:formula="of:=SUM([.J128];[.N128])" office:value-type="float" office:value="128.579545899046" calcext:value-type="float">
            <text:p>128.579545899046</text:p>
          </table:table-cell>
        </table:table-row>
        <table:table-row table:style-name="ro1">
          <table:table-cell office:value-type="float" office:value="29.5070142062123" calcext:value-type="float">
            <text:p>29.5070142062123</text:p>
          </table:table-cell>
          <table:table-cell office:value-type="float" office:value="-534.726327847783" calcext:value-type="float">
            <text:p>-534.726327847783</text:p>
          </table:table-cell>
          <table:table-cell office:value-type="float" office:value="-0.336310626592262" calcext:value-type="float">
            <text:p>-0.336310626592262</text:p>
          </table:table-cell>
          <table:table-cell office:value-type="float" office:value="-516.672144597042" calcext:value-type="float">
            <text:p>-516.672144597042</text:p>
          </table:table-cell>
          <table:table-cell office:value-type="float" office:value="18.6280715568414" calcext:value-type="float">
            <text:p>18.6280715568414</text:p>
          </table:table-cell>
          <table:table-cell office:value-type="float" office:value="-500.126568131653" calcext:value-type="float">
            <text:p>-500.126568131653</text:p>
          </table:table-cell>
          <table:table-cell table:formula="of:=ABS([.A129]-[.C129])" office:value-type="float" office:value="29.8433248328046" calcext:value-type="float">
            <text:p>29.8433248328046</text:p>
          </table:table-cell>
          <table:table-cell table:formula="of:=ABS([.A129]-[.E129])" office:value-type="float" office:value="10.8789426493709" calcext:value-type="float">
            <text:p>10.8789426493709</text:p>
          </table:table-cell>
          <table:table-cell table:formula="of:=ABS([.C129]-[.E129])" office:value-type="float" office:value="18.9643821834337" calcext:value-type="float">
            <text:p>18.9643821834337</text:p>
          </table:table-cell>
          <table:table-cell table:formula="of:=SUM([.G129:.I129])" office:value-type="float" office:value="59.6866496656091" calcext:value-type="float">
            <text:p>59.6866496656091</text:p>
          </table:table-cell>
          <table:table-cell table:formula="of:=ABS([.B129]-[.D129])" office:value-type="float" office:value="18.0541832507409" calcext:value-type="float">
            <text:p>18.0541832507409</text:p>
          </table:table-cell>
          <table:table-cell table:formula="of:=ABS([.B129]-[.F129])" office:value-type="float" office:value="34.5997597161299" calcext:value-type="float">
            <text:p>34.5997597161299</text:p>
          </table:table-cell>
          <table:table-cell table:formula="of:=ABS([.D129]-[.F129])" office:value-type="float" office:value="16.545576465389" calcext:value-type="float">
            <text:p>16.545576465389</text:p>
          </table:table-cell>
          <table:table-cell table:formula="of:=SUM([.K129:.M129])" office:value-type="float" office:value="69.1995194322599" calcext:value-type="float">
            <text:p>69.1995194322599</text:p>
          </table:table-cell>
          <table:table-cell table:formula="of:=SUM([.J129];[.N129])" office:value-type="float" office:value="128.886169097869" calcext:value-type="float">
            <text:p>128.886169097869</text:p>
          </table:table-cell>
        </table:table-row>
        <table:table-row table:style-name="ro1">
          <table:table-cell office:value-type="float" office:value="24.4080863396334" calcext:value-type="float">
            <text:p>24.4080863396334</text:p>
          </table:table-cell>
          <table:table-cell office:value-type="float" office:value="-535.51268602315" calcext:value-type="float">
            <text:p>-535.51268602315</text:p>
          </table:table-cell>
          <table:table-cell office:value-type="float" office:value="-5.36116164297271" calcext:value-type="float">
            <text:p>-5.36116164297271</text:p>
          </table:table-cell>
          <table:table-cell office:value-type="float" office:value="-521.30431469567" calcext:value-type="float">
            <text:p>-521.30431469567</text:p>
          </table:table-cell>
          <table:table-cell office:value-type="float" office:value="17.5039077878898" calcext:value-type="float">
            <text:p>17.5039077878898</text:p>
          </table:table-cell>
          <table:table-cell office:value-type="float" office:value="-500.515213321785" calcext:value-type="float">
            <text:p>-500.515213321785</text:p>
          </table:table-cell>
          <table:table-cell table:formula="of:=ABS([.A130]-[.C130])" office:value-type="float" office:value="29.7692479826061" calcext:value-type="float">
            <text:p>29.7692479826061</text:p>
          </table:table-cell>
          <table:table-cell table:formula="of:=ABS([.A130]-[.E130])" office:value-type="float" office:value="6.9041785517436" calcext:value-type="float">
            <text:p>6.9041785517436</text:p>
          </table:table-cell>
          <table:table-cell table:formula="of:=ABS([.C130]-[.E130])" office:value-type="float" office:value="22.8650694308625" calcext:value-type="float">
            <text:p>22.8650694308625</text:p>
          </table:table-cell>
          <table:table-cell table:formula="of:=SUM([.G130:.I130])" office:value-type="float" office:value="59.5384959652122" calcext:value-type="float">
            <text:p>59.5384959652122</text:p>
          </table:table-cell>
          <table:table-cell table:formula="of:=ABS([.B130]-[.D130])" office:value-type="float" office:value="14.20837132748" calcext:value-type="float">
            <text:p>14.20837132748</text:p>
          </table:table-cell>
          <table:table-cell table:formula="of:=ABS([.B130]-[.F130])" office:value-type="float" office:value="34.997472701365" calcext:value-type="float">
            <text:p>34.997472701365</text:p>
          </table:table-cell>
          <table:table-cell table:formula="of:=ABS([.D130]-[.F130])" office:value-type="float" office:value="20.789101373885" calcext:value-type="float">
            <text:p>20.789101373885</text:p>
          </table:table-cell>
          <table:table-cell table:formula="of:=SUM([.K130:.M130])" office:value-type="float" office:value="69.99494540273" calcext:value-type="float">
            <text:p>69.99494540273</text:p>
          </table:table-cell>
          <table:table-cell table:formula="of:=SUM([.J130];[.N130])" office:value-type="float" office:value="129.533441367942" calcext:value-type="float">
            <text:p>129.533441367942</text:p>
          </table:table-cell>
        </table:table-row>
        <table:table-row table:style-name="ro1">
          <table:table-cell office:value-type="float" office:value="14.3749101475485" calcext:value-type="float">
            <text:p>14.3749101475485</text:p>
          </table:table-cell>
          <table:table-cell office:value-type="float" office:value="-532.589503201668" calcext:value-type="float">
            <text:p>-532.589503201668</text:p>
          </table:table-cell>
          <table:table-cell office:value-type="float" office:value="-11.0398424184851" calcext:value-type="float">
            <text:p>-11.0398424184851</text:p>
          </table:table-cell>
          <table:table-cell office:value-type="float" office:value="-511.12844519064" calcext:value-type="float">
            <text:p>-511.12844519064</text:p>
          </table:table-cell>
          <table:table-cell office:value-type="float" office:value="26.8958498962411" calcext:value-type="float">
            <text:p>26.8958498962411</text:p>
          </table:table-cell>
          <table:table-cell office:value-type="float" office:value="-505.700772921583" calcext:value-type="float">
            <text:p>-505.700772921583</text:p>
          </table:table-cell>
          <table:table-cell table:formula="of:=ABS([.A131]-[.C131])" office:value-type="float" office:value="25.4147525660336" calcext:value-type="float">
            <text:p>25.4147525660336</text:p>
          </table:table-cell>
          <table:table-cell table:formula="of:=ABS([.A131]-[.E131])" office:value-type="float" office:value="12.5209397486926" calcext:value-type="float">
            <text:p>12.5209397486926</text:p>
          </table:table-cell>
          <table:table-cell table:formula="of:=ABS([.C131]-[.E131])" office:value-type="float" office:value="37.9356923147262" calcext:value-type="float">
            <text:p>37.9356923147262</text:p>
          </table:table-cell>
          <table:table-cell table:formula="of:=SUM([.G131:.I131])" office:value-type="float" office:value="75.8713846294524" calcext:value-type="float">
            <text:p>75.8713846294524</text:p>
          </table:table-cell>
          <table:table-cell table:formula="of:=ABS([.B131]-[.D131])" office:value-type="float" office:value="21.461058011028" calcext:value-type="float">
            <text:p>21.461058011028</text:p>
          </table:table-cell>
          <table:table-cell table:formula="of:=ABS([.B131]-[.F131])" office:value-type="float" office:value="26.888730280085" calcext:value-type="float">
            <text:p>26.888730280085</text:p>
          </table:table-cell>
          <table:table-cell table:formula="of:=ABS([.D131]-[.F131])" office:value-type="float" office:value="5.42767226905698" calcext:value-type="float">
            <text:p>5.42767226905698</text:p>
          </table:table-cell>
          <table:table-cell table:formula="of:=SUM([.K131:.M131])" office:value-type="float" office:value="53.77746056017" calcext:value-type="float">
            <text:p>53.77746056017</text:p>
          </table:table-cell>
          <table:table-cell table:formula="of:=SUM([.J131];[.N131])" office:value-type="float" office:value="129.648845189622" calcext:value-type="float">
            <text:p>129.648845189622</text:p>
          </table:table-cell>
        </table:table-row>
        <table:table-row table:style-name="ro1">
          <table:table-cell office:value-type="float" office:value="28.5235749972695" calcext:value-type="float">
            <text:p>28.5235749972695</text:p>
          </table:table-cell>
          <table:table-cell office:value-type="float" office:value="-537.059189588038" calcext:value-type="float">
            <text:p>-537.059189588038</text:p>
          </table:table-cell>
          <table:table-cell office:value-type="float" office:value="-3.04712243555389" calcext:value-type="float">
            <text:p>-3.04712243555389</text:p>
          </table:table-cell>
          <table:table-cell office:value-type="float" office:value="-505.798715268694" calcext:value-type="float">
            <text:p>-505.798715268694</text:p>
          </table:table-cell>
          <table:table-cell office:value-type="float" office:value="30.6668359999086" calcext:value-type="float">
            <text:p>30.6668359999086</text:p>
          </table:table-cell>
          <table:table-cell office:value-type="float" office:value="-512.785235495973" calcext:value-type="float">
            <text:p>-512.785235495973</text:p>
          </table:table-cell>
          <table:table-cell table:formula="of:=ABS([.A132]-[.C132])" office:value-type="float" office:value="31.5706974328234" calcext:value-type="float">
            <text:p>31.5706974328234</text:p>
          </table:table-cell>
          <table:table-cell table:formula="of:=ABS([.A132]-[.E132])" office:value-type="float" office:value="2.1432610026391" calcext:value-type="float">
            <text:p>2.1432610026391</text:p>
          </table:table-cell>
          <table:table-cell table:formula="of:=ABS([.C132]-[.E132])" office:value-type="float" office:value="33.7139584354625" calcext:value-type="float">
            <text:p>33.7139584354625</text:p>
          </table:table-cell>
          <table:table-cell table:formula="of:=SUM([.G132:.I132])" office:value-type="float" office:value="67.427916870925" calcext:value-type="float">
            <text:p>67.427916870925</text:p>
          </table:table-cell>
          <table:table-cell table:formula="of:=ABS([.B132]-[.D132])" office:value-type="float" office:value="31.2604743193439" calcext:value-type="float">
            <text:p>31.2604743193439</text:p>
          </table:table-cell>
          <table:table-cell table:formula="of:=ABS([.B132]-[.F132])" office:value-type="float" office:value="24.273954092065" calcext:value-type="float">
            <text:p>24.273954092065</text:p>
          </table:table-cell>
          <table:table-cell table:formula="of:=ABS([.D132]-[.F132])" office:value-type="float" office:value="6.98652022727896" calcext:value-type="float">
            <text:p>6.98652022727896</text:p>
          </table:table-cell>
          <table:table-cell table:formula="of:=SUM([.K132:.M132])" office:value-type="float" office:value="62.5209486386879" calcext:value-type="float">
            <text:p>62.5209486386879</text:p>
          </table:table-cell>
          <table:table-cell table:formula="of:=SUM([.J132];[.N132])" office:value-type="float" office:value="129.948865509613" calcext:value-type="float">
            <text:p>129.948865509613</text:p>
          </table:table-cell>
        </table:table-row>
        <table:table-row table:style-name="ro1">
          <table:table-cell office:value-type="float" office:value="26.2890416839175" calcext:value-type="float">
            <text:p>26.2890416839175</text:p>
          </table:table-cell>
          <table:table-cell office:value-type="float" office:value="-542.321558746358" calcext:value-type="float">
            <text:p>-542.321558746358</text:p>
          </table:table-cell>
          <table:table-cell office:value-type="float" office:value="2.65789799873508" calcext:value-type="float">
            <text:p>2.65789799873508</text:p>
          </table:table-cell>
          <table:table-cell office:value-type="float" office:value="-511.406625840422" calcext:value-type="float">
            <text:p>-511.406625840422</text:p>
          </table:table-cell>
          <table:table-cell office:value-type="float" office:value="16.070827861753" calcext:value-type="float">
            <text:p>16.070827861753</text:p>
          </table:table-cell>
          <table:table-cell office:value-type="float" office:value="-500.676554034661" calcext:value-type="float">
            <text:p>-500.676554034661</text:p>
          </table:table-cell>
          <table:table-cell table:formula="of:=ABS([.A133]-[.C133])" office:value-type="float" office:value="23.6311436851824" calcext:value-type="float">
            <text:p>23.6311436851824</text:p>
          </table:table-cell>
          <table:table-cell table:formula="of:=ABS([.A133]-[.E133])" office:value-type="float" office:value="10.2182138221645" calcext:value-type="float">
            <text:p>10.2182138221645</text:p>
          </table:table-cell>
          <table:table-cell table:formula="of:=ABS([.C133]-[.E133])" office:value-type="float" office:value="13.4129298630179" calcext:value-type="float">
            <text:p>13.4129298630179</text:p>
          </table:table-cell>
          <table:table-cell table:formula="of:=SUM([.G133:.I133])" office:value-type="float" office:value="47.2622873703648" calcext:value-type="float">
            <text:p>47.2622873703648</text:p>
          </table:table-cell>
          <table:table-cell table:formula="of:=ABS([.B133]-[.D133])" office:value-type="float" office:value="30.914932905936" calcext:value-type="float">
            <text:p>30.914932905936</text:p>
          </table:table-cell>
          <table:table-cell table:formula="of:=ABS([.B133]-[.F133])" office:value-type="float" office:value="41.645004711697" calcext:value-type="float">
            <text:p>41.645004711697</text:p>
          </table:table-cell>
          <table:table-cell table:formula="of:=ABS([.D133]-[.F133])" office:value-type="float" office:value="10.730071805761" calcext:value-type="float">
            <text:p>10.730071805761</text:p>
          </table:table-cell>
          <table:table-cell table:formula="of:=SUM([.K133:.M133])" office:value-type="float" office:value="83.2900094233941" calcext:value-type="float">
            <text:p>83.2900094233941</text:p>
          </table:table-cell>
          <table:table-cell table:formula="of:=SUM([.J133];[.N133])" office:value-type="float" office:value="130.552296793759" calcext:value-type="float">
            <text:p>130.552296793759</text:p>
          </table:table-cell>
        </table:table-row>
        <table:table-row table:style-name="ro1">
          <table:table-cell office:value-type="float" office:value="19.9001793239032" calcext:value-type="float">
            <text:p>19.9001793239032</text:p>
          </table:table-cell>
          <table:table-cell office:value-type="float" office:value="-537.631197279154" calcext:value-type="float">
            <text:p>-537.631197279154</text:p>
          </table:table-cell>
          <table:table-cell office:value-type="float" office:value="-5.30794613170909" calcext:value-type="float">
            <text:p>-5.30794613170909</text:p>
          </table:table-cell>
          <table:table-cell office:value-type="float" office:value="-522.197530613334" calcext:value-type="float">
            <text:p>-522.197530613334</text:p>
          </table:table-cell>
          <table:table-cell office:value-type="float" office:value="25.0832212770605" calcext:value-type="float">
            <text:p>25.0832212770605</text:p>
          </table:table-cell>
          <table:table-cell office:value-type="float" office:value="-502.616427187129" calcext:value-type="float">
            <text:p>-502.616427187129</text:p>
          </table:table-cell>
          <table:table-cell table:formula="of:=ABS([.A134]-[.C134])" office:value-type="float" office:value="25.2081254556123" calcext:value-type="float">
            <text:p>25.2081254556123</text:p>
          </table:table-cell>
          <table:table-cell table:formula="of:=ABS([.A134]-[.E134])" office:value-type="float" office:value="5.1830419531573" calcext:value-type="float">
            <text:p>5.1830419531573</text:p>
          </table:table-cell>
          <table:table-cell table:formula="of:=ABS([.C134]-[.E134])" office:value-type="float" office:value="30.3911674087696" calcext:value-type="float">
            <text:p>30.3911674087696</text:p>
          </table:table-cell>
          <table:table-cell table:formula="of:=SUM([.G134:.I134])" office:value-type="float" office:value="60.7823348175392" calcext:value-type="float">
            <text:p>60.7823348175392</text:p>
          </table:table-cell>
          <table:table-cell table:formula="of:=ABS([.B134]-[.D134])" office:value-type="float" office:value="15.4336666658199" calcext:value-type="float">
            <text:p>15.4336666658199</text:p>
          </table:table-cell>
          <table:table-cell table:formula="of:=ABS([.B134]-[.F134])" office:value-type="float" office:value="35.014770092025" calcext:value-type="float">
            <text:p>35.014770092025</text:p>
          </table:table-cell>
          <table:table-cell table:formula="of:=ABS([.D134]-[.F134])" office:value-type="float" office:value="19.5811034262051" calcext:value-type="float">
            <text:p>19.5811034262051</text:p>
          </table:table-cell>
          <table:table-cell table:formula="of:=SUM([.K134:.M134])" office:value-type="float" office:value="70.02954018405" calcext:value-type="float">
            <text:p>70.02954018405</text:p>
          </table:table-cell>
          <table:table-cell table:formula="of:=SUM([.J134];[.N134])" office:value-type="float" office:value="130.811875001589" calcext:value-type="float">
            <text:p>130.811875001589</text:p>
          </table:table-cell>
        </table:table-row>
        <table:table-row table:style-name="ro1">
          <table:table-cell office:value-type="float" office:value="17.8532635172377" calcext:value-type="float">
            <text:p>17.8532635172377</text:p>
          </table:table-cell>
          <table:table-cell office:value-type="float" office:value="-544.017109430761" calcext:value-type="float">
            <text:p>-544.017109430761</text:p>
          </table:table-cell>
          <table:table-cell office:value-type="float" office:value="4.47135338746917" calcext:value-type="float">
            <text:p>4.47135338746917</text:p>
          </table:table-cell>
          <table:table-cell office:value-type="float" office:value="-521.982570529412" calcext:value-type="float">
            <text:p>-521.982570529412</text:p>
          </table:table-cell>
          <table:table-cell office:value-type="float" office:value="27.4903543552087" calcext:value-type="float">
            <text:p>27.4903543552087</text:p>
          </table:table-cell>
          <table:table-cell office:value-type="float" office:value="-501.592325140144" calcext:value-type="float">
            <text:p>-501.592325140144</text:p>
          </table:table-cell>
          <table:table-cell table:formula="of:=ABS([.A135]-[.C135])" office:value-type="float" office:value="13.3819101297685" calcext:value-type="float">
            <text:p>13.3819101297685</text:p>
          </table:table-cell>
          <table:table-cell table:formula="of:=ABS([.A135]-[.E135])" office:value-type="float" office:value="9.637090837971" calcext:value-type="float">
            <text:p>9.637090837971</text:p>
          </table:table-cell>
          <table:table-cell table:formula="of:=ABS([.C135]-[.E135])" office:value-type="float" office:value="23.0190009677395" calcext:value-type="float">
            <text:p>23.0190009677395</text:p>
          </table:table-cell>
          <table:table-cell table:formula="of:=SUM([.G135:.I135])" office:value-type="float" office:value="46.0380019354791" calcext:value-type="float">
            <text:p>46.0380019354791</text:p>
          </table:table-cell>
          <table:table-cell table:formula="of:=ABS([.B135]-[.D135])" office:value-type="float" office:value="22.034538901349" calcext:value-type="float">
            <text:p>22.034538901349</text:p>
          </table:table-cell>
          <table:table-cell table:formula="of:=ABS([.B135]-[.F135])" office:value-type="float" office:value="42.424784290617" calcext:value-type="float">
            <text:p>42.424784290617</text:p>
          </table:table-cell>
          <table:table-cell table:formula="of:=ABS([.D135]-[.F135])" office:value-type="float" office:value="20.390245389268" calcext:value-type="float">
            <text:p>20.390245389268</text:p>
          </table:table-cell>
          <table:table-cell table:formula="of:=SUM([.K135:.M135])" office:value-type="float" office:value="84.8495685812341" calcext:value-type="float">
            <text:p>84.8495685812341</text:p>
          </table:table-cell>
          <table:table-cell table:formula="of:=SUM([.J135];[.N135])" office:value-type="float" office:value="130.887570516713" calcext:value-type="float">
            <text:p>130.887570516713</text:p>
          </table:table-cell>
        </table:table-row>
        <table:table-row table:style-name="ro1">
          <table:table-cell office:value-type="float" office:value="10.7667625939482" calcext:value-type="float">
            <text:p>10.7667625939482</text:p>
          </table:table-cell>
          <table:table-cell office:value-type="float" office:value="-532.472307664954" calcext:value-type="float">
            <text:p>-532.472307664954</text:p>
          </table:table-cell>
          <table:table-cell office:value-type="float" office:value="2.09199900432054" calcext:value-type="float">
            <text:p>2.09199900432054</text:p>
          </table:table-cell>
          <table:table-cell office:value-type="float" office:value="-523.50474090744" calcext:value-type="float">
            <text:p>-523.50474090744</text:p>
          </table:table-cell>
          <table:table-cell office:value-type="float" office:value="36.4752743833518" calcext:value-type="float">
            <text:p>36.4752743833518</text:p>
          </table:table-cell>
          <table:table-cell office:value-type="float" office:value="-500.784630976299" calcext:value-type="float">
            <text:p>-500.784630976299</text:p>
          </table:table-cell>
          <table:table-cell table:formula="of:=ABS([.A136]-[.C136])" office:value-type="float" office:value="8.67476358962766" calcext:value-type="float">
            <text:p>8.67476358962766</text:p>
          </table:table-cell>
          <table:table-cell table:formula="of:=ABS([.A136]-[.E136])" office:value-type="float" office:value="25.7085117894036" calcext:value-type="float">
            <text:p>25.7085117894036</text:p>
          </table:table-cell>
          <table:table-cell table:formula="of:=ABS([.C136]-[.E136])" office:value-type="float" office:value="34.3832753790313" calcext:value-type="float">
            <text:p>34.3832753790313</text:p>
          </table:table-cell>
          <table:table-cell table:formula="of:=SUM([.G136:.I136])" office:value-type="float" office:value="68.7665507580625" calcext:value-type="float">
            <text:p>68.7665507580625</text:p>
          </table:table-cell>
          <table:table-cell table:formula="of:=ABS([.B136]-[.D136])" office:value-type="float" office:value="8.96756675751396" calcext:value-type="float">
            <text:p>8.96756675751396</text:p>
          </table:table-cell>
          <table:table-cell table:formula="of:=ABS([.B136]-[.F136])" office:value-type="float" office:value="31.687676688655" calcext:value-type="float">
            <text:p>31.687676688655</text:p>
          </table:table-cell>
          <table:table-cell table:formula="of:=ABS([.D136]-[.F136])" office:value-type="float" office:value="22.720109931141" calcext:value-type="float">
            <text:p>22.720109931141</text:p>
          </table:table-cell>
          <table:table-cell table:formula="of:=SUM([.K136:.M136])" office:value-type="float" office:value="63.3753533773099" calcext:value-type="float">
            <text:p>63.3753533773099</text:p>
          </table:table-cell>
          <table:table-cell table:formula="of:=SUM([.J136];[.N136])" office:value-type="float" office:value="132.141904135372" calcext:value-type="float">
            <text:p>132.141904135372</text:p>
          </table:table-cell>
        </table:table-row>
        <table:table-row table:style-name="ro1">
          <table:table-cell office:value-type="float" office:value="11.3026576005649" calcext:value-type="float">
            <text:p>11.3026576005649</text:p>
          </table:table-cell>
          <table:table-cell office:value-type="float" office:value="-538.807267444076" calcext:value-type="float">
            <text:p>-538.807267444076</text:p>
          </table:table-cell>
          <table:table-cell office:value-type="float" office:value="-2.79139169064849" calcext:value-type="float">
            <text:p>-2.79139169064849</text:p>
          </table:table-cell>
          <table:table-cell office:value-type="float" office:value="-513.697349003432" calcext:value-type="float">
            <text:p>-513.697349003432</text:p>
          </table:table-cell>
          <table:table-cell office:value-type="float" office:value="31.9467082887775" calcext:value-type="float">
            <text:p>31.9467082887775</text:p>
          </table:table-cell>
          <table:table-cell office:value-type="float" office:value="-507.060713587215" calcext:value-type="float">
            <text:p>-507.060713587215</text:p>
          </table:table-cell>
          <table:table-cell table:formula="of:=ABS([.A137]-[.C137])" office:value-type="float" office:value="14.0940492912134" calcext:value-type="float">
            <text:p>14.0940492912134</text:p>
          </table:table-cell>
          <table:table-cell table:formula="of:=ABS([.A137]-[.E137])" office:value-type="float" office:value="20.6440506882126" calcext:value-type="float">
            <text:p>20.6440506882126</text:p>
          </table:table-cell>
          <table:table-cell table:formula="of:=ABS([.C137]-[.E137])" office:value-type="float" office:value="34.738099979426" calcext:value-type="float">
            <text:p>34.738099979426</text:p>
          </table:table-cell>
          <table:table-cell table:formula="of:=SUM([.G137:.I137])" office:value-type="float" office:value="69.476199958852" calcext:value-type="float">
            <text:p>69.476199958852</text:p>
          </table:table-cell>
          <table:table-cell table:formula="of:=ABS([.B137]-[.D137])" office:value-type="float" office:value="25.109918440644" calcext:value-type="float">
            <text:p>25.109918440644</text:p>
          </table:table-cell>
          <table:table-cell table:formula="of:=ABS([.B137]-[.F137])" office:value-type="float" office:value="31.7465538568611" calcext:value-type="float">
            <text:p>31.7465538568611</text:p>
          </table:table-cell>
          <table:table-cell table:formula="of:=ABS([.D137]-[.F137])" office:value-type="float" office:value="6.63663541621702" calcext:value-type="float">
            <text:p>6.63663541621702</text:p>
          </table:table-cell>
          <table:table-cell table:formula="of:=SUM([.K137:.M137])" office:value-type="float" office:value="63.4931077137221" calcext:value-type="float">
            <text:p>63.4931077137221</text:p>
          </table:table-cell>
          <table:table-cell table:formula="of:=SUM([.J137];[.N137])" office:value-type="float" office:value="132.969307672574" calcext:value-type="float">
            <text:p>132.969307672574</text:p>
          </table:table-cell>
        </table:table-row>
        <table:table-row table:style-name="ro1">
          <table:table-cell office:value-type="float" office:value="27.5512711423136" calcext:value-type="float">
            <text:p>27.5512711423136</text:p>
          </table:table-cell>
          <table:table-cell office:value-type="float" office:value="-536.658936604174" calcext:value-type="float">
            <text:p>-536.658936604174</text:p>
          </table:table-cell>
          <table:table-cell office:value-type="float" office:value="4.11824100014986" calcext:value-type="float">
            <text:p>4.11824100014986</text:p>
          </table:table-cell>
          <table:table-cell office:value-type="float" office:value="-507.207474707964" calcext:value-type="float">
            <text:p>-507.207474707964</text:p>
          </table:table-cell>
          <table:table-cell office:value-type="float" office:value="20.9142006243317" calcext:value-type="float">
            <text:p>20.9142006243317</text:p>
          </table:table-cell>
          <table:table-cell office:value-type="float" office:value="-493.392066568284" calcext:value-type="float">
            <text:p>-493.392066568284</text:p>
          </table:table-cell>
          <table:table-cell table:formula="of:=ABS([.A138]-[.C138])" office:value-type="float" office:value="23.4330301421637" calcext:value-type="float">
            <text:p>23.4330301421637</text:p>
          </table:table-cell>
          <table:table-cell table:formula="of:=ABS([.A138]-[.E138])" office:value-type="float" office:value="6.6370705179819" calcext:value-type="float">
            <text:p>6.6370705179819</text:p>
          </table:table-cell>
          <table:table-cell table:formula="of:=ABS([.C138]-[.E138])" office:value-type="float" office:value="16.7959596241818" calcext:value-type="float">
            <text:p>16.7959596241818</text:p>
          </table:table-cell>
          <table:table-cell table:formula="of:=SUM([.G138:.I138])" office:value-type="float" office:value="46.8660602843275" calcext:value-type="float">
            <text:p>46.8660602843275</text:p>
          </table:table-cell>
          <table:table-cell table:formula="of:=ABS([.B138]-[.D138])" office:value-type="float" office:value="29.4514618962099" calcext:value-type="float">
            <text:p>29.4514618962099</text:p>
          </table:table-cell>
          <table:table-cell table:formula="of:=ABS([.B138]-[.F138])" office:value-type="float" office:value="43.26687003589" calcext:value-type="float">
            <text:p>43.26687003589</text:p>
          </table:table-cell>
          <table:table-cell table:formula="of:=ABS([.D138]-[.F138])" office:value-type="float" office:value="13.81540813968" calcext:value-type="float">
            <text:p>13.81540813968</text:p>
          </table:table-cell>
          <table:table-cell table:formula="of:=SUM([.K138:.M138])" office:value-type="float" office:value="86.5337400717799" calcext:value-type="float">
            <text:p>86.5337400717799</text:p>
          </table:table-cell>
          <table:table-cell table:formula="of:=SUM([.J138];[.N138])" office:value-type="float" office:value="133.399800356107" calcext:value-type="float">
            <text:p>133.399800356107</text:p>
          </table:table-cell>
        </table:table-row>
        <table:table-row table:style-name="ro1">
          <table:table-cell office:value-type="float" office:value="11.9232323514545" calcext:value-type="float">
            <text:p>11.9232323514545</text:p>
          </table:table-cell>
          <table:table-cell office:value-type="float" office:value="-531.269415114516" calcext:value-type="float">
            <text:p>-531.269415114516</text:p>
          </table:table-cell>
          <table:table-cell office:value-type="float" office:value="-8.96975115633438" calcext:value-type="float">
            <text:p>-8.96975115633438</text:p>
          </table:table-cell>
          <table:table-cell office:value-type="float" office:value="-523.862321914346" calcext:value-type="float">
            <text:p>-523.862321914346</text:p>
          </table:table-cell>
          <table:table-cell office:value-type="float" office:value="19.5997325381444" calcext:value-type="float">
            <text:p>19.5997325381444</text:p>
          </table:table-cell>
          <table:table-cell office:value-type="float" office:value="-492.817391878608" calcext:value-type="float">
            <text:p>-492.817391878608</text:p>
          </table:table-cell>
          <table:table-cell table:formula="of:=ABS([.A139]-[.C139])" office:value-type="float" office:value="20.8929835077889" calcext:value-type="float">
            <text:p>20.8929835077889</text:p>
          </table:table-cell>
          <table:table-cell table:formula="of:=ABS([.A139]-[.E139])" office:value-type="float" office:value="7.6765001866899" calcext:value-type="float">
            <text:p>7.6765001866899</text:p>
          </table:table-cell>
          <table:table-cell table:formula="of:=ABS([.C139]-[.E139])" office:value-type="float" office:value="28.5694836944788" calcext:value-type="float">
            <text:p>28.5694836944788</text:p>
          </table:table-cell>
          <table:table-cell table:formula="of:=SUM([.G139:.I139])" office:value-type="float" office:value="57.1389673889576" calcext:value-type="float">
            <text:p>57.1389673889576</text:p>
          </table:table-cell>
          <table:table-cell table:formula="of:=ABS([.B139]-[.D139])" office:value-type="float" office:value="7.40709320017004" calcext:value-type="float">
            <text:p>7.40709320017004</text:p>
          </table:table-cell>
          <table:table-cell table:formula="of:=ABS([.B139]-[.F139])" office:value-type="float" office:value="38.452023235908" calcext:value-type="float">
            <text:p>38.452023235908</text:p>
          </table:table-cell>
          <table:table-cell table:formula="of:=ABS([.D139]-[.F139])" office:value-type="float" office:value="31.044930035738" calcext:value-type="float">
            <text:p>31.044930035738</text:p>
          </table:table-cell>
          <table:table-cell table:formula="of:=SUM([.K139:.M139])" office:value-type="float" office:value="76.9040464718161" calcext:value-type="float">
            <text:p>76.9040464718161</text:p>
          </table:table-cell>
          <table:table-cell table:formula="of:=SUM([.J139];[.N139])" office:value-type="float" office:value="134.043013860774" calcext:value-type="float">
            <text:p>134.043013860774</text:p>
          </table:table-cell>
        </table:table-row>
        <table:table-row table:style-name="ro1">
          <table:table-cell office:value-type="float" office:value="27.7630892479318" calcext:value-type="float">
            <text:p>27.7630892479318</text:p>
          </table:table-cell>
          <table:table-cell office:value-type="float" office:value="-531.014094452389" calcext:value-type="float">
            <text:p>-531.014094452389</text:p>
          </table:table-cell>
          <table:table-cell office:value-type="float" office:value="-0.0463515967701378" calcext:value-type="float">
            <text:p>-0.0463515967701378</text:p>
          </table:table-cell>
          <table:table-cell office:value-type="float" office:value="-509.172493846853" calcext:value-type="float">
            <text:p>-509.172493846853</text:p>
          </table:table-cell>
          <table:table-cell office:value-type="float" office:value="26.5615022567888" calcext:value-type="float">
            <text:p>26.5615022567888</text:p>
          </table:table-cell>
          <table:table-cell office:value-type="float" office:value="-491.752319653747" calcext:value-type="float">
            <text:p>-491.752319653747</text:p>
          </table:table-cell>
          <table:table-cell table:formula="of:=ABS([.A140]-[.C140])" office:value-type="float" office:value="27.8094408447019" calcext:value-type="float">
            <text:p>27.8094408447019</text:p>
          </table:table-cell>
          <table:table-cell table:formula="of:=ABS([.A140]-[.E140])" office:value-type="float" office:value="1.201586991143" calcext:value-type="float">
            <text:p>1.201586991143</text:p>
          </table:table-cell>
          <table:table-cell table:formula="of:=ABS([.C140]-[.E140])" office:value-type="float" office:value="26.6078538535589" calcext:value-type="float">
            <text:p>26.6078538535589</text:p>
          </table:table-cell>
          <table:table-cell table:formula="of:=SUM([.G140:.I140])" office:value-type="float" office:value="55.6188816894039" calcext:value-type="float">
            <text:p>55.6188816894039</text:p>
          </table:table-cell>
          <table:table-cell table:formula="of:=ABS([.B140]-[.D140])" office:value-type="float" office:value="21.841600605536" calcext:value-type="float">
            <text:p>21.841600605536</text:p>
          </table:table-cell>
          <table:table-cell table:formula="of:=ABS([.B140]-[.F140])" office:value-type="float" office:value="39.261774798642" calcext:value-type="float">
            <text:p>39.261774798642</text:p>
          </table:table-cell>
          <table:table-cell table:formula="of:=ABS([.D140]-[.F140])" office:value-type="float" office:value="17.420174193106" calcext:value-type="float">
            <text:p>17.420174193106</text:p>
          </table:table-cell>
          <table:table-cell table:formula="of:=SUM([.K140:.M140])" office:value-type="float" office:value="78.5235495972841" calcext:value-type="float">
            <text:p>78.5235495972841</text:p>
          </table:table-cell>
          <table:table-cell table:formula="of:=SUM([.J140];[.N140])" office:value-type="float" office:value="134.142431286688" calcext:value-type="float">
            <text:p>134.142431286688</text:p>
          </table:table-cell>
        </table:table-row>
        <table:table-row table:style-name="ro1">
          <table:table-cell office:value-type="float" office:value="20.7785390435889" calcext:value-type="float">
            <text:p>20.7785390435889</text:p>
          </table:table-cell>
          <table:table-cell office:value-type="float" office:value="-541.898598174757" calcext:value-type="float">
            <text:p>-541.898598174757</text:p>
          </table:table-cell>
          <table:table-cell office:value-type="float" office:value="-11.5657885044742" calcext:value-type="float">
            <text:p>-11.5657885044742</text:p>
          </table:table-cell>
          <table:table-cell office:value-type="float" office:value="-508.085095034049" calcext:value-type="float">
            <text:p>-508.085095034049</text:p>
          </table:table-cell>
          <table:table-cell office:value-type="float" office:value="22.1010530834313" calcext:value-type="float">
            <text:p>22.1010530834313</text:p>
          </table:table-cell>
          <table:table-cell office:value-type="float" office:value="-511.969972136215" calcext:value-type="float">
            <text:p>-511.969972136215</text:p>
          </table:table-cell>
          <table:table-cell table:formula="of:=ABS([.A141]-[.C141])" office:value-type="float" office:value="32.3443275480631" calcext:value-type="float">
            <text:p>32.3443275480631</text:p>
          </table:table-cell>
          <table:table-cell table:formula="of:=ABS([.A141]-[.E141])" office:value-type="float" office:value="1.3225140398424" calcext:value-type="float">
            <text:p>1.3225140398424</text:p>
          </table:table-cell>
          <table:table-cell table:formula="of:=ABS([.C141]-[.E141])" office:value-type="float" office:value="33.6668415879055" calcext:value-type="float">
            <text:p>33.6668415879055</text:p>
          </table:table-cell>
          <table:table-cell table:formula="of:=SUM([.G141:.I141])" office:value-type="float" office:value="67.333683175811" calcext:value-type="float">
            <text:p>67.333683175811</text:p>
          </table:table-cell>
          <table:table-cell table:formula="of:=ABS([.B141]-[.D141])" office:value-type="float" office:value="33.813503140708" calcext:value-type="float">
            <text:p>33.813503140708</text:p>
          </table:table-cell>
          <table:table-cell table:formula="of:=ABS([.B141]-[.F141])" office:value-type="float" office:value="29.928626038542" calcext:value-type="float">
            <text:p>29.928626038542</text:p>
          </table:table-cell>
          <table:table-cell table:formula="of:=ABS([.D141]-[.F141])" office:value-type="float" office:value="3.884877102166" calcext:value-type="float">
            <text:p>3.884877102166</text:p>
          </table:table-cell>
          <table:table-cell table:formula="of:=SUM([.K141:.M141])" office:value-type="float" office:value="67.627006281416" calcext:value-type="float">
            <text:p>67.627006281416</text:p>
          </table:table-cell>
          <table:table-cell table:formula="of:=SUM([.J141];[.N141])" office:value-type="float" office:value="134.960689457227" calcext:value-type="float">
            <text:p>134.960689457227</text:p>
          </table:table-cell>
        </table:table-row>
        <table:table-row table:style-name="ro1">
          <table:table-cell office:value-type="float" office:value="27.4500064769965" calcext:value-type="float">
            <text:p>27.4500064769965</text:p>
          </table:table-cell>
          <table:table-cell office:value-type="float" office:value="-541.338452277236" calcext:value-type="float">
            <text:p>-541.338452277236</text:p>
          </table:table-cell>
          <table:table-cell office:value-type="float" office:value="-6.1161825852614" calcext:value-type="float">
            <text:p>-6.1161825852614</text:p>
          </table:table-cell>
          <table:table-cell office:value-type="float" office:value="-510.113690338607" calcext:value-type="float">
            <text:p>-510.113690338607</text:p>
          </table:table-cell>
          <table:table-cell office:value-type="float" office:value="28.9111254479923" calcext:value-type="float">
            <text:p>28.9111254479923</text:p>
          </table:table-cell>
          <table:table-cell office:value-type="float" office:value="-508.881867203792" calcext:value-type="float">
            <text:p>-508.881867203792</text:p>
          </table:table-cell>
          <table:table-cell table:formula="of:=ABS([.A142]-[.C142])" office:value-type="float" office:value="33.5661890622579" calcext:value-type="float">
            <text:p>33.5661890622579</text:p>
          </table:table-cell>
          <table:table-cell table:formula="of:=ABS([.A142]-[.E142])" office:value-type="float" office:value="1.4611189709958" calcext:value-type="float">
            <text:p>1.4611189709958</text:p>
          </table:table-cell>
          <table:table-cell table:formula="of:=ABS([.C142]-[.E142])" office:value-type="float" office:value="35.0273080332537" calcext:value-type="float">
            <text:p>35.0273080332537</text:p>
          </table:table-cell>
          <table:table-cell table:formula="of:=SUM([.G142:.I142])" office:value-type="float" office:value="70.0546160665074" calcext:value-type="float">
            <text:p>70.0546160665074</text:p>
          </table:table-cell>
          <table:table-cell table:formula="of:=ABS([.B142]-[.D142])" office:value-type="float" office:value="31.224761938629" calcext:value-type="float">
            <text:p>31.224761938629</text:p>
          </table:table-cell>
          <table:table-cell table:formula="of:=ABS([.B142]-[.F142])" office:value-type="float" office:value="32.456585073444" calcext:value-type="float">
            <text:p>32.456585073444</text:p>
          </table:table-cell>
          <table:table-cell table:formula="of:=ABS([.D142]-[.F142])" office:value-type="float" office:value="1.23182313481499" calcext:value-type="float">
            <text:p>1.23182313481499</text:p>
          </table:table-cell>
          <table:table-cell table:formula="of:=SUM([.K142:.M142])" office:value-type="float" office:value="64.913170146888" calcext:value-type="float">
            <text:p>64.913170146888</text:p>
          </table:table-cell>
          <table:table-cell table:formula="of:=SUM([.J142];[.N142])" office:value-type="float" office:value="134.967786213395" calcext:value-type="float">
            <text:p>134.967786213395</text:p>
          </table:table-cell>
        </table:table-row>
        <table:table-row table:style-name="ro1">
          <table:table-cell office:value-type="float" office:value="33.5889952019426" calcext:value-type="float">
            <text:p>33.5889952019426</text:p>
          </table:table-cell>
          <table:table-cell office:value-type="float" office:value="-531.266697315984" calcext:value-type="float">
            <text:p>-531.266697315984</text:p>
          </table:table-cell>
          <table:table-cell office:value-type="float" office:value="1.37027896804936" calcext:value-type="float">
            <text:p>1.37027896804936</text:p>
          </table:table-cell>
          <table:table-cell office:value-type="float" office:value="-520.977442272181" calcext:value-type="float">
            <text:p>-520.977442272181</text:p>
          </table:table-cell>
          <table:table-cell office:value-type="float" office:value="33.2827729673026" calcext:value-type="float">
            <text:p>33.2827729673026</text:p>
          </table:table-cell>
          <table:table-cell office:value-type="float" office:value="-495.27699955042" calcext:value-type="float">
            <text:p>-495.27699955042</text:p>
          </table:table-cell>
          <table:table-cell table:formula="of:=ABS([.A143]-[.C143])" office:value-type="float" office:value="32.2187162338932" calcext:value-type="float">
            <text:p>32.2187162338932</text:p>
          </table:table-cell>
          <table:table-cell table:formula="of:=ABS([.A143]-[.E143])" office:value-type="float" office:value="0.306222234640003" calcext:value-type="float">
            <text:p>0.306222234640003</text:p>
          </table:table-cell>
          <table:table-cell table:formula="of:=ABS([.C143]-[.E143])" office:value-type="float" office:value="31.9124939992532" calcext:value-type="float">
            <text:p>31.9124939992532</text:p>
          </table:table-cell>
          <table:table-cell table:formula="of:=SUM([.G143:.I143])" office:value-type="float" office:value="64.4374324677865" calcext:value-type="float">
            <text:p>64.4374324677865</text:p>
          </table:table-cell>
          <table:table-cell table:formula="of:=ABS([.B143]-[.D143])" office:value-type="float" office:value="10.289255043803" calcext:value-type="float">
            <text:p>10.289255043803</text:p>
          </table:table-cell>
          <table:table-cell table:formula="of:=ABS([.B143]-[.F143])" office:value-type="float" office:value="35.989697765564" calcext:value-type="float">
            <text:p>35.989697765564</text:p>
          </table:table-cell>
          <table:table-cell table:formula="of:=ABS([.D143]-[.F143])" office:value-type="float" office:value="25.700442721761" calcext:value-type="float">
            <text:p>25.700442721761</text:p>
          </table:table-cell>
          <table:table-cell table:formula="of:=SUM([.K143:.M143])" office:value-type="float" office:value="71.9793955311279" calcext:value-type="float">
            <text:p>71.9793955311279</text:p>
          </table:table-cell>
          <table:table-cell table:formula="of:=SUM([.J143];[.N143])" office:value-type="float" office:value="136.416827998914" calcext:value-type="float">
            <text:p>136.416827998914</text:p>
          </table:table-cell>
        </table:table-row>
        <table:table-row table:style-name="ro1">
          <table:table-cell office:value-type="float" office:value="15.264244439308" calcext:value-type="float">
            <text:p>15.264244439308</text:p>
          </table:table-cell>
          <table:table-cell office:value-type="float" office:value="-529.637084995974" calcext:value-type="float">
            <text:p>-529.637084995974</text:p>
          </table:table-cell>
          <table:table-cell office:value-type="float" office:value="-5.85378828095433" calcext:value-type="float">
            <text:p>-5.85378828095433</text:p>
          </table:table-cell>
          <table:table-cell office:value-type="float" office:value="-506.413115536918" calcext:value-type="float">
            <text:p>-506.413115536918</text:p>
          </table:table-cell>
          <table:table-cell office:value-type="float" office:value="35.2776421700732" calcext:value-type="float">
            <text:p>35.2776421700732</text:p>
          </table:table-cell>
          <table:table-cell office:value-type="float" office:value="-501.555317360129" calcext:value-type="float">
            <text:p>-501.555317360129</text:p>
          </table:table-cell>
          <table:table-cell table:formula="of:=ABS([.A144]-[.C144])" office:value-type="float" office:value="21.1180327202623" calcext:value-type="float">
            <text:p>21.1180327202623</text:p>
          </table:table-cell>
          <table:table-cell table:formula="of:=ABS([.A144]-[.E144])" office:value-type="float" office:value="20.0133977307652" calcext:value-type="float">
            <text:p>20.0133977307652</text:p>
          </table:table-cell>
          <table:table-cell table:formula="of:=ABS([.C144]-[.E144])" office:value-type="float" office:value="41.1314304510275" calcext:value-type="float">
            <text:p>41.1314304510275</text:p>
          </table:table-cell>
          <table:table-cell table:formula="of:=SUM([.G144:.I144])" office:value-type="float" office:value="82.2628609020551" calcext:value-type="float">
            <text:p>82.2628609020551</text:p>
          </table:table-cell>
          <table:table-cell table:formula="of:=ABS([.B144]-[.D144])" office:value-type="float" office:value="23.223969459056" calcext:value-type="float">
            <text:p>23.223969459056</text:p>
          </table:table-cell>
          <table:table-cell table:formula="of:=ABS([.B144]-[.F144])" office:value-type="float" office:value="28.081767635845" calcext:value-type="float">
            <text:p>28.081767635845</text:p>
          </table:table-cell>
          <table:table-cell table:formula="of:=ABS([.D144]-[.F144])" office:value-type="float" office:value="4.857798176789" calcext:value-type="float">
            <text:p>4.857798176789</text:p>
          </table:table-cell>
          <table:table-cell table:formula="of:=SUM([.K144:.M144])" office:value-type="float" office:value="56.16353527169" calcext:value-type="float">
            <text:p>56.16353527169</text:p>
          </table:table-cell>
          <table:table-cell table:formula="of:=SUM([.J144];[.N144])" office:value-type="float" office:value="138.426396173745" calcext:value-type="float">
            <text:p>138.426396173745</text:p>
          </table:table-cell>
        </table:table-row>
        <table:table-row table:style-name="ro1">
          <table:table-cell office:value-type="float" office:value="12.6684143550562" calcext:value-type="float">
            <text:p>12.6684143550562</text:p>
          </table:table-cell>
          <table:table-cell office:value-type="float" office:value="-535.688936527974" calcext:value-type="float">
            <text:p>-535.688936527974</text:p>
          </table:table-cell>
          <table:table-cell office:value-type="float" office:value="-3.97270568273893" calcext:value-type="float">
            <text:p>-3.97270568273893</text:p>
          </table:table-cell>
          <table:table-cell office:value-type="float" office:value="-525.975727773107" calcext:value-type="float">
            <text:p>-525.975727773107</text:p>
          </table:table-cell>
          <table:table-cell office:value-type="float" office:value="35.6446567318854" calcext:value-type="float">
            <text:p>35.6446567318854</text:p>
          </table:table-cell>
          <table:table-cell office:value-type="float" office:value="-505.299707138158" calcext:value-type="float">
            <text:p>-505.299707138158</text:p>
          </table:table-cell>
          <table:table-cell table:formula="of:=ABS([.A145]-[.C145])" office:value-type="float" office:value="16.6411200377951" calcext:value-type="float">
            <text:p>16.6411200377951</text:p>
          </table:table-cell>
          <table:table-cell table:formula="of:=ABS([.A145]-[.E145])" office:value-type="float" office:value="22.9762423768292" calcext:value-type="float">
            <text:p>22.9762423768292</text:p>
          </table:table-cell>
          <table:table-cell table:formula="of:=ABS([.C145]-[.E145])" office:value-type="float" office:value="39.6173624146243" calcext:value-type="float">
            <text:p>39.6173624146243</text:p>
          </table:table-cell>
          <table:table-cell table:formula="of:=SUM([.G145:.I145])" office:value-type="float" office:value="79.2347248292487" calcext:value-type="float">
            <text:p>79.2347248292487</text:p>
          </table:table-cell>
          <table:table-cell table:formula="of:=ABS([.B145]-[.D145])" office:value-type="float" office:value="9.71320875486697" calcext:value-type="float">
            <text:p>9.71320875486697</text:p>
          </table:table-cell>
          <table:table-cell table:formula="of:=ABS([.B145]-[.F145])" office:value-type="float" office:value="30.389229389816" calcext:value-type="float">
            <text:p>30.389229389816</text:p>
          </table:table-cell>
          <table:table-cell table:formula="of:=ABS([.D145]-[.F145])" office:value-type="float" office:value="20.676020634949" calcext:value-type="float">
            <text:p>20.676020634949</text:p>
          </table:table-cell>
          <table:table-cell table:formula="of:=SUM([.K145:.M145])" office:value-type="float" office:value="60.7784587796319" calcext:value-type="float">
            <text:p>60.7784587796319</text:p>
          </table:table-cell>
          <table:table-cell table:formula="of:=SUM([.J145];[.N145])" office:value-type="float" office:value="140.013183608881" calcext:value-type="float">
            <text:p>140.013183608881</text:p>
          </table:table-cell>
        </table:table-row>
        <table:table-row table:style-name="ro1">
          <table:table-cell office:value-type="float" office:value="17.4173344746394" calcext:value-type="float">
            <text:p>17.4173344746394</text:p>
          </table:table-cell>
          <table:table-cell office:value-type="float" office:value="-526.091653310507" calcext:value-type="float">
            <text:p>-526.091653310507</text:p>
          </table:table-cell>
          <table:table-cell office:value-type="float" office:value="-6.92417850094361" calcext:value-type="float">
            <text:p>-6.92417850094361</text:p>
          </table:table-cell>
          <table:table-cell office:value-type="float" office:value="-520.190626897061" calcext:value-type="float">
            <text:p>-520.190626897061</text:p>
          </table:table-cell>
          <table:table-cell office:value-type="float" office:value="29.8108767821265" calcext:value-type="float">
            <text:p>29.8108767821265</text:p>
          </table:table-cell>
          <table:table-cell office:value-type="float" office:value="-492.593490999515" calcext:value-type="float">
            <text:p>-492.593490999515</text:p>
          </table:table-cell>
          <table:table-cell table:formula="of:=ABS([.A146]-[.C146])" office:value-type="float" office:value="24.341512975583" calcext:value-type="float">
            <text:p>24.341512975583</text:p>
          </table:table-cell>
          <table:table-cell table:formula="of:=ABS([.A146]-[.E146])" office:value-type="float" office:value="12.3935423074871" calcext:value-type="float">
            <text:p>12.3935423074871</text:p>
          </table:table-cell>
          <table:table-cell table:formula="of:=ABS([.C146]-[.E146])" office:value-type="float" office:value="36.7350552830701" calcext:value-type="float">
            <text:p>36.7350552830701</text:p>
          </table:table-cell>
          <table:table-cell table:formula="of:=SUM([.G146:.I146])" office:value-type="float" office:value="73.4701105661402" calcext:value-type="float">
            <text:p>73.4701105661402</text:p>
          </table:table-cell>
          <table:table-cell table:formula="of:=ABS([.B146]-[.D146])" office:value-type="float" office:value="5.90102641344606" calcext:value-type="float">
            <text:p>5.90102641344606</text:p>
          </table:table-cell>
          <table:table-cell table:formula="of:=ABS([.B146]-[.F146])" office:value-type="float" office:value="33.498162310992" calcext:value-type="float">
            <text:p>33.498162310992</text:p>
          </table:table-cell>
          <table:table-cell table:formula="of:=ABS([.D146]-[.F146])" office:value-type="float" office:value="27.597135897546" calcext:value-type="float">
            <text:p>27.597135897546</text:p>
          </table:table-cell>
          <table:table-cell table:formula="of:=SUM([.K146:.M146])" office:value-type="float" office:value="66.9963246219841" calcext:value-type="float">
            <text:p>66.9963246219841</text:p>
          </table:table-cell>
          <table:table-cell table:formula="of:=SUM([.J146];[.N146])" office:value-type="float" office:value="140.466435188124" calcext:value-type="float">
            <text:p>140.466435188124</text:p>
          </table:table-cell>
        </table:table-row>
        <table:table-row table:style-name="ro1">
          <table:table-cell office:value-type="float" office:value="20.2995293382542" calcext:value-type="float">
            <text:p>20.2995293382542</text:p>
          </table:table-cell>
          <table:table-cell office:value-type="float" office:value="-533.290619023066" calcext:value-type="float">
            <text:p>-533.290619023066</text:p>
          </table:table-cell>
          <table:table-cell office:value-type="float" office:value="-8.08480979220271" calcext:value-type="float">
            <text:p>-8.08480979220271</text:p>
          </table:table-cell>
          <table:table-cell office:value-type="float" office:value="-513.011142973983" calcext:value-type="float">
            <text:p>-513.011142973983</text:p>
          </table:table-cell>
          <table:table-cell office:value-type="float" office:value="34.5714082514395" calcext:value-type="float">
            <text:p>34.5714082514395</text:p>
          </table:table-cell>
          <table:table-cell office:value-type="float" office:value="-505.622109164061" calcext:value-type="float">
            <text:p>-505.622109164061</text:p>
          </table:table-cell>
          <table:table-cell table:formula="of:=ABS([.A147]-[.C147])" office:value-type="float" office:value="28.3843391304569" calcext:value-type="float">
            <text:p>28.3843391304569</text:p>
          </table:table-cell>
          <table:table-cell table:formula="of:=ABS([.A147]-[.E147])" office:value-type="float" office:value="14.2718789131853" calcext:value-type="float">
            <text:p>14.2718789131853</text:p>
          </table:table-cell>
          <table:table-cell table:formula="of:=ABS([.C147]-[.E147])" office:value-type="float" office:value="42.6562180436422" calcext:value-type="float">
            <text:p>42.6562180436422</text:p>
          </table:table-cell>
          <table:table-cell table:formula="of:=SUM([.G147:.I147])" office:value-type="float" office:value="85.3124360872844" calcext:value-type="float">
            <text:p>85.3124360872844</text:p>
          </table:table-cell>
          <table:table-cell table:formula="of:=ABS([.B147]-[.D147])" office:value-type="float" office:value="20.279476049083" calcext:value-type="float">
            <text:p>20.279476049083</text:p>
          </table:table-cell>
          <table:table-cell table:formula="of:=ABS([.B147]-[.F147])" office:value-type="float" office:value="27.668509859005" calcext:value-type="float">
            <text:p>27.668509859005</text:p>
          </table:table-cell>
          <table:table-cell table:formula="of:=ABS([.D147]-[.F147])" office:value-type="float" office:value="7.38903380992207" calcext:value-type="float">
            <text:p>7.38903380992207</text:p>
          </table:table-cell>
          <table:table-cell table:formula="of:=SUM([.K147:.M147])" office:value-type="float" office:value="55.3370197180101" calcext:value-type="float">
            <text:p>55.3370197180101</text:p>
          </table:table-cell>
          <table:table-cell table:formula="of:=SUM([.J147];[.N147])" office:value-type="float" office:value="140.649455805295" calcext:value-type="float">
            <text:p>140.649455805295</text:p>
          </table:table-cell>
        </table:table-row>
        <table:table-row table:style-name="ro1">
          <table:table-cell office:value-type="float" office:value="20.3748011816074" calcext:value-type="float">
            <text:p>20.3748011816074</text:p>
          </table:table-cell>
          <table:table-cell office:value-type="float" office:value="-529.276024190947" calcext:value-type="float">
            <text:p>-529.276024190947</text:p>
          </table:table-cell>
          <table:table-cell office:value-type="float" office:value="-8.89213311624812" calcext:value-type="float">
            <text:p>-8.89213311624812</text:p>
          </table:table-cell>
          <table:table-cell office:value-type="float" office:value="-523.605934452795" calcext:value-type="float">
            <text:p>-523.605934452795</text:p>
          </table:table-cell>
          <table:table-cell office:value-type="float" office:value="33.9459310491972" calcext:value-type="float">
            <text:p>33.9459310491972</text:p>
          </table:table-cell>
          <table:table-cell office:value-type="float" office:value="-501.484121198575" calcext:value-type="float">
            <text:p>-501.484121198575</text:p>
          </table:table-cell>
          <table:table-cell table:formula="of:=ABS([.A148]-[.C148])" office:value-type="float" office:value="29.2669342978555" calcext:value-type="float">
            <text:p>29.2669342978555</text:p>
          </table:table-cell>
          <table:table-cell table:formula="of:=ABS([.A148]-[.E148])" office:value-type="float" office:value="13.5711298675898" calcext:value-type="float">
            <text:p>13.5711298675898</text:p>
          </table:table-cell>
          <table:table-cell table:formula="of:=ABS([.C148]-[.E148])" office:value-type="float" office:value="42.8380641654453" calcext:value-type="float">
            <text:p>42.8380641654453</text:p>
          </table:table-cell>
          <table:table-cell table:formula="of:=SUM([.G148:.I148])" office:value-type="float" office:value="85.6761283308906" calcext:value-type="float">
            <text:p>85.6761283308906</text:p>
          </table:table-cell>
          <table:table-cell table:formula="of:=ABS([.B148]-[.D148])" office:value-type="float" office:value="5.670089738152" calcext:value-type="float">
            <text:p>5.670089738152</text:p>
          </table:table-cell>
          <table:table-cell table:formula="of:=ABS([.B148]-[.F148])" office:value-type="float" office:value="27.7919029923721" calcext:value-type="float">
            <text:p>27.7919029923721</text:p>
          </table:table-cell>
          <table:table-cell table:formula="of:=ABS([.D148]-[.F148])" office:value-type="float" office:value="22.1218132542201" calcext:value-type="float">
            <text:p>22.1218132542201</text:p>
          </table:table-cell>
          <table:table-cell table:formula="of:=SUM([.K148:.M148])" office:value-type="float" office:value="55.5838059847441" calcext:value-type="float">
            <text:p>55.5838059847441</text:p>
          </table:table-cell>
          <table:table-cell table:formula="of:=SUM([.J148];[.N148])" office:value-type="float" office:value="141.259934315635" calcext:value-type="float">
            <text:p>141.259934315635</text:p>
          </table:table-cell>
        </table:table-row>
        <table:table-row table:style-name="ro1">
          <table:table-cell office:value-type="float" office:value="31.390364769203" calcext:value-type="float">
            <text:p>31.390364769203</text:p>
          </table:table-cell>
          <table:table-cell office:value-type="float" office:value="-531.416582635045" calcext:value-type="float">
            <text:p>-531.416582635045</text:p>
          </table:table-cell>
          <table:table-cell office:value-type="float" office:value="-9.14891757958451" calcext:value-type="float">
            <text:p>-9.14891757958451</text:p>
          </table:table-cell>
          <table:table-cell office:value-type="float" office:value="-520.97485147358" calcext:value-type="float">
            <text:p>-520.97485147358</text:p>
          </table:table-cell>
          <table:table-cell office:value-type="float" office:value="18.4247919106124" calcext:value-type="float">
            <text:p>18.4247919106124</text:p>
          </table:table-cell>
          <table:table-cell office:value-type="float" office:value="-500.125044132476" calcext:value-type="float">
            <text:p>-500.125044132476</text:p>
          </table:table-cell>
          <table:table-cell table:formula="of:=ABS([.A149]-[.C149])" office:value-type="float" office:value="40.5392823487875" calcext:value-type="float">
            <text:p>40.5392823487875</text:p>
          </table:table-cell>
          <table:table-cell table:formula="of:=ABS([.A149]-[.E149])" office:value-type="float" office:value="12.9655728585906" calcext:value-type="float">
            <text:p>12.9655728585906</text:p>
          </table:table-cell>
          <table:table-cell table:formula="of:=ABS([.C149]-[.E149])" office:value-type="float" office:value="27.5737094901969" calcext:value-type="float">
            <text:p>27.5737094901969</text:p>
          </table:table-cell>
          <table:table-cell table:formula="of:=SUM([.G149:.I149])" office:value-type="float" office:value="81.078564697575" calcext:value-type="float">
            <text:p>81.078564697575</text:p>
          </table:table-cell>
          <table:table-cell table:formula="of:=ABS([.B149]-[.D149])" office:value-type="float" office:value="10.441731161465" calcext:value-type="float">
            <text:p>10.441731161465</text:p>
          </table:table-cell>
          <table:table-cell table:formula="of:=ABS([.B149]-[.F149])" office:value-type="float" office:value="31.291538502569" calcext:value-type="float">
            <text:p>31.291538502569</text:p>
          </table:table-cell>
          <table:table-cell table:formula="of:=ABS([.D149]-[.F149])" office:value-type="float" office:value="20.849807341104" calcext:value-type="float">
            <text:p>20.849807341104</text:p>
          </table:table-cell>
          <table:table-cell table:formula="of:=SUM([.K149:.M149])" office:value-type="float" office:value="62.583077005138" calcext:value-type="float">
            <text:p>62.583077005138</text:p>
          </table:table-cell>
          <table:table-cell table:formula="of:=SUM([.J149];[.N149])" office:value-type="float" office:value="143.661641702713" calcext:value-type="float">
            <text:p>143.661641702713</text:p>
          </table:table-cell>
        </table:table-row>
        <table:table-row table:style-name="ro1">
          <table:table-cell office:value-type="float" office:value="24.6684234990513" calcext:value-type="float">
            <text:p>24.6684234990513</text:p>
          </table:table-cell>
          <table:table-cell office:value-type="float" office:value="-539.90157505315" calcext:value-type="float">
            <text:p>-539.90157505315</text:p>
          </table:table-cell>
          <table:table-cell office:value-type="float" office:value="-14.2144612281909" calcext:value-type="float">
            <text:p>-14.2144612281909</text:p>
          </table:table-cell>
          <table:table-cell office:value-type="float" office:value="-513.672914216626" calcext:value-type="float">
            <text:p>-513.672914216626</text:p>
          </table:table-cell>
          <table:table-cell office:value-type="float" office:value="27.6171841067206" calcext:value-type="float">
            <text:p>27.6171841067206</text:p>
          </table:table-cell>
          <table:table-cell office:value-type="float" office:value="-509.843510684504" calcext:value-type="float">
            <text:p>-509.843510684504</text:p>
          </table:table-cell>
          <table:table-cell table:formula="of:=ABS([.A150]-[.C150])" office:value-type="float" office:value="38.8828847272422" calcext:value-type="float">
            <text:p>38.8828847272422</text:p>
          </table:table-cell>
          <table:table-cell table:formula="of:=ABS([.A150]-[.E150])" office:value-type="float" office:value="2.9487606076693" calcext:value-type="float">
            <text:p>2.9487606076693</text:p>
          </table:table-cell>
          <table:table-cell table:formula="of:=ABS([.C150]-[.E150])" office:value-type="float" office:value="41.8316453349115" calcext:value-type="float">
            <text:p>41.8316453349115</text:p>
          </table:table-cell>
          <table:table-cell table:formula="of:=SUM([.G150:.I150])" office:value-type="float" office:value="83.663290669823" calcext:value-type="float">
            <text:p>83.663290669823</text:p>
          </table:table-cell>
          <table:table-cell table:formula="of:=ABS([.B150]-[.D150])" office:value-type="float" office:value="26.228660836524" calcext:value-type="float">
            <text:p>26.228660836524</text:p>
          </table:table-cell>
          <table:table-cell table:formula="of:=ABS([.B150]-[.F150])" office:value-type="float" office:value="30.0580643686461" calcext:value-type="float">
            <text:p>30.0580643686461</text:p>
          </table:table-cell>
          <table:table-cell table:formula="of:=ABS([.D150]-[.F150])" office:value-type="float" office:value="3.82940353212206" calcext:value-type="float">
            <text:p>3.82940353212206</text:p>
          </table:table-cell>
          <table:table-cell table:formula="of:=SUM([.K150:.M150])" office:value-type="float" office:value="60.1161287372921" calcext:value-type="float">
            <text:p>60.1161287372921</text:p>
          </table:table-cell>
          <table:table-cell table:formula="of:=SUM([.J150];[.N150])" office:value-type="float" office:value="143.779419407115" calcext:value-type="float">
            <text:p>143.779419407115</text:p>
          </table:table-cell>
        </table:table-row>
        <table:table-row table:style-name="ro1">
          <table:table-cell office:value-type="float" office:value="29.1210334746419" calcext:value-type="float">
            <text:p>29.1210334746419</text:p>
          </table:table-cell>
          <table:table-cell office:value-type="float" office:value="-537.52657473565" calcext:value-type="float">
            <text:p>-537.52657473565</text:p>
          </table:table-cell>
          <table:table-cell office:value-type="float" office:value="-6.82586328203383" calcext:value-type="float">
            <text:p>-6.82586328203383</text:p>
          </table:table-cell>
          <table:table-cell office:value-type="float" office:value="-508.412831057071" calcext:value-type="float">
            <text:p>-508.412831057071</text:p>
          </table:table-cell>
          <table:table-cell office:value-type="float" office:value="35.9779147119261" calcext:value-type="float">
            <text:p>35.9779147119261</text:p>
          </table:table-cell>
          <table:table-cell office:value-type="float" office:value="-509.063705705599" calcext:value-type="float">
            <text:p>-509.063705705599</text:p>
          </table:table-cell>
          <table:table-cell table:formula="of:=ABS([.A151]-[.C151])" office:value-type="float" office:value="35.9468967566757" calcext:value-type="float">
            <text:p>35.9468967566757</text:p>
          </table:table-cell>
          <table:table-cell table:formula="of:=ABS([.A151]-[.E151])" office:value-type="float" office:value="6.8568812372842" calcext:value-type="float">
            <text:p>6.8568812372842</text:p>
          </table:table-cell>
          <table:table-cell table:formula="of:=ABS([.C151]-[.E151])" office:value-type="float" office:value="42.8037779939599" calcext:value-type="float">
            <text:p>42.8037779939599</text:p>
          </table:table-cell>
          <table:table-cell table:formula="of:=SUM([.G151:.I151])" office:value-type="float" office:value="85.6075559879199" calcext:value-type="float">
            <text:p>85.6075559879199</text:p>
          </table:table-cell>
          <table:table-cell table:formula="of:=ABS([.B151]-[.D151])" office:value-type="float" office:value="29.113743678579" calcext:value-type="float">
            <text:p>29.113743678579</text:p>
          </table:table-cell>
          <table:table-cell table:formula="of:=ABS([.B151]-[.F151])" office:value-type="float" office:value="28.462869030051" calcext:value-type="float">
            <text:p>28.462869030051</text:p>
          </table:table-cell>
          <table:table-cell table:formula="of:=ABS([.D151]-[.F151])" office:value-type="float" office:value="0.650874648527974" calcext:value-type="float">
            <text:p>0.650874648527974</text:p>
          </table:table-cell>
          <table:table-cell table:formula="of:=SUM([.K151:.M151])" office:value-type="float" office:value="58.227487357158" calcext:value-type="float">
            <text:p>58.227487357158</text:p>
          </table:table-cell>
          <table:table-cell table:formula="of:=SUM([.J151];[.N151])" office:value-type="float" office:value="143.835043345078" calcext:value-type="float">
            <text:p>143.835043345078</text:p>
          </table:table-cell>
        </table:table-row>
        <table:table-row table:style-name="ro1">
          <table:table-cell office:value-type="float" office:value="28.273898212095" calcext:value-type="float">
            <text:p>28.273898212095</text:p>
          </table:table-cell>
          <table:table-cell office:value-type="float" office:value="-530.221894280177" calcext:value-type="float">
            <text:p>-530.221894280177</text:p>
          </table:table-cell>
          <table:table-cell office:value-type="float" office:value="-6.96006918956264" calcext:value-type="float">
            <text:p>-6.96006918956264</text:p>
          </table:table-cell>
          <table:table-cell office:value-type="float" office:value="-506.908415269456" calcext:value-type="float">
            <text:p>-506.908415269456</text:p>
          </table:table-cell>
          <table:table-cell office:value-type="float" office:value="24.7427209989307" calcext:value-type="float">
            <text:p>24.7427209989307</text:p>
          </table:table-cell>
          <table:table-cell office:value-type="float" office:value="-493.179849682881" calcext:value-type="float">
            <text:p>-493.179849682881</text:p>
          </table:table-cell>
          <table:table-cell table:formula="of:=ABS([.A152]-[.C152])" office:value-type="float" office:value="35.2339674016576" calcext:value-type="float">
            <text:p>35.2339674016576</text:p>
          </table:table-cell>
          <table:table-cell table:formula="of:=ABS([.A152]-[.E152])" office:value-type="float" office:value="3.5311772131643" calcext:value-type="float">
            <text:p>3.5311772131643</text:p>
          </table:table-cell>
          <table:table-cell table:formula="of:=ABS([.C152]-[.E152])" office:value-type="float" office:value="31.7027901884933" calcext:value-type="float">
            <text:p>31.7027901884933</text:p>
          </table:table-cell>
          <table:table-cell table:formula="of:=SUM([.G152:.I152])" office:value-type="float" office:value="70.4679348033153" calcext:value-type="float">
            <text:p>70.4679348033153</text:p>
          </table:table-cell>
          <table:table-cell table:formula="of:=ABS([.B152]-[.D152])" office:value-type="float" office:value="23.313479010721" calcext:value-type="float">
            <text:p>23.313479010721</text:p>
          </table:table-cell>
          <table:table-cell table:formula="of:=ABS([.B152]-[.F152])" office:value-type="float" office:value="37.042044597296" calcext:value-type="float">
            <text:p>37.042044597296</text:p>
          </table:table-cell>
          <table:table-cell table:formula="of:=ABS([.D152]-[.F152])" office:value-type="float" office:value="13.728565586575" calcext:value-type="float">
            <text:p>13.728565586575</text:p>
          </table:table-cell>
          <table:table-cell table:formula="of:=SUM([.K152:.M152])" office:value-type="float" office:value="74.084089194592" calcext:value-type="float">
            <text:p>74.084089194592</text:p>
          </table:table-cell>
          <table:table-cell table:formula="of:=SUM([.J152];[.N152])" office:value-type="float" office:value="144.552023997907" calcext:value-type="float">
            <text:p>144.552023997907</text:p>
          </table:table-cell>
        </table:table-row>
        <table:table-row table:style-name="ro1">
          <table:table-cell office:value-type="float" office:value="28.273898212095" calcext:value-type="float">
            <text:p>28.273898212095</text:p>
          </table:table-cell>
          <table:table-cell office:value-type="float" office:value="-530.221894280177" calcext:value-type="float">
            <text:p>-530.221894280177</text:p>
          </table:table-cell>
          <table:table-cell office:value-type="float" office:value="-6.96006918956264" calcext:value-type="float">
            <text:p>-6.96006918956264</text:p>
          </table:table-cell>
          <table:table-cell office:value-type="float" office:value="-506.908415269456" calcext:value-type="float">
            <text:p>-506.908415269456</text:p>
          </table:table-cell>
          <table:table-cell office:value-type="float" office:value="24.7427209989307" calcext:value-type="float">
            <text:p>24.7427209989307</text:p>
          </table:table-cell>
          <table:table-cell office:value-type="float" office:value="-493.179849682881" calcext:value-type="float">
            <text:p>-493.179849682881</text:p>
          </table:table-cell>
          <table:table-cell table:formula="of:=ABS([.A153]-[.C153])" office:value-type="float" office:value="35.2339674016576" calcext:value-type="float">
            <text:p>35.2339674016576</text:p>
          </table:table-cell>
          <table:table-cell table:formula="of:=ABS([.A153]-[.E153])" office:value-type="float" office:value="3.5311772131643" calcext:value-type="float">
            <text:p>3.5311772131643</text:p>
          </table:table-cell>
          <table:table-cell table:formula="of:=ABS([.C153]-[.E153])" office:value-type="float" office:value="31.7027901884933" calcext:value-type="float">
            <text:p>31.7027901884933</text:p>
          </table:table-cell>
          <table:table-cell table:formula="of:=SUM([.G153:.I153])" office:value-type="float" office:value="70.4679348033153" calcext:value-type="float">
            <text:p>70.4679348033153</text:p>
          </table:table-cell>
          <table:table-cell table:formula="of:=ABS([.B153]-[.D153])" office:value-type="float" office:value="23.313479010721" calcext:value-type="float">
            <text:p>23.313479010721</text:p>
          </table:table-cell>
          <table:table-cell table:formula="of:=ABS([.B153]-[.F153])" office:value-type="float" office:value="37.042044597296" calcext:value-type="float">
            <text:p>37.042044597296</text:p>
          </table:table-cell>
          <table:table-cell table:formula="of:=ABS([.D153]-[.F153])" office:value-type="float" office:value="13.728565586575" calcext:value-type="float">
            <text:p>13.728565586575</text:p>
          </table:table-cell>
          <table:table-cell table:formula="of:=SUM([.K153:.M153])" office:value-type="float" office:value="74.084089194592" calcext:value-type="float">
            <text:p>74.084089194592</text:p>
          </table:table-cell>
          <table:table-cell table:formula="of:=SUM([.J153];[.N153])" office:value-type="float" office:value="144.552023997907" calcext:value-type="float">
            <text:p>144.552023997907</text:p>
          </table:table-cell>
        </table:table-row>
        <table:table-row table:style-name="ro1">
          <table:table-cell office:value-type="float" office:value="28.359079606097" calcext:value-type="float">
            <text:p>28.359079606097</text:p>
          </table:table-cell>
          <table:table-cell office:value-type="float" office:value="-542.402381502714" calcext:value-type="float">
            <text:p>-542.402381502714</text:p>
          </table:table-cell>
          <table:table-cell office:value-type="float" office:value="0.828432312846551" calcext:value-type="float">
            <text:p>0.828432312846551</text:p>
          </table:table-cell>
          <table:table-cell office:value-type="float" office:value="-503.958486262417" calcext:value-type="float">
            <text:p>-503.958486262417</text:p>
          </table:table-cell>
          <table:table-cell office:value-type="float" office:value="15.6838590707161" calcext:value-type="float">
            <text:p>15.6838590707161</text:p>
          </table:table-cell>
          <table:table-cell office:value-type="float" office:value="-497.384919012144" calcext:value-type="float">
            <text:p>-497.384919012144</text:p>
          </table:table-cell>
          <table:table-cell table:formula="of:=ABS([.A154]-[.C154])" office:value-type="float" office:value="27.5306472932505" calcext:value-type="float">
            <text:p>27.5306472932505</text:p>
          </table:table-cell>
          <table:table-cell table:formula="of:=ABS([.A154]-[.E154])" office:value-type="float" office:value="12.6752205353809" calcext:value-type="float">
            <text:p>12.6752205353809</text:p>
          </table:table-cell>
          <table:table-cell table:formula="of:=ABS([.C154]-[.E154])" office:value-type="float" office:value="14.8554267578695" calcext:value-type="float">
            <text:p>14.8554267578695</text:p>
          </table:table-cell>
          <table:table-cell table:formula="of:=SUM([.G154:.I154])" office:value-type="float" office:value="55.0612945865009" calcext:value-type="float">
            <text:p>55.0612945865009</text:p>
          </table:table-cell>
          <table:table-cell table:formula="of:=ABS([.B154]-[.D154])" office:value-type="float" office:value="38.443895240297" calcext:value-type="float">
            <text:p>38.443895240297</text:p>
          </table:table-cell>
          <table:table-cell table:formula="of:=ABS([.B154]-[.F154])" office:value-type="float" office:value="45.01746249057" calcext:value-type="float">
            <text:p>45.01746249057</text:p>
          </table:table-cell>
          <table:table-cell table:formula="of:=ABS([.D154]-[.F154])" office:value-type="float" office:value="6.57356725027302" calcext:value-type="float">
            <text:p>6.57356725027302</text:p>
          </table:table-cell>
          <table:table-cell table:formula="of:=SUM([.K154:.M154])" office:value-type="float" office:value="90.03492498114" calcext:value-type="float">
            <text:p>90.03492498114</text:p>
          </table:table-cell>
          <table:table-cell table:formula="of:=SUM([.J154];[.N154])" office:value-type="float" office:value="145.096219567641" calcext:value-type="float">
            <text:p>145.096219567641</text:p>
          </table:table-cell>
        </table:table-row>
        <table:table-row table:style-name="ro1">
          <table:table-cell office:value-type="float" office:value="25.5471157045575" calcext:value-type="float">
            <text:p>25.5471157045575</text:p>
          </table:table-cell>
          <table:table-cell office:value-type="float" office:value="-529.376989136426" calcext:value-type="float">
            <text:p>-529.376989136426</text:p>
          </table:table-cell>
          <table:table-cell office:value-type="float" office:value="-7.52232023794707" calcext:value-type="float">
            <text:p>-7.52232023794707</text:p>
          </table:table-cell>
          <table:table-cell office:value-type="float" office:value="-513.93509287505" calcext:value-type="float">
            <text:p>-513.93509287505</text:p>
          </table:table-cell>
          <table:table-cell office:value-type="float" office:value="29.0503707127998" calcext:value-type="float">
            <text:p>29.0503707127998</text:p>
          </table:table-cell>
          <table:table-cell office:value-type="float" office:value="-492.221965400139" calcext:value-type="float">
            <text:p>-492.221965400139</text:p>
          </table:table-cell>
          <table:table-cell table:formula="of:=ABS([.A155]-[.C155])" office:value-type="float" office:value="33.0694359425046" calcext:value-type="float">
            <text:p>33.0694359425046</text:p>
          </table:table-cell>
          <table:table-cell table:formula="of:=ABS([.A155]-[.E155])" office:value-type="float" office:value="3.5032550082423" calcext:value-type="float">
            <text:p>3.5032550082423</text:p>
          </table:table-cell>
          <table:table-cell table:formula="of:=ABS([.C155]-[.E155])" office:value-type="float" office:value="36.5726909507469" calcext:value-type="float">
            <text:p>36.5726909507469</text:p>
          </table:table-cell>
          <table:table-cell table:formula="of:=SUM([.G155:.I155])" office:value-type="float" office:value="73.1453819014937" calcext:value-type="float">
            <text:p>73.1453819014937</text:p>
          </table:table-cell>
          <table:table-cell table:formula="of:=ABS([.B155]-[.D155])" office:value-type="float" office:value="15.441896261376" calcext:value-type="float">
            <text:p>15.441896261376</text:p>
          </table:table-cell>
          <table:table-cell table:formula="of:=ABS([.B155]-[.F155])" office:value-type="float" office:value="37.155023736287" calcext:value-type="float">
            <text:p>37.155023736287</text:p>
          </table:table-cell>
          <table:table-cell table:formula="of:=ABS([.D155]-[.F155])" office:value-type="float" office:value="21.713127474911" calcext:value-type="float">
            <text:p>21.713127474911</text:p>
          </table:table-cell>
          <table:table-cell table:formula="of:=SUM([.K155:.M155])" office:value-type="float" office:value="74.310047472574" calcext:value-type="float">
            <text:p>74.310047472574</text:p>
          </table:table-cell>
          <table:table-cell table:formula="of:=SUM([.J155];[.N155])" office:value-type="float" office:value="147.455429374068" calcext:value-type="float">
            <text:p>147.455429374068</text:p>
          </table:table-cell>
        </table:table-row>
        <table:table-row table:style-name="ro1">
          <table:table-cell office:value-type="float" office:value="11.9730099745746" calcext:value-type="float">
            <text:p>11.9730099745746</text:p>
          </table:table-cell>
          <table:table-cell office:value-type="float" office:value="-540.98503686808" calcext:value-type="float">
            <text:p>-540.98503686808</text:p>
          </table:table-cell>
          <table:table-cell office:value-type="float" office:value="-1.67180068122763" calcext:value-type="float">
            <text:p>-1.67180068122763</text:p>
          </table:table-cell>
          <table:table-cell office:value-type="float" office:value="-514.573953330065" calcext:value-type="float">
            <text:p>-514.573953330065</text:p>
          </table:table-cell>
          <table:table-cell office:value-type="float" office:value="29.2584855004178" calcext:value-type="float">
            <text:p>29.2584855004178</text:p>
          </table:table-cell>
          <table:table-cell office:value-type="float" office:value="-498.098252226944" calcext:value-type="float">
            <text:p>-498.098252226944</text:p>
          </table:table-cell>
          <table:table-cell table:formula="of:=ABS([.A156]-[.C156])" office:value-type="float" office:value="13.6448106558022" calcext:value-type="float">
            <text:p>13.6448106558022</text:p>
          </table:table-cell>
          <table:table-cell table:formula="of:=ABS([.A156]-[.E156])" office:value-type="float" office:value="17.2854755258432" calcext:value-type="float">
            <text:p>17.2854755258432</text:p>
          </table:table-cell>
          <table:table-cell table:formula="of:=ABS([.C156]-[.E156])" office:value-type="float" office:value="30.9302861816454" calcext:value-type="float">
            <text:p>30.9302861816454</text:p>
          </table:table-cell>
          <table:table-cell table:formula="of:=SUM([.G156:.I156])" office:value-type="float" office:value="61.8605723632909" calcext:value-type="float">
            <text:p>61.8605723632909</text:p>
          </table:table-cell>
          <table:table-cell table:formula="of:=ABS([.B156]-[.D156])" office:value-type="float" office:value="26.411083538015" calcext:value-type="float">
            <text:p>26.411083538015</text:p>
          </table:table-cell>
          <table:table-cell table:formula="of:=ABS([.B156]-[.F156])" office:value-type="float" office:value="42.886784641136" calcext:value-type="float">
            <text:p>42.886784641136</text:p>
          </table:table-cell>
          <table:table-cell table:formula="of:=ABS([.D156]-[.F156])" office:value-type="float" office:value="16.475701103121" calcext:value-type="float">
            <text:p>16.475701103121</text:p>
          </table:table-cell>
          <table:table-cell table:formula="of:=SUM([.K156:.M156])" office:value-type="float" office:value="85.773569282272" calcext:value-type="float">
            <text:p>85.773569282272</text:p>
          </table:table-cell>
          <table:table-cell table:formula="of:=SUM([.J156];[.N156])" office:value-type="float" office:value="147.634141645563" calcext:value-type="float">
            <text:p>147.634141645563</text:p>
          </table:table-cell>
        </table:table-row>
        <table:table-row table:style-name="ro1">
          <table:table-cell office:value-type="float" office:value="18.4254637402496" calcext:value-type="float">
            <text:p>18.4254637402496</text:p>
          </table:table-cell>
          <table:table-cell office:value-type="float" office:value="-545.267220555701" calcext:value-type="float">
            <text:p>-545.267220555701</text:p>
          </table:table-cell>
          <table:table-cell office:value-type="float" office:value="-1.8786375955357" calcext:value-type="float">
            <text:p>-1.8786375955357</text:p>
          </table:table-cell>
          <table:table-cell office:value-type="float" office:value="-513.260799439168" calcext:value-type="float">
            <text:p>-513.260799439168</text:p>
          </table:table-cell>
          <table:table-cell office:value-type="float" office:value="26.6289468403687" calcext:value-type="float">
            <text:p>26.6289468403687</text:p>
          </table:table-cell>
          <table:table-cell office:value-type="float" office:value="-499.512447263278" calcext:value-type="float">
            <text:p>-499.512447263278</text:p>
          </table:table-cell>
          <table:table-cell table:formula="of:=ABS([.A157]-[.C157])" office:value-type="float" office:value="20.3041013357853" calcext:value-type="float">
            <text:p>20.3041013357853</text:p>
          </table:table-cell>
          <table:table-cell table:formula="of:=ABS([.A157]-[.E157])" office:value-type="float" office:value="8.2034831001191" calcext:value-type="float">
            <text:p>8.2034831001191</text:p>
          </table:table-cell>
          <table:table-cell table:formula="of:=ABS([.C157]-[.E157])" office:value-type="float" office:value="28.5075844359044" calcext:value-type="float">
            <text:p>28.5075844359044</text:p>
          </table:table-cell>
          <table:table-cell table:formula="of:=SUM([.G157:.I157])" office:value-type="float" office:value="57.0151688718088" calcext:value-type="float">
            <text:p>57.0151688718088</text:p>
          </table:table-cell>
          <table:table-cell table:formula="of:=ABS([.B157]-[.D157])" office:value-type="float" office:value="32.006421116533" calcext:value-type="float">
            <text:p>32.006421116533</text:p>
          </table:table-cell>
          <table:table-cell table:formula="of:=ABS([.B157]-[.F157])" office:value-type="float" office:value="45.754773292423" calcext:value-type="float">
            <text:p>45.754773292423</text:p>
          </table:table-cell>
          <table:table-cell table:formula="of:=ABS([.D157]-[.F157])" office:value-type="float" office:value="13.74835217589" calcext:value-type="float">
            <text:p>13.74835217589</text:p>
          </table:table-cell>
          <table:table-cell table:formula="of:=SUM([.K157:.M157])" office:value-type="float" office:value="91.509546584846" calcext:value-type="float">
            <text:p>91.509546584846</text:p>
          </table:table-cell>
          <table:table-cell table:formula="of:=SUM([.J157];[.N157])" office:value-type="float" office:value="148.524715456655" calcext:value-type="float">
            <text:p>148.524715456655</text:p>
          </table:table-cell>
        </table:table-row>
        <table:table-row table:style-name="ro1">
          <table:table-cell office:value-type="float" office:value="20.0044602375915" calcext:value-type="float">
            <text:p>20.0044602375915</text:p>
          </table:table-cell>
          <table:table-cell office:value-type="float" office:value="-543.010787374175" calcext:value-type="float">
            <text:p>-543.010787374175</text:p>
          </table:table-cell>
          <table:table-cell office:value-type="float" office:value="-10.8719053291711" calcext:value-type="float">
            <text:p>-10.8719053291711</text:p>
          </table:table-cell>
          <table:table-cell office:value-type="float" office:value="-507.316643849012" calcext:value-type="float">
            <text:p>-507.316643849012</text:p>
          </table:table-cell>
          <table:table-cell office:value-type="float" office:value="28.3563287875825" calcext:value-type="float">
            <text:p>28.3563287875825</text:p>
          </table:table-cell>
          <table:table-cell office:value-type="float" office:value="-512.961155800976" calcext:value-type="float">
            <text:p>-512.961155800976</text:p>
          </table:table-cell>
          <table:table-cell table:formula="of:=ABS([.A158]-[.C158])" office:value-type="float" office:value="30.8763655667626" calcext:value-type="float">
            <text:p>30.8763655667626</text:p>
          </table:table-cell>
          <table:table-cell table:formula="of:=ABS([.A158]-[.E158])" office:value-type="float" office:value="8.351868549991" calcext:value-type="float">
            <text:p>8.351868549991</text:p>
          </table:table-cell>
          <table:table-cell table:formula="of:=ABS([.C158]-[.E158])" office:value-type="float" office:value="39.2282341167536" calcext:value-type="float">
            <text:p>39.2282341167536</text:p>
          </table:table-cell>
          <table:table-cell table:formula="of:=SUM([.G158:.I158])" office:value-type="float" office:value="78.4564682335072" calcext:value-type="float">
            <text:p>78.4564682335072</text:p>
          </table:table-cell>
          <table:table-cell table:formula="of:=ABS([.B158]-[.D158])" office:value-type="float" office:value="35.694143525163" calcext:value-type="float">
            <text:p>35.694143525163</text:p>
          </table:table-cell>
          <table:table-cell table:formula="of:=ABS([.B158]-[.F158])" office:value-type="float" office:value="30.049631573199" calcext:value-type="float">
            <text:p>30.049631573199</text:p>
          </table:table-cell>
          <table:table-cell table:formula="of:=ABS([.D158]-[.F158])" office:value-type="float" office:value="5.64451195196403" calcext:value-type="float">
            <text:p>5.64451195196403</text:p>
          </table:table-cell>
          <table:table-cell table:formula="of:=SUM([.K158:.M158])" office:value-type="float" office:value="71.3882870503261" calcext:value-type="float">
            <text:p>71.3882870503261</text:p>
          </table:table-cell>
          <table:table-cell table:formula="of:=SUM([.J158];[.N158])" office:value-type="float" office:value="149.844755283833" calcext:value-type="float">
            <text:p>149.844755283833</text:p>
          </table:table-cell>
        </table:table-row>
        <table:table-row table:style-name="ro1">
          <table:table-cell office:value-type="float" office:value="23.2687966248498" calcext:value-type="float">
            <text:p>23.2687966248498</text:p>
          </table:table-cell>
          <table:table-cell office:value-type="float" office:value="-535.428485068618" calcext:value-type="float">
            <text:p>-535.428485068618</text:p>
          </table:table-cell>
          <table:table-cell office:value-type="float" office:value="-11.4212994124983" calcext:value-type="float">
            <text:p>-11.4212994124983</text:p>
          </table:table-cell>
          <table:table-cell office:value-type="float" office:value="-514.050916812505" calcext:value-type="float">
            <text:p>-514.050916812505</text:p>
          </table:table-cell>
          <table:table-cell office:value-type="float" office:value="22.5449998857001" calcext:value-type="float">
            <text:p>22.5449998857001</text:p>
          </table:table-cell>
          <table:table-cell office:value-type="float" office:value="-495.020485088938" calcext:value-type="float">
            <text:p>-495.020485088938</text:p>
          </table:table-cell>
          <table:table-cell table:formula="of:=ABS([.A159]-[.C159])" office:value-type="float" office:value="34.6900960373481" calcext:value-type="float">
            <text:p>34.6900960373481</text:p>
          </table:table-cell>
          <table:table-cell table:formula="of:=ABS([.A159]-[.E159])" office:value-type="float" office:value="0.723796739149698" calcext:value-type="float">
            <text:p>0.723796739149698</text:p>
          </table:table-cell>
          <table:table-cell table:formula="of:=ABS([.C159]-[.E159])" office:value-type="float" office:value="33.9662992981984" calcext:value-type="float">
            <text:p>33.9662992981984</text:p>
          </table:table-cell>
          <table:table-cell table:formula="of:=SUM([.G159:.I159])" office:value-type="float" office:value="69.3801920746962" calcext:value-type="float">
            <text:p>69.3801920746962</text:p>
          </table:table-cell>
          <table:table-cell table:formula="of:=ABS([.B159]-[.D159])" office:value-type="float" office:value="21.377568256113" calcext:value-type="float">
            <text:p>21.377568256113</text:p>
          </table:table-cell>
          <table:table-cell table:formula="of:=ABS([.B159]-[.F159])" office:value-type="float" office:value="40.40799997968" calcext:value-type="float">
            <text:p>40.40799997968</text:p>
          </table:table-cell>
          <table:table-cell table:formula="of:=ABS([.D159]-[.F159])" office:value-type="float" office:value="19.030431723567" calcext:value-type="float">
            <text:p>19.030431723567</text:p>
          </table:table-cell>
          <table:table-cell table:formula="of:=SUM([.K159:.M159])" office:value-type="float" office:value="80.8159999593599" calcext:value-type="float">
            <text:p>80.8159999593599</text:p>
          </table:table-cell>
          <table:table-cell table:formula="of:=SUM([.J159];[.N159])" office:value-type="float" office:value="150.196192034056" calcext:value-type="float">
            <text:p>150.196192034056</text:p>
          </table:table-cell>
        </table:table-row>
        <table:table-row table:style-name="ro1">
          <table:table-cell office:value-type="float" office:value="18.2864041493418" calcext:value-type="float">
            <text:p>18.2864041493418</text:p>
          </table:table-cell>
          <table:table-cell office:value-type="float" office:value="-529.807010904214" calcext:value-type="float">
            <text:p>-529.807010904214</text:p>
          </table:table-cell>
          <table:table-cell office:value-type="float" office:value="-11.5705835138849" calcext:value-type="float">
            <text:p>-11.5705835138849</text:p>
          </table:table-cell>
          <table:table-cell office:value-type="float" office:value="-520.493343933594" calcext:value-type="float">
            <text:p>-520.493343933594</text:p>
          </table:table-cell>
          <table:table-cell office:value-type="float" office:value="33.8474857823577" calcext:value-type="float">
            <text:p>33.8474857823577</text:p>
          </table:table-cell>
          <table:table-cell office:value-type="float" office:value="-500.124536132751" calcext:value-type="float">
            <text:p>-500.124536132751</text:p>
          </table:table-cell>
          <table:table-cell table:formula="of:=ABS([.A160]-[.C160])" office:value-type="float" office:value="29.8569876632267" calcext:value-type="float">
            <text:p>29.8569876632267</text:p>
          </table:table-cell>
          <table:table-cell table:formula="of:=ABS([.A160]-[.E160])" office:value-type="float" office:value="15.5610816330159" calcext:value-type="float">
            <text:p>15.5610816330159</text:p>
          </table:table-cell>
          <table:table-cell table:formula="of:=ABS([.C160]-[.E160])" office:value-type="float" office:value="45.4180692962426" calcext:value-type="float">
            <text:p>45.4180692962426</text:p>
          </table:table-cell>
          <table:table-cell table:formula="of:=SUM([.G160:.I160])" office:value-type="float" office:value="90.8361385924852" calcext:value-type="float">
            <text:p>90.8361385924852</text:p>
          </table:table-cell>
          <table:table-cell table:formula="of:=ABS([.B160]-[.D160])" office:value-type="float" office:value="9.31366697062003" calcext:value-type="float">
            <text:p>9.31366697062003</text:p>
          </table:table-cell>
          <table:table-cell table:formula="of:=ABS([.B160]-[.F160])" office:value-type="float" office:value="29.682474771463" calcext:value-type="float">
            <text:p>29.682474771463</text:p>
          </table:table-cell>
          <table:table-cell table:formula="of:=ABS([.D160]-[.F160])" office:value-type="float" office:value="20.368807800843" calcext:value-type="float">
            <text:p>20.368807800843</text:p>
          </table:table-cell>
          <table:table-cell table:formula="of:=SUM([.K160:.M160])" office:value-type="float" office:value="59.3649495429261" calcext:value-type="float">
            <text:p>59.3649495429261</text:p>
          </table:table-cell>
          <table:table-cell table:formula="of:=SUM([.J160];[.N160])" office:value-type="float" office:value="150.201088135411" calcext:value-type="float">
            <text:p>150.201088135411</text:p>
          </table:table-cell>
        </table:table-row>
        <table:table-row table:style-name="ro1">
          <table:table-cell office:value-type="float" office:value="28.6959570841832" calcext:value-type="float">
            <text:p>28.6959570841832</text:p>
          </table:table-cell>
          <table:table-cell office:value-type="float" office:value="-532.827069273383" calcext:value-type="float">
            <text:p>-532.827069273383</text:p>
          </table:table-cell>
          <table:table-cell office:value-type="float" office:value="-7.35454570854532" calcext:value-type="float">
            <text:p>-7.35454570854532</text:p>
          </table:table-cell>
          <table:table-cell office:value-type="float" office:value="-513.34855639178" calcext:value-type="float">
            <text:p>-513.34855639178</text:p>
          </table:table-cell>
          <table:table-cell office:value-type="float" office:value="24.566114894298" calcext:value-type="float">
            <text:p>24.566114894298</text:p>
          </table:table-cell>
          <table:table-cell office:value-type="float" office:value="-493.74035118021" calcext:value-type="float">
            <text:p>-493.74035118021</text:p>
          </table:table-cell>
          <table:table-cell table:formula="of:=ABS([.A161]-[.C161])" office:value-type="float" office:value="36.0505027927285" calcext:value-type="float">
            <text:p>36.0505027927285</text:p>
          </table:table-cell>
          <table:table-cell table:formula="of:=ABS([.A161]-[.E161])" office:value-type="float" office:value="4.1298421898852" calcext:value-type="float">
            <text:p>4.1298421898852</text:p>
          </table:table-cell>
          <table:table-cell table:formula="of:=ABS([.C161]-[.E161])" office:value-type="float" office:value="31.9206606028433" calcext:value-type="float">
            <text:p>31.9206606028433</text:p>
          </table:table-cell>
          <table:table-cell table:formula="of:=SUM([.G161:.I161])" office:value-type="float" office:value="72.1010055854571" calcext:value-type="float">
            <text:p>72.1010055854571</text:p>
          </table:table-cell>
          <table:table-cell table:formula="of:=ABS([.B161]-[.D161])" office:value-type="float" office:value="19.478512881603" calcext:value-type="float">
            <text:p>19.478512881603</text:p>
          </table:table-cell>
          <table:table-cell table:formula="of:=ABS([.B161]-[.F161])" office:value-type="float" office:value="39.086718093173" calcext:value-type="float">
            <text:p>39.086718093173</text:p>
          </table:table-cell>
          <table:table-cell table:formula="of:=ABS([.D161]-[.F161])" office:value-type="float" office:value="19.60820521157" calcext:value-type="float">
            <text:p>19.60820521157</text:p>
          </table:table-cell>
          <table:table-cell table:formula="of:=SUM([.K161:.M161])" office:value-type="float" office:value="78.1734361863461" calcext:value-type="float">
            <text:p>78.1734361863461</text:p>
          </table:table-cell>
          <table:table-cell table:formula="of:=SUM([.J161];[.N161])" office:value-type="float" office:value="150.274441771803" calcext:value-type="float">
            <text:p>150.274441771803</text:p>
          </table:table-cell>
        </table:table-row>
        <table:table-row table:style-name="ro1">
          <table:table-cell office:value-type="float" office:value="13.9585116624037" calcext:value-type="float">
            <text:p>13.9585116624037</text:p>
          </table:table-cell>
          <table:table-cell office:value-type="float" office:value="-537.477933761916" calcext:value-type="float">
            <text:p>-537.477933761916</text:p>
          </table:table-cell>
          <table:table-cell office:value-type="float" office:value="-4.66476539302669" calcext:value-type="float">
            <text:p>-4.66476539302669</text:p>
          </table:table-cell>
          <table:table-cell office:value-type="float" office:value="-503.196410473938" calcext:value-type="float">
            <text:p>-503.196410473938</text:p>
          </table:table-cell>
          <table:table-cell office:value-type="float" office:value="36.4035194220995" calcext:value-type="float">
            <text:p>36.4035194220995</text:p>
          </table:table-cell>
          <table:table-cell office:value-type="float" office:value="-506.280070408762" calcext:value-type="float">
            <text:p>-506.280070408762</text:p>
          </table:table-cell>
          <table:table-cell table:formula="of:=ABS([.A162]-[.C162])" office:value-type="float" office:value="18.6232770554304" calcext:value-type="float">
            <text:p>18.6232770554304</text:p>
          </table:table-cell>
          <table:table-cell table:formula="of:=ABS([.A162]-[.E162])" office:value-type="float" office:value="22.4450077596958" calcext:value-type="float">
            <text:p>22.4450077596958</text:p>
          </table:table-cell>
          <table:table-cell table:formula="of:=ABS([.C162]-[.E162])" office:value-type="float" office:value="41.0682848151262" calcext:value-type="float">
            <text:p>41.0682848151262</text:p>
          </table:table-cell>
          <table:table-cell table:formula="of:=SUM([.G162:.I162])" office:value-type="float" office:value="82.1365696302524" calcext:value-type="float">
            <text:p>82.1365696302524</text:p>
          </table:table-cell>
          <table:table-cell table:formula="of:=ABS([.B162]-[.D162])" office:value-type="float" office:value="34.281523287978" calcext:value-type="float">
            <text:p>34.281523287978</text:p>
          </table:table-cell>
          <table:table-cell table:formula="of:=ABS([.B162]-[.F162])" office:value-type="float" office:value="31.197863353154" calcext:value-type="float">
            <text:p>31.197863353154</text:p>
          </table:table-cell>
          <table:table-cell table:formula="of:=ABS([.D162]-[.F162])" office:value-type="float" office:value="3.08365993482403" calcext:value-type="float">
            <text:p>3.08365993482403</text:p>
          </table:table-cell>
          <table:table-cell table:formula="of:=SUM([.K162:.M162])" office:value-type="float" office:value="68.563046575956" calcext:value-type="float">
            <text:p>68.563046575956</text:p>
          </table:table-cell>
          <table:table-cell table:formula="of:=SUM([.J162];[.N162])" office:value-type="float" office:value="150.699616206208" calcext:value-type="float">
            <text:p>150.699616206208</text:p>
          </table:table-cell>
        </table:table-row>
        <table:table-row table:style-name="ro1">
          <table:table-cell office:value-type="float" office:value="18.7746980576631" calcext:value-type="float">
            <text:p>18.7746980576631</text:p>
          </table:table-cell>
          <table:table-cell office:value-type="float" office:value="-540.202285490766" calcext:value-type="float">
            <text:p>-540.202285490766</text:p>
          </table:table-cell>
          <table:table-cell office:value-type="float" office:value="-3.10879652324988" calcext:value-type="float">
            <text:p>-3.10879652324988</text:p>
          </table:table-cell>
          <table:table-cell office:value-type="float" office:value="-521.214068544403" calcext:value-type="float">
            <text:p>-521.214068544403</text:p>
          </table:table-cell>
          <table:table-cell office:value-type="float" office:value="32.8916639785015" calcext:value-type="float">
            <text:p>32.8916639785015</text:p>
          </table:table-cell>
          <table:table-cell office:value-type="float" office:value="-499.913690846607" calcext:value-type="float">
            <text:p>-499.913690846607</text:p>
          </table:table-cell>
          <table:table-cell table:formula="of:=ABS([.A163]-[.C163])" office:value-type="float" office:value="21.883494580913" calcext:value-type="float">
            <text:p>21.883494580913</text:p>
          </table:table-cell>
          <table:table-cell table:formula="of:=ABS([.A163]-[.E163])" office:value-type="float" office:value="14.1169659208384" calcext:value-type="float">
            <text:p>14.1169659208384</text:p>
          </table:table-cell>
          <table:table-cell table:formula="of:=ABS([.C163]-[.E163])" office:value-type="float" office:value="36.0004605017514" calcext:value-type="float">
            <text:p>36.0004605017514</text:p>
          </table:table-cell>
          <table:table-cell table:formula="of:=SUM([.G163:.I163])" office:value-type="float" office:value="72.0009210035028" calcext:value-type="float">
            <text:p>72.0009210035028</text:p>
          </table:table-cell>
          <table:table-cell table:formula="of:=ABS([.B163]-[.D163])" office:value-type="float" office:value="18.9882169463631" calcext:value-type="float">
            <text:p>18.9882169463631</text:p>
          </table:table-cell>
          <table:table-cell table:formula="of:=ABS([.B163]-[.F163])" office:value-type="float" office:value="40.2885946441591" calcext:value-type="float">
            <text:p>40.2885946441591</text:p>
          </table:table-cell>
          <table:table-cell table:formula="of:=ABS([.D163]-[.F163])" office:value-type="float" office:value="21.300377697796" calcext:value-type="float">
            <text:p>21.300377697796</text:p>
          </table:table-cell>
          <table:table-cell table:formula="of:=SUM([.K163:.M163])" office:value-type="float" office:value="80.5771892883181" calcext:value-type="float">
            <text:p>80.5771892883181</text:p>
          </table:table-cell>
          <table:table-cell table:formula="of:=SUM([.J163];[.N163])" office:value-type="float" office:value="152.578110291821" calcext:value-type="float">
            <text:p>152.578110291821</text:p>
          </table:table-cell>
        </table:table-row>
        <table:table-row table:style-name="ro1">
          <table:table-cell office:value-type="float" office:value="20.063887061501" calcext:value-type="float">
            <text:p>20.063887061501</text:p>
          </table:table-cell>
          <table:table-cell office:value-type="float" office:value="-541.528723574489" calcext:value-type="float">
            <text:p>-541.528723574489</text:p>
          </table:table-cell>
          <table:table-cell office:value-type="float" office:value="-7.14791021612848" calcext:value-type="float">
            <text:p>-7.14791021612848</text:p>
          </table:table-cell>
          <table:table-cell office:value-type="float" office:value="-507.45487057437" calcext:value-type="float">
            <text:p>-507.45487057437</text:p>
          </table:table-cell>
          <table:table-cell office:value-type="float" office:value="24.1942108351262" calcext:value-type="float">
            <text:p>24.1942108351262</text:p>
          </table:table-cell>
          <table:table-cell office:value-type="float" office:value="-496.448827917633" calcext:value-type="float">
            <text:p>-496.448827917633</text:p>
          </table:table-cell>
          <table:table-cell table:formula="of:=ABS([.A164]-[.C164])" office:value-type="float" office:value="27.2117972776295" calcext:value-type="float">
            <text:p>27.2117972776295</text:p>
          </table:table-cell>
          <table:table-cell table:formula="of:=ABS([.A164]-[.E164])" office:value-type="float" office:value="4.1303237736252" calcext:value-type="float">
            <text:p>4.1303237736252</text:p>
          </table:table-cell>
          <table:table-cell table:formula="of:=ABS([.C164]-[.E164])" office:value-type="float" office:value="31.3421210512547" calcext:value-type="float">
            <text:p>31.3421210512547</text:p>
          </table:table-cell>
          <table:table-cell table:formula="of:=SUM([.G164:.I164])" office:value-type="float" office:value="62.6842421025094" calcext:value-type="float">
            <text:p>62.6842421025094</text:p>
          </table:table-cell>
          <table:table-cell table:formula="of:=ABS([.B164]-[.D164])" office:value-type="float" office:value="34.0738530001191" calcext:value-type="float">
            <text:p>34.0738530001191</text:p>
          </table:table-cell>
          <table:table-cell table:formula="of:=ABS([.B164]-[.F164])" office:value-type="float" office:value="45.079895656856" calcext:value-type="float">
            <text:p>45.079895656856</text:p>
          </table:table-cell>
          <table:table-cell table:formula="of:=ABS([.D164]-[.F164])" office:value-type="float" office:value="11.006042656737" calcext:value-type="float">
            <text:p>11.006042656737</text:p>
          </table:table-cell>
          <table:table-cell table:formula="of:=SUM([.K164:.M164])" office:value-type="float" office:value="90.1597913137121" calcext:value-type="float">
            <text:p>90.1597913137121</text:p>
          </table:table-cell>
          <table:table-cell table:formula="of:=SUM([.J164];[.N164])" office:value-type="float" office:value="152.844033416221" calcext:value-type="float">
            <text:p>152.844033416221</text:p>
          </table:table-cell>
        </table:table-row>
        <table:table-row table:style-name="ro1">
          <table:table-cell office:value-type="float" office:value="30.8418266654136" calcext:value-type="float">
            <text:p>30.8418266654136</text:p>
          </table:table-cell>
          <table:table-cell office:value-type="float" office:value="-539.372671138758" calcext:value-type="float">
            <text:p>-539.372671138758</text:p>
          </table:table-cell>
          <table:table-cell office:value-type="float" office:value="-7.50209854686678" calcext:value-type="float">
            <text:p>-7.50209854686678</text:p>
          </table:table-cell>
          <table:table-cell office:value-type="float" office:value="-504.812179801423" calcext:value-type="float">
            <text:p>-504.812179801423</text:p>
          </table:table-cell>
          <table:table-cell office:value-type="float" office:value="34.4093410989558" calcext:value-type="float">
            <text:p>34.4093410989558</text:p>
          </table:table-cell>
          <table:table-cell office:value-type="float" office:value="-506.196580653846" calcext:value-type="float">
            <text:p>-506.196580653846</text:p>
          </table:table-cell>
          <table:table-cell table:formula="of:=ABS([.A165]-[.C165])" office:value-type="float" office:value="38.3439252122804" calcext:value-type="float">
            <text:p>38.3439252122804</text:p>
          </table:table-cell>
          <table:table-cell table:formula="of:=ABS([.A165]-[.E165])" office:value-type="float" office:value="3.5675144335422" calcext:value-type="float">
            <text:p>3.5675144335422</text:p>
          </table:table-cell>
          <table:table-cell table:formula="of:=ABS([.C165]-[.E165])" office:value-type="float" office:value="41.9114396458226" calcext:value-type="float">
            <text:p>41.9114396458226</text:p>
          </table:table-cell>
          <table:table-cell table:formula="of:=SUM([.G165:.I165])" office:value-type="float" office:value="83.8228792916452" calcext:value-type="float">
            <text:p>83.8228792916452</text:p>
          </table:table-cell>
          <table:table-cell table:formula="of:=ABS([.B165]-[.D165])" office:value-type="float" office:value="34.5604913373351" calcext:value-type="float">
            <text:p>34.5604913373351</text:p>
          </table:table-cell>
          <table:table-cell table:formula="of:=ABS([.B165]-[.F165])" office:value-type="float" office:value="33.176090484912" calcext:value-type="float">
            <text:p>33.176090484912</text:p>
          </table:table-cell>
          <table:table-cell table:formula="of:=ABS([.D165]-[.F165])" office:value-type="float" office:value="1.38440085242303" calcext:value-type="float">
            <text:p>1.38440085242303</text:p>
          </table:table-cell>
          <table:table-cell table:formula="of:=SUM([.K165:.M165])" office:value-type="float" office:value="69.1209826746701" calcext:value-type="float">
            <text:p>69.1209826746701</text:p>
          </table:table-cell>
          <table:table-cell table:formula="of:=SUM([.J165];[.N165])" office:value-type="float" office:value="152.943861966315" calcext:value-type="float">
            <text:p>152.943861966315</text:p>
          </table:table-cell>
        </table:table-row>
        <table:table-row table:style-name="ro1">
          <table:table-cell office:value-type="float" office:value="23.5869454230495" calcext:value-type="float">
            <text:p>23.5869454230495</text:p>
          </table:table-cell>
          <table:table-cell office:value-type="float" office:value="-543.537938689513" calcext:value-type="float">
            <text:p>-543.537938689513</text:p>
          </table:table-cell>
          <table:table-cell office:value-type="float" office:value="-3.61758644250332" calcext:value-type="float">
            <text:p>-3.61758644250332</text:p>
          </table:table-cell>
          <table:table-cell office:value-type="float" office:value="-512.832479470461" calcext:value-type="float">
            <text:p>-512.832479470461</text:p>
          </table:table-cell>
          <table:table-cell office:value-type="float" office:value="17.5025260286359" calcext:value-type="float">
            <text:p>17.5025260286359</text:p>
          </table:table-cell>
          <table:table-cell office:value-type="float" office:value="-493.984038648619" calcext:value-type="float">
            <text:p>-493.984038648619</text:p>
          </table:table-cell>
          <table:table-cell table:formula="of:=ABS([.A166]-[.C166])" office:value-type="float" office:value="27.2045318655528" calcext:value-type="float">
            <text:p>27.2045318655528</text:p>
          </table:table-cell>
          <table:table-cell table:formula="of:=ABS([.A166]-[.E166])" office:value-type="float" office:value="6.0844193944136" calcext:value-type="float">
            <text:p>6.0844193944136</text:p>
          </table:table-cell>
          <table:table-cell table:formula="of:=ABS([.C166]-[.E166])" office:value-type="float" office:value="21.1201124711392" calcext:value-type="float">
            <text:p>21.1201124711392</text:p>
          </table:table-cell>
          <table:table-cell table:formula="of:=SUM([.G166:.I166])" office:value-type="float" office:value="54.4090637311056" calcext:value-type="float">
            <text:p>54.4090637311056</text:p>
          </table:table-cell>
          <table:table-cell table:formula="of:=ABS([.B166]-[.D166])" office:value-type="float" office:value="30.705459219052" calcext:value-type="float">
            <text:p>30.705459219052</text:p>
          </table:table-cell>
          <table:table-cell table:formula="of:=ABS([.B166]-[.F166])" office:value-type="float" office:value="49.553900040894" calcext:value-type="float">
            <text:p>49.553900040894</text:p>
          </table:table-cell>
          <table:table-cell table:formula="of:=ABS([.D166]-[.F166])" office:value-type="float" office:value="18.848440821842" calcext:value-type="float">
            <text:p>18.848440821842</text:p>
          </table:table-cell>
          <table:table-cell table:formula="of:=SUM([.K166:.M166])" office:value-type="float" office:value="99.107800081788" calcext:value-type="float">
            <text:p>99.107800081788</text:p>
          </table:table-cell>
          <table:table-cell table:formula="of:=SUM([.J166];[.N166])" office:value-type="float" office:value="153.516863812894" calcext:value-type="float">
            <text:p>153.516863812894</text:p>
          </table:table-cell>
        </table:table-row>
        <table:table-row table:style-name="ro1">
          <table:table-cell office:value-type="float" office:value="15.8902949192407" calcext:value-type="float">
            <text:p>15.8902949192407</text:p>
          </table:table-cell>
          <table:table-cell office:value-type="float" office:value="-535.278548949584" calcext:value-type="float">
            <text:p>-535.278548949584</text:p>
          </table:table-cell>
          <table:table-cell office:value-type="float" office:value="-12.8508116565617" calcext:value-type="float">
            <text:p>-12.8508116565617</text:p>
          </table:table-cell>
          <table:table-cell office:value-type="float" office:value="-515.127063431386" calcext:value-type="float">
            <text:p>-515.127063431386</text:p>
          </table:table-cell>
          <table:table-cell office:value-type="float" office:value="28.479401881123" calcext:value-type="float">
            <text:p>28.479401881123</text:p>
          </table:table-cell>
          <table:table-cell office:value-type="float" office:value="-499.512955263004" calcext:value-type="float">
            <text:p>-499.512955263004</text:p>
          </table:table-cell>
          <table:table-cell table:formula="of:=ABS([.A167]-[.C167])" office:value-type="float" office:value="28.7411065758024" calcext:value-type="float">
            <text:p>28.7411065758024</text:p>
          </table:table-cell>
          <table:table-cell table:formula="of:=ABS([.A167]-[.E167])" office:value-type="float" office:value="12.5891069618823" calcext:value-type="float">
            <text:p>12.5891069618823</text:p>
          </table:table-cell>
          <table:table-cell table:formula="of:=ABS([.C167]-[.E167])" office:value-type="float" office:value="41.3302135376847" calcext:value-type="float">
            <text:p>41.3302135376847</text:p>
          </table:table-cell>
          <table:table-cell table:formula="of:=SUM([.G167:.I167])" office:value-type="float" office:value="82.6604270753694" calcext:value-type="float">
            <text:p>82.6604270753694</text:p>
          </table:table-cell>
          <table:table-cell table:formula="of:=ABS([.B167]-[.D167])" office:value-type="float" office:value="20.151485518198" calcext:value-type="float">
            <text:p>20.151485518198</text:p>
          </table:table-cell>
          <table:table-cell table:formula="of:=ABS([.B167]-[.F167])" office:value-type="float" office:value="35.76559368658" calcext:value-type="float">
            <text:p>35.76559368658</text:p>
          </table:table-cell>
          <table:table-cell table:formula="of:=ABS([.D167]-[.F167])" office:value-type="float" office:value="15.614108168382" calcext:value-type="float">
            <text:p>15.614108168382</text:p>
          </table:table-cell>
          <table:table-cell table:formula="of:=SUM([.K167:.M167])" office:value-type="float" office:value="71.5311873731599" calcext:value-type="float">
            <text:p>71.5311873731599</text:p>
          </table:table-cell>
          <table:table-cell table:formula="of:=SUM([.J167];[.N167])" office:value-type="float" office:value="154.191614448529" calcext:value-type="float">
            <text:p>154.191614448529</text:p>
          </table:table-cell>
        </table:table-row>
        <table:table-row table:style-name="ro1">
          <table:table-cell office:value-type="float" office:value="30.7184970320116" calcext:value-type="float">
            <text:p>30.7184970320116</text:p>
          </table:table-cell>
          <table:table-cell office:value-type="float" office:value="-530.627735261023" calcext:value-type="float">
            <text:p>-530.627735261023</text:p>
          </table:table-cell>
          <table:table-cell office:value-type="float" office:value="-12.4488489996215" calcext:value-type="float">
            <text:p>-12.4488489996215</text:p>
          </table:table-cell>
          <table:table-cell office:value-type="float" office:value="-510.667232239695" calcext:value-type="float">
            <text:p>-510.667232239695</text:p>
          </table:table-cell>
          <table:table-cell office:value-type="float" office:value="15.9907300210058" calcext:value-type="float">
            <text:p>15.9907300210058</text:p>
          </table:table-cell>
          <table:table-cell office:value-type="float" office:value="-496.68774018862" calcext:value-type="float">
            <text:p>-496.68774018862</text:p>
          </table:table-cell>
          <table:table-cell table:formula="of:=ABS([.A168]-[.C168])" office:value-type="float" office:value="43.1673460316331" calcext:value-type="float">
            <text:p>43.1673460316331</text:p>
          </table:table-cell>
          <table:table-cell table:formula="of:=ABS([.A168]-[.E168])" office:value-type="float" office:value="14.7277670110058" calcext:value-type="float">
            <text:p>14.7277670110058</text:p>
          </table:table-cell>
          <table:table-cell table:formula="of:=ABS([.C168]-[.E168])" office:value-type="float" office:value="28.4395790206273" calcext:value-type="float">
            <text:p>28.4395790206273</text:p>
          </table:table-cell>
          <table:table-cell table:formula="of:=SUM([.G168:.I168])" office:value-type="float" office:value="86.3346920632662" calcext:value-type="float">
            <text:p>86.3346920632662</text:p>
          </table:table-cell>
          <table:table-cell table:formula="of:=ABS([.B168]-[.D168])" office:value-type="float" office:value="19.960503021328" calcext:value-type="float">
            <text:p>19.960503021328</text:p>
          </table:table-cell>
          <table:table-cell table:formula="of:=ABS([.B168]-[.F168])" office:value-type="float" office:value="33.939995072403" calcext:value-type="float">
            <text:p>33.939995072403</text:p>
          </table:table-cell>
          <table:table-cell table:formula="of:=ABS([.D168]-[.F168])" office:value-type="float" office:value="13.979492051075" calcext:value-type="float">
            <text:p>13.979492051075</text:p>
          </table:table-cell>
          <table:table-cell table:formula="of:=SUM([.K168:.M168])" office:value-type="float" office:value="67.8799901448059" calcext:value-type="float">
            <text:p>67.8799901448059</text:p>
          </table:table-cell>
          <table:table-cell table:formula="of:=SUM([.J168];[.N168])" office:value-type="float" office:value="154.214682208072" calcext:value-type="float">
            <text:p>154.214682208072</text:p>
          </table:table-cell>
        </table:table-row>
        <table:table-row table:style-name="ro1">
          <table:table-cell office:value-type="float" office:value="29.072262960978" calcext:value-type="float">
            <text:p>29.072262960978</text:p>
          </table:table-cell>
          <table:table-cell office:value-type="float" office:value="-543.617440646582" calcext:value-type="float">
            <text:p>-543.617440646582</text:p>
          </table:table-cell>
          <table:table-cell office:value-type="float" office:value="-3.67356598027437" calcext:value-type="float">
            <text:p>-3.67356598027437</text:p>
          </table:table-cell>
          <table:table-cell office:value-type="float" office:value="-501.375790257073" calcext:value-type="float">
            <text:p>-501.375790257073</text:p>
          </table:table-cell>
          <table:table-cell office:value-type="float" office:value="32.3966284058207" calcext:value-type="float">
            <text:p>32.3966284058207</text:p>
          </table:table-cell>
          <table:table-cell office:value-type="float" office:value="-512.453003675378" calcext:value-type="float">
            <text:p>-512.453003675378</text:p>
          </table:table-cell>
          <table:table-cell table:formula="of:=ABS([.A169]-[.C169])" office:value-type="float" office:value="32.7458289412524" calcext:value-type="float">
            <text:p>32.7458289412524</text:p>
          </table:table-cell>
          <table:table-cell table:formula="of:=ABS([.A169]-[.E169])" office:value-type="float" office:value="3.3243654448427" calcext:value-type="float">
            <text:p>3.3243654448427</text:p>
          </table:table-cell>
          <table:table-cell table:formula="of:=ABS([.C169]-[.E169])" office:value-type="float" office:value="36.0701943860951" calcext:value-type="float">
            <text:p>36.0701943860951</text:p>
          </table:table-cell>
          <table:table-cell table:formula="of:=SUM([.G169:.I169])" office:value-type="float" office:value="72.1403887721901" calcext:value-type="float">
            <text:p>72.1403887721901</text:p>
          </table:table-cell>
          <table:table-cell table:formula="of:=ABS([.B169]-[.D169])" office:value-type="float" office:value="42.2416503895091" calcext:value-type="float">
            <text:p>42.2416503895091</text:p>
          </table:table-cell>
          <table:table-cell table:formula="of:=ABS([.B169]-[.F169])" office:value-type="float" office:value="31.1644369712041" calcext:value-type="float">
            <text:p>31.1644369712041</text:p>
          </table:table-cell>
          <table:table-cell table:formula="of:=ABS([.D169]-[.F169])" office:value-type="float" office:value="11.077213418305" calcext:value-type="float">
            <text:p>11.077213418305</text:p>
          </table:table-cell>
          <table:table-cell table:formula="of:=SUM([.K169:.M169])" office:value-type="float" office:value="84.4833007790181" calcext:value-type="float">
            <text:p>84.4833007790181</text:p>
          </table:table-cell>
          <table:table-cell table:formula="of:=SUM([.J169];[.N169])" office:value-type="float" office:value="156.623689551208" calcext:value-type="float">
            <text:p>156.623689551208</text:p>
          </table:table-cell>
        </table:table-row>
        <table:table-row table:style-name="ro1">
          <table:table-cell office:value-type="float" office:value="29.3799863348074" calcext:value-type="float">
            <text:p>29.3799863348074</text:p>
          </table:table-cell>
          <table:table-cell office:value-type="float" office:value="-543.414164556351" calcext:value-type="float">
            <text:p>-543.414164556351</text:p>
          </table:table-cell>
          <table:table-cell office:value-type="float" office:value="0.922191663216502" calcext:value-type="float">
            <text:p>0.922191663216502</text:p>
          </table:table-cell>
          <table:table-cell office:value-type="float" office:value="-504.933439335943" calcext:value-type="float">
            <text:p>-504.933439335943</text:p>
          </table:table-cell>
          <table:table-cell office:value-type="float" office:value="26.9929921437842" calcext:value-type="float">
            <text:p>26.9929921437842</text:p>
          </table:table-cell>
          <table:table-cell office:value-type="float" office:value="-493.097477527362" calcext:value-type="float">
            <text:p>-493.097477527362</text:p>
          </table:table-cell>
          <table:table-cell table:formula="of:=ABS([.A170]-[.C170])" office:value-type="float" office:value="28.4577946715909" calcext:value-type="float">
            <text:p>28.4577946715909</text:p>
          </table:table-cell>
          <table:table-cell table:formula="of:=ABS([.A170]-[.E170])" office:value-type="float" office:value="2.3869941910232" calcext:value-type="float">
            <text:p>2.3869941910232</text:p>
          </table:table-cell>
          <table:table-cell table:formula="of:=ABS([.C170]-[.E170])" office:value-type="float" office:value="26.0708004805677" calcext:value-type="float">
            <text:p>26.0708004805677</text:p>
          </table:table-cell>
          <table:table-cell table:formula="of:=SUM([.G170:.I170])" office:value-type="float" office:value="56.9155893431818" calcext:value-type="float">
            <text:p>56.9155893431818</text:p>
          </table:table-cell>
          <table:table-cell table:formula="of:=ABS([.B170]-[.D170])" office:value-type="float" office:value="38.480725220408" calcext:value-type="float">
            <text:p>38.480725220408</text:p>
          </table:table-cell>
          <table:table-cell table:formula="of:=ABS([.B170]-[.F170])" office:value-type="float" office:value="50.316687028989" calcext:value-type="float">
            <text:p>50.316687028989</text:p>
          </table:table-cell>
          <table:table-cell table:formula="of:=ABS([.D170]-[.F170])" office:value-type="float" office:value="11.835961808581" calcext:value-type="float">
            <text:p>11.835961808581</text:p>
          </table:table-cell>
          <table:table-cell table:formula="of:=SUM([.K170:.M170])" office:value-type="float" office:value="100.633374057978" calcext:value-type="float">
            <text:p>100.633374057978</text:p>
          </table:table-cell>
          <table:table-cell table:formula="of:=SUM([.J170];[.N170])" office:value-type="float" office:value="157.54896340116" calcext:value-type="float">
            <text:p>157.54896340116</text:p>
          </table:table-cell>
        </table:table-row>
        <table:table-row table:style-name="ro1">
          <table:table-cell office:value-type="float" office:value="18.2390070129362" calcext:value-type="float">
            <text:p>18.2390070129362</text:p>
          </table:table-cell>
          <table:table-cell office:value-type="float" office:value="-545.796988069626" calcext:value-type="float">
            <text:p>-545.796988069626</text:p>
          </table:table-cell>
          <table:table-cell office:value-type="float" office:value="-0.504244820307797" calcext:value-type="float">
            <text:p>-0.504244820307797</text:p>
          </table:table-cell>
          <table:table-cell office:value-type="float" office:value="-522.485083858055" calcext:value-type="float">
            <text:p>-522.485083858055</text:p>
          </table:table-cell>
          <table:table-cell office:value-type="float" office:value="24.4603569714072" calcext:value-type="float">
            <text:p>24.4603569714072</text:p>
          </table:table-cell>
          <table:table-cell office:value-type="float" office:value="-491.64416651215" calcext:value-type="float">
            <text:p>-491.64416651215</text:p>
          </table:table-cell>
          <table:table-cell table:formula="of:=ABS([.A171]-[.C171])" office:value-type="float" office:value="18.743251833244" calcext:value-type="float">
            <text:p>18.743251833244</text:p>
          </table:table-cell>
          <table:table-cell table:formula="of:=ABS([.A171]-[.E171])" office:value-type="float" office:value="6.221349958471" calcext:value-type="float">
            <text:p>6.221349958471</text:p>
          </table:table-cell>
          <table:table-cell table:formula="of:=ABS([.C171]-[.E171])" office:value-type="float" office:value="24.964601791715" calcext:value-type="float">
            <text:p>24.964601791715</text:p>
          </table:table-cell>
          <table:table-cell table:formula="of:=SUM([.G171:.I171])" office:value-type="float" office:value="49.92920358343" calcext:value-type="float">
            <text:p>49.92920358343</text:p>
          </table:table-cell>
          <table:table-cell table:formula="of:=ABS([.B171]-[.D171])" office:value-type="float" office:value="23.311904211571" calcext:value-type="float">
            <text:p>23.311904211571</text:p>
          </table:table-cell>
          <table:table-cell table:formula="of:=ABS([.B171]-[.F171])" office:value-type="float" office:value="54.152821557476" calcext:value-type="float">
            <text:p>54.152821557476</text:p>
          </table:table-cell>
          <table:table-cell table:formula="of:=ABS([.D171]-[.F171])" office:value-type="float" office:value="30.840917345905" calcext:value-type="float">
            <text:p>30.840917345905</text:p>
          </table:table-cell>
          <table:table-cell table:formula="of:=SUM([.K171:.M171])" office:value-type="float" office:value="108.305643114952" calcext:value-type="float">
            <text:p>108.305643114952</text:p>
          </table:table-cell>
          <table:table-cell table:formula="of:=SUM([.J171];[.N171])" office:value-type="float" office:value="158.234846698382" calcext:value-type="float">
            <text:p>158.234846698382</text:p>
          </table:table-cell>
        </table:table-row>
        <table:table-row table:style-name="ro1">
          <table:table-cell office:value-type="float" office:value="22.5134848527182" calcext:value-type="float">
            <text:p>22.5134848527182</text:p>
          </table:table-cell>
          <table:table-cell office:value-type="float" office:value="-541.437029624004" calcext:value-type="float">
            <text:p>-541.437029624004</text:p>
          </table:table-cell>
          <table:table-cell office:value-type="float" office:value="-3.20299262638398" calcext:value-type="float">
            <text:p>-3.20299262638398</text:p>
          </table:table-cell>
          <table:table-cell office:value-type="float" office:value="-522.050744092598" calcext:value-type="float">
            <text:p>-522.050744092598</text:p>
          </table:table-cell>
          <table:table-cell office:value-type="float" office:value="29.9817297898659" calcext:value-type="float">
            <text:p>29.9817297898659</text:p>
          </table:table-cell>
          <table:table-cell office:value-type="float" office:value="-494.959880721664" calcext:value-type="float">
            <text:p>-494.959880721664</text:p>
          </table:table-cell>
          <table:table-cell table:formula="of:=ABS([.A172]-[.C172])" office:value-type="float" office:value="25.7164774791022" calcext:value-type="float">
            <text:p>25.7164774791022</text:p>
          </table:table-cell>
          <table:table-cell table:formula="of:=ABS([.A172]-[.E172])" office:value-type="float" office:value="7.4682449371477" calcext:value-type="float">
            <text:p>7.4682449371477</text:p>
          </table:table-cell>
          <table:table-cell table:formula="of:=ABS([.C172]-[.E172])" office:value-type="float" office:value="33.1847224162499" calcext:value-type="float">
            <text:p>33.1847224162499</text:p>
          </table:table-cell>
          <table:table-cell table:formula="of:=SUM([.G172:.I172])" office:value-type="float" office:value="66.3694448324998" calcext:value-type="float">
            <text:p>66.3694448324998</text:p>
          </table:table-cell>
          <table:table-cell table:formula="of:=ABS([.B172]-[.D172])" office:value-type="float" office:value="19.386285531406" calcext:value-type="float">
            <text:p>19.386285531406</text:p>
          </table:table-cell>
          <table:table-cell table:formula="of:=ABS([.B172]-[.F172])" office:value-type="float" office:value="46.4771489023401" calcext:value-type="float">
            <text:p>46.4771489023401</text:p>
          </table:table-cell>
          <table:table-cell table:formula="of:=ABS([.D172]-[.F172])" office:value-type="float" office:value="27.0908633709341" calcext:value-type="float">
            <text:p>27.0908633709341</text:p>
          </table:table-cell>
          <table:table-cell table:formula="of:=SUM([.K172:.M172])" office:value-type="float" office:value="92.9542978046801" calcext:value-type="float">
            <text:p>92.9542978046801</text:p>
          </table:table-cell>
          <table:table-cell table:formula="of:=SUM([.J172];[.N172])" office:value-type="float" office:value="159.32374263718" calcext:value-type="float">
            <text:p>159.32374263718</text:p>
          </table:table-cell>
        </table:table-row>
        <table:table-row table:style-name="ro1">
          <table:table-cell office:value-type="float" office:value="27.6988272826333" calcext:value-type="float">
            <text:p>27.6988272826333</text:p>
          </table:table-cell>
          <table:table-cell office:value-type="float" office:value="-539.420448512958" calcext:value-type="float">
            <text:p>-539.420448512958</text:p>
          </table:table-cell>
          <table:table-cell office:value-type="float" office:value="-7.06490458495152" calcext:value-type="float">
            <text:p>-7.06490458495152</text:p>
          </table:table-cell>
          <table:table-cell office:value-type="float" office:value="-516.056779129339" calcext:value-type="float">
            <text:p>-516.056779129339</text:p>
          </table:table-cell>
          <table:table-cell office:value-type="float" office:value="35.4379821234897" calcext:value-type="float">
            <text:p>35.4379821234897</text:p>
          </table:table-cell>
          <table:table-cell office:value-type="float" office:value="-501.183207561068" calcext:value-type="float">
            <text:p>-501.183207561068</text:p>
          </table:table-cell>
          <table:table-cell table:formula="of:=ABS([.A173]-[.C173])" office:value-type="float" office:value="34.7637318675848" calcext:value-type="float">
            <text:p>34.7637318675848</text:p>
          </table:table-cell>
          <table:table-cell table:formula="of:=ABS([.A173]-[.E173])" office:value-type="float" office:value="7.7391548408564" calcext:value-type="float">
            <text:p>7.7391548408564</text:p>
          </table:table-cell>
          <table:table-cell table:formula="of:=ABS([.C173]-[.E173])" office:value-type="float" office:value="42.5028867084412" calcext:value-type="float">
            <text:p>42.5028867084412</text:p>
          </table:table-cell>
          <table:table-cell table:formula="of:=SUM([.G173:.I173])" office:value-type="float" office:value="85.0057734168824" calcext:value-type="float">
            <text:p>85.0057734168824</text:p>
          </table:table-cell>
          <table:table-cell table:formula="of:=ABS([.B173]-[.D173])" office:value-type="float" office:value="23.363669383619" calcext:value-type="float">
            <text:p>23.363669383619</text:p>
          </table:table-cell>
          <table:table-cell table:formula="of:=ABS([.B173]-[.F173])" office:value-type="float" office:value="38.23724095189" calcext:value-type="float">
            <text:p>38.23724095189</text:p>
          </table:table-cell>
          <table:table-cell table:formula="of:=ABS([.D173]-[.F173])" office:value-type="float" office:value="14.873571568271" calcext:value-type="float">
            <text:p>14.873571568271</text:p>
          </table:table-cell>
          <table:table-cell table:formula="of:=SUM([.K173:.M173])" office:value-type="float" office:value="76.4744819037801" calcext:value-type="float">
            <text:p>76.4744819037801</text:p>
          </table:table-cell>
          <table:table-cell table:formula="of:=SUM([.J173];[.N173])" office:value-type="float" office:value="161.480255320663" calcext:value-type="float">
            <text:p>161.480255320663</text:p>
          </table:table-cell>
        </table:table-row>
        <table:table-row table:style-name="ro1">
          <table:table-cell office:value-type="float" office:value="13.0293153941697" calcext:value-type="float">
            <text:p>13.0293153941697</text:p>
          </table:table-cell>
          <table:table-cell office:value-type="float" office:value="-527.643313072611" calcext:value-type="float">
            <text:p>-527.643313072611</text:p>
          </table:table-cell>
          <table:table-cell office:value-type="float" office:value="-14.1036786800135" calcext:value-type="float">
            <text:p>-14.1036786800135</text:p>
          </table:table-cell>
          <table:table-cell office:value-type="float" office:value="-515.013550892683" calcext:value-type="float">
            <text:p>-515.013550892683</text:p>
          </table:table-cell>
          <table:table-cell office:value-type="float" office:value="34.5810145262522" calcext:value-type="float">
            <text:p>34.5810145262522</text:p>
          </table:table-cell>
          <table:table-cell office:value-type="float" office:value="-495.523430217348" calcext:value-type="float">
            <text:p>-495.523430217348</text:p>
          </table:table-cell>
          <table:table-cell table:formula="of:=ABS([.A174]-[.C174])" office:value-type="float" office:value="27.1329940741832" calcext:value-type="float">
            <text:p>27.1329940741832</text:p>
          </table:table-cell>
          <table:table-cell table:formula="of:=ABS([.A174]-[.E174])" office:value-type="float" office:value="21.5516991320825" calcext:value-type="float">
            <text:p>21.5516991320825</text:p>
          </table:table-cell>
          <table:table-cell table:formula="of:=ABS([.C174]-[.E174])" office:value-type="float" office:value="48.6846932062657" calcext:value-type="float">
            <text:p>48.6846932062657</text:p>
          </table:table-cell>
          <table:table-cell table:formula="of:=SUM([.G174:.I174])" office:value-type="float" office:value="97.3693864125314" calcext:value-type="float">
            <text:p>97.3693864125314</text:p>
          </table:table-cell>
          <table:table-cell table:formula="of:=ABS([.B174]-[.D174])" office:value-type="float" office:value="12.629762179928" calcext:value-type="float">
            <text:p>12.629762179928</text:p>
          </table:table-cell>
          <table:table-cell table:formula="of:=ABS([.B174]-[.F174])" office:value-type="float" office:value="32.119882855263" calcext:value-type="float">
            <text:p>32.119882855263</text:p>
          </table:table-cell>
          <table:table-cell table:formula="of:=ABS([.D174]-[.F174])" office:value-type="float" office:value="19.4901206753351" calcext:value-type="float">
            <text:p>19.4901206753351</text:p>
          </table:table-cell>
          <table:table-cell table:formula="of:=SUM([.K174:.M174])" office:value-type="float" office:value="64.2397657105261" calcext:value-type="float">
            <text:p>64.2397657105261</text:p>
          </table:table-cell>
          <table:table-cell table:formula="of:=SUM([.J174];[.N174])" office:value-type="float" office:value="161.609152123057" calcext:value-type="float">
            <text:p>161.609152123057</text:p>
          </table:table-cell>
        </table:table-row>
        <table:table-row table:style-name="ro1">
          <table:table-cell office:value-type="float" office:value="33.5624979362511" calcext:value-type="float">
            <text:p>33.5624979362511</text:p>
          </table:table-cell>
          <table:table-cell office:value-type="float" office:value="-534.322188666018" calcext:value-type="float">
            <text:p>-534.322188666018</text:p>
          </table:table-cell>
          <table:table-cell office:value-type="float" office:value="-6.45812837661068" calcext:value-type="float">
            <text:p>-6.45812837661068</text:p>
          </table:table-cell>
          <table:table-cell office:value-type="float" office:value="-512.821201876551" calcext:value-type="float">
            <text:p>-512.821201876551</text:p>
          </table:table-cell>
          <table:table-cell office:value-type="float" office:value="20.7335170599008" calcext:value-type="float">
            <text:p>20.7335170599008</text:p>
          </table:table-cell>
          <table:table-cell office:value-type="float" office:value="-491.838679607113" calcext:value-type="float">
            <text:p>-491.838679607113</text:p>
          </table:table-cell>
          <table:table-cell table:formula="of:=ABS([.A175]-[.C175])" office:value-type="float" office:value="40.0206263128618" calcext:value-type="float">
            <text:p>40.0206263128618</text:p>
          </table:table-cell>
          <table:table-cell table:formula="of:=ABS([.A175]-[.E175])" office:value-type="float" office:value="12.8289808763503" calcext:value-type="float">
            <text:p>12.8289808763503</text:p>
          </table:table-cell>
          <table:table-cell table:formula="of:=ABS([.C175]-[.E175])" office:value-type="float" office:value="27.1916454365115" calcext:value-type="float">
            <text:p>27.1916454365115</text:p>
          </table:table-cell>
          <table:table-cell table:formula="of:=SUM([.G175:.I175])" office:value-type="float" office:value="80.0412526257236" calcext:value-type="float">
            <text:p>80.0412526257236</text:p>
          </table:table-cell>
          <table:table-cell table:formula="of:=ABS([.B175]-[.D175])" office:value-type="float" office:value="21.500986789467" calcext:value-type="float">
            <text:p>21.500986789467</text:p>
          </table:table-cell>
          <table:table-cell table:formula="of:=ABS([.B175]-[.F175])" office:value-type="float" office:value="42.4835090589049" calcext:value-type="float">
            <text:p>42.4835090589049</text:p>
          </table:table-cell>
          <table:table-cell table:formula="of:=ABS([.D175]-[.F175])" office:value-type="float" office:value="20.9825222694379" calcext:value-type="float">
            <text:p>20.9825222694379</text:p>
          </table:table-cell>
          <table:table-cell table:formula="of:=SUM([.K175:.M175])" office:value-type="float" office:value="84.9670181178099" calcext:value-type="float">
            <text:p>84.9670181178099</text:p>
          </table:table-cell>
          <table:table-cell table:formula="of:=SUM([.J175];[.N175])" office:value-type="float" office:value="165.008270743533" calcext:value-type="float">
            <text:p>165.008270743533</text:p>
          </table:table-cell>
        </table:table-row>
        <table:table-row table:style-name="ro1">
          <table:table-cell office:value-type="float" office:value="20.2754552312542" calcext:value-type="float">
            <text:p>20.2754552312542</text:p>
          </table:table-cell>
          <table:table-cell office:value-type="float" office:value="-543.275048831474" calcext:value-type="float">
            <text:p>-543.275048831474</text:p>
          </table:table-cell>
          <table:table-cell office:value-type="float" office:value="-4.40836497748291" calcext:value-type="float">
            <text:p>-4.40836497748291</text:p>
          </table:table-cell>
          <table:table-cell office:value-type="float" office:value="-503.905374891098" calcext:value-type="float">
            <text:p>-503.905374891098</text:p>
          </table:table-cell>
          <table:table-cell office:value-type="float" office:value="27.8118800815848" calcext:value-type="float">
            <text:p>27.8118800815848</text:p>
          </table:table-cell>
          <table:table-cell office:value-type="float" office:value="-492.919118823676" calcext:value-type="float">
            <text:p>-492.919118823676</text:p>
          </table:table-cell>
          <table:table-cell table:formula="of:=ABS([.A176]-[.C176])" office:value-type="float" office:value="24.6838202087371" calcext:value-type="float">
            <text:p>24.6838202087371</text:p>
          </table:table-cell>
          <table:table-cell table:formula="of:=ABS([.A176]-[.E176])" office:value-type="float" office:value="7.5364248503306" calcext:value-type="float">
            <text:p>7.5364248503306</text:p>
          </table:table-cell>
          <table:table-cell table:formula="of:=ABS([.C176]-[.E176])" office:value-type="float" office:value="32.2202450590677" calcext:value-type="float">
            <text:p>32.2202450590677</text:p>
          </table:table-cell>
          <table:table-cell table:formula="of:=SUM([.G176:.I176])" office:value-type="float" office:value="64.4404901181354" calcext:value-type="float">
            <text:p>64.4404901181354</text:p>
          </table:table-cell>
          <table:table-cell table:formula="of:=ABS([.B176]-[.D176])" office:value-type="float" office:value="39.369673940376" calcext:value-type="float">
            <text:p>39.369673940376</text:p>
          </table:table-cell>
          <table:table-cell table:formula="of:=ABS([.B176]-[.F176])" office:value-type="float" office:value="50.355930007798" calcext:value-type="float">
            <text:p>50.355930007798</text:p>
          </table:table-cell>
          <table:table-cell table:formula="of:=ABS([.D176]-[.F176])" office:value-type="float" office:value="10.986256067422" calcext:value-type="float">
            <text:p>10.986256067422</text:p>
          </table:table-cell>
          <table:table-cell table:formula="of:=SUM([.K176:.M176])" office:value-type="float" office:value="100.711860015596" calcext:value-type="float">
            <text:p>100.711860015596</text:p>
          </table:table-cell>
          <table:table-cell table:formula="of:=SUM([.J176];[.N176])" office:value-type="float" office:value="165.152350133731" calcext:value-type="float">
            <text:p>165.152350133731</text:p>
          </table:table-cell>
        </table:table-row>
        <table:table-row table:style-name="ro1">
          <table:table-cell office:value-type="float" office:value="31.460105511543" calcext:value-type="float">
            <text:p>31.460105511543</text:p>
          </table:table-cell>
          <table:table-cell office:value-type="float" office:value="-534.485561377797" calcext:value-type="float">
            <text:p>-534.485561377797</text:p>
          </table:table-cell>
          <table:table-cell office:value-type="float" office:value="-10.7788773714062" calcext:value-type="float">
            <text:p>-10.7788773714062</text:p>
          </table:table-cell>
          <table:table-cell office:value-type="float" office:value="-520.306120634695" calcext:value-type="float">
            <text:p>-520.306120634695</text:p>
          </table:table-cell>
          <table:table-cell office:value-type="float" office:value="21.4875070167462" calcext:value-type="float">
            <text:p>21.4875070167462</text:p>
          </table:table-cell>
          <table:table-cell office:value-type="float" office:value="-492.845662063343" calcext:value-type="float">
            <text:p>-492.845662063343</text:p>
          </table:table-cell>
          <table:table-cell table:formula="of:=ABS([.A177]-[.C177])" office:value-type="float" office:value="42.2389828829492" calcext:value-type="float">
            <text:p>42.2389828829492</text:p>
          </table:table-cell>
          <table:table-cell table:formula="of:=ABS([.A177]-[.E177])" office:value-type="float" office:value="9.9725984947968" calcext:value-type="float">
            <text:p>9.9725984947968</text:p>
          </table:table-cell>
          <table:table-cell table:formula="of:=ABS([.C177]-[.E177])" office:value-type="float" office:value="32.2663843881524" calcext:value-type="float">
            <text:p>32.2663843881524</text:p>
          </table:table-cell>
          <table:table-cell table:formula="of:=SUM([.G177:.I177])" office:value-type="float" office:value="84.4779657658984" calcext:value-type="float">
            <text:p>84.4779657658984</text:p>
          </table:table-cell>
          <table:table-cell table:formula="of:=ABS([.B177]-[.D177])" office:value-type="float" office:value="14.179440743102" calcext:value-type="float">
            <text:p>14.179440743102</text:p>
          </table:table-cell>
          <table:table-cell table:formula="of:=ABS([.B177]-[.F177])" office:value-type="float" office:value="41.639899314454" calcext:value-type="float">
            <text:p>41.639899314454</text:p>
          </table:table-cell>
          <table:table-cell table:formula="of:=ABS([.D177]-[.F177])" office:value-type="float" office:value="27.460458571352" calcext:value-type="float">
            <text:p>27.460458571352</text:p>
          </table:table-cell>
          <table:table-cell table:formula="of:=SUM([.K177:.M177])" office:value-type="float" office:value="83.279798628908" calcext:value-type="float">
            <text:p>83.279798628908</text:p>
          </table:table-cell>
          <table:table-cell table:formula="of:=SUM([.J177];[.N177])" office:value-type="float" office:value="167.757764394806" calcext:value-type="float">
            <text:p>167.757764394806</text:p>
          </table:table-cell>
        </table:table-row>
        <table:table-row table:style-name="ro1">
          <table:table-cell office:value-type="float" office:value="13.3110873480128" calcext:value-type="float">
            <text:p>13.3110873480128</text:p>
          </table:table-cell>
          <table:table-cell office:value-type="float" office:value="-540.300227837877" calcext:value-type="float">
            <text:p>-540.300227837877</text:p>
          </table:table-cell>
          <table:table-cell office:value-type="float" office:value="-9.14781344218074" calcext:value-type="float">
            <text:p>-9.14781344218074</text:p>
          </table:table-cell>
          <table:table-cell office:value-type="float" office:value="-511.885136182027" calcext:value-type="float">
            <text:p>-511.885136182027</text:p>
          </table:table-cell>
          <table:table-cell office:value-type="float" office:value="28.8709731496745" calcext:value-type="float">
            <text:p>28.8709731496745</text:p>
          </table:table-cell>
          <table:table-cell office:value-type="float" office:value="-494.31916606765" calcext:value-type="float">
            <text:p>-494.31916606765</text:p>
          </table:table-cell>
          <table:table-cell table:formula="of:=ABS([.A178]-[.C178])" office:value-type="float" office:value="22.4589007901935" calcext:value-type="float">
            <text:p>22.4589007901935</text:p>
          </table:table-cell>
          <table:table-cell table:formula="of:=ABS([.A178]-[.E178])" office:value-type="float" office:value="15.5598858016617" calcext:value-type="float">
            <text:p>15.5598858016617</text:p>
          </table:table-cell>
          <table:table-cell table:formula="of:=ABS([.C178]-[.E178])" office:value-type="float" office:value="38.0187865918552" calcext:value-type="float">
            <text:p>38.0187865918552</text:p>
          </table:table-cell>
          <table:table-cell table:formula="of:=SUM([.G178:.I178])" office:value-type="float" office:value="76.0375731837105" calcext:value-type="float">
            <text:p>76.0375731837105</text:p>
          </table:table-cell>
          <table:table-cell table:formula="of:=ABS([.B178]-[.D178])" office:value-type="float" office:value="28.41509165585" calcext:value-type="float">
            <text:p>28.41509165585</text:p>
          </table:table-cell>
          <table:table-cell table:formula="of:=ABS([.B178]-[.F178])" office:value-type="float" office:value="45.981061770227" calcext:value-type="float">
            <text:p>45.981061770227</text:p>
          </table:table-cell>
          <table:table-cell table:formula="of:=ABS([.D178]-[.F178])" office:value-type="float" office:value="17.565970114377" calcext:value-type="float">
            <text:p>17.565970114377</text:p>
          </table:table-cell>
          <table:table-cell table:formula="of:=SUM([.K178:.M178])" office:value-type="float" office:value="91.9621235404539" calcext:value-type="float">
            <text:p>91.9621235404539</text:p>
          </table:table-cell>
          <table:table-cell table:formula="of:=SUM([.J178];[.N178])" office:value-type="float" office:value="167.999696724164" calcext:value-type="float">
            <text:p>167.999696724164</text:p>
          </table:table-cell>
        </table:table-row>
        <table:table-row table:style-name="ro1">
          <table:table-cell office:value-type="float" office:value="22.2024871666569" calcext:value-type="float">
            <text:p>22.2024871666569</text:p>
          </table:table-cell>
          <table:table-cell office:value-type="float" office:value="-544.398795024651" calcext:value-type="float">
            <text:p>-544.398795024651</text:p>
          </table:table-cell>
          <table:table-cell office:value-type="float" office:value="-10.5189336577758" calcext:value-type="float">
            <text:p>-10.5189336577758</text:p>
          </table:table-cell>
          <table:table-cell office:value-type="float" office:value="-504.917386544611" calcext:value-type="float">
            <text:p>-504.917386544611</text:p>
          </table:table-cell>
          <table:table-cell office:value-type="float" office:value="30.055072250261" calcext:value-type="float">
            <text:p>30.055072250261</text:p>
          </table:table-cell>
          <table:table-cell office:value-type="float" office:value="-500.949553087241" calcext:value-type="float">
            <text:p>-500.949553087241</text:p>
          </table:table-cell>
          <table:table-cell table:formula="of:=ABS([.A179]-[.C179])" office:value-type="float" office:value="32.7214208244327" calcext:value-type="float">
            <text:p>32.7214208244327</text:p>
          </table:table-cell>
          <table:table-cell table:formula="of:=ABS([.A179]-[.E179])" office:value-type="float" office:value="7.8525850836041" calcext:value-type="float">
            <text:p>7.8525850836041</text:p>
          </table:table-cell>
          <table:table-cell table:formula="of:=ABS([.C179]-[.E179])" office:value-type="float" office:value="40.5740059080368" calcext:value-type="float">
            <text:p>40.5740059080368</text:p>
          </table:table-cell>
          <table:table-cell table:formula="of:=SUM([.G179:.I179])" office:value-type="float" office:value="81.1480118160736" calcext:value-type="float">
            <text:p>81.1480118160736</text:p>
          </table:table-cell>
          <table:table-cell table:formula="of:=ABS([.B179]-[.D179])" office:value-type="float" office:value="39.48140848004" calcext:value-type="float">
            <text:p>39.48140848004</text:p>
          </table:table-cell>
          <table:table-cell table:formula="of:=ABS([.B179]-[.F179])" office:value-type="float" office:value="43.44924193741" calcext:value-type="float">
            <text:p>43.44924193741</text:p>
          </table:table-cell>
          <table:table-cell table:formula="of:=ABS([.D179]-[.F179])" office:value-type="float" office:value="3.96783345737003" calcext:value-type="float">
            <text:p>3.96783345737003</text:p>
          </table:table-cell>
          <table:table-cell table:formula="of:=SUM([.K179:.M179])" office:value-type="float" office:value="86.89848387482" calcext:value-type="float">
            <text:p>86.89848387482</text:p>
          </table:table-cell>
          <table:table-cell table:formula="of:=SUM([.J179];[.N179])" office:value-type="float" office:value="168.046495690894" calcext:value-type="float">
            <text:p>168.046495690894</text:p>
          </table:table-cell>
        </table:table-row>
        <table:table-row table:style-name="ro1">
          <table:table-cell office:value-type="float" office:value="29.6654186806739" calcext:value-type="float">
            <text:p>29.6654186806739</text:p>
          </table:table-cell>
          <table:table-cell office:value-type="float" office:value="-542.216326603184" calcext:value-type="float">
            <text:p>-542.216326603184</text:p>
          </table:table-cell>
          <table:table-cell office:value-type="float" office:value="-9.05082867455251" calcext:value-type="float">
            <text:p>-9.05082867455251</text:p>
          </table:table-cell>
          <table:table-cell office:value-type="float" office:value="-507.9077777298" calcext:value-type="float">
            <text:p>-507.9077777298</text:p>
          </table:table-cell>
          <table:table-cell office:value-type="float" office:value="35.0561720696671" calcext:value-type="float">
            <text:p>35.0561720696671</text:p>
          </table:table-cell>
          <table:table-cell office:value-type="float" office:value="-496.314461990191" calcext:value-type="float">
            <text:p>-496.314461990191</text:p>
          </table:table-cell>
          <table:table-cell table:formula="of:=ABS([.A180]-[.C180])" office:value-type="float" office:value="38.7162473552264" calcext:value-type="float">
            <text:p>38.7162473552264</text:p>
          </table:table-cell>
          <table:table-cell table:formula="of:=ABS([.A180]-[.E180])" office:value-type="float" office:value="5.3907533889932" calcext:value-type="float">
            <text:p>5.3907533889932</text:p>
          </table:table-cell>
          <table:table-cell table:formula="of:=ABS([.C180]-[.E180])" office:value-type="float" office:value="44.1070007442196" calcext:value-type="float">
            <text:p>44.1070007442196</text:p>
          </table:table-cell>
          <table:table-cell table:formula="of:=SUM([.G180:.I180])" office:value-type="float" office:value="88.2140014884392" calcext:value-type="float">
            <text:p>88.2140014884392</text:p>
          </table:table-cell>
          <table:table-cell table:formula="of:=ABS([.B180]-[.D180])" office:value-type="float" office:value="34.308548873384" calcext:value-type="float">
            <text:p>34.308548873384</text:p>
          </table:table-cell>
          <table:table-cell table:formula="of:=ABS([.B180]-[.F180])" office:value-type="float" office:value="45.9018646129931" calcext:value-type="float">
            <text:p>45.9018646129931</text:p>
          </table:table-cell>
          <table:table-cell table:formula="of:=ABS([.D180]-[.F180])" office:value-type="float" office:value="11.593315739609" calcext:value-type="float">
            <text:p>11.593315739609</text:p>
          </table:table-cell>
          <table:table-cell table:formula="of:=SUM([.K180:.M180])" office:value-type="float" office:value="91.8037292259861" calcext:value-type="float">
            <text:p>91.8037292259861</text:p>
          </table:table-cell>
          <table:table-cell table:formula="of:=SUM([.J180];[.N180])" office:value-type="float" office:value="180.017730714425" calcext:value-type="float">
            <text:p>180.017730714425</text:p>
          </table:table-cell>
        </table:table-row>
        <table:table-row table:style-name="ro1" table:number-rows-repeated="104839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180" table:display-filter-buttons="tru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8:52:28.195000000</meta:creation-date>
    <dc:date>2023-05-15T19:27:14.123000000</dc:date>
    <meta:editing-duration>PT34M43S</meta:editing-duration>
    <meta:editing-cycles>5</meta:editing-cycles>
    <meta:generator>LibreOffice/7.4.3.2$Windows_X86_64 LibreOffice_project/1048a8393ae2eeec98dff31b5c133c5f1d08b890</meta:generator>
    <meta:document-statistic meta:table-count="1" meta:cell-count="2700" meta:object-count="0"/>
  </office:meta>
</office:document-meta>
</file>